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10.1894in" svg:y="0.3453in">
            <draw:object draw:notify-on-update-of-ranges="Sheet1.A1:Sheet1.A230 Sheet1.B1:Sheet1.B230 Sheet1.C1:Sheet1.C2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0.2004in" svg:y="3.8276in">
            <draw:object draw:notify-on-update-of-ranges="Sheet1.D1:Sheet1.D79 Sheet1.E1:Sheet1.E79 Sheet1.F1:Sheet1.F7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0.1898in" svg:y="7.4878in">
            <draw:object draw:notify-on-update-of-ranges="Sheet1.G1:Sheet1.G79 Sheet1.H1:Sheet1.H79 Sheet1.I1:Sheet1.I7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9" office:value-type="float" office:value="0" calcext:value-type="float">
            <text:p>0</text:p>
          </table:table-cell>
          <table:table-cell/>
          <table:table-cell office:value-type="string" calcext:value-type="string">
            <text:p>sacc</text:p>
          </table:table-cell>
          <table:table-cell table:formula="of:=2*9.81*10/((2^(15)))" office:value-type="float" office:value="0.005987548828125" calcext:value-type="float">
            <text:p>0.0059875488</text:p>
          </table:table-cell>
          <table:table-cell table:number-columns-repeated="7"/>
          <table:table-cell table:formula="of:=[.D1]*[.L$1]" office:value-type="float" office:value="0" calcext:value-type="float">
            <text:p>0</text:p>
          </table:table-cell>
          <table:table-cell table:formula="of:=[.E1]*[.$L$1]" office:value-type="float" office:value="0" calcext:value-type="float">
            <text:p>0</text:p>
          </table:table-cell>
          <table:table-cell table:formula="of:=[.F1]*[.$L$1]" office:value-type="float" office:value="0" calcext:value-type="float">
            <text:p>0</text:p>
          </table:table-cell>
          <table:table-cell/>
          <table:table-cell office:value-type="string" calcext:value-type="string">
            <text:p>sgyro</text:p>
          </table:table-cell>
          <table:table-cell table:formula="of:=500/POWER(2;15)" office:value-type="float" office:value="0.0152587890625" calcext:value-type="float">
            <text:p>0.0152587891</text:p>
          </table:table-cell>
          <table:table-cell table:formula="of:=[.G1]*[.$Y$1]" office:value-type="float" office:value="0" calcext:value-type="float">
            <text:p>0</text:p>
          </table:table-cell>
          <table:table-cell table:formula="of:=[.H1]*[.$Y$1]" office:value-type="float" office:value="0" calcext:value-type="float">
            <text:p>0</text:p>
          </table:table-cell>
          <table:table-cell table:formula="of:=[.I1]*[.$Y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41708" calcext:value-type="float">
            <text:p>-0.241708</text:p>
          </table:table-cell>
          <table:table-cell office:value-type="float" office:value="-0.160217" calcext:value-type="float">
            <text:p>-0.160217</text:p>
          </table:table-cell>
          <table:table-cell office:value-type="float" office:value="-0.074806" calcext:value-type="float">
            <text:p>-0.074806</text:p>
          </table:table-cell>
          <table:table-cell office:value-type="float" office:value="-156" calcext:value-type="float">
            <text:p>-156</text:p>
          </table:table-cell>
          <table:table-cell office:value-type="float" office:value="-71" calcext:value-type="float">
            <text:p>-71</text:p>
          </table:table-cell>
          <table:table-cell office:value-type="float" office:value="1458" calcext:value-type="float">
            <text:p>1458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 table:number-columns-repeated="10"/>
          <table:table-cell table:formula="of:=[.D2]*[.L$1]" office:value-type="float" office:value="-0.9340576171875" calcext:value-type="float">
            <text:p>-0.9340576172</text:p>
          </table:table-cell>
          <table:table-cell table:formula="of:=[.E2]*[.$L$1]" office:value-type="float" office:value="-0.425115966796875" calcext:value-type="float">
            <text:p>-0.4251159668</text:p>
          </table:table-cell>
          <table:table-cell table:formula="of:=[.F2]*[.$L$1]" office:value-type="float" office:value="8.72984619140625" calcext:value-type="float">
            <text:p>8.7298461914</text:p>
          </table:table-cell>
          <table:table-cell table:number-columns-repeated="3"/>
          <table:table-cell table:formula="of:=[.G2]*[.$Y$1]" office:value-type="float" office:value="-0.48828125" calcext:value-type="float">
            <text:p>-0.48828125</text:p>
          </table:table-cell>
          <table:table-cell table:formula="of:=[.H2]*[.$Y$1]" office:value-type="float" office:value="-0.3204345703125" calcext:value-type="float">
            <text:p>-0.3204345703</text:p>
          </table:table-cell>
          <table:table-cell table:formula="of:=[.I2]*[.$Y$1]" office:value-type="float" office:value="-0.2288818359375" calcext:value-type="float">
            <text:p>-0.2288818359</text:p>
          </table:table-cell>
        </table:table-row>
        <table:table-row table:style-name="ro1">
          <table:table-cell office:value-type="float" office:value="-0.478574" calcext:value-type="float">
            <text:p>-0.478574</text:p>
          </table:table-cell>
          <table:table-cell office:value-type="float" office:value="-0.320435" calcext:value-type="float">
            <text:p>-0.320435</text:p>
          </table:table-cell>
          <table:table-cell office:value-type="float" office:value="-0.102561" calcext:value-type="float">
            <text:p>-0.102561</text:p>
          </table:table-cell>
          <table:table-cell office:value-type="float" office:value="-156" calcext:value-type="float">
            <text:p>-156</text:p>
          </table:table-cell>
          <table:table-cell office:value-type="float" office:value="-71" calcext:value-type="float">
            <text:p>-71</text:p>
          </table:table-cell>
          <table:table-cell office:value-type="float" office:value="1458" calcext:value-type="float">
            <text:p>1458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 table:number-columns-repeated="10"/>
          <table:table-cell table:formula="of:=[.D3]*[.L$1]" office:value-type="float" office:value="-0.9340576171875" calcext:value-type="float">
            <text:p>-0.9340576172</text:p>
          </table:table-cell>
          <table:table-cell table:formula="of:=[.E3]*[.L$1]" office:value-type="float" office:value="-0.425115966796875" calcext:value-type="float">
            <text:p>-0.4251159668</text:p>
          </table:table-cell>
          <table:table-cell table:formula="of:=[.F3]*[.$L$1]" office:value-type="float" office:value="8.72984619140625" calcext:value-type="float">
            <text:p>8.7298461914</text:p>
          </table:table-cell>
          <table:table-cell table:number-columns-repeated="3"/>
          <table:table-cell table:formula="of:=[.G3]*[.$Y$1]" office:value-type="float" office:value="-0.48828125" calcext:value-type="float">
            <text:p>-0.48828125</text:p>
          </table:table-cell>
          <table:table-cell table:formula="of:=[.H3]*[.$Y$1]" office:value-type="float" office:value="-0.3204345703125" calcext:value-type="float">
            <text:p>-0.3204345703</text:p>
          </table:table-cell>
          <table:table-cell table:formula="of:=[.I3]*[.$Y$1]" office:value-type="float" office:value="-0.2288818359375" calcext:value-type="float">
            <text:p>-0.2288818359</text:p>
          </table:table-cell>
        </table:table-row>
        <table:table-row table:style-name="ro1">
          <table:table-cell office:value-type="float" office:value="-0.71308" calcext:value-type="float">
            <text:p>-0.71308</text:p>
          </table:table-cell>
          <table:table-cell office:value-type="float" office:value="-0.480652" calcext:value-type="float">
            <text:p>-0.480652</text:p>
          </table:table-cell>
          <table:table-cell office:value-type="float" office:value="-0.112855" calcext:value-type="float">
            <text:p>-0.112855</text:p>
          </table:table-cell>
          <table:table-cell office:value-type="float" office:value="-156" calcext:value-type="float">
            <text:p>-156</text:p>
          </table:table-cell>
          <table:table-cell office:value-type="float" office:value="-71" calcext:value-type="float">
            <text:p>-71</text:p>
          </table:table-cell>
          <table:table-cell office:value-type="float" office:value="1458" calcext:value-type="float">
            <text:p>1458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 table:number-columns-repeated="10"/>
          <table:table-cell table:formula="of:=[.D4]*[.L$1]" office:value-type="float" office:value="-0.9340576171875" calcext:value-type="float">
            <text:p>-0.9340576172</text:p>
          </table:table-cell>
          <table:table-cell table:formula="of:=[.E4]*[.L$1]" office:value-type="float" office:value="-0.425115966796875" calcext:value-type="float">
            <text:p>-0.4251159668</text:p>
          </table:table-cell>
          <table:table-cell table:formula="of:=[.F4]*[.$L$1]" office:value-type="float" office:value="8.72984619140625" calcext:value-type="float">
            <text:p>8.7298461914</text:p>
          </table:table-cell>
          <table:table-cell table:number-columns-repeated="3"/>
          <table:table-cell table:formula="of:=[.G4]*[.$Y$1]" office:value-type="float" office:value="-0.48828125" calcext:value-type="float">
            <text:p>-0.48828125</text:p>
          </table:table-cell>
          <table:table-cell table:formula="of:=[.H4]*[.$Y$1]" office:value-type="float" office:value="-0.3204345703125" calcext:value-type="float">
            <text:p>-0.3204345703</text:p>
          </table:table-cell>
          <table:table-cell table:formula="of:=[.I4]*[.$Y$1]" office:value-type="float" office:value="-0.2288818359375" calcext:value-type="float">
            <text:p>-0.2288818359</text:p>
          </table:table-cell>
        </table:table-row>
        <table:table-row table:style-name="ro1">
          <table:table-cell office:value-type="float" office:value="-0.945295" calcext:value-type="float">
            <text:p>-0.945295</text:p>
          </table:table-cell>
          <table:table-cell office:value-type="float" office:value="-0.640869" calcext:value-type="float">
            <text:p>-0.640869</text:p>
          </table:table-cell>
          <table:table-cell office:value-type="float" office:value="-0.116732" calcext:value-type="float">
            <text:p>-0.116732</text:p>
          </table:table-cell>
          <table:table-cell office:value-type="float" office:value="-156" calcext:value-type="float">
            <text:p>-156</text:p>
          </table:table-cell>
          <table:table-cell office:value-type="float" office:value="-71" calcext:value-type="float">
            <text:p>-71</text:p>
          </table:table-cell>
          <table:table-cell office:value-type="float" office:value="1458" calcext:value-type="float">
            <text:p>1458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 table:number-columns-repeated="10"/>
          <table:table-cell table:formula="of:=[.D5]*[.L$1]" office:value-type="float" office:value="-0.9340576171875" calcext:value-type="float">
            <text:p>-0.9340576172</text:p>
          </table:table-cell>
          <table:table-cell table:formula="of:=[.E5]*[.L$1]" office:value-type="float" office:value="-0.425115966796875" calcext:value-type="float">
            <text:p>-0.4251159668</text:p>
          </table:table-cell>
          <table:table-cell table:formula="of:=[.F5]*[.$L$1]" office:value-type="float" office:value="8.72984619140625" calcext:value-type="float">
            <text:p>8.7298461914</text:p>
          </table:table-cell>
          <table:table-cell table:number-columns-repeated="3"/>
          <table:table-cell table:formula="of:=[.G5]*[.$Y$1]" office:value-type="float" office:value="-0.48828125" calcext:value-type="float">
            <text:p>-0.48828125</text:p>
          </table:table-cell>
          <table:table-cell table:formula="of:=[.H5]*[.$Y$1]" office:value-type="float" office:value="-0.3204345703125" calcext:value-type="float">
            <text:p>-0.3204345703</text:p>
          </table:table-cell>
          <table:table-cell table:formula="of:=[.I5]*[.$Y$1]" office:value-type="float" office:value="-0.2288818359375" calcext:value-type="float">
            <text:p>-0.2288818359</text:p>
          </table:table-cell>
        </table:table-row>
        <table:table-row table:style-name="ro1">
          <table:table-cell office:value-type="float" office:value="-1.17531" calcext:value-type="float">
            <text:p>-1.17531</text:p>
          </table:table-cell>
          <table:table-cell office:value-type="float" office:value="-0.801086" calcext:value-type="float">
            <text:p>-0.801086</text:p>
          </table:table-cell>
          <table:table-cell office:value-type="float" office:value="-0.118204" calcext:value-type="float">
            <text:p>-0.118204</text:p>
          </table:table-cell>
          <table:table-cell office:value-type="float" office:value="-156" calcext:value-type="float">
            <text:p>-156</text:p>
          </table:table-cell>
          <table:table-cell office:value-type="float" office:value="-71" calcext:value-type="float">
            <text:p>-71</text:p>
          </table:table-cell>
          <table:table-cell office:value-type="float" office:value="1458" calcext:value-type="float">
            <text:p>1458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 table:number-columns-repeated="10"/>
          <table:table-cell table:formula="of:=[.D6]*[.L$1]" office:value-type="float" office:value="-0.9340576171875" calcext:value-type="float">
            <text:p>-0.9340576172</text:p>
          </table:table-cell>
          <table:table-cell table:formula="of:=[.E6]*[.L$1]" office:value-type="float" office:value="-0.425115966796875" calcext:value-type="float">
            <text:p>-0.4251159668</text:p>
          </table:table-cell>
          <table:table-cell table:formula="of:=[.F6]*[.$L$1]" office:value-type="float" office:value="8.72984619140625" calcext:value-type="float">
            <text:p>8.7298461914</text:p>
          </table:table-cell>
          <table:table-cell table:number-columns-repeated="3"/>
          <table:table-cell table:formula="of:=[.G6]*[.$Y$1]" office:value-type="float" office:value="-0.48828125" calcext:value-type="float">
            <text:p>-0.48828125</text:p>
          </table:table-cell>
          <table:table-cell table:formula="of:=[.H6]*[.$Y$1]" office:value-type="float" office:value="-0.3204345703125" calcext:value-type="float">
            <text:p>-0.3204345703</text:p>
          </table:table-cell>
          <table:table-cell table:formula="of:=[.I6]*[.$Y$1]" office:value-type="float" office:value="-0.2288818359375" calcext:value-type="float">
            <text:p>-0.2288818359</text:p>
          </table:table-cell>
        </table:table-row>
        <table:table-row table:style-name="ro1">
          <table:table-cell office:value-type="float" office:value="-1.40323" calcext:value-type="float">
            <text:p>-1.40323</text:p>
          </table:table-cell>
          <table:table-cell office:value-type="float" office:value="-0.961304" calcext:value-type="float">
            <text:p>-0.961304</text:p>
          </table:table-cell>
          <table:table-cell office:value-type="float" office:value="-0.118765" calcext:value-type="float">
            <text:p>-0.118765</text:p>
          </table:table-cell>
          <table:table-cell office:value-type="float" office:value="-156" calcext:value-type="float">
            <text:p>-156</text:p>
          </table:table-cell>
          <table:table-cell office:value-type="float" office:value="-71" calcext:value-type="float">
            <text:p>-71</text:p>
          </table:table-cell>
          <table:table-cell office:value-type="float" office:value="1458" calcext:value-type="float">
            <text:p>1458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 table:number-columns-repeated="10"/>
          <table:table-cell table:formula="of:=[.D7]*[.L$1]" office:value-type="float" office:value="-0.9340576171875" calcext:value-type="float">
            <text:p>-0.9340576172</text:p>
          </table:table-cell>
          <table:table-cell table:formula="of:=[.E7]*[.L$1]" office:value-type="float" office:value="-0.425115966796875" calcext:value-type="float">
            <text:p>-0.4251159668</text:p>
          </table:table-cell>
          <table:table-cell table:formula="of:=[.F7]*[.$L$1]" office:value-type="float" office:value="8.72984619140625" calcext:value-type="float">
            <text:p>8.7298461914</text:p>
          </table:table-cell>
          <table:table-cell table:number-columns-repeated="3"/>
          <table:table-cell table:formula="of:=[.G7]*[.$Y$1]" office:value-type="float" office:value="-0.48828125" calcext:value-type="float">
            <text:p>-0.48828125</text:p>
          </table:table-cell>
          <table:table-cell table:formula="of:=[.H7]*[.$Y$1]" office:value-type="float" office:value="-0.3204345703125" calcext:value-type="float">
            <text:p>-0.3204345703</text:p>
          </table:table-cell>
          <table:table-cell table:formula="of:=[.I7]*[.$Y$1]" office:value-type="float" office:value="-0.2288818359375" calcext:value-type="float">
            <text:p>-0.2288818359</text:p>
          </table:table-cell>
        </table:table-row>
        <table:table-row table:style-name="ro1">
          <table:table-cell office:value-type="float" office:value="-1.62918" calcext:value-type="float">
            <text:p>-1.62918</text:p>
          </table:table-cell>
          <table:table-cell office:value-type="float" office:value="-1.12152" calcext:value-type="float">
            <text:p>-1.12152</text:p>
          </table:table-cell>
          <table:table-cell office:value-type="float" office:value="-0.118979" calcext:value-type="float">
            <text:p>-0.118979</text:p>
          </table:table-cell>
          <table:table-cell office:value-type="float" office:value="-156" calcext:value-type="float">
            <text:p>-156</text:p>
          </table:table-cell>
          <table:table-cell office:value-type="float" office:value="-71" calcext:value-type="float">
            <text:p>-71</text:p>
          </table:table-cell>
          <table:table-cell office:value-type="float" office:value="1458" calcext:value-type="float">
            <text:p>1458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 table:number-columns-repeated="10"/>
          <table:table-cell table:formula="of:=[.D8]*[.L$1]" office:value-type="float" office:value="-0.9340576171875" calcext:value-type="float">
            <text:p>-0.9340576172</text:p>
          </table:table-cell>
          <table:table-cell table:formula="of:=[.E8]*[.L$1]" office:value-type="float" office:value="-0.425115966796875" calcext:value-type="float">
            <text:p>-0.4251159668</text:p>
          </table:table-cell>
          <table:table-cell table:formula="of:=[.F8]*[.$L$1]" office:value-type="float" office:value="8.72984619140625" calcext:value-type="float">
            <text:p>8.7298461914</text:p>
          </table:table-cell>
          <table:table-cell table:number-columns-repeated="3"/>
          <table:table-cell table:formula="of:=[.G8]*[.$Y$1]" office:value-type="float" office:value="-0.48828125" calcext:value-type="float">
            <text:p>-0.48828125</text:p>
          </table:table-cell>
          <table:table-cell table:formula="of:=[.H8]*[.$Y$1]" office:value-type="float" office:value="-0.3204345703125" calcext:value-type="float">
            <text:p>-0.3204345703</text:p>
          </table:table-cell>
          <table:table-cell table:formula="of:=[.I8]*[.$Y$1]" office:value-type="float" office:value="-0.2288818359375" calcext:value-type="float">
            <text:p>-0.2288818359</text:p>
          </table:table-cell>
        </table:table-row>
        <table:table-row table:style-name="ro1">
          <table:table-cell office:value-type="float" office:value="-1.85328" calcext:value-type="float">
            <text:p>-1.85328</text:p>
          </table:table-cell>
          <table:table-cell office:value-type="float" office:value="-1.28174" calcext:value-type="float">
            <text:p>-1.28174</text:p>
          </table:table-cell>
          <table:table-cell office:value-type="float" office:value="-0.119061" calcext:value-type="float">
            <text:p>-0.119061</text:p>
          </table:table-cell>
          <table:table-cell office:value-type="float" office:value="-156" calcext:value-type="float">
            <text:p>-156</text:p>
          </table:table-cell>
          <table:table-cell office:value-type="float" office:value="-71" calcext:value-type="float">
            <text:p>-71</text:p>
          </table:table-cell>
          <table:table-cell office:value-type="float" office:value="1458" calcext:value-type="float">
            <text:p>1458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 table:number-columns-repeated="10"/>
          <table:table-cell table:formula="of:=[.D9]*[.L$1]" office:value-type="float" office:value="-0.9340576171875" calcext:value-type="float">
            <text:p>-0.9340576172</text:p>
          </table:table-cell>
          <table:table-cell table:formula="of:=[.E9]*[.L$1]" office:value-type="float" office:value="-0.425115966796875" calcext:value-type="float">
            <text:p>-0.4251159668</text:p>
          </table:table-cell>
          <table:table-cell table:formula="of:=[.F9]*[.$L$1]" office:value-type="float" office:value="8.72984619140625" calcext:value-type="float">
            <text:p>8.7298461914</text:p>
          </table:table-cell>
          <table:table-cell table:number-columns-repeated="3"/>
          <table:table-cell table:formula="of:=[.G9]*[.$Y$1]" office:value-type="float" office:value="-0.48828125" calcext:value-type="float">
            <text:p>-0.48828125</text:p>
          </table:table-cell>
          <table:table-cell table:formula="of:=[.H9]*[.$Y$1]" office:value-type="float" office:value="-0.3204345703125" calcext:value-type="float">
            <text:p>-0.3204345703</text:p>
          </table:table-cell>
          <table:table-cell table:formula="of:=[.I9]*[.$Y$1]" office:value-type="float" office:value="-0.2288818359375" calcext:value-type="float">
            <text:p>-0.2288818359</text:p>
          </table:table-cell>
        </table:table-row>
        <table:table-row table:style-name="ro1">
          <table:table-cell office:value-type="float" office:value="-2.07568" calcext:value-type="float">
            <text:p>-2.07568</text:p>
          </table:table-cell>
          <table:table-cell office:value-type="float" office:value="-1.44196" calcext:value-type="float">
            <text:p>-1.44196</text:p>
          </table:table-cell>
          <table:table-cell office:value-type="float" office:value="-0.119092" calcext:value-type="float">
            <text:p>-0.119092</text:p>
          </table:table-cell>
          <table:table-cell office:value-type="float" office:value="-156" calcext:value-type="float">
            <text:p>-156</text:p>
          </table:table-cell>
          <table:table-cell office:value-type="float" office:value="-71" calcext:value-type="float">
            <text:p>-71</text:p>
          </table:table-cell>
          <table:table-cell office:value-type="float" office:value="1458" calcext:value-type="float">
            <text:p>1458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 table:number-columns-repeated="10"/>
          <table:table-cell table:formula="of:=[.D10]*[.L$1]" office:value-type="float" office:value="-0.9340576171875" calcext:value-type="float">
            <text:p>-0.9340576172</text:p>
          </table:table-cell>
          <table:table-cell table:formula="of:=[.E10]*[.L$1]" office:value-type="float" office:value="-0.425115966796875" calcext:value-type="float">
            <text:p>-0.4251159668</text:p>
          </table:table-cell>
          <table:table-cell table:formula="of:=[.F10]*[.$L$1]" office:value-type="float" office:value="8.72984619140625" calcext:value-type="float">
            <text:p>8.7298461914</text:p>
          </table:table-cell>
          <table:table-cell table:number-columns-repeated="3"/>
          <table:table-cell table:formula="of:=[.G10]*[.$Y$1]" office:value-type="float" office:value="-0.48828125" calcext:value-type="float">
            <text:p>-0.48828125</text:p>
          </table:table-cell>
          <table:table-cell table:formula="of:=[.H10]*[.$Y$1]" office:value-type="float" office:value="-0.3204345703125" calcext:value-type="float">
            <text:p>-0.3204345703</text:p>
          </table:table-cell>
          <table:table-cell table:formula="of:=[.I10]*[.$Y$1]" office:value-type="float" office:value="-0.2288818359375" calcext:value-type="float">
            <text:p>-0.2288818359</text:p>
          </table:table-cell>
        </table:table-row>
        <table:table-row table:style-name="ro1">
          <table:table-cell office:value-type="float" office:value="-2.30153" calcext:value-type="float">
            <text:p>-2.30153</text:p>
          </table:table-cell>
          <table:table-cell office:value-type="float" office:value="-1.57928" calcext:value-type="float">
            <text:p>-1.57928</text:p>
          </table:table-cell>
          <table:table-cell office:value-type="float" office:value="-0.122841" calcext:value-type="float">
            <text:p>-0.122841</text:p>
          </table:table-cell>
          <table:table-cell office:value-type="float" office:value="-156" calcext:value-type="float">
            <text:p>-156</text:p>
          </table:table-cell>
          <table:table-cell office:value-type="float" office:value="-80" calcext:value-type="float">
            <text:p>-80</text:p>
          </table:table-cell>
          <table:table-cell office:value-type="float" office:value="1460" calcext:value-type="float">
            <text:p>1460</text:p>
          </table:table-cell>
          <table:table-cell office:value-type="float" office:value="-33" calcext:value-type="float">
            <text:p>-33</text:p>
          </table:table-cell>
          <table:table-cell office:value-type="float" office:value="-18" calcext:value-type="float">
            <text:p>-18</text:p>
          </table:table-cell>
          <table:table-cell office:value-type="float" office:value="-15" calcext:value-type="float">
            <text:p>-15</text:p>
          </table:table-cell>
          <table:table-cell table:number-columns-repeated="10"/>
          <table:table-cell table:formula="of:=[.D11]*[.L$1]" office:value-type="float" office:value="-0.9340576171875" calcext:value-type="float">
            <text:p>-0.9340576172</text:p>
          </table:table-cell>
          <table:table-cell table:formula="of:=[.E11]*[.L$1]" office:value-type="float" office:value="-0.47900390625" calcext:value-type="float">
            <text:p>-0.4790039063</text:p>
          </table:table-cell>
          <table:table-cell table:formula="of:=[.F11]*[.$L$1]" office:value-type="float" office:value="8.7418212890625" calcext:value-type="float">
            <text:p>8.7418212891</text:p>
          </table:table-cell>
          <table:table-cell table:number-columns-repeated="3"/>
          <table:table-cell table:formula="of:=[.G11]*[.$Y$1]" office:value-type="float" office:value="-0.5035400390625" calcext:value-type="float">
            <text:p>-0.5035400391</text:p>
          </table:table-cell>
          <table:table-cell table:formula="of:=[.H11]*[.$Y$1]" office:value-type="float" office:value="-0.274658203125" calcext:value-type="float">
            <text:p>-0.2746582031</text:p>
          </table:table-cell>
          <table:table-cell table:formula="of:=[.I11]*[.$Y$1]" office:value-type="float" office:value="-0.2288818359375" calcext:value-type="float">
            <text:p>-0.2288818359</text:p>
          </table:table-cell>
        </table:table-row>
        <table:table-row table:style-name="ro1">
          <table:table-cell office:value-type="float" office:value="-2.52682" calcext:value-type="float">
            <text:p>-2.52682</text:p>
          </table:table-cell>
          <table:table-cell office:value-type="float" office:value="-1.7395" calcext:value-type="float">
            <text:p>-1.7395</text:p>
          </table:table-cell>
          <table:table-cell office:value-type="float" office:value="-0.122462" calcext:value-type="float">
            <text:p>-0.122462</text:p>
          </table:table-cell>
          <table:table-cell office:value-type="float" office:value="-148" calcext:value-type="float">
            <text:p>-148</text:p>
          </table:table-cell>
          <table:table-cell office:value-type="float" office:value="-76" calcext:value-type="float">
            <text:p>-76</text:p>
          </table:table-cell>
          <table:table-cell office:value-type="float" office:value="1467" calcext:value-type="float">
            <text:p>1467</text:p>
          </table:table-cell>
          <table:table-cell office:value-type="float" office:value="-33" calcext:value-type="float">
            <text:p>-33</text:p>
          </table:table-cell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 table:number-columns-repeated="10"/>
          <table:table-cell table:formula="of:=[.D12]*[.L$1]" office:value-type="float" office:value="-0.8861572265625" calcext:value-type="float">
            <text:p>-0.8861572266</text:p>
          </table:table-cell>
          <table:table-cell table:formula="of:=[.E12]*[.L$1]" office:value-type="float" office:value="-0.4550537109375" calcext:value-type="float">
            <text:p>-0.4550537109</text:p>
          </table:table-cell>
          <table:table-cell table:formula="of:=[.F12]*[.$L$1]" office:value-type="float" office:value="8.78373413085938" calcext:value-type="float">
            <text:p>8.7837341309</text:p>
          </table:table-cell>
          <table:table-cell table:number-columns-repeated="3"/>
          <table:table-cell table:formula="of:=[.G12]*[.$Y$1]" office:value-type="float" office:value="-0.5035400390625" calcext:value-type="float">
            <text:p>-0.5035400391</text:p>
          </table:table-cell>
          <table:table-cell table:formula="of:=[.H12]*[.$Y$1]" office:value-type="float" office:value="-0.3204345703125" calcext:value-type="float">
            <text:p>-0.3204345703</text:p>
          </table:table-cell>
          <table:table-cell table:formula="of:=[.I12]*[.$Y$1]" office:value-type="float" office:value="-0.2288818359375" calcext:value-type="float">
            <text:p>-0.2288818359</text:p>
          </table:table-cell>
        </table:table-row>
        <table:table-row table:style-name="ro1">
          <table:table-cell office:value-type="float" office:value="-2.76725" calcext:value-type="float">
            <text:p>-2.76725</text:p>
          </table:table-cell>
          <table:table-cell office:value-type="float" office:value="-1.89972" calcext:value-type="float">
            <text:p>-1.89972</text:p>
          </table:table-cell>
          <table:table-cell office:value-type="float" office:value="-0.0772068" calcext:value-type="float">
            <text:p>-0.0772068</text:p>
          </table:table-cell>
          <table:table-cell office:value-type="float" office:value="-148" calcext:value-type="float">
            <text:p>-148</text:p>
          </table:table-cell>
          <table:table-cell office:value-type="float" office:value="-73" calcext:value-type="float">
            <text:p>-73</text:p>
          </table:table-cell>
          <table:table-cell office:value-type="float" office:value="1474" calcext:value-type="float">
            <text:p>1474</text:p>
          </table:table-cell>
          <table:table-cell office:value-type="float" office:value="-35" calcext:value-type="float">
            <text:p>-35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formula="of:=[.D13]*[.L$1]" office:value-type="float" office:value="-0.8861572265625" calcext:value-type="float">
            <text:p>-0.8861572266</text:p>
          </table:table-cell>
          <table:table-cell table:formula="of:=[.E13]*[.L$1]" office:value-type="float" office:value="-0.437091064453125" calcext:value-type="float">
            <text:p>-0.4370910645</text:p>
          </table:table-cell>
          <table:table-cell table:formula="of:=[.F13]*[.$L$1]" office:value-type="float" office:value="8.82564697265625" calcext:value-type="float">
            <text:p>8.8256469727</text:p>
          </table:table-cell>
          <table:table-cell table:number-columns-repeated="3"/>
          <table:table-cell table:formula="of:=[.G13]*[.$Y$1]" office:value-type="float" office:value="-0.5340576171875" calcext:value-type="float">
            <text:p>-0.5340576172</text:p>
          </table:table-cell>
          <table:table-cell table:formula="of:=[.H13]*[.$Y$1]" office:value-type="float" office:value="-0.3204345703125" calcext:value-type="float">
            <text:p>-0.3204345703</text:p>
          </table:table-cell>
          <table:table-cell table:formula="of:=[.I13]*[.$Y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98258" calcext:value-type="float">
            <text:p>-2.98258</text:p>
          </table:table-cell>
          <table:table-cell office:value-type="float" office:value="-2.05231" calcext:value-type="float">
            <text:p>-2.05231</text:p>
          </table:table-cell>
          <table:table-cell office:value-type="float" office:value="-0.0847715" calcext:value-type="float">
            <text:p>-0.0847715</text:p>
          </table:table-cell>
          <table:table-cell office:value-type="float" office:value="-1" calcext:value-type="float">
            <text:p>-1</text:p>
          </table:table-cell>
          <table:table-cell office:value-type="float" office:value="-76" calcext:value-type="float">
            <text:p>-76</text:p>
          </table:table-cell>
          <table:table-cell office:value-type="float" office:value="1468" calcext:value-type="float">
            <text:p>1468</text:p>
          </table:table-cell>
          <table:table-cell office:value-type="float" office:value="-32" calcext:value-type="float">
            <text:p>-32</text:p>
          </table:table-cell>
          <table:table-cell office:value-type="float" office:value="-20" calcext:value-type="float">
            <text:p>-20</text:p>
          </table:table-cell>
          <table:table-cell office:value-type="float" office:value="-8" calcext:value-type="float">
            <text:p>-8</text:p>
          </table:table-cell>
          <table:table-cell table:number-columns-repeated="10"/>
          <table:table-cell table:formula="of:=[.D14]*[.L$1]" office:value-type="float" office:value="-0.005987548828125" calcext:value-type="float">
            <text:p>-0.0059875488</text:p>
          </table:table-cell>
          <table:table-cell table:formula="of:=[.E14]*[.L$1]" office:value-type="float" office:value="-0.4550537109375" calcext:value-type="float">
            <text:p>-0.4550537109</text:p>
          </table:table-cell>
          <table:table-cell table:formula="of:=[.F14]*[.$L$1]" office:value-type="float" office:value="8.7897216796875" calcext:value-type="float">
            <text:p>8.7897216797</text:p>
          </table:table-cell>
          <table:table-cell table:number-columns-repeated="3"/>
          <table:table-cell table:formula="of:=[.G14]*[.$Y$1]" office:value-type="float" office:value="-0.48828125" calcext:value-type="float">
            <text:p>-0.48828125</text:p>
          </table:table-cell>
          <table:table-cell table:formula="of:=[.H14]*[.$Y$1]" office:value-type="float" office:value="-0.30517578125" calcext:value-type="float">
            <text:p>-0.3051757813</text:p>
          </table:table-cell>
          <table:table-cell table:formula="of:=[.I14]*[.$Y$1]" office:value-type="float" office:value="-0.1220703125" calcext:value-type="float">
            <text:p>-0.1220703125</text:p>
          </table:table-cell>
        </table:table-row>
        <table:table-row table:style-name="ro1">
          <table:table-cell office:value-type="float" office:value="-3.20047" calcext:value-type="float">
            <text:p>-3.20047</text:p>
          </table:table-cell>
          <table:table-cell office:value-type="float" office:value="-2.2049" calcext:value-type="float">
            <text:p>-2.2049</text:p>
          </table:table-cell>
          <table:table-cell office:value-type="float" office:value="-0.0889304" calcext:value-type="float">
            <text:p>-0.0889304</text:p>
          </table:table-cell>
          <table:table-cell office:value-type="float" office:value="-150" calcext:value-type="float">
            <text:p>-150</text:p>
          </table:table-cell>
          <table:table-cell office:value-type="float" office:value="-65" calcext:value-type="float">
            <text:p>-65</text:p>
          </table:table-cell>
          <table:table-cell office:value-type="float" office:value="1457" calcext:value-type="float">
            <text:p>1457</text:p>
          </table:table-cell>
          <table:table-cell office:value-type="float" office:value="-32" calcext:value-type="float">
            <text:p>-32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table:number-columns-repeated="10"/>
          <table:table-cell table:formula="of:=[.D15]*[.L$1]" office:value-type="float" office:value="-0.89813232421875" calcext:value-type="float">
            <text:p>-0.8981323242</text:p>
          </table:table-cell>
          <table:table-cell table:formula="of:=[.E15]*[.L$1]" office:value-type="float" office:value="-0.389190673828125" calcext:value-type="float">
            <text:p>-0.3891906738</text:p>
          </table:table-cell>
          <table:table-cell table:formula="of:=[.F15]*[.$L$1]" office:value-type="float" office:value="8.72385864257813" calcext:value-type="float">
            <text:p>8.7238586426</text:p>
          </table:table-cell>
          <table:table-cell table:number-columns-repeated="3"/>
          <table:table-cell table:formula="of:=[.G15]*[.$Y$1]" office:value-type="float" office:value="-0.48828125" calcext:value-type="float">
            <text:p>-0.48828125</text:p>
          </table:table-cell>
          <table:table-cell table:formula="of:=[.H15]*[.$Y$1]" office:value-type="float" office:value="-0.30517578125" calcext:value-type="float">
            <text:p>-0.3051757813</text:p>
          </table:table-cell>
          <table:table-cell table:formula="of:=[.I15]*[.$Y$1]" office:value-type="float" office:value="-0.152587890625" calcext:value-type="float">
            <text:p>-0.1525878906</text:p>
          </table:table-cell>
        </table:table-row>
        <table:table-row table:style-name="ro1">
          <table:table-cell office:value-type="float" office:value="-3.42858" calcext:value-type="float">
            <text:p>-3.42858</text:p>
          </table:table-cell>
          <table:table-cell office:value-type="float" office:value="-2.35748" calcext:value-type="float">
            <text:p>-2.35748</text:p>
          </table:table-cell>
          <table:table-cell office:value-type="float" office:value="-0.0314742" calcext:value-type="float">
            <text:p>-0.0314742</text:p>
          </table:table-cell>
          <table:table-cell office:value-type="float" office:value="-154" calcext:value-type="float">
            <text:p>-154</text:p>
          </table:table-cell>
          <table:table-cell office:value-type="float" office:value="-78" calcext:value-type="float">
            <text:p>-78</text:p>
          </table:table-cell>
          <table:table-cell office:value-type="float" office:value="1475" calcext:value-type="float">
            <text:p>1475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D16]*[.L$1]" office:value-type="float" office:value="-0.92208251953125" calcext:value-type="float">
            <text:p>-0.9220825195</text:p>
          </table:table-cell>
          <table:table-cell table:formula="of:=[.E16]*[.L$1]" office:value-type="float" office:value="-0.46702880859375" calcext:value-type="float">
            <text:p>-0.4670288086</text:p>
          </table:table-cell>
          <table:table-cell table:formula="of:=[.F16]*[.$L$1]" office:value-type="float" office:value="8.83163452148438" calcext:value-type="float">
            <text:p>8.8316345215</text:p>
          </table:table-cell>
          <table:table-cell table:number-columns-repeated="3"/>
          <table:table-cell table:formula="of:=[.G16]*[.$Y$1]" office:value-type="float" office:value="-0.518798828125" calcext:value-type="float">
            <text:p>-0.5187988281</text:p>
          </table:table-cell>
          <table:table-cell table:formula="of:=[.H16]*[.$Y$1]" office:value-type="float" office:value="-0.30517578125" calcext:value-type="float">
            <text:p>-0.3051757813</text:p>
          </table:table-cell>
          <table:table-cell table:formula="of:=[.I16]*[.$Y$1]" office:value-type="float" office:value="0.18310546875" calcext:value-type="float">
            <text:p>0.1831054688</text:p>
          </table:table-cell>
        </table:table-row>
        <table:table-row table:style-name="ro1">
          <table:table-cell office:value-type="float" office:value="-3.66279" calcext:value-type="float">
            <text:p>-3.66279</text:p>
          </table:table-cell>
          <table:table-cell office:value-type="float" office:value="-2.50244" calcext:value-type="float">
            <text:p>-2.50244</text:p>
          </table:table-cell>
          <table:table-cell office:value-type="float" office:value="0.00770477" calcext:value-type="float">
            <text:p>0.00770477</text:p>
          </table:table-cell>
          <table:table-cell office:value-type="float" office:value="-149" calcext:value-type="float">
            <text:p>-149</text:p>
          </table:table-cell>
          <table:table-cell office:value-type="float" office:value="-78" calcext:value-type="float">
            <text:p>-78</text:p>
          </table:table-cell>
          <table:table-cell office:value-type="float" office:value="1464" calcext:value-type="float">
            <text:p>1464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D17]*[.L$1]" office:value-type="float" office:value="-0.892144775390625" calcext:value-type="float">
            <text:p>-0.8921447754</text:p>
          </table:table-cell>
          <table:table-cell table:formula="of:=[.E17]*[.L$1]" office:value-type="float" office:value="-0.46702880859375" calcext:value-type="float">
            <text:p>-0.4670288086</text:p>
          </table:table-cell>
          <table:table-cell table:formula="of:=[.F17]*[.$L$1]" office:value-type="float" office:value="8.765771484375" calcext:value-type="float">
            <text:p>8.7657714844</text:p>
          </table:table-cell>
          <table:table-cell table:number-columns-repeated="3"/>
          <table:table-cell table:formula="of:=[.G17]*[.$Y$1]" office:value-type="float" office:value="-0.5340576171875" calcext:value-type="float">
            <text:p>-0.5340576172</text:p>
          </table:table-cell>
          <table:table-cell table:formula="of:=[.H17]*[.$Y$1]" office:value-type="float" office:value="-0.2899169921875" calcext:value-type="float">
            <text:p>-0.2899169922</text:p>
          </table:table-cell>
          <table:table-cell table:formula="of:=[.I17]*[.$Y$1]" office:value-type="float" office:value="0.274658203125" calcext:value-type="float">
            <text:p>0.2746582031</text:p>
          </table:table-cell>
        </table:table-row>
        <table:table-row table:style-name="ro1">
          <table:table-cell office:value-type="float" office:value="-3.8796" calcext:value-type="float">
            <text:p>-3.8796</text:p>
          </table:table-cell>
          <table:table-cell office:value-type="float" office:value="-2.6474" calcext:value-type="float">
            <text:p>-2.6474</text:p>
          </table:table-cell>
          <table:table-cell office:value-type="float" office:value="0.0154401" calcext:value-type="float">
            <text:p>0.0154401</text:p>
          </table:table-cell>
          <table:table-cell office:value-type="float" office:value="-146" calcext:value-type="float">
            <text:p>-146</text:p>
          </table:table-cell>
          <table:table-cell office:value-type="float" office:value="-81" calcext:value-type="float">
            <text:p>-81</text:p>
          </table:table-cell>
          <table:table-cell office:value-type="float" office:value="1458" calcext:value-type="float">
            <text:p>1458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D18]*[.L$1]" office:value-type="float" office:value="-0.87418212890625" calcext:value-type="float">
            <text:p>-0.8741821289</text:p>
          </table:table-cell>
          <table:table-cell table:formula="of:=[.E18]*[.L$1]" office:value-type="float" office:value="-0.484991455078125" calcext:value-type="float">
            <text:p>-0.4849914551</text:p>
          </table:table-cell>
          <table:table-cell table:formula="of:=[.F18]*[.$L$1]" office:value-type="float" office:value="8.72984619140625" calcext:value-type="float">
            <text:p>8.7298461914</text:p>
          </table:table-cell>
          <table:table-cell table:number-columns-repeated="3"/>
          <table:table-cell table:formula="of:=[.G18]*[.$Y$1]" office:value-type="float" office:value="-0.5035400390625" calcext:value-type="float">
            <text:p>-0.5035400391</text:p>
          </table:table-cell>
          <table:table-cell table:formula="of:=[.H18]*[.$Y$1]" office:value-type="float" office:value="-0.2899169921875" calcext:value-type="float">
            <text:p>-0.2899169922</text:p>
          </table:table-cell>
          <table:table-cell table:formula="of:=[.I18]*[.$Y$1]" office:value-type="float" office:value="0.244140625" calcext:value-type="float">
            <text:p>0.244140625</text:p>
          </table:table-cell>
        </table:table-row>
        <table:table-row table:style-name="ro1">
          <table:table-cell office:value-type="float" office:value="-4.10671" calcext:value-type="float">
            <text:p>-4.10671</text:p>
          </table:table-cell>
          <table:table-cell office:value-type="float" office:value="-2.79999" calcext:value-type="float">
            <text:p>-2.79999</text:p>
          </table:table-cell>
          <table:table-cell office:value-type="float" office:value="-0.00127251" calcext:value-type="float">
            <text:p>-0.00127251</text:p>
          </table:table-cell>
          <table:table-cell office:value-type="float" office:value="-152" calcext:value-type="float">
            <text:p>-152</text:p>
          </table:table-cell>
          <table:table-cell office:value-type="float" office:value="-73" calcext:value-type="float">
            <text:p>-73</text:p>
          </table:table-cell>
          <table:table-cell office:value-type="float" office:value="1471" calcext:value-type="float">
            <text:p>1471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D19]*[.L$1]" office:value-type="float" office:value="-0.910107421875" calcext:value-type="float">
            <text:p>-0.9101074219</text:p>
          </table:table-cell>
          <table:table-cell table:formula="of:=[.E19]*[.L$1]" office:value-type="float" office:value="-0.437091064453125" calcext:value-type="float">
            <text:p>-0.4370910645</text:p>
          </table:table-cell>
          <table:table-cell table:formula="of:=[.F19]*[.$L$1]" office:value-type="float" office:value="8.80768432617188" calcext:value-type="float">
            <text:p>8.8076843262</text:p>
          </table:table-cell>
          <table:table-cell table:number-columns-repeated="3"/>
          <table:table-cell table:formula="of:=[.G19]*[.$Y$1]" office:value-type="float" office:value="-0.518798828125" calcext:value-type="float">
            <text:p>-0.5187988281</text:p>
          </table:table-cell>
          <table:table-cell table:formula="of:=[.H19]*[.$Y$1]" office:value-type="float" office:value="-0.30517578125" calcext:value-type="float">
            <text:p>-0.3051757813</text:p>
          </table:table-cell>
          <table:table-cell table:formula="of:=[.I19]*[.$Y$1]" office:value-type="float" office:value="0.1220703125" calcext:value-type="float">
            <text:p>0.1220703125</text:p>
          </table:table-cell>
        </table:table-row>
        <table:table-row table:style-name="ro1">
          <table:table-cell office:value-type="float" office:value="-4.33379" calcext:value-type="float">
            <text:p>-4.33379</text:p>
          </table:table-cell>
          <table:table-cell office:value-type="float" office:value="-2.94495" calcext:value-type="float">
            <text:p>-2.94495</text:p>
          </table:table-cell>
          <table:table-cell office:value-type="float" office:value="-0.00448318" calcext:value-type="float">
            <text:p>-0.00448318</text:p>
          </table:table-cell>
          <table:table-cell office:value-type="float" office:value="-154" calcext:value-type="float">
            <text:p>-154</text:p>
          </table:table-cell>
          <table:table-cell office:value-type="float" office:value="-72" calcext:value-type="float">
            <text:p>-72</text:p>
          </table:table-cell>
          <table:table-cell office:value-type="float" office:value="1463" calcext:value-type="float">
            <text:p>1463</text:p>
          </table:table-cell>
          <table:table-cell office:value-type="float" office:value="-34" calcext:value-type="float">
            <text:p>-34</text:p>
          </table:table-cell>
          <table:table-cell office:value-type="float" office:value="-19" calcext:value-type="float">
            <text:p>-19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D20]*[.L$1]" office:value-type="float" office:value="-0.92208251953125" calcext:value-type="float">
            <text:p>-0.9220825195</text:p>
          </table:table-cell>
          <table:table-cell table:formula="of:=[.E20]*[.L$1]" office:value-type="float" office:value="-0.431103515625" calcext:value-type="float">
            <text:p>-0.4311035156</text:p>
          </table:table-cell>
          <table:table-cell table:formula="of:=[.F20]*[.$L$1]" office:value-type="float" office:value="8.75978393554688" calcext:value-type="float">
            <text:p>8.7597839355</text:p>
          </table:table-cell>
          <table:table-cell table:number-columns-repeated="3"/>
          <table:table-cell table:formula="of:=[.G20]*[.$Y$1]" office:value-type="float" office:value="-0.518798828125" calcext:value-type="float">
            <text:p>-0.5187988281</text:p>
          </table:table-cell>
          <table:table-cell table:formula="of:=[.H20]*[.$Y$1]" office:value-type="float" office:value="-0.2899169921875" calcext:value-type="float">
            <text:p>-0.2899169922</text:p>
          </table:table-cell>
          <table:table-cell table:formula="of:=[.I20]*[.$Y$1]" office:value-type="float" office:value="0.1373291015625" calcext:value-type="float">
            <text:p>0.1373291016</text:p>
          </table:table-cell>
        </table:table-row>
        <table:table-row table:style-name="ro1">
          <table:table-cell office:value-type="float" office:value="-4.54393" calcext:value-type="float">
            <text:p>-4.54393</text:p>
          </table:table-cell>
          <table:table-cell office:value-type="float" office:value="-3.0899" calcext:value-type="float">
            <text:p>-3.0899</text:p>
          </table:table-cell>
          <table:table-cell office:value-type="float" office:value="-0.0244034" calcext:value-type="float">
            <text:p>-0.0244034</text:p>
          </table:table-cell>
          <table:table-cell office:value-type="float" office:value="-147" calcext:value-type="float">
            <text:p>-147</text:p>
          </table:table-cell>
          <table:table-cell office:value-type="float" office:value="-75" calcext:value-type="float">
            <text:p>-75</text:p>
          </table:table-cell>
          <table:table-cell office:value-type="float" office:value="1466" calcext:value-type="float">
            <text:p>1466</text:p>
          </table:table-cell>
          <table:table-cell office:value-type="float" office:value="-32" calcext:value-type="float">
            <text:p>-32</text:p>
          </table:table-cell>
          <table:table-cell office:value-type="float" office:value="-19" calcext:value-type="float">
            <text:p>-19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formula="of:=[.D21]*[.L$1]" office:value-type="float" office:value="-0.880169677734375" calcext:value-type="float">
            <text:p>-0.8801696777</text:p>
          </table:table-cell>
          <table:table-cell table:formula="of:=[.E21]*[.L$1]" office:value-type="float" office:value="-0.449066162109375" calcext:value-type="float">
            <text:p>-0.4490661621</text:p>
          </table:table-cell>
          <table:table-cell table:formula="of:=[.F21]*[.$L$1]" office:value-type="float" office:value="8.77774658203125" calcext:value-type="float">
            <text:p>8.777746582</text:p>
          </table:table-cell>
          <table:table-cell table:number-columns-repeated="3"/>
          <table:table-cell table:formula="of:=[.G21]*[.$Y$1]" office:value-type="float" office:value="-0.48828125" calcext:value-type="float">
            <text:p>-0.48828125</text:p>
          </table:table-cell>
          <table:table-cell table:formula="of:=[.H21]*[.$Y$1]" office:value-type="float" office:value="-0.2899169921875" calcext:value-type="float">
            <text:p>-0.2899169922</text:p>
          </table:table-cell>
          <table:table-cell table:formula="of:=[.I21]*[.$Y$1]" office:value-type="float" office:value="0.0457763671875" calcext:value-type="float">
            <text:p>0.0457763672</text:p>
          </table:table-cell>
        </table:table-row>
        <table:table-row table:style-name="ro1">
          <table:table-cell office:value-type="float" office:value="-4.76137" calcext:value-type="float">
            <text:p>-4.76137</text:p>
          </table:table-cell>
          <table:table-cell office:value-type="float" office:value="-3.2196" calcext:value-type="float">
            <text:p>-3.2196</text:p>
          </table:table-cell>
          <table:table-cell office:value-type="float" office:value="-0.0172137" calcext:value-type="float">
            <text:p>-0.0172137</text:p>
          </table:table-cell>
          <table:table-cell office:value-type="float" office:value="-156" calcext:value-type="float">
            <text:p>-156</text:p>
          </table:table-cell>
          <table:table-cell office:value-type="float" office:value="-74" calcext:value-type="float">
            <text:p>-74</text:p>
          </table:table-cell>
          <table:table-cell office:value-type="float" office:value="1456" calcext:value-type="float">
            <text:p>1456</text:p>
          </table:table-cell>
          <table:table-cell office:value-type="float" office:value="-33" calcext:value-type="float">
            <text:p>-33</text:p>
          </table:table-cell>
          <table:table-cell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D22]*[.L$1]" office:value-type="float" office:value="-0.9340576171875" calcext:value-type="float">
            <text:p>-0.9340576172</text:p>
          </table:table-cell>
          <table:table-cell table:formula="of:=[.E22]*[.L$1]" office:value-type="float" office:value="-0.44307861328125" calcext:value-type="float">
            <text:p>-0.4430786133</text:p>
          </table:table-cell>
          <table:table-cell table:formula="of:=[.F22]*[.$L$1]" office:value-type="float" office:value="8.71787109375" calcext:value-type="float">
            <text:p>8.7178710938</text:p>
          </table:table-cell>
          <table:table-cell table:number-columns-repeated="3"/>
          <table:table-cell table:formula="of:=[.G22]*[.$Y$1]" office:value-type="float" office:value="-0.5035400390625" calcext:value-type="float">
            <text:p>-0.5035400391</text:p>
          </table:table-cell>
          <table:table-cell table:formula="of:=[.H22]*[.$Y$1]" office:value-type="float" office:value="-0.2593994140625" calcext:value-type="float">
            <text:p>-0.2593994141</text:p>
          </table:table-cell>
          <table:table-cell table:formula="of:=[.I22]*[.$Y$1]" office:value-type="float" office:value="0.1220703125" calcext:value-type="float">
            <text:p>0.1220703125</text:p>
          </table:table-cell>
        </table:table-row>
        <table:table-row table:style-name="ro1">
          <table:table-cell office:value-type="float" office:value="-4.96762" calcext:value-type="float">
            <text:p>-4.96762</text:p>
          </table:table-cell>
          <table:table-cell office:value-type="float" office:value="-3.37219" calcext:value-type="float">
            <text:p>-3.37219</text:p>
          </table:table-cell>
          <table:table-cell office:value-type="float" office:value="-0.0263101" calcext:value-type="float">
            <text:p>-0.0263101</text:p>
          </table:table-cell>
          <table:table-cell office:value-type="float" office:value="-151" calcext:value-type="float">
            <text:p>-151</text:p>
          </table:table-cell>
          <table:table-cell office:value-type="float" office:value="-82" calcext:value-type="float">
            <text:p>-82</text:p>
          </table:table-cell>
          <table:table-cell office:value-type="float" office:value="1468" calcext:value-type="float">
            <text:p>1468</text:p>
          </table:table-cell>
          <table:table-cell office:value-type="float" office:value="-32" calcext:value-type="float">
            <text:p>-32</text:p>
          </table:table-cell>
          <table:table-cell office:value-type="float" office:value="-20" calcext:value-type="float">
            <text:p>-20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formula="of:=[.D23]*[.L$1]" office:value-type="float" office:value="-0.904119873046875" calcext:value-type="float">
            <text:p>-0.904119873</text:p>
          </table:table-cell>
          <table:table-cell table:formula="of:=[.E23]*[.L$1]" office:value-type="float" office:value="-0.49097900390625" calcext:value-type="float">
            <text:p>-0.4909790039</text:p>
          </table:table-cell>
          <table:table-cell table:formula="of:=[.F23]*[.$L$1]" office:value-type="float" office:value="8.7897216796875" calcext:value-type="float">
            <text:p>8.7897216797</text:p>
          </table:table-cell>
          <table:table-cell table:number-columns-repeated="3"/>
          <table:table-cell table:formula="of:=[.G23]*[.$Y$1]" office:value-type="float" office:value="-0.48828125" calcext:value-type="float">
            <text:p>-0.48828125</text:p>
          </table:table-cell>
          <table:table-cell table:formula="of:=[.H23]*[.$Y$1]" office:value-type="float" office:value="-0.30517578125" calcext:value-type="float">
            <text:p>-0.3051757813</text:p>
          </table:table-cell>
          <table:table-cell table:formula="of:=[.I23]*[.$Y$1]" office:value-type="float" office:value="0.0762939453125" calcext:value-type="float">
            <text:p>0.0762939453</text:p>
          </table:table-cell>
        </table:table-row>
        <table:table-row table:style-name="ro1">
          <table:table-cell office:value-type="float" office:value="-4.95896" calcext:value-type="float">
            <text:p>-4.95896</text:p>
          </table:table-cell>
          <table:table-cell office:value-type="float" office:value="-3.51715" calcext:value-type="float">
            <text:p>-3.51715</text:p>
          </table:table-cell>
          <table:table-cell office:value-type="float" office:value="-0.0201729" calcext:value-type="float">
            <text:p>-0.0201729</text:p>
          </table:table-cell>
          <table:table-cell office:value-type="float" office:value="-158" calcext:value-type="float">
            <text:p>-158</text:p>
          </table:table-cell>
          <table:table-cell office:value-type="float" office:value="-66" calcext:value-type="float">
            <text:p>-66</text:p>
          </table:table-cell>
          <table:table-cell office:value-type="float" office:value="1468" calcext:value-type="float">
            <text:p>1468</text:p>
          </table:table-cell>
          <table:table-cell office:value-type="float" office:value="-3" calcext:value-type="float">
            <text:p>-3</text:p>
          </table:table-cell>
          <table:table-cell office:value-type="float" office:value="-19" calcext:value-type="float">
            <text:p>-19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D24]*[.L$1]" office:value-type="float" office:value="-0.94603271484375" calcext:value-type="float">
            <text:p>-0.9460327148</text:p>
          </table:table-cell>
          <table:table-cell table:formula="of:=[.E24]*[.L$1]" office:value-type="float" office:value="-0.39517822265625" calcext:value-type="float">
            <text:p>-0.3951782227</text:p>
          </table:table-cell>
          <table:table-cell table:formula="of:=[.F24]*[.$L$1]" office:value-type="float" office:value="8.7897216796875" calcext:value-type="float">
            <text:p>8.7897216797</text:p>
          </table:table-cell>
          <table:table-cell table:number-columns-repeated="3"/>
          <table:table-cell table:formula="of:=[.G24]*[.$Y$1]" office:value-type="float" office:value="-0.0457763671875" calcext:value-type="float">
            <text:p>-0.0457763672</text:p>
          </table:table-cell>
          <table:table-cell table:formula="of:=[.H24]*[.$Y$1]" office:value-type="float" office:value="-0.2899169921875" calcext:value-type="float">
            <text:p>-0.2899169922</text:p>
          </table:table-cell>
          <table:table-cell table:formula="of:=[.I24]*[.$Y$1]" office:value-type="float" office:value="0.091552734375" calcext:value-type="float">
            <text:p>0.0915527344</text:p>
          </table:table-cell>
        </table:table-row>
        <table:table-row table:style-name="ro1">
          <table:table-cell office:value-type="float" office:value="-5.20069" calcext:value-type="float">
            <text:p>-5.20069</text:p>
          </table:table-cell>
          <table:table-cell office:value-type="float" office:value="-3.66211" calcext:value-type="float">
            <text:p>-3.66211</text:p>
          </table:table-cell>
          <table:table-cell office:value-type="float" office:value="-0.0514776" calcext:value-type="float">
            <text:p>-0.0514776</text:p>
          </table:table-cell>
          <table:table-cell office:value-type="float" office:value="-148" calcext:value-type="float">
            <text:p>-148</text:p>
          </table:table-cell>
          <table:table-cell office:value-type="float" office:value="-70" calcext:value-type="float">
            <text:p>-70</text:p>
          </table:table-cell>
          <table:table-cell office:value-type="float" office:value="1473" calcext:value-type="float">
            <text:p>1473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table:number-columns-repeated="10"/>
          <table:table-cell table:formula="of:=[.D25]*[.L$1]" office:value-type="float" office:value="-0.8861572265625" calcext:value-type="float">
            <text:p>-0.8861572266</text:p>
          </table:table-cell>
          <table:table-cell table:formula="of:=[.E25]*[.L$1]" office:value-type="float" office:value="-0.41912841796875" calcext:value-type="float">
            <text:p>-0.419128418</text:p>
          </table:table-cell>
          <table:table-cell table:formula="of:=[.F25]*[.$L$1]" office:value-type="float" office:value="8.81965942382813" calcext:value-type="float">
            <text:p>8.8196594238</text:p>
          </table:table-cell>
          <table:table-cell table:number-columns-repeated="3"/>
          <table:table-cell table:formula="of:=[.G25]*[.$Y$1]" office:value-type="float" office:value="-0.54931640625" calcext:value-type="float">
            <text:p>-0.5493164063</text:p>
          </table:table-cell>
          <table:table-cell table:formula="of:=[.H25]*[.$Y$1]" office:value-type="float" office:value="-0.2899169921875" calcext:value-type="float">
            <text:p>-0.2899169922</text:p>
          </table:table-cell>
          <table:table-cell table:formula="of:=[.I25]*[.$Y$1]" office:value-type="float" office:value="-0.0762939453125" calcext:value-type="float">
            <text:p>-0.0762939453</text:p>
          </table:table-cell>
        </table:table-row>
        <table:table-row table:style-name="ro1">
          <table:table-cell office:value-type="float" office:value="-5.4047" calcext:value-type="float">
            <text:p>-5.4047</text:p>
          </table:table-cell>
          <table:table-cell office:value-type="float" office:value="-3.80707" calcext:value-type="float">
            <text:p>-3.80707</text:p>
          </table:table-cell>
          <table:table-cell office:value-type="float" office:value="-0.00868007" calcext:value-type="float">
            <text:p>-0.00868007</text:p>
          </table:table-cell>
          <table:table-cell office:value-type="float" office:value="-155" calcext:value-type="float">
            <text:p>-155</text:p>
          </table:table-cell>
          <table:table-cell office:value-type="float" office:value="-85" calcext:value-type="float">
            <text:p>-85</text:p>
          </table:table-cell>
          <table:table-cell office:value-type="float" office:value="1464" calcext:value-type="float">
            <text:p>1464</text:p>
          </table:table-cell>
          <table:table-cell office:value-type="float" office:value="-32" calcext:value-type="float">
            <text:p>-32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D26]*[.L$1]" office:value-type="float" office:value="-0.928070068359375" calcext:value-type="float">
            <text:p>-0.9280700684</text:p>
          </table:table-cell>
          <table:table-cell table:formula="of:=[.E26]*[.L$1]" office:value-type="float" office:value="-0.508941650390625" calcext:value-type="float">
            <text:p>-0.5089416504</text:p>
          </table:table-cell>
          <table:table-cell table:formula="of:=[.F26]*[.$L$1]" office:value-type="float" office:value="8.765771484375" calcext:value-type="float">
            <text:p>8.7657714844</text:p>
          </table:table-cell>
          <table:table-cell table:number-columns-repeated="3"/>
          <table:table-cell table:formula="of:=[.G26]*[.$Y$1]" office:value-type="float" office:value="-0.48828125" calcext:value-type="float">
            <text:p>-0.48828125</text:p>
          </table:table-cell>
          <table:table-cell table:formula="of:=[.H26]*[.$Y$1]" office:value-type="float" office:value="-0.2899169921875" calcext:value-type="float">
            <text:p>-0.2899169922</text:p>
          </table:table-cell>
          <table:table-cell table:formula="of:=[.I26]*[.$Y$1]" office:value-type="float" office:value="0.244140625" calcext:value-type="float">
            <text:p>0.244140625</text:p>
          </table:table-cell>
        </table:table-row>
        <table:table-row table:style-name="ro1">
          <table:table-cell office:value-type="float" office:value="-5.63821" calcext:value-type="float">
            <text:p>-5.63821</text:p>
          </table:table-cell>
          <table:table-cell office:value-type="float" office:value="-3.92914" calcext:value-type="float">
            <text:p>-3.92914</text:p>
          </table:table-cell>
          <table:table-cell office:value-type="float" office:value="-0.0246262" calcext:value-type="float">
            <text:p>-0.0246262</text:p>
          </table:table-cell>
          <table:table-cell office:value-type="float" office:value="-150" calcext:value-type="float">
            <text:p>-150</text:p>
          </table:table-cell>
          <table:table-cell office:value-type="float" office:value="-86" calcext:value-type="float">
            <text:p>-86</text:p>
          </table:table-cell>
          <table:table-cell office:value-type="float" office:value="1472" calcext:value-type="float">
            <text:p>1472</text:p>
          </table:table-cell>
          <table:table-cell office:value-type="float" office:value="-36" calcext:value-type="float">
            <text:p>-36</text:p>
          </table:table-cell>
          <table:table-cell office:value-type="float" office:value="-16" calcext:value-type="float">
            <text:p>-16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formula="of:=[.D27]*[.L$1]" office:value-type="float" office:value="-0.89813232421875" calcext:value-type="float">
            <text:p>-0.8981323242</text:p>
          </table:table-cell>
          <table:table-cell table:formula="of:=[.E27]*[.L$1]" office:value-type="float" office:value="-0.51492919921875" calcext:value-type="float">
            <text:p>-0.5149291992</text:p>
          </table:table-cell>
          <table:table-cell table:formula="of:=[.F27]*[.$L$1]" office:value-type="float" office:value="8.813671875" calcext:value-type="float">
            <text:p>8.813671875</text:p>
          </table:table-cell>
          <table:table-cell table:number-columns-repeated="3"/>
          <table:table-cell table:formula="of:=[.G27]*[.$Y$1]" office:value-type="float" office:value="-0.54931640625" calcext:value-type="float">
            <text:p>-0.5493164063</text:p>
          </table:table-cell>
          <table:table-cell table:formula="of:=[.H27]*[.$Y$1]" office:value-type="float" office:value="-0.244140625" calcext:value-type="float">
            <text:p>-0.244140625</text:p>
          </table:table-cell>
          <table:table-cell table:formula="of:=[.I27]*[.$Y$1]" office:value-type="float" office:value="0.0762939453125" calcext:value-type="float">
            <text:p>0.0762939453</text:p>
          </table:table-cell>
        </table:table-row>
        <table:table-row table:style-name="ro1">
          <table:table-cell office:value-type="float" office:value="-5.83384" calcext:value-type="float">
            <text:p>-5.83384</text:p>
          </table:table-cell>
          <table:table-cell office:value-type="float" office:value="-4.06647" calcext:value-type="float">
            <text:p>-4.06647</text:p>
          </table:table-cell>
          <table:table-cell office:value-type="float" office:value="0.0163835" calcext:value-type="float">
            <text:p>0.0163835</text:p>
          </table:table-cell>
          <table:table-cell office:value-type="float" office:value="-149" calcext:value-type="float">
            <text:p>-149</text:p>
          </table:table-cell>
          <table:table-cell office:value-type="float" office:value="-84" calcext:value-type="float">
            <text:p>-84</text:p>
          </table:table-cell>
          <table:table-cell office:value-type="float" office:value="1457" calcext:value-type="float">
            <text:p>1457</text:p>
          </table:table-cell>
          <table:table-cell office:value-type="float" office:value="-31" calcext:value-type="float">
            <text:p>-31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table:formula="of:=[.D28]*[.L$1]" office:value-type="float" office:value="-0.892144775390625" calcext:value-type="float">
            <text:p>-0.8921447754</text:p>
          </table:table-cell>
          <table:table-cell table:formula="of:=[.E28]*[.L$1]" office:value-type="float" office:value="-0.5029541015625" calcext:value-type="float">
            <text:p>-0.5029541016</text:p>
          </table:table-cell>
          <table:table-cell table:formula="of:=[.F28]*[.$L$1]" office:value-type="float" office:value="8.72385864257813" calcext:value-type="float">
            <text:p>8.7238586426</text:p>
          </table:table-cell>
          <table:table-cell table:number-columns-repeated="3"/>
          <table:table-cell table:formula="of:=[.G28]*[.$Y$1]" office:value-type="float" office:value="-0.4730224609375" calcext:value-type="float">
            <text:p>-0.4730224609</text:p>
          </table:table-cell>
          <table:table-cell table:formula="of:=[.H28]*[.$Y$1]" office:value-type="float" office:value="-0.274658203125" calcext:value-type="float">
            <text:p>-0.2746582031</text:p>
          </table:table-cell>
          <table:table-cell table:formula="of:=[.I28]*[.$Y$1]" office:value-type="float" office:value="0.3204345703125" calcext:value-type="float">
            <text:p>0.3204345703</text:p>
          </table:table-cell>
        </table:table-row>
        <table:table-row table:style-name="ro1">
          <table:table-cell office:value-type="float" office:value="-6.07894" calcext:value-type="float">
            <text:p>-6.07894</text:p>
          </table:table-cell>
          <table:table-cell office:value-type="float" office:value="-4.2038" calcext:value-type="float">
            <text:p>-4.2038</text:p>
          </table:table-cell>
          <table:table-cell office:value-type="float" office:value="-0.0197524" calcext:value-type="float">
            <text:p>-0.0197524</text:p>
          </table:table-cell>
          <table:table-cell office:value-type="float" office:value="-153" calcext:value-type="float">
            <text:p>-153</text:p>
          </table:table-cell>
          <table:table-cell office:value-type="float" office:value="-76" calcext:value-type="float">
            <text:p>-76</text:p>
          </table:table-cell>
          <table:table-cell office:value-type="float" office:value="1466" calcext:value-type="float">
            <text:p>1466</text:p>
          </table:table-cell>
          <table:table-cell office:value-type="float" office:value="-37" calcext:value-type="float">
            <text:p>-37</text:p>
          </table:table-cell>
          <table:table-cell office:value-type="float" office:value="-18" calcext:value-type="float">
            <text:p>-18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formula="of:=[.D29]*[.L$1]" office:value-type="float" office:value="-0.916094970703125" calcext:value-type="float">
            <text:p>-0.9160949707</text:p>
          </table:table-cell>
          <table:table-cell table:formula="of:=[.E29]*[.L$1]" office:value-type="float" office:value="-0.4550537109375" calcext:value-type="float">
            <text:p>-0.4550537109</text:p>
          </table:table-cell>
          <table:table-cell table:formula="of:=[.F29]*[.$L$1]" office:value-type="float" office:value="8.77774658203125" calcext:value-type="float">
            <text:p>8.777746582</text:p>
          </table:table-cell>
          <table:table-cell table:number-columns-repeated="3"/>
          <table:table-cell table:formula="of:=[.G29]*[.$Y$1]" office:value-type="float" office:value="-0.5645751953125" calcext:value-type="float">
            <text:p>-0.5645751953</text:p>
          </table:table-cell>
          <table:table-cell table:formula="of:=[.H29]*[.$Y$1]" office:value-type="float" office:value="-0.274658203125" calcext:value-type="float">
            <text:p>-0.2746582031</text:p>
          </table:table-cell>
          <table:table-cell table:formula="of:=[.I29]*[.$Y$1]" office:value-type="float" office:value="0.030517578125" calcext:value-type="float">
            <text:p>0.0305175781</text:p>
          </table:table-cell>
        </table:table-row>
        <table:table-row table:style-name="ro1">
          <table:table-cell office:value-type="float" office:value="-6.30329" calcext:value-type="float">
            <text:p>-6.30329</text:p>
          </table:table-cell>
          <table:table-cell office:value-type="float" office:value="-4.37164" calcext:value-type="float">
            <text:p>-4.37164</text:p>
          </table:table-cell>
          <table:table-cell office:value-type="float" office:value="-0.00256454" calcext:value-type="float">
            <text:p>-0.00256454</text:p>
          </table:table-cell>
          <table:table-cell office:value-type="float" office:value="-153" calcext:value-type="float">
            <text:p>-153</text:p>
          </table:table-cell>
          <table:table-cell office:value-type="float" office:value="-71" calcext:value-type="float">
            <text:p>-71</text:p>
          </table:table-cell>
          <table:table-cell office:value-type="float" office:value="1454" calcext:value-type="float">
            <text:p>1454</text:p>
          </table:table-cell>
          <table:table-cell office:value-type="float" office:value="-34" calcext:value-type="float">
            <text:p>-34</text:p>
          </table:table-cell>
          <table:table-cell office:value-type="float" office:value="-22" calcext:value-type="float">
            <text:p>-22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D30]*[.L$1]" office:value-type="float" office:value="-0.916094970703125" calcext:value-type="float">
            <text:p>-0.9160949707</text:p>
          </table:table-cell>
          <table:table-cell table:formula="of:=[.E30]*[.L$1]" office:value-type="float" office:value="-0.425115966796875" calcext:value-type="float">
            <text:p>-0.4251159668</text:p>
          </table:table-cell>
          <table:table-cell table:formula="of:=[.F30]*[.$L$1]" office:value-type="float" office:value="8.70589599609375" calcext:value-type="float">
            <text:p>8.7058959961</text:p>
          </table:table-cell>
          <table:table-cell table:number-columns-repeated="3"/>
          <table:table-cell table:formula="of:=[.G30]*[.$Y$1]" office:value-type="float" office:value="-0.518798828125" calcext:value-type="float">
            <text:p>-0.5187988281</text:p>
          </table:table-cell>
          <table:table-cell table:formula="of:=[.H30]*[.$Y$1]" office:value-type="float" office:value="-0.335693359375" calcext:value-type="float">
            <text:p>-0.3356933594</text:p>
          </table:table-cell>
          <table:table-cell table:formula="of:=[.I30]*[.$Y$1]" office:value-type="float" office:value="0.18310546875" calcext:value-type="float">
            <text:p>0.1831054688</text:p>
          </table:table-cell>
        </table:table-row>
        <table:table-row table:style-name="ro1">
          <table:table-cell office:value-type="float" office:value="-6.52557" calcext:value-type="float">
            <text:p>-6.52557</text:p>
          </table:table-cell>
          <table:table-cell office:value-type="float" office:value="-4.53186" calcext:value-type="float">
            <text:p>-4.53186</text:p>
          </table:table-cell>
          <table:table-cell office:value-type="float" office:value="0.0281207" calcext:value-type="float">
            <text:p>0.0281207</text:p>
          </table:table-cell>
          <table:table-cell office:value-type="float" office:value="-14" calcext:value-type="float">
            <text:p>-14</text:p>
          </table:table-cell>
          <table:table-cell office:value-type="float" office:value="-76" calcext:value-type="float">
            <text:p>-76</text:p>
          </table:table-cell>
          <table:table-cell office:value-type="float" office:value="1462" calcext:value-type="float">
            <text:p>1462</text:p>
          </table:table-cell>
          <table:table-cell office:value-type="float" office:value="-34" calcext:value-type="float">
            <text:p>-34</text:p>
          </table:table-cell>
          <table:table-cell office:value-type="float" office:value="-21" calcext:value-type="float">
            <text:p>-21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table:formula="of:=[.D31]*[.L$1]" office:value-type="float" office:value="-0.08382568359375" calcext:value-type="float">
            <text:p>-0.0838256836</text:p>
          </table:table-cell>
          <table:table-cell table:formula="of:=[.E31]*[.L$1]" office:value-type="float" office:value="-0.4550537109375" calcext:value-type="float">
            <text:p>-0.4550537109</text:p>
          </table:table-cell>
          <table:table-cell table:formula="of:=[.F31]*[.$L$1]" office:value-type="float" office:value="8.75379638671875" calcext:value-type="float">
            <text:p>8.7537963867</text:p>
          </table:table-cell>
          <table:table-cell table:number-columns-repeated="3"/>
          <table:table-cell table:formula="of:=[.G31]*[.$Y$1]" office:value-type="float" office:value="-0.518798828125" calcext:value-type="float">
            <text:p>-0.5187988281</text:p>
          </table:table-cell>
          <table:table-cell table:formula="of:=[.H31]*[.$Y$1]" office:value-type="float" office:value="-0.3204345703125" calcext:value-type="float">
            <text:p>-0.3204345703</text:p>
          </table:table-cell>
          <table:table-cell table:formula="of:=[.I31]*[.$Y$1]" office:value-type="float" office:value="0.3204345703125" calcext:value-type="float">
            <text:p>0.3204345703</text:p>
          </table:table-cell>
        </table:table-row>
        <table:table-row table:style-name="ro1">
          <table:table-cell office:value-type="float" office:value="-6.74092" calcext:value-type="float">
            <text:p>-6.74092</text:p>
          </table:table-cell>
          <table:table-cell office:value-type="float" office:value="-4.69971" calcext:value-type="float">
            <text:p>-4.69971</text:p>
          </table:table-cell>
          <table:table-cell office:value-type="float" office:value="0.040886" calcext:value-type="float">
            <text:p>0.040886</text:p>
          </table:table-cell>
          <table:table-cell office:value-type="float" office:value="-149" calcext:value-type="float">
            <text:p>-149</text:p>
          </table:table-cell>
          <table:table-cell office:value-type="float" office:value="-74" calcext:value-type="float">
            <text:p>-74</text:p>
          </table:table-cell>
          <table:table-cell office:value-type="float" office:value="1464" calcext:value-type="float">
            <text:p>1464</text:p>
          </table:table-cell>
          <table:table-cell office:value-type="float" office:value="-33" calcext:value-type="float">
            <text:p>-33</text:p>
          </table:table-cell>
          <table:table-cell office:value-type="float" office:value="-22" calcext:value-type="float">
            <text:p>-22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table:formula="of:=[.D32]*[.L$1]" office:value-type="float" office:value="-0.892144775390625" calcext:value-type="float">
            <text:p>-0.8921447754</text:p>
          </table:table-cell>
          <table:table-cell table:formula="of:=[.E32]*[.L$1]" office:value-type="float" office:value="-0.44307861328125" calcext:value-type="float">
            <text:p>-0.4430786133</text:p>
          </table:table-cell>
          <table:table-cell table:formula="of:=[.F32]*[.$L$1]" office:value-type="float" office:value="8.765771484375" calcext:value-type="float">
            <text:p>8.7657714844</text:p>
          </table:table-cell>
          <table:table-cell table:number-columns-repeated="3"/>
          <table:table-cell table:formula="of:=[.G32]*[.$Y$1]" office:value-type="float" office:value="-0.5035400390625" calcext:value-type="float">
            <text:p>-0.5035400391</text:p>
          </table:table-cell>
          <table:table-cell table:formula="of:=[.H32]*[.$Y$1]" office:value-type="float" office:value="-0.335693359375" calcext:value-type="float">
            <text:p>-0.3356933594</text:p>
          </table:table-cell>
          <table:table-cell table:formula="of:=[.I32]*[.$Y$1]" office:value-type="float" office:value="0.3204345703125" calcext:value-type="float">
            <text:p>0.3204345703</text:p>
          </table:table-cell>
        </table:table-row>
        <table:table-row table:style-name="ro1">
          <table:table-cell office:value-type="float" office:value="-6.96416" calcext:value-type="float">
            <text:p>-6.96416</text:p>
          </table:table-cell>
          <table:table-cell office:value-type="float" office:value="-4.84467" calcext:value-type="float">
            <text:p>-4.84467</text:p>
          </table:table-cell>
          <table:table-cell office:value-type="float" office:value="0.0343807" calcext:value-type="float">
            <text:p>0.0343807</text:p>
          </table:table-cell>
          <table:table-cell office:value-type="float" office:value="-161" calcext:value-type="float">
            <text:p>-161</text:p>
          </table:table-cell>
          <table:table-cell office:value-type="float" office:value="-74" calcext:value-type="float">
            <text:p>-74</text:p>
          </table:table-cell>
          <table:table-cell office:value-type="float" office:value="1476" calcext:value-type="float">
            <text:p>1476</text:p>
          </table:table-cell>
          <table:table-cell office:value-type="float" office:value="-34" calcext:value-type="float">
            <text:p>-34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D33]*[.L$1]" office:value-type="float" office:value="-0.963995361328125" calcext:value-type="float">
            <text:p>-0.9639953613</text:p>
          </table:table-cell>
          <table:table-cell table:formula="of:=[.E33]*[.L$1]" office:value-type="float" office:value="-0.44307861328125" calcext:value-type="float">
            <text:p>-0.4430786133</text:p>
          </table:table-cell>
          <table:table-cell table:formula="of:=[.F33]*[.$L$1]" office:value-type="float" office:value="8.8376220703125" calcext:value-type="float">
            <text:p>8.8376220703</text:p>
          </table:table-cell>
          <table:table-cell table:number-columns-repeated="3"/>
          <table:table-cell table:formula="of:=[.G33]*[.$Y$1]" office:value-type="float" office:value="-0.518798828125" calcext:value-type="float">
            <text:p>-0.5187988281</text:p>
          </table:table-cell>
          <table:table-cell table:formula="of:=[.H33]*[.$Y$1]" office:value-type="float" office:value="-0.2899169921875" calcext:value-type="float">
            <text:p>-0.2899169922</text:p>
          </table:table-cell>
          <table:table-cell table:formula="of:=[.I33]*[.$Y$1]" office:value-type="float" office:value="0.2593994140625" calcext:value-type="float">
            <text:p>0.2593994141</text:p>
          </table:table-cell>
        </table:table-row>
        <table:table-row table:style-name="ro1">
          <table:table-cell office:value-type="float" office:value="-7.18609" calcext:value-type="float">
            <text:p>-7.18609</text:p>
          </table:table-cell>
          <table:table-cell office:value-type="float" office:value="-5.00488" calcext:value-type="float">
            <text:p>-5.00488</text:p>
          </table:table-cell>
          <table:table-cell office:value-type="float" office:value="-0.0391778" calcext:value-type="float">
            <text:p>-0.0391778</text:p>
          </table:table-cell>
          <table:table-cell office:value-type="float" office:value="-159" calcext:value-type="float">
            <text:p>-159</text:p>
          </table:table-cell>
          <table:table-cell office:value-type="float" office:value="-76" calcext:value-type="float">
            <text:p>-76</text:p>
          </table:table-cell>
          <table:table-cell office:value-type="float" office:value="1462" calcext:value-type="float">
            <text:p>1462</text:p>
          </table:table-cell>
          <table:table-cell office:value-type="float" office:value="-34" calcext:value-type="float">
            <text:p>-34</text:p>
          </table:table-cell>
          <table:table-cell office:value-type="float" office:value="-21" calcext:value-type="float">
            <text:p>-21</text:p>
          </table:table-cell>
          <table:table-cell office:value-type="float" office:value="-7" calcext:value-type="float">
            <text:p>-7</text:p>
          </table:table-cell>
          <table:table-cell table:number-columns-repeated="10"/>
          <table:table-cell table:formula="of:=[.D34]*[.L$1]" office:value-type="float" office:value="-0.952020263671875" calcext:value-type="float">
            <text:p>-0.9520202637</text:p>
          </table:table-cell>
          <table:table-cell table:formula="of:=[.E34]*[.L$1]" office:value-type="float" office:value="-0.4550537109375" calcext:value-type="float">
            <text:p>-0.4550537109</text:p>
          </table:table-cell>
          <table:table-cell table:formula="of:=[.F34]*[.$L$1]" office:value-type="float" office:value="8.75379638671875" calcext:value-type="float">
            <text:p>8.7537963867</text:p>
          </table:table-cell>
          <table:table-cell table:number-columns-repeated="3"/>
          <table:table-cell table:formula="of:=[.G34]*[.$Y$1]" office:value-type="float" office:value="-0.518798828125" calcext:value-type="float">
            <text:p>-0.5187988281</text:p>
          </table:table-cell>
          <table:table-cell table:formula="of:=[.H34]*[.$Y$1]" office:value-type="float" office:value="-0.3204345703125" calcext:value-type="float">
            <text:p>-0.3204345703</text:p>
          </table:table-cell>
          <table:table-cell table:formula="of:=[.I34]*[.$Y$1]" office:value-type="float" office:value="-0.1068115234375" calcext:value-type="float">
            <text:p>-0.1068115234</text:p>
          </table:table-cell>
        </table:table-row>
        <table:table-row table:style-name="ro1">
          <table:table-cell office:value-type="float" office:value="-7.39184" calcext:value-type="float">
            <text:p>-7.39184</text:p>
          </table:table-cell>
          <table:table-cell office:value-type="float" office:value="-5.15747" calcext:value-type="float">
            <text:p>-5.15747</text:p>
          </table:table-cell>
          <table:table-cell office:value-type="float" office:value="-0.0213727" calcext:value-type="float">
            <text:p>-0.0213727</text:p>
          </table:table-cell>
          <table:table-cell office:value-type="float" office:value="-151" calcext:value-type="float">
            <text:p>-151</text:p>
          </table:table-cell>
          <table:table-cell office:value-type="float" office:value="-78" calcext:value-type="float">
            <text:p>-78</text:p>
          </table:table-cell>
          <table:table-cell office:value-type="float" office:value="1468" calcext:value-type="float">
            <text:p>1468</text:p>
          </table:table-cell>
          <table:table-cell office:value-type="float" office:value="-32" calcext:value-type="float">
            <text:p>-32</text:p>
          </table:table-cell>
          <table:table-cell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D35]*[.L$1]" office:value-type="float" office:value="-0.904119873046875" calcext:value-type="float">
            <text:p>-0.904119873</text:p>
          </table:table-cell>
          <table:table-cell table:formula="of:=[.E35]*[.L$1]" office:value-type="float" office:value="-0.46702880859375" calcext:value-type="float">
            <text:p>-0.4670288086</text:p>
          </table:table-cell>
          <table:table-cell table:formula="of:=[.F35]*[.$L$1]" office:value-type="float" office:value="8.7897216796875" calcext:value-type="float">
            <text:p>8.7897216797</text:p>
          </table:table-cell>
          <table:table-cell table:number-columns-repeated="3"/>
          <table:table-cell table:formula="of:=[.G35]*[.$Y$1]" office:value-type="float" office:value="-0.48828125" calcext:value-type="float">
            <text:p>-0.48828125</text:p>
          </table:table-cell>
          <table:table-cell table:formula="of:=[.H35]*[.$Y$1]" office:value-type="float" office:value="-0.30517578125" calcext:value-type="float">
            <text:p>-0.3051757813</text:p>
          </table:table-cell>
          <table:table-cell table:formula="of:=[.I35]*[.$Y$1]" office:value-type="float" office:value="0.1373291015625" calcext:value-type="float">
            <text:p>0.1373291016</text:p>
          </table:table-cell>
        </table:table-row>
        <table:table-row table:style-name="ro1">
          <table:table-cell office:value-type="float" office:value="-7.32624" calcext:value-type="float">
            <text:p>-7.32624</text:p>
          </table:table-cell>
          <table:table-cell office:value-type="float" office:value="-5.30243" calcext:value-type="float">
            <text:p>-5.30243</text:p>
          </table:table-cell>
          <table:table-cell office:value-type="float" office:value="-0.165815" calcext:value-type="float">
            <text:p>-0.165815</text:p>
          </table:table-cell>
          <table:table-cell office:value-type="float" office:value="-148" calcext:value-type="float">
            <text:p>-148</text:p>
          </table:table-cell>
          <table:table-cell office:value-type="float" office:value="-76" calcext:value-type="float">
            <text:p>-76</text:p>
          </table:table-cell>
          <table:table-cell office:value-type="float" office:value="147" calcext:value-type="float">
            <text:p>147</text:p>
          </table:table-cell>
          <table:table-cell office:value-type="float" office:value="-34" calcext:value-type="float">
            <text:p>-34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formula="of:=[.D36]*[.L$1]" office:value-type="float" office:value="-0.8861572265625" calcext:value-type="float">
            <text:p>-0.8861572266</text:p>
          </table:table-cell>
          <table:table-cell table:formula="of:=[.E36]*[.L$1]" office:value-type="float" office:value="-0.4550537109375" calcext:value-type="float">
            <text:p>-0.4550537109</text:p>
          </table:table-cell>
          <table:table-cell table:formula="of:=[.F36]*[.$L$1]" office:value-type="float" office:value="0.880169677734375" calcext:value-type="float">
            <text:p>0.8801696777</text:p>
          </table:table-cell>
          <table:table-cell table:number-columns-repeated="3"/>
          <table:table-cell table:formula="of:=[.G36]*[.$Y$1]" office:value-type="float" office:value="-0.518798828125" calcext:value-type="float">
            <text:p>-0.5187988281</text:p>
          </table:table-cell>
          <table:table-cell table:formula="of:=[.H36]*[.$Y$1]" office:value-type="float" office:value="-0.2899169921875" calcext:value-type="float">
            <text:p>-0.2899169922</text:p>
          </table:table-cell>
          <table:table-cell table:formula="of:=[.I36]*[.$Y$1]" office:value-type="float" office:value="0.30517578125" calcext:value-type="float">
            <text:p>0.3051757813</text:p>
          </table:table-cell>
        </table:table-row>
        <table:table-row table:style-name="ro1">
          <table:table-cell office:value-type="float" office:value="-7.516" calcext:value-type="float">
            <text:p>-7.516</text:p>
          </table:table-cell>
          <table:table-cell office:value-type="float" office:value="-5.45502" calcext:value-type="float">
            <text:p>-5.45502</text:p>
          </table:table-cell>
          <table:table-cell office:value-type="float" office:value="-0.0269483" calcext:value-type="float">
            <text:p>-0.0269483</text:p>
          </table:table-cell>
          <table:table-cell office:value-type="float" office:value="-156" calcext:value-type="float">
            <text:p>-156</text:p>
          </table:table-cell>
          <table:table-cell office:value-type="float" office:value="-66" calcext:value-type="float">
            <text:p>-66</text:p>
          </table:table-cell>
          <table:table-cell office:value-type="float" office:value="1462" calcext:value-type="float">
            <text:p>1462</text:p>
          </table:table-cell>
          <table:table-cell office:value-type="float" office:value="-32" calcext:value-type="float">
            <text:p>-32</text:p>
          </table:table-cell>
          <table:table-cell office:value-type="float" office:value="-20" calcext:value-type="float">
            <text:p>-20</text:p>
          </table:table-cell>
          <table:table-cell office:value-type="float" office:value="22" calcext:value-type="float">
            <text:p>22</text:p>
          </table:table-cell>
          <table:table-cell table:number-columns-repeated="10"/>
          <table:table-cell table:formula="of:=[.D37]*[.L$1]" office:value-type="float" office:value="-0.9340576171875" calcext:value-type="float">
            <text:p>-0.9340576172</text:p>
          </table:table-cell>
          <table:table-cell table:formula="of:=[.E37]*[.L$1]" office:value-type="float" office:value="-0.39517822265625" calcext:value-type="float">
            <text:p>-0.3951782227</text:p>
          </table:table-cell>
          <table:table-cell table:formula="of:=[.F37]*[.$L$1]" office:value-type="float" office:value="8.75379638671875" calcext:value-type="float">
            <text:p>8.7537963867</text:p>
          </table:table-cell>
          <table:table-cell table:number-columns-repeated="3"/>
          <table:table-cell table:formula="of:=[.G37]*[.$Y$1]" office:value-type="float" office:value="-0.48828125" calcext:value-type="float">
            <text:p>-0.48828125</text:p>
          </table:table-cell>
          <table:table-cell table:formula="of:=[.H37]*[.$Y$1]" office:value-type="float" office:value="-0.30517578125" calcext:value-type="float">
            <text:p>-0.3051757813</text:p>
          </table:table-cell>
          <table:table-cell table:formula="of:=[.I37]*[.$Y$1]" office:value-type="float" office:value="0.335693359375" calcext:value-type="float">
            <text:p>0.3356933594</text:p>
          </table:table-cell>
        </table:table-row>
        <table:table-row table:style-name="ro1">
          <table:table-cell office:value-type="float" office:value="-7.73289" calcext:value-type="float">
            <text:p>-7.73289</text:p>
          </table:table-cell>
          <table:table-cell office:value-type="float" office:value="-5.59998" calcext:value-type="float">
            <text:p>-5.59998</text:p>
          </table:table-cell>
          <table:table-cell office:value-type="float" office:value="-0.01951" calcext:value-type="float">
            <text:p>-0.01951</text:p>
          </table:table-cell>
          <table:table-cell office:value-type="float" office:value="-149" calcext:value-type="float">
            <text:p>-149</text:p>
          </table:table-cell>
          <table:table-cell office:value-type="float" office:value="-71" calcext:value-type="float">
            <text:p>-71</text:p>
          </table:table-cell>
          <table:table-cell office:value-type="float" office:value="1473" calcext:value-type="float">
            <text:p>1473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D38]*[.L$1]" office:value-type="float" office:value="-0.892144775390625" calcext:value-type="float">
            <text:p>-0.8921447754</text:p>
          </table:table-cell>
          <table:table-cell table:formula="of:=[.E38]*[.L$1]" office:value-type="float" office:value="-0.425115966796875" calcext:value-type="float">
            <text:p>-0.4251159668</text:p>
          </table:table-cell>
          <table:table-cell table:formula="of:=[.F38]*[.$L$1]" office:value-type="float" office:value="8.81965942382813" calcext:value-type="float">
            <text:p>8.8196594238</text:p>
          </table:table-cell>
          <table:table-cell table:number-columns-repeated="3"/>
          <table:table-cell table:formula="of:=[.G38]*[.$Y$1]" office:value-type="float" office:value="-0.5035400390625" calcext:value-type="float">
            <text:p>-0.5035400391</text:p>
          </table:table-cell>
          <table:table-cell table:formula="of:=[.H38]*[.$Y$1]" office:value-type="float" office:value="-0.2899169921875" calcext:value-type="float">
            <text:p>-0.2899169922</text:p>
          </table:table-cell>
          <table:table-cell table:formula="of:=[.I38]*[.$Y$1]" office:value-type="float" office:value="0.1068115234375" calcext:value-type="float">
            <text:p>0.1068115234</text:p>
          </table:table-cell>
        </table:table-row>
        <table:table-row table:style-name="ro1">
          <table:table-cell office:value-type="float" office:value="-7.96994" calcext:value-type="float">
            <text:p>-7.96994</text:p>
          </table:table-cell>
          <table:table-cell office:value-type="float" office:value="-5.74493" calcext:value-type="float">
            <text:p>-5.74493</text:p>
          </table:table-cell>
          <table:table-cell office:value-type="float" office:value="-0.0888894" calcext:value-type="float">
            <text:p>-0.0888894</text:p>
          </table:table-cell>
          <table:table-cell office:value-type="float" office:value="-156" calcext:value-type="float">
            <text:p>-156</text:p>
          </table:table-cell>
          <table:table-cell office:value-type="float" office:value="-76" calcext:value-type="float">
            <text:p>-76</text:p>
          </table:table-cell>
          <table:table-cell office:value-type="float" office:value="1463" calcext:value-type="float">
            <text:p>1463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17" calcext:value-type="float">
            <text:p>-17</text:p>
          </table:table-cell>
          <table:table-cell table:number-columns-repeated="10"/>
          <table:table-cell table:formula="of:=[.D39]*[.L$1]" office:value-type="float" office:value="-0.9340576171875" calcext:value-type="float">
            <text:p>-0.9340576172</text:p>
          </table:table-cell>
          <table:table-cell table:formula="of:=[.E39]*[.L$1]" office:value-type="float" office:value="-0.4550537109375" calcext:value-type="float">
            <text:p>-0.4550537109</text:p>
          </table:table-cell>
          <table:table-cell table:formula="of:=[.F39]*[.$L$1]" office:value-type="float" office:value="8.75978393554688" calcext:value-type="float">
            <text:p>8.7597839355</text:p>
          </table:table-cell>
          <table:table-cell table:number-columns-repeated="3"/>
          <table:table-cell table:formula="of:=[.G39]*[.$Y$1]" office:value-type="float" office:value="-0.54931640625" calcext:value-type="float">
            <text:p>-0.5493164063</text:p>
          </table:table-cell>
          <table:table-cell table:formula="of:=[.H39]*[.$Y$1]" office:value-type="float" office:value="-0.2899169921875" calcext:value-type="float">
            <text:p>-0.2899169922</text:p>
          </table:table-cell>
          <table:table-cell table:formula="of:=[.I39]*[.$Y$1]" office:value-type="float" office:value="-0.2593994140625" calcext:value-type="float">
            <text:p>-0.2593994141</text:p>
          </table:table-cell>
        </table:table-row>
        <table:table-row table:style-name="ro1">
          <table:table-cell office:value-type="float" office:value="-8.1743" calcext:value-type="float">
            <text:p>-8.1743</text:p>
          </table:table-cell>
          <table:table-cell office:value-type="float" office:value="-5.91278" calcext:value-type="float">
            <text:p>-5.91278</text:p>
          </table:table-cell>
          <table:table-cell office:value-type="float" office:value="-0.090955" calcext:value-type="float">
            <text:p>-0.090955</text:p>
          </table:table-cell>
          <table:table-cell office:value-type="float" office:value="-149" calcext:value-type="float">
            <text:p>-149</text:p>
          </table:table-cell>
          <table:table-cell office:value-type="float" office:value="-81" calcext:value-type="float">
            <text:p>-81</text:p>
          </table:table-cell>
          <table:table-cell office:value-type="float" office:value="1477" calcext:value-type="float">
            <text:p>1477</text:p>
          </table:table-cell>
          <table:table-cell office:value-type="float" office:value="-32" calcext:value-type="float">
            <text:p>-32</text:p>
          </table:table-cell>
          <table:table-cell office:value-type="float" office:value="-22" calcext:value-type="float">
            <text:p>-22</text:p>
          </table:table-cell>
          <table:table-cell office:value-type="float" office:value="-8" calcext:value-type="float">
            <text:p>-8</text:p>
          </table:table-cell>
          <table:table-cell table:number-columns-repeated="10"/>
          <table:table-cell table:formula="of:=[.D40]*[.L$1]" office:value-type="float" office:value="-0.892144775390625" calcext:value-type="float">
            <text:p>-0.8921447754</text:p>
          </table:table-cell>
          <table:table-cell table:formula="of:=[.E40]*[.L$1]" office:value-type="float" office:value="-0.484991455078125" calcext:value-type="float">
            <text:p>-0.4849914551</text:p>
          </table:table-cell>
          <table:table-cell table:formula="of:=[.F40]*[.$L$1]" office:value-type="float" office:value="8.84360961914063" calcext:value-type="float">
            <text:p>8.8436096191</text:p>
          </table:table-cell>
          <table:table-cell table:number-columns-repeated="3"/>
          <table:table-cell table:formula="of:=[.G40]*[.$Y$1]" office:value-type="float" office:value="-0.48828125" calcext:value-type="float">
            <text:p>-0.48828125</text:p>
          </table:table-cell>
          <table:table-cell table:formula="of:=[.H40]*[.$Y$1]" office:value-type="float" office:value="-0.335693359375" calcext:value-type="float">
            <text:p>-0.3356933594</text:p>
          </table:table-cell>
          <table:table-cell table:formula="of:=[.I40]*[.$Y$1]" office:value-type="float" office:value="-0.1220703125" calcext:value-type="float">
            <text:p>-0.1220703125</text:p>
          </table:table-cell>
        </table:table-row>
        <table:table-row table:style-name="ro1">
          <table:table-cell office:value-type="float" office:value="-8.40195" calcext:value-type="float">
            <text:p>-8.40195</text:p>
          </table:table-cell>
          <table:table-cell office:value-type="float" office:value="-6.06537" calcext:value-type="float">
            <text:p>-6.06537</text:p>
          </table:table-cell>
          <table:table-cell office:value-type="float" office:value="-0.0416672" calcext:value-type="float">
            <text:p>-0.0416672</text:p>
          </table:table-cell>
          <table:table-cell office:value-type="float" office:value="-156" calcext:value-type="float">
            <text:p>-156</text:p>
          </table:table-cell>
          <table:table-cell office:value-type="float" office:value="-79" calcext:value-type="float">
            <text:p>-79</text:p>
          </table:table-cell>
          <table:table-cell office:value-type="float" office:value="1463" calcext:value-type="float">
            <text:p>1463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D41]*[.L$1]" office:value-type="float" office:value="-0.9340576171875" calcext:value-type="float">
            <text:p>-0.9340576172</text:p>
          </table:table-cell>
          <table:table-cell table:formula="of:=[.E41]*[.L$1]" office:value-type="float" office:value="-0.473016357421875" calcext:value-type="float">
            <text:p>-0.4730163574</text:p>
          </table:table-cell>
          <table:table-cell table:formula="of:=[.F41]*[.$L$1]" office:value-type="float" office:value="8.75978393554688" calcext:value-type="float">
            <text:p>8.7597839355</text:p>
          </table:table-cell>
          <table:table-cell table:number-columns-repeated="3"/>
          <table:table-cell table:formula="of:=[.G41]*[.$Y$1]" office:value-type="float" office:value="-0.5340576171875" calcext:value-type="float">
            <text:p>-0.5340576172</text:p>
          </table:table-cell>
          <table:table-cell table:formula="of:=[.H41]*[.$Y$1]" office:value-type="float" office:value="-0.30517578125" calcext:value-type="float">
            <text:p>-0.3051757813</text:p>
          </table:table-cell>
          <table:table-cell table:formula="of:=[.I41]*[.$Y$1]" office:value-type="float" office:value="0.1373291015625" calcext:value-type="float">
            <text:p>0.1373291016</text:p>
          </table:table-cell>
        </table:table-row>
        <table:table-row table:style-name="ro1">
          <table:table-cell office:value-type="float" office:value="-8.62066" calcext:value-type="float">
            <text:p>-8.62066</text:p>
          </table:table-cell>
          <table:table-cell office:value-type="float" office:value="-6.21033" calcext:value-type="float">
            <text:p>-6.21033</text:p>
          </table:table-cell>
          <table:table-cell office:value-type="float" office:value="0.0323954" calcext:value-type="float">
            <text:p>0.0323954</text:p>
          </table:table-cell>
          <table:table-cell office:value-type="float" office:value="-150" calcext:value-type="float">
            <text:p>-150</text:p>
          </table:table-cell>
          <table:table-cell office:value-type="float" office:value="-66" calcext:value-type="float">
            <text:p>-66</text:p>
          </table:table-cell>
          <table:table-cell office:value-type="float" office:value="1477" calcext:value-type="float">
            <text:p>1477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26" calcext:value-type="float">
            <text:p>26</text:p>
          </table:table-cell>
          <table:table-cell table:number-columns-repeated="10"/>
          <table:table-cell table:formula="of:=[.D42]*[.L$1]" office:value-type="float" office:value="-0.89813232421875" calcext:value-type="float">
            <text:p>-0.8981323242</text:p>
          </table:table-cell>
          <table:table-cell table:formula="of:=[.E42]*[.L$1]" office:value-type="float" office:value="-0.39517822265625" calcext:value-type="float">
            <text:p>-0.3951782227</text:p>
          </table:table-cell>
          <table:table-cell table:formula="of:=[.F42]*[.$L$1]" office:value-type="float" office:value="8.84360961914063" calcext:value-type="float">
            <text:p>8.8436096191</text:p>
          </table:table-cell>
          <table:table-cell table:number-columns-repeated="3"/>
          <table:table-cell table:formula="of:=[.G42]*[.$Y$1]" office:value-type="float" office:value="-0.5035400390625" calcext:value-type="float">
            <text:p>-0.5035400391</text:p>
          </table:table-cell>
          <table:table-cell table:formula="of:=[.H42]*[.$Y$1]" office:value-type="float" office:value="-0.2899169921875" calcext:value-type="float">
            <text:p>-0.2899169922</text:p>
          </table:table-cell>
          <table:table-cell table:formula="of:=[.I42]*[.$Y$1]" office:value-type="float" office:value="0.396728515625" calcext:value-type="float">
            <text:p>0.3967285156</text:p>
          </table:table-cell>
        </table:table-row>
        <table:table-row table:style-name="ro1">
          <table:table-cell office:value-type="float" office:value="-8.83602" calcext:value-type="float">
            <text:p>-8.83602</text:p>
          </table:table-cell>
          <table:table-cell office:value-type="float" office:value="-6.37817" calcext:value-type="float">
            <text:p>-6.37817</text:p>
          </table:table-cell>
          <table:table-cell office:value-type="float" office:value="0.039757" calcext:value-type="float">
            <text:p>0.039757</text:p>
          </table:table-cell>
          <table:table-cell office:value-type="float" office:value="-152" calcext:value-type="float">
            <text:p>-152</text:p>
          </table:table-cell>
          <table:table-cell office:value-type="float" office:value="-74" calcext:value-type="float">
            <text:p>-74</text:p>
          </table:table-cell>
          <table:table-cell office:value-type="float" office:value="1471" calcext:value-type="float">
            <text:p>1471</text:p>
          </table:table-cell>
          <table:table-cell office:value-type="float" office:value="-33" calcext:value-type="float">
            <text:p>-33</text:p>
          </table:table-cell>
          <table:table-cell office:value-type="float" office:value="-22" calcext:value-type="float">
            <text:p>-22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formula="of:=[.D43]*[.L$1]" office:value-type="float" office:value="-0.910107421875" calcext:value-type="float">
            <text:p>-0.9101074219</text:p>
          </table:table-cell>
          <table:table-cell table:formula="of:=[.E43]*[.L$1]" office:value-type="float" office:value="-0.44307861328125" calcext:value-type="float">
            <text:p>-0.4430786133</text:p>
          </table:table-cell>
          <table:table-cell table:formula="of:=[.F43]*[.$L$1]" office:value-type="float" office:value="8.80768432617188" calcext:value-type="float">
            <text:p>8.8076843262</text:p>
          </table:table-cell>
          <table:table-cell table:number-columns-repeated="3"/>
          <table:table-cell table:formula="of:=[.G43]*[.$Y$1]" office:value-type="float" office:value="-0.5035400390625" calcext:value-type="float">
            <text:p>-0.5035400391</text:p>
          </table:table-cell>
          <table:table-cell table:formula="of:=[.H43]*[.$Y$1]" office:value-type="float" office:value="-0.335693359375" calcext:value-type="float">
            <text:p>-0.3356933594</text:p>
          </table:table-cell>
          <table:table-cell table:formula="of:=[.I43]*[.$Y$1]" office:value-type="float" office:value="0.30517578125" calcext:value-type="float">
            <text:p>0.3051757813</text:p>
          </table:table-cell>
        </table:table-row>
        <table:table-row table:style-name="ro1">
          <table:table-cell office:value-type="float" office:value="-9.05951" calcext:value-type="float">
            <text:p>-9.05951</text:p>
          </table:table-cell>
          <table:table-cell office:value-type="float" office:value="-6.3858" calcext:value-type="float">
            <text:p>-6.3858</text:p>
          </table:table-cell>
          <table:table-cell office:value-type="float" office:value="0.0316364" calcext:value-type="float">
            <text:p>0.0316364</text:p>
          </table:table-cell>
          <table:table-cell office:value-type="float" office:value="-148" calcext:value-type="float">
            <text:p>-148</text:p>
          </table:table-cell>
          <table:table-cell office:value-type="float" office:value="-72" calcext:value-type="float">
            <text:p>-72</text:p>
          </table:table-cell>
          <table:table-cell office:value-type="float" office:value="1466" calcext:value-type="float">
            <text:p>1466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D44]*[.L$1]" office:value-type="float" office:value="-0.8861572265625" calcext:value-type="float">
            <text:p>-0.8861572266</text:p>
          </table:table-cell>
          <table:table-cell table:formula="of:=[.E44]*[.L$1]" office:value-type="float" office:value="-0.431103515625" calcext:value-type="float">
            <text:p>-0.4311035156</text:p>
          </table:table-cell>
          <table:table-cell table:formula="of:=[.F44]*[.$L$1]" office:value-type="float" office:value="8.77774658203125" calcext:value-type="float">
            <text:p>8.777746582</text:p>
          </table:table-cell>
          <table:table-cell table:number-columns-repeated="3"/>
          <table:table-cell table:formula="of:=[.G44]*[.$Y$1]" office:value-type="float" office:value="-0.518798828125" calcext:value-type="float">
            <text:p>-0.5187988281</text:p>
          </table:table-cell>
          <table:table-cell table:formula="of:=[.H44]*[.$Y$1]" office:value-type="float" office:value="-0.0152587890625" calcext:value-type="float">
            <text:p>-0.0152587891</text:p>
          </table:table-cell>
          <table:table-cell table:formula="of:=[.I44]*[.$Y$1]" office:value-type="float" office:value="0.244140625" calcext:value-type="float">
            <text:p>0.244140625</text:p>
          </table:table-cell>
        </table:table-row>
        <table:table-row table:style-name="ro1">
          <table:table-cell office:value-type="float" office:value="-9.28919" calcext:value-type="float">
            <text:p>-9.28919</text:p>
          </table:table-cell>
          <table:table-cell office:value-type="float" office:value="-6.53076" calcext:value-type="float">
            <text:p>-6.53076</text:p>
          </table:table-cell>
          <table:table-cell office:value-type="float" office:value="0.0184584" calcext:value-type="float">
            <text:p>0.0184584</text:p>
          </table:table-cell>
          <table:table-cell office:value-type="float" office:value="-151" calcext:value-type="float">
            <text:p>-151</text:p>
          </table:table-cell>
          <table:table-cell office:value-type="float" office:value="-75" calcext:value-type="float">
            <text:p>-75</text:p>
          </table:table-cell>
          <table:table-cell office:value-type="float" office:value="1462" calcext:value-type="float">
            <text:p>1462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  <table:table-cell table:number-columns-repeated="10"/>
          <table:table-cell table:formula="of:=[.D45]*[.L$1]" office:value-type="float" office:value="-0.904119873046875" calcext:value-type="float">
            <text:p>-0.904119873</text:p>
          </table:table-cell>
          <table:table-cell table:formula="of:=[.E45]*[.L$1]" office:value-type="float" office:value="-0.449066162109375" calcext:value-type="float">
            <text:p>-0.4490661621</text:p>
          </table:table-cell>
          <table:table-cell table:formula="of:=[.F45]*[.$L$1]" office:value-type="float" office:value="8.75379638671875" calcext:value-type="float">
            <text:p>8.7537963867</text:p>
          </table:table-cell>
          <table:table-cell table:number-columns-repeated="3"/>
          <table:table-cell table:formula="of:=[.G45]*[.$Y$1]" office:value-type="float" office:value="-0.5340576171875" calcext:value-type="float">
            <text:p>-0.5340576172</text:p>
          </table:table-cell>
          <table:table-cell table:formula="of:=[.H45]*[.$Y$1]" office:value-type="float" office:value="-0.2899169921875" calcext:value-type="float">
            <text:p>-0.2899169922</text:p>
          </table:table-cell>
          <table:table-cell table:formula="of:=[.I45]*[.$Y$1]" office:value-type="float" office:value="0.1983642578125" calcext:value-type="float">
            <text:p>0.1983642578</text:p>
          </table:table-cell>
        </table:table-row>
        <table:table-row table:style-name="ro1">
          <table:table-cell office:value-type="float" office:value="-9.49624" calcext:value-type="float">
            <text:p>-9.49624</text:p>
          </table:table-cell>
          <table:table-cell office:value-type="float" office:value="-6.69098" calcext:value-type="float">
            <text:p>-6.69098</text:p>
          </table:table-cell>
          <table:table-cell office:value-type="float" office:value="0.0196099" calcext:value-type="float">
            <text:p>0.0196099</text:p>
          </table:table-cell>
          <table:table-cell office:value-type="float" office:value="-160" calcext:value-type="float">
            <text:p>-160</text:p>
          </table:table-cell>
          <table:table-cell office:value-type="float" office:value="-75" calcext:value-type="float">
            <text:p>-75</text:p>
          </table:table-cell>
          <table:table-cell office:value-type="float" office:value="1478" calcext:value-type="float">
            <text:p>1478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D46]*[.L$1]" office:value-type="float" office:value="-0.9580078125" calcext:value-type="float">
            <text:p>-0.9580078125</text:p>
          </table:table-cell>
          <table:table-cell table:formula="of:=[.E46]*[.L$1]" office:value-type="float" office:value="-0.449066162109375" calcext:value-type="float">
            <text:p>-0.4490661621</text:p>
          </table:table-cell>
          <table:table-cell table:formula="of:=[.F46]*[.$L$1]" office:value-type="float" office:value="8.84959716796875" calcext:value-type="float">
            <text:p>8.849597168</text:p>
          </table:table-cell>
          <table:table-cell table:number-columns-repeated="3"/>
          <table:table-cell table:formula="of:=[.G46]*[.$Y$1]" office:value-type="float" office:value="-0.48828125" calcext:value-type="float">
            <text:p>-0.48828125</text:p>
          </table:table-cell>
          <table:table-cell table:formula="of:=[.H46]*[.$Y$1]" office:value-type="float" office:value="-0.3204345703125" calcext:value-type="float">
            <text:p>-0.3204345703</text:p>
          </table:table-cell>
          <table:table-cell table:formula="of:=[.I46]*[.$Y$1]" office:value-type="float" office:value="0.2288818359375" calcext:value-type="float">
            <text:p>0.2288818359</text:p>
          </table:table-cell>
        </table:table-row>
        <table:table-row table:style-name="ro1">
          <table:table-cell office:value-type="float" office:value="-9.68806" calcext:value-type="float">
            <text:p>-9.68806</text:p>
          </table:table-cell>
          <table:table-cell office:value-type="float" office:value="-6.83594" calcext:value-type="float">
            <text:p>-6.83594</text:p>
          </table:table-cell>
          <table:table-cell office:value-type="float" office:value="0.0287919" calcext:value-type="float">
            <text:p>0.0287919</text:p>
          </table:table-cell>
          <table:table-cell office:value-type="float" office:value="-151" calcext:value-type="float">
            <text:p>-151</text:p>
          </table:table-cell>
          <table:table-cell office:value-type="float" office:value="-74" calcext:value-type="float">
            <text:p>-74</text:p>
          </table:table-cell>
          <table:table-cell office:value-type="float" office:value="1459" calcext:value-type="float">
            <text:p>1459</text:p>
          </table:table-cell>
          <table:table-cell office:value-type="float" office:value="-30" calcext:value-type="float">
            <text:p>-30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D47]*[.L$1]" office:value-type="float" office:value="-0.904119873046875" calcext:value-type="float">
            <text:p>-0.904119873</text:p>
          </table:table-cell>
          <table:table-cell table:formula="of:=[.E47]*[.L$1]" office:value-type="float" office:value="-0.44307861328125" calcext:value-type="float">
            <text:p>-0.4430786133</text:p>
          </table:table-cell>
          <table:table-cell table:formula="of:=[.F47]*[.$L$1]" office:value-type="float" office:value="8.73583374023438" calcext:value-type="float">
            <text:p>8.7358337402</text:p>
          </table:table-cell>
          <table:table-cell table:number-columns-repeated="3"/>
          <table:table-cell table:formula="of:=[.G47]*[.$Y$1]" office:value-type="float" office:value="-0.457763671875" calcext:value-type="float">
            <text:p>-0.4577636719</text:p>
          </table:table-cell>
          <table:table-cell table:formula="of:=[.H47]*[.$Y$1]" office:value-type="float" office:value="-0.2899169921875" calcext:value-type="float">
            <text:p>-0.2899169922</text:p>
          </table:table-cell>
          <table:table-cell table:formula="of:=[.I47]*[.$Y$1]" office:value-type="float" office:value="0.274658203125" calcext:value-type="float">
            <text:p>0.2746582031</text:p>
          </table:table-cell>
        </table:table-row>
        <table:table-row table:style-name="ro1">
          <table:table-cell office:value-type="float" office:value="-9.91764" calcext:value-type="float">
            <text:p>-9.91764</text:p>
          </table:table-cell>
          <table:table-cell office:value-type="float" office:value="-6.9809" calcext:value-type="float">
            <text:p>-6.9809</text:p>
          </table:table-cell>
          <table:table-cell office:value-type="float" office:value="-0.0294113" calcext:value-type="float">
            <text:p>-0.0294113</text:p>
          </table:table-cell>
          <table:table-cell office:value-type="float" office:value="-1" calcext:value-type="float">
            <text:p>-1</text:p>
          </table:table-cell>
          <table:table-cell office:value-type="float" office:value="-76" calcext:value-type="float">
            <text:p>-76</text:p>
          </table:table-cell>
          <table:table-cell office:value-type="float" office:value="1482" calcext:value-type="float">
            <text:p>1482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-3" calcext:value-type="float">
            <text:p>-3</text:p>
          </table:table-cell>
          <table:table-cell table:number-columns-repeated="10"/>
          <table:table-cell table:formula="of:=[.D48]*[.L$1]" office:value-type="float" office:value="-0.005987548828125" calcext:value-type="float">
            <text:p>-0.0059875488</text:p>
          </table:table-cell>
          <table:table-cell table:formula="of:=[.E48]*[.L$1]" office:value-type="float" office:value="-0.4550537109375" calcext:value-type="float">
            <text:p>-0.4550537109</text:p>
          </table:table-cell>
          <table:table-cell table:formula="of:=[.F48]*[.$L$1]" office:value-type="float" office:value="8.87354736328125" calcext:value-type="float">
            <text:p>8.8735473633</text:p>
          </table:table-cell>
          <table:table-cell table:number-columns-repeated="3"/>
          <table:table-cell table:formula="of:=[.G48]*[.$Y$1]" office:value-type="float" office:value="-0.5340576171875" calcext:value-type="float">
            <text:p>-0.5340576172</text:p>
          </table:table-cell>
          <table:table-cell table:formula="of:=[.H48]*[.$Y$1]" office:value-type="float" office:value="-0.2899169921875" calcext:value-type="float">
            <text:p>-0.2899169922</text:p>
          </table:table-cell>
          <table:table-cell table:formula="of:=[.I48]*[.$Y$1]" office:value-type="float" office:value="-0.0457763671875" calcext:value-type="float">
            <text:p>-0.0457763672</text:p>
          </table:table-cell>
        </table:table-row>
        <table:table-row table:style-name="ro1">
          <table:table-cell office:value-type="float" office:value="-10.1496" calcext:value-type="float">
            <text:p>-10.1496</text:p>
          </table:table-cell>
          <table:table-cell office:value-type="float" office:value="-7.13348" calcext:value-type="float">
            <text:p>-7.13348</text:p>
          </table:table-cell>
          <table:table-cell office:value-type="float" office:value="-0.0201959" calcext:value-type="float">
            <text:p>-0.0201959</text:p>
          </table:table-cell>
          <table:table-cell office:value-type="float" office:value="-147" calcext:value-type="float">
            <text:p>-147</text:p>
          </table:table-cell>
          <table:table-cell office:value-type="float" office:value="-70" calcext:value-type="float">
            <text:p>-70</text:p>
          </table:table-cell>
          <table:table-cell office:value-type="float" office:value="1465" calcext:value-type="float">
            <text:p>1465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D49]*[.L$1]" office:value-type="float" office:value="-0.880169677734375" calcext:value-type="float">
            <text:p>-0.8801696777</text:p>
          </table:table-cell>
          <table:table-cell table:formula="of:=[.E49]*[.L$1]" office:value-type="float" office:value="-0.41912841796875" calcext:value-type="float">
            <text:p>-0.419128418</text:p>
          </table:table-cell>
          <table:table-cell table:formula="of:=[.F49]*[.$L$1]" office:value-type="float" office:value="8.77175903320313" calcext:value-type="float">
            <text:p>8.7717590332</text:p>
          </table:table-cell>
          <table:table-cell table:number-columns-repeated="3"/>
          <table:table-cell table:formula="of:=[.G49]*[.$Y$1]" office:value-type="float" office:value="-0.5340576171875" calcext:value-type="float">
            <text:p>-0.5340576172</text:p>
          </table:table-cell>
          <table:table-cell table:formula="of:=[.H49]*[.$Y$1]" office:value-type="float" office:value="-0.30517578125" calcext:value-type="float">
            <text:p>-0.3051757813</text:p>
          </table:table-cell>
          <table:table-cell table:formula="of:=[.I49]*[.$Y$1]" office:value-type="float" office:value="0.1068115234375" calcext:value-type="float">
            <text:p>0.1068115234</text:p>
          </table:table-cell>
        </table:table-row>
        <table:table-row table:style-name="ro1">
          <table:table-cell office:value-type="float" office:value="-10.3684" calcext:value-type="float">
            <text:p>-10.3684</text:p>
          </table:table-cell>
          <table:table-cell office:value-type="float" office:value="-7.27844" calcext:value-type="float">
            <text:p>-7.27844</text:p>
          </table:table-cell>
          <table:table-cell office:value-type="float" office:value="-0.00130694" calcext:value-type="float">
            <text:p>-0.00130694</text:p>
          </table:table-cell>
          <table:table-cell office:value-type="float" office:value="-154" calcext:value-type="float">
            <text:p>-154</text:p>
          </table:table-cell>
          <table:table-cell office:value-type="float" office:value="-82" calcext:value-type="float">
            <text:p>-82</text:p>
          </table:table-cell>
          <table:table-cell office:value-type="float" office:value="1464" calcext:value-type="float">
            <text:p>1464</text:p>
          </table:table-cell>
          <table:table-cell office:value-type="float" office:value="-34" calcext:value-type="float">
            <text:p>-34</text:p>
          </table:table-cell>
          <table:table-cell office:value-type="float" office:value="-19" calcext:value-type="float">
            <text:p>-19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D50]*[.L$1]" office:value-type="float" office:value="-0.92208251953125" calcext:value-type="float">
            <text:p>-0.9220825195</text:p>
          </table:table-cell>
          <table:table-cell table:formula="of:=[.E50]*[.L$1]" office:value-type="float" office:value="-0.49097900390625" calcext:value-type="float">
            <text:p>-0.4909790039</text:p>
          </table:table-cell>
          <table:table-cell table:formula="of:=[.F50]*[.$L$1]" office:value-type="float" office:value="8.765771484375" calcext:value-type="float">
            <text:p>8.7657714844</text:p>
          </table:table-cell>
          <table:table-cell table:number-columns-repeated="3"/>
          <table:table-cell table:formula="of:=[.G50]*[.$Y$1]" office:value-type="float" office:value="-0.518798828125" calcext:value-type="float">
            <text:p>-0.5187988281</text:p>
          </table:table-cell>
          <table:table-cell table:formula="of:=[.H50]*[.$Y$1]" office:value-type="float" office:value="-0.2899169921875" calcext:value-type="float">
            <text:p>-0.2899169922</text:p>
          </table:table-cell>
          <table:table-cell table:formula="of:=[.I50]*[.$Y$1]" office:value-type="float" office:value="0.213623046875" calcext:value-type="float">
            <text:p>0.2136230469</text:p>
          </table:table-cell>
        </table:table-row>
        <table:table-row table:style-name="ro1">
          <table:table-cell office:value-type="float" office:value="-10.5847" calcext:value-type="float">
            <text:p>-10.5847</text:p>
          </table:table-cell>
          <table:table-cell office:value-type="float" office:value="-7.4234" calcext:value-type="float">
            <text:p>-7.4234</text:p>
          </table:table-cell>
          <table:table-cell office:value-type="float" office:value="-0.00962027" calcext:value-type="float">
            <text:p>-0.00962027</text:p>
          </table:table-cell>
          <table:table-cell office:value-type="float" office:value="-157" calcext:value-type="float">
            <text:p>-157</text:p>
          </table:table-cell>
          <table:table-cell office:value-type="float" office:value="-71" calcext:value-type="float">
            <text:p>-71</text:p>
          </table:table-cell>
          <table:table-cell office:value-type="float" office:value="1477" calcext:value-type="float">
            <text:p>1477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D51]*[.L$1]" office:value-type="float" office:value="-0.940045166015625" calcext:value-type="float">
            <text:p>-0.940045166</text:p>
          </table:table-cell>
          <table:table-cell table:formula="of:=[.E51]*[.L$1]" office:value-type="float" office:value="-0.425115966796875" calcext:value-type="float">
            <text:p>-0.4251159668</text:p>
          </table:table-cell>
          <table:table-cell table:formula="of:=[.F51]*[.$L$1]" office:value-type="float" office:value="8.84360961914063" calcext:value-type="float">
            <text:p>8.8436096191</text:p>
          </table:table-cell>
          <table:table-cell table:number-columns-repeated="3"/>
          <table:table-cell table:formula="of:=[.G51]*[.$Y$1]" office:value-type="float" office:value="-0.5035400390625" calcext:value-type="float">
            <text:p>-0.5035400391</text:p>
          </table:table-cell>
          <table:table-cell table:formula="of:=[.H51]*[.$Y$1]" office:value-type="float" office:value="-0.2899169921875" calcext:value-type="float">
            <text:p>-0.2899169922</text:p>
          </table:table-cell>
          <table:table-cell table:formula="of:=[.I51]*[.$Y$1]" office:value-type="float" office:value="0.1068115234375" calcext:value-type="float">
            <text:p>0.1068115234</text:p>
          </table:table-cell>
        </table:table-row>
        <table:table-row table:style-name="ro1">
          <table:table-cell office:value-type="float" office:value="-10.8096" calcext:value-type="float">
            <text:p>-10.8096</text:p>
          </table:table-cell>
          <table:table-cell office:value-type="float" office:value="-7.56836" calcext:value-type="float">
            <text:p>-7.56836</text:p>
          </table:table-cell>
          <table:table-cell office:value-type="float" office:value="-0.0442245" calcext:value-type="float">
            <text:p>-0.0442245</text:p>
          </table:table-cell>
          <table:table-cell office:value-type="float" office:value="-152" calcext:value-type="float">
            <text:p>-152</text:p>
          </table:table-cell>
          <table:table-cell office:value-type="float" office:value="-69" calcext:value-type="float">
            <text:p>-69</text:p>
          </table:table-cell>
          <table:table-cell office:value-type="float" office:value="1467" calcext:value-type="float">
            <text:p>1467</text:p>
          </table:table-cell>
          <table:table-cell office:value-type="float" office:value="-34" calcext:value-type="float">
            <text:p>-34</text:p>
          </table:table-cell>
          <table:table-cell office:value-type="float" office:value="-19" calcext:value-type="float">
            <text:p>-19</text:p>
          </table:table-cell>
          <table:table-cell office:value-type="float" office:value="-4" calcext:value-type="float">
            <text:p>-4</text:p>
          </table:table-cell>
          <table:table-cell table:number-columns-repeated="10"/>
          <table:table-cell table:formula="of:=[.D52]*[.L$1]" office:value-type="float" office:value="-0.910107421875" calcext:value-type="float">
            <text:p>-0.9101074219</text:p>
          </table:table-cell>
          <table:table-cell table:formula="of:=[.E52]*[.L$1]" office:value-type="float" office:value="-0.413140869140625" calcext:value-type="float">
            <text:p>-0.4131408691</text:p>
          </table:table-cell>
          <table:table-cell table:formula="of:=[.F52]*[.$L$1]" office:value-type="float" office:value="8.78373413085938" calcext:value-type="float">
            <text:p>8.7837341309</text:p>
          </table:table-cell>
          <table:table-cell table:number-columns-repeated="3"/>
          <table:table-cell table:formula="of:=[.G52]*[.$Y$1]" office:value-type="float" office:value="-0.518798828125" calcext:value-type="float">
            <text:p>-0.5187988281</text:p>
          </table:table-cell>
          <table:table-cell table:formula="of:=[.H52]*[.$Y$1]" office:value-type="float" office:value="-0.2899169921875" calcext:value-type="float">
            <text:p>-0.2899169922</text:p>
          </table:table-cell>
          <table:table-cell table:formula="of:=[.I52]*[.$Y$1]" office:value-type="float" office:value="-0.06103515625" calcext:value-type="float">
            <text:p>-0.0610351563</text:p>
          </table:table-cell>
        </table:table-row>
        <table:table-row table:style-name="ro1">
          <table:table-cell office:value-type="float" office:value="-10.1455" calcext:value-type="float">
            <text:p>-10.1455</text:p>
          </table:table-cell>
          <table:table-cell office:value-type="float" office:value="-7.70569" calcext:value-type="float">
            <text:p>-7.70569</text:p>
          </table:table-cell>
          <table:table-cell office:value-type="float" office:value="-0.268" calcext:value-type="float">
            <text:p>-0.268</text:p>
          </table:table-cell>
          <table:table-cell office:value-type="float" office:value="-154" calcext:value-type="float">
            <text:p>-154</text:p>
          </table:table-cell>
          <table:table-cell office:value-type="float" office:value="-79" calcext:value-type="float">
            <text:p>-79</text:p>
          </table:table-cell>
          <table:table-cell office:value-type="float" office:value="14" calcext:value-type="float">
            <text:p>14</text:p>
          </table:table-cell>
          <table:table-cell office:value-type="float" office:value="-38" calcext:value-type="float">
            <text:p>-38</text:p>
          </table:table-cell>
          <table:table-cell office:value-type="float" office:value="-18" calcext:value-type="float">
            <text:p>-18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D53]*[.L$1]" office:value-type="float" office:value="-0.92208251953125" calcext:value-type="float">
            <text:p>-0.9220825195</text:p>
          </table:table-cell>
          <table:table-cell table:formula="of:=[.E53]*[.L$1]" office:value-type="float" office:value="-0.473016357421875" calcext:value-type="float">
            <text:p>-0.4730163574</text:p>
          </table:table-cell>
          <table:table-cell table:formula="of:=[.F53]*[.$L$1]" office:value-type="float" office:value="0.08382568359375" calcext:value-type="float">
            <text:p>0.0838256836</text:p>
          </table:table-cell>
          <table:table-cell table:number-columns-repeated="3"/>
          <table:table-cell table:formula="of:=[.G53]*[.$Y$1]" office:value-type="float" office:value="-0.579833984375" calcext:value-type="float">
            <text:p>-0.5798339844</text:p>
          </table:table-cell>
          <table:table-cell table:formula="of:=[.H53]*[.$Y$1]" office:value-type="float" office:value="-0.274658203125" calcext:value-type="float">
            <text:p>-0.2746582031</text:p>
          </table:table-cell>
          <table:table-cell table:formula="of:=[.I53]*[.$Y$1]" office:value-type="float" office:value="0.213623046875" calcext:value-type="float">
            <text:p>0.2136230469</text:p>
          </table:table-cell>
        </table:table-row>
        <table:table-row table:style-name="ro1">
          <table:table-cell office:value-type="float" office:value="-10.2991" calcext:value-type="float">
            <text:p>-10.2991</text:p>
          </table:table-cell>
          <table:table-cell office:value-type="float" office:value="-7.86591" calcext:value-type="float">
            <text:p>-7.86591</text:p>
          </table:table-cell>
          <table:table-cell office:value-type="float" office:value="-0.108563" calcext:value-type="float">
            <text:p>-0.108563</text:p>
          </table:table-cell>
          <table:table-cell office:value-type="float" office:value="-148" calcext:value-type="float">
            <text:p>-148</text:p>
          </table:table-cell>
          <table:table-cell office:value-type="float" office:value="-78" calcext:value-type="float">
            <text:p>-78</text:p>
          </table:table-cell>
          <table:table-cell office:value-type="float" office:value="1478" calcext:value-type="float">
            <text:p>1478</text:p>
          </table:table-cell>
          <table:table-cell office:value-type="float" office:value="-34" calcext:value-type="float">
            <text:p>-34</text:p>
          </table:table-cell>
          <table:table-cell office:value-type="float" office:value="-21" calcext:value-type="float">
            <text:p>-21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D54]*[.L$1]" office:value-type="float" office:value="-0.8861572265625" calcext:value-type="float">
            <text:p>-0.8861572266</text:p>
          </table:table-cell>
          <table:table-cell table:formula="of:=[.E54]*[.L$1]" office:value-type="float" office:value="-0.46702880859375" calcext:value-type="float">
            <text:p>-0.4670288086</text:p>
          </table:table-cell>
          <table:table-cell table:formula="of:=[.F54]*[.$L$1]" office:value-type="float" office:value="8.84959716796875" calcext:value-type="float">
            <text:p>8.849597168</text:p>
          </table:table-cell>
          <table:table-cell table:number-columns-repeated="3"/>
          <table:table-cell table:formula="of:=[.G54]*[.$Y$1]" office:value-type="float" office:value="-0.518798828125" calcext:value-type="float">
            <text:p>-0.5187988281</text:p>
          </table:table-cell>
          <table:table-cell table:formula="of:=[.H54]*[.$Y$1]" office:value-type="float" office:value="-0.3204345703125" calcext:value-type="float">
            <text:p>-0.3204345703</text:p>
          </table:table-cell>
          <table:table-cell table:formula="of:=[.I54]*[.$Y$1]" office:value-type="float" office:value="0.1373291015625" calcext:value-type="float">
            <text:p>0.1373291016</text:p>
          </table:table-cell>
        </table:table-row>
        <table:table-row table:style-name="ro1">
          <table:table-cell office:value-type="float" office:value="-10.4969" calcext:value-type="float">
            <text:p>-10.4969</text:p>
          </table:table-cell>
          <table:table-cell office:value-type="float" office:value="-8.02612" calcext:value-type="float">
            <text:p>-8.02612</text:p>
          </table:table-cell>
          <table:table-cell office:value-type="float" office:value="-0.065319" calcext:value-type="float">
            <text:p>-0.065319</text:p>
          </table:table-cell>
          <table:table-cell office:value-type="float" office:value="-150" calcext:value-type="float">
            <text:p>-150</text:p>
          </table:table-cell>
          <table:table-cell office:value-type="float" office:value="-78" calcext:value-type="float">
            <text:p>-78</text:p>
          </table:table-cell>
          <table:table-cell office:value-type="float" office:value="1470" calcext:value-type="float">
            <text:p>1470</text:p>
          </table:table-cell>
          <table:table-cell office:value-type="float" office:value="-31" calcext:value-type="float">
            <text:p>-31</text:p>
          </table:table-cell>
          <table:table-cell office:value-type="float" office:value="-21" calcext:value-type="float">
            <text:p>-21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formula="of:=[.D55]*[.L$1]" office:value-type="float" office:value="-0.89813232421875" calcext:value-type="float">
            <text:p>-0.8981323242</text:p>
          </table:table-cell>
          <table:table-cell table:formula="of:=[.E55]*[.L$1]" office:value-type="float" office:value="-0.46702880859375" calcext:value-type="float">
            <text:p>-0.4670288086</text:p>
          </table:table-cell>
          <table:table-cell table:formula="of:=[.F55]*[.$L$1]" office:value-type="float" office:value="8.80169677734375" calcext:value-type="float">
            <text:p>8.8016967773</text:p>
          </table:table-cell>
          <table:table-cell table:number-columns-repeated="3"/>
          <table:table-cell table:formula="of:=[.G55]*[.$Y$1]" office:value-type="float" office:value="-0.4730224609375" calcext:value-type="float">
            <text:p>-0.4730224609</text:p>
          </table:table-cell>
          <table:table-cell table:formula="of:=[.H55]*[.$Y$1]" office:value-type="float" office:value="-0.3204345703125" calcext:value-type="float">
            <text:p>-0.3204345703</text:p>
          </table:table-cell>
          <table:table-cell table:formula="of:=[.I55]*[.$Y$1]" office:value-type="float" office:value="0.0457763671875" calcext:value-type="float">
            <text:p>0.0457763672</text:p>
          </table:table-cell>
        </table:table-row>
        <table:table-row table:style-name="ro1">
          <table:table-cell office:value-type="float" office:value="-10.7298" calcext:value-type="float">
            <text:p>-10.7298</text:p>
          </table:table-cell>
          <table:table-cell office:value-type="float" office:value="-8.14056" calcext:value-type="float">
            <text:p>-8.14056</text:p>
          </table:table-cell>
          <table:table-cell office:value-type="float" office:value="-0.0542833" calcext:value-type="float">
            <text:p>-0.0542833</text:p>
          </table:table-cell>
          <table:table-cell office:value-type="float" office:value="-152" calcext:value-type="float">
            <text:p>-152</text:p>
          </table:table-cell>
          <table:table-cell office:value-type="float" office:value="-84" calcext:value-type="float">
            <text:p>-84</text:p>
          </table:table-cell>
          <table:table-cell office:value-type="float" office:value="1467" calcext:value-type="float">
            <text:p>1467</text:p>
          </table:table-cell>
          <table:table-cell office:value-type="float" office:value="-36" calcext:value-type="float">
            <text:p>-36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formula="of:=[.D56]*[.L$1]" office:value-type="float" office:value="-0.910107421875" calcext:value-type="float">
            <text:p>-0.9101074219</text:p>
          </table:table-cell>
          <table:table-cell table:formula="of:=[.E56]*[.L$1]" office:value-type="float" office:value="-0.5029541015625" calcext:value-type="float">
            <text:p>-0.5029541016</text:p>
          </table:table-cell>
          <table:table-cell table:formula="of:=[.F56]*[.$L$1]" office:value-type="float" office:value="8.78373413085938" calcext:value-type="float">
            <text:p>8.7837341309</text:p>
          </table:table-cell>
          <table:table-cell table:number-columns-repeated="3"/>
          <table:table-cell table:formula="of:=[.G56]*[.$Y$1]" office:value-type="float" office:value="-0.54931640625" calcext:value-type="float">
            <text:p>-0.5493164063</text:p>
          </table:table-cell>
          <table:table-cell table:formula="of:=[.H56]*[.$Y$1]" office:value-type="float" office:value="-0.2288818359375" calcext:value-type="float">
            <text:p>-0.2288818359</text:p>
          </table:table-cell>
          <table:table-cell table:formula="of:=[.I56]*[.$Y$1]" office:value-type="float" office:value="0.030517578125" calcext:value-type="float">
            <text:p>0.0305175781</text:p>
          </table:table-cell>
        </table:table-row>
        <table:table-row table:style-name="ro1">
          <table:table-cell office:value-type="float" office:value="-10.9425" calcext:value-type="float">
            <text:p>-10.9425</text:p>
          </table:table-cell>
          <table:table-cell office:value-type="float" office:value="-8.28552" calcext:value-type="float">
            <text:p>-8.28552</text:p>
          </table:table-cell>
          <table:table-cell office:value-type="float" office:value="-0.0155451" calcext:value-type="float">
            <text:p>-0.0155451</text:p>
          </table:table-cell>
          <table:table-cell office:value-type="float" office:value="-154" calcext:value-type="float">
            <text:p>-154</text:p>
          </table:table-cell>
          <table:table-cell office:value-type="float" office:value="-77" calcext:value-type="float">
            <text:p>-77</text:p>
          </table:table-cell>
          <table:table-cell office:value-type="float" office:value="1446" calcext:value-type="float">
            <text:p>1446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  <table:table-cell table:number-columns-repeated="10"/>
          <table:table-cell table:formula="of:=[.D57]*[.L$1]" office:value-type="float" office:value="-0.92208251953125" calcext:value-type="float">
            <text:p>-0.9220825195</text:p>
          </table:table-cell>
          <table:table-cell table:formula="of:=[.E57]*[.L$1]" office:value-type="float" office:value="-0.461041259765625" calcext:value-type="float">
            <text:p>-0.4610412598</text:p>
          </table:table-cell>
          <table:table-cell table:formula="of:=[.F57]*[.$L$1]" office:value-type="float" office:value="8.65799560546875" calcext:value-type="float">
            <text:p>8.6579956055</text:p>
          </table:table-cell>
          <table:table-cell table:number-columns-repeated="3"/>
          <table:table-cell table:formula="of:=[.G57]*[.$Y$1]" office:value-type="float" office:value="-0.5035400390625" calcext:value-type="float">
            <text:p>-0.5035400391</text:p>
          </table:table-cell>
          <table:table-cell table:formula="of:=[.H57]*[.$Y$1]" office:value-type="float" office:value="-0.2899169921875" calcext:value-type="float">
            <text:p>-0.2899169922</text:p>
          </table:table-cell>
          <table:table-cell table:formula="of:=[.I57]*[.$Y$1]" office:value-type="float" office:value="0.1983642578125" calcext:value-type="float">
            <text:p>0.1983642578</text:p>
          </table:table-cell>
        </table:table-row>
        <table:table-row table:style-name="ro1">
          <table:table-cell office:value-type="float" office:value="-11.1627" calcext:value-type="float">
            <text:p>-11.1627</text:p>
          </table:table-cell>
          <table:table-cell office:value-type="float" office:value="-8.43811" calcext:value-type="float">
            <text:p>-8.43811</text:p>
          </table:table-cell>
          <table:table-cell office:value-type="float" office:value="-0.0184158" calcext:value-type="float">
            <text:p>-0.0184158</text:p>
          </table:table-cell>
          <table:table-cell office:value-type="float" office:value="-161" calcext:value-type="float">
            <text:p>-161</text:p>
          </table:table-cell>
          <table:table-cell office:value-type="float" office:value="-78" calcext:value-type="float">
            <text:p>-78</text:p>
          </table:table-cell>
          <table:table-cell office:value-type="float" office:value="1456" calcext:value-type="float">
            <text:p>1456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D58]*[.L$1]" office:value-type="float" office:value="-0.963995361328125" calcext:value-type="float">
            <text:p>-0.9639953613</text:p>
          </table:table-cell>
          <table:table-cell table:formula="of:=[.E58]*[.L$1]" office:value-type="float" office:value="-0.46702880859375" calcext:value-type="float">
            <text:p>-0.4670288086</text:p>
          </table:table-cell>
          <table:table-cell table:formula="of:=[.F58]*[.$L$1]" office:value-type="float" office:value="8.71787109375" calcext:value-type="float">
            <text:p>8.7178710938</text:p>
          </table:table-cell>
          <table:table-cell table:number-columns-repeated="3"/>
          <table:table-cell table:formula="of:=[.G58]*[.$Y$1]" office:value-type="float" office:value="-0.518798828125" calcext:value-type="float">
            <text:p>-0.5187988281</text:p>
          </table:table-cell>
          <table:table-cell table:formula="of:=[.H58]*[.$Y$1]" office:value-type="float" office:value="-0.30517578125" calcext:value-type="float">
            <text:p>-0.3051757813</text:p>
          </table:table-cell>
          <table:table-cell table:formula="of:=[.I58]*[.$Y$1]" office:value-type="float" office:value="0.1068115234375" calcext:value-type="float">
            <text:p>0.1068115234</text:p>
          </table:table-cell>
        </table:table-row>
        <table:table-row table:style-name="ro1">
          <table:table-cell office:value-type="float" office:value="-11.4003" calcext:value-type="float">
            <text:p>-11.4003</text:p>
          </table:table-cell>
          <table:table-cell office:value-type="float" office:value="-8.58307" calcext:value-type="float">
            <text:p>-8.58307</text:p>
          </table:table-cell>
          <table:table-cell office:value-type="float" office:value="-0.0175474" calcext:value-type="float">
            <text:p>-0.0175474</text:p>
          </table:table-cell>
          <table:table-cell office:value-type="float" office:value="-156" calcext:value-type="float">
            <text:p>-156</text:p>
          </table:table-cell>
          <table:table-cell office:value-type="float" office:value="-74" calcext:value-type="float">
            <text:p>-74</text:p>
          </table:table-cell>
          <table:table-cell office:value-type="float" office:value="1470" calcext:value-type="float">
            <text:p>1470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D59]*[.L$1]" office:value-type="float" office:value="-0.9340576171875" calcext:value-type="float">
            <text:p>-0.9340576172</text:p>
          </table:table-cell>
          <table:table-cell table:formula="of:=[.E59]*[.L$1]" office:value-type="float" office:value="-0.44307861328125" calcext:value-type="float">
            <text:p>-0.4430786133</text:p>
          </table:table-cell>
          <table:table-cell table:formula="of:=[.F59]*[.$L$1]" office:value-type="float" office:value="8.80169677734375" calcext:value-type="float">
            <text:p>8.8016967773</text:p>
          </table:table-cell>
          <table:table-cell table:number-columns-repeated="3"/>
          <table:table-cell table:formula="of:=[.G59]*[.$Y$1]" office:value-type="float" office:value="-0.54931640625" calcext:value-type="float">
            <text:p>-0.5493164063</text:p>
          </table:table-cell>
          <table:table-cell table:formula="of:=[.H59]*[.$Y$1]" office:value-type="float" office:value="-0.2899169921875" calcext:value-type="float">
            <text:p>-0.2899169922</text:p>
          </table:table-cell>
          <table:table-cell table:formula="of:=[.I59]*[.$Y$1]" office:value-type="float" office:value="0.1068115234375" calcext:value-type="float">
            <text:p>0.1068115234</text:p>
          </table:table-cell>
        </table:table-row>
        <table:table-row table:style-name="ro1">
          <table:table-cell office:value-type="float" office:value="-11.6259" calcext:value-type="float">
            <text:p>-11.6259</text:p>
          </table:table-cell>
          <table:table-cell office:value-type="float" office:value="-8.5907" calcext:value-type="float">
            <text:p>-8.5907</text:p>
          </table:table-cell>
          <table:table-cell office:value-type="float" office:value="-0.00393918" calcext:value-type="float">
            <text:p>-0.00393918</text:p>
          </table:table-cell>
          <table:table-cell office:value-type="float" office:value="-159" calcext:value-type="float">
            <text:p>-159</text:p>
          </table:table-cell>
          <table:table-cell office:value-type="float" office:value="-84" calcext:value-type="float">
            <text:p>-84</text:p>
          </table:table-cell>
          <table:table-cell office:value-type="float" office:value="1468" calcext:value-type="float">
            <text:p>1468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table:number-columns-repeated="10"/>
          <table:table-cell table:formula="of:=[.D60]*[.L$1]" office:value-type="float" office:value="-0.952020263671875" calcext:value-type="float">
            <text:p>-0.9520202637</text:p>
          </table:table-cell>
          <table:table-cell table:formula="of:=[.E60]*[.L$1]" office:value-type="float" office:value="-0.5029541015625" calcext:value-type="float">
            <text:p>-0.5029541016</text:p>
          </table:table-cell>
          <table:table-cell table:formula="of:=[.F60]*[.$L$1]" office:value-type="float" office:value="8.7897216796875" calcext:value-type="float">
            <text:p>8.7897216797</text:p>
          </table:table-cell>
          <table:table-cell table:number-columns-repeated="3"/>
          <table:table-cell table:formula="of:=[.G60]*[.$Y$1]" office:value-type="float" office:value="-0.5340576171875" calcext:value-type="float">
            <text:p>-0.5340576172</text:p>
          </table:table-cell>
          <table:table-cell table:formula="of:=[.H60]*[.$Y$1]" office:value-type="float" office:value="-0.0152587890625" calcext:value-type="float">
            <text:p>-0.0152587891</text:p>
          </table:table-cell>
          <table:table-cell table:formula="of:=[.I60]*[.$Y$1]" office:value-type="float" office:value="0.1983642578125" calcext:value-type="float">
            <text:p>0.1983642578</text:p>
          </table:table-cell>
        </table:table-row>
        <table:table-row table:style-name="ro1">
          <table:table-cell office:value-type="float" office:value="-11.8313" calcext:value-type="float">
            <text:p>-11.8313</text:p>
          </table:table-cell>
          <table:table-cell office:value-type="float" office:value="-8.72803" calcext:value-type="float">
            <text:p>-8.72803</text:p>
          </table:table-cell>
          <table:table-cell office:value-type="float" office:value="0.021553" calcext:value-type="float">
            <text:p>0.021553</text:p>
          </table:table-cell>
          <table:table-cell office:value-type="float" office:value="-148" calcext:value-type="float">
            <text:p>-148</text:p>
          </table:table-cell>
          <table:table-cell office:value-type="float" office:value="-77" calcext:value-type="float">
            <text:p>-77</text:p>
          </table:table-cell>
          <table:table-cell office:value-type="float" office:value="1464" calcext:value-type="float">
            <text:p>1464</text:p>
          </table:table-cell>
          <table:table-cell office:value-type="float" office:value="-32" calcext:value-type="float">
            <text:p>-32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D61]*[.L$1]" office:value-type="float" office:value="-0.8861572265625" calcext:value-type="float">
            <text:p>-0.8861572266</text:p>
          </table:table-cell>
          <table:table-cell table:formula="of:=[.E61]*[.L$1]" office:value-type="float" office:value="-0.461041259765625" calcext:value-type="float">
            <text:p>-0.4610412598</text:p>
          </table:table-cell>
          <table:table-cell table:formula="of:=[.F61]*[.$L$1]" office:value-type="float" office:value="8.765771484375" calcext:value-type="float">
            <text:p>8.7657714844</text:p>
          </table:table-cell>
          <table:table-cell table:number-columns-repeated="3"/>
          <table:table-cell table:formula="of:=[.G61]*[.$Y$1]" office:value-type="float" office:value="-0.48828125" calcext:value-type="float">
            <text:p>-0.48828125</text:p>
          </table:table-cell>
          <table:table-cell table:formula="of:=[.H61]*[.$Y$1]" office:value-type="float" office:value="-0.274658203125" calcext:value-type="float">
            <text:p>-0.2746582031</text:p>
          </table:table-cell>
          <table:table-cell table:formula="of:=[.I61]*[.$Y$1]" office:value-type="float" office:value="0.2899169921875" calcext:value-type="float">
            <text:p>0.2899169922</text:p>
          </table:table-cell>
        </table:table-row>
        <table:table-row table:style-name="ro1">
          <table:table-cell office:value-type="float" office:value="-12.057" calcext:value-type="float">
            <text:p>-12.057</text:p>
          </table:table-cell>
          <table:table-cell office:value-type="float" office:value="-8.88824" calcext:value-type="float">
            <text:p>-8.88824</text:p>
          </table:table-cell>
          <table:table-cell office:value-type="float" office:value="0.0142187" calcext:value-type="float">
            <text:p>0.0142187</text:p>
          </table:table-cell>
          <table:table-cell office:value-type="float" office:value="-153" calcext:value-type="float">
            <text:p>-153</text:p>
          </table:table-cell>
          <table:table-cell office:value-type="float" office:value="-83" calcext:value-type="float">
            <text:p>-83</text:p>
          </table:table-cell>
          <table:table-cell office:value-type="float" office:value="1464" calcext:value-type="float">
            <text:p>1464</text:p>
          </table:table-cell>
          <table:table-cell office:value-type="float" office:value="-35" calcext:value-type="float">
            <text:p>-35</text:p>
          </table:table-cell>
          <table:table-cell office:value-type="float" office:value="-21" calcext:value-type="float">
            <text:p>-21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D62]*[.L$1]" office:value-type="float" office:value="-0.916094970703125" calcext:value-type="float">
            <text:p>-0.9160949707</text:p>
          </table:table-cell>
          <table:table-cell table:formula="of:=[.E62]*[.L$1]" office:value-type="float" office:value="-0.496966552734375" calcext:value-type="float">
            <text:p>-0.4969665527</text:p>
          </table:table-cell>
          <table:table-cell table:formula="of:=[.F62]*[.$L$1]" office:value-type="float" office:value="8.765771484375" calcext:value-type="float">
            <text:p>8.7657714844</text:p>
          </table:table-cell>
          <table:table-cell table:number-columns-repeated="3"/>
          <table:table-cell table:formula="of:=[.G62]*[.$Y$1]" office:value-type="float" office:value="-0.5340576171875" calcext:value-type="float">
            <text:p>-0.5340576172</text:p>
          </table:table-cell>
          <table:table-cell table:formula="of:=[.H62]*[.$Y$1]" office:value-type="float" office:value="-0.3204345703125" calcext:value-type="float">
            <text:p>-0.3204345703</text:p>
          </table:table-cell>
          <table:table-cell table:formula="of:=[.I62]*[.$Y$1]" office:value-type="float" office:value="0.213623046875" calcext:value-type="float">
            <text:p>0.2136230469</text:p>
          </table:table-cell>
        </table:table-row>
        <table:table-row table:style-name="ro1">
          <table:table-cell office:value-type="float" office:value="-12.2776" calcext:value-type="float">
            <text:p>-12.2776</text:p>
          </table:table-cell>
          <table:table-cell office:value-type="float" office:value="-9.04083" calcext:value-type="float">
            <text:p>-9.04083</text:p>
          </table:table-cell>
          <table:table-cell office:value-type="float" office:value="-0.000806347" calcext:value-type="float">
            <text:p>-0.000806347</text:p>
          </table:table-cell>
          <table:table-cell office:value-type="float" office:value="-148" calcext:value-type="float">
            <text:p>-148</text:p>
          </table:table-cell>
          <table:table-cell office:value-type="float" office:value="-77" calcext:value-type="float">
            <text:p>-77</text:p>
          </table:table-cell>
          <table:table-cell office:value-type="float" office:value="1457" calcext:value-type="float">
            <text:p>1457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D63]*[.L$1]" office:value-type="float" office:value="-0.8861572265625" calcext:value-type="float">
            <text:p>-0.8861572266</text:p>
          </table:table-cell>
          <table:table-cell table:formula="of:=[.E63]*[.L$1]" office:value-type="float" office:value="-0.461041259765625" calcext:value-type="float">
            <text:p>-0.4610412598</text:p>
          </table:table-cell>
          <table:table-cell table:formula="of:=[.F63]*[.$L$1]" office:value-type="float" office:value="8.72385864257813" calcext:value-type="float">
            <text:p>8.7238586426</text:p>
          </table:table-cell>
          <table:table-cell table:number-columns-repeated="3"/>
          <table:table-cell table:formula="of:=[.G63]*[.$Y$1]" office:value-type="float" office:value="-0.518798828125" calcext:value-type="float">
            <text:p>-0.5187988281</text:p>
          </table:table-cell>
          <table:table-cell table:formula="of:=[.H63]*[.$Y$1]" office:value-type="float" office:value="-0.30517578125" calcext:value-type="float">
            <text:p>-0.3051757813</text:p>
          </table:table-cell>
          <table:table-cell table:formula="of:=[.I63]*[.$Y$1]" office:value-type="float" office:value="0.1373291015625" calcext:value-type="float">
            <text:p>0.1373291016</text:p>
          </table:table-cell>
        </table:table-row>
        <table:table-row table:style-name="ro1">
          <table:table-cell office:value-type="float" office:value="-12.5008" calcext:value-type="float">
            <text:p>-12.5008</text:p>
          </table:table-cell>
          <table:table-cell office:value-type="float" office:value="-9.17816" calcext:value-type="float">
            <text:p>-9.17816</text:p>
          </table:table-cell>
          <table:table-cell office:value-type="float" office:value="-0.0450957" calcext:value-type="float">
            <text:p>-0.0450957</text:p>
          </table:table-cell>
          <table:table-cell office:value-type="float" office:value="-148" calcext:value-type="float">
            <text:p>-148</text:p>
          </table:table-cell>
          <table:table-cell office:value-type="float" office:value="-72" calcext:value-type="float">
            <text:p>-72</text:p>
          </table:table-cell>
          <table:table-cell office:value-type="float" office:value="1464" calcext:value-type="float">
            <text:p>1464</text:p>
          </table:table-cell>
          <table:table-cell office:value-type="float" office:value="-34" calcext:value-type="float">
            <text:p>-34</text:p>
          </table:table-cell>
          <table:table-cell office:value-type="float" office:value="-18" calcext:value-type="float">
            <text:p>-18</text:p>
          </table:table-cell>
          <table:table-cell office:value-type="float" office:value="-5" calcext:value-type="float">
            <text:p>-5</text:p>
          </table:table-cell>
          <table:table-cell table:number-columns-repeated="10"/>
          <table:table-cell table:formula="of:=[.D64]*[.L$1]" office:value-type="float" office:value="-0.8861572265625" calcext:value-type="float">
            <text:p>-0.8861572266</text:p>
          </table:table-cell>
          <table:table-cell table:formula="of:=[.E64]*[.L$1]" office:value-type="float" office:value="-0.431103515625" calcext:value-type="float">
            <text:p>-0.4311035156</text:p>
          </table:table-cell>
          <table:table-cell table:formula="of:=[.F64]*[.$L$1]" office:value-type="float" office:value="8.765771484375" calcext:value-type="float">
            <text:p>8.7657714844</text:p>
          </table:table-cell>
          <table:table-cell table:number-columns-repeated="3"/>
          <table:table-cell table:formula="of:=[.G64]*[.$Y$1]" office:value-type="float" office:value="-0.518798828125" calcext:value-type="float">
            <text:p>-0.5187988281</text:p>
          </table:table-cell>
          <table:table-cell table:formula="of:=[.H64]*[.$Y$1]" office:value-type="float" office:value="-0.274658203125" calcext:value-type="float">
            <text:p>-0.2746582031</text:p>
          </table:table-cell>
          <table:table-cell table:formula="of:=[.I64]*[.$Y$1]" office:value-type="float" office:value="-0.0762939453125" calcext:value-type="float">
            <text:p>-0.0762939453</text:p>
          </table:table-cell>
        </table:table-row>
        <table:table-row table:style-name="ro1">
          <table:table-cell office:value-type="float" office:value="-12.7052" calcext:value-type="float">
            <text:p>-12.7052</text:p>
          </table:table-cell>
          <table:table-cell office:value-type="float" office:value="-9.33838" calcext:value-type="float">
            <text:p>-9.33838</text:p>
          </table:table-cell>
          <table:table-cell office:value-type="float" office:value="0.0405304" calcext:value-type="float">
            <text:p>0.0405304</text:p>
          </table:table-cell>
          <table:table-cell office:value-type="float" office:value="-148" calcext:value-type="float">
            <text:p>-148</text:p>
          </table:table-cell>
          <table:table-cell office:value-type="float" office:value="-64" calcext:value-type="float">
            <text:p>-64</text:p>
          </table:table-cell>
          <table:table-cell office:value-type="float" office:value="1470" calcext:value-type="float">
            <text:p>1470</text:p>
          </table:table-cell>
          <table:table-cell office:value-type="float" office:value="-31" calcext:value-type="float">
            <text:p>-31</text:p>
          </table:table-cell>
          <table:table-cell office:value-type="float" office:value="-21" calcext:value-type="float">
            <text:p>-21</text:p>
          </table:table-cell>
          <table:table-cell office:value-type="float" office:value="29" calcext:value-type="float">
            <text:p>29</text:p>
          </table:table-cell>
          <table:table-cell table:number-columns-repeated="10"/>
          <table:table-cell table:formula="of:=[.D65]*[.L$1]" office:value-type="float" office:value="-0.8861572265625" calcext:value-type="float">
            <text:p>-0.8861572266</text:p>
          </table:table-cell>
          <table:table-cell table:formula="of:=[.E65]*[.L$1]" office:value-type="float" office:value="-0.383203125" calcext:value-type="float">
            <text:p>-0.383203125</text:p>
          </table:table-cell>
          <table:table-cell table:formula="of:=[.F65]*[.$L$1]" office:value-type="float" office:value="8.80169677734375" calcext:value-type="float">
            <text:p>8.8016967773</text:p>
          </table:table-cell>
          <table:table-cell table:number-columns-repeated="3"/>
          <table:table-cell table:formula="of:=[.G65]*[.$Y$1]" office:value-type="float" office:value="-0.4730224609375" calcext:value-type="float">
            <text:p>-0.4730224609</text:p>
          </table:table-cell>
          <table:table-cell table:formula="of:=[.H65]*[.$Y$1]" office:value-type="float" office:value="-0.3204345703125" calcext:value-type="float">
            <text:p>-0.3204345703</text:p>
          </table:table-cell>
          <table:table-cell table:formula="of:=[.I65]*[.$Y$1]" office:value-type="float" office:value="0.4425048828125" calcext:value-type="float">
            <text:p>0.4425048828</text:p>
          </table:table-cell>
        </table:table-row>
        <table:table-row table:style-name="ro1">
          <table:table-cell office:value-type="float" office:value="-12.9267" calcext:value-type="float">
            <text:p>-12.9267</text:p>
          </table:table-cell>
          <table:table-cell office:value-type="float" office:value="-9.4986" calcext:value-type="float">
            <text:p>-9.4986</text:p>
          </table:table-cell>
          <table:table-cell office:value-type="float" office:value="0.0620773" calcext:value-type="float">
            <text:p>0.0620773</text:p>
          </table:table-cell>
          <table:table-cell office:value-type="float" office:value="-158" calcext:value-type="float">
            <text:p>-158</text:p>
          </table:table-cell>
          <table:table-cell office:value-type="float" office:value="-76" calcext:value-type="float">
            <text:p>-76</text:p>
          </table:table-cell>
          <table:table-cell office:value-type="float" office:value="1454" calcext:value-type="float">
            <text:p>1454</text:p>
          </table:table-cell>
          <table:table-cell office:value-type="float" office:value="-34" calcext:value-type="float">
            <text:p>-34</text:p>
          </table:table-cell>
          <table:table-cell office:value-type="float" office:value="-21" calcext:value-type="float">
            <text:p>-21</text:p>
          </table:table-cell>
          <table:table-cell office:value-type="float" office:value="27" calcext:value-type="float">
            <text:p>27</text:p>
          </table:table-cell>
          <table:table-cell table:number-columns-repeated="10"/>
          <table:table-cell table:formula="of:=[.D66]*[.L$1]" office:value-type="float" office:value="-0.94603271484375" calcext:value-type="float">
            <text:p>-0.9460327148</text:p>
          </table:table-cell>
          <table:table-cell table:formula="of:=[.E66]*[.L$1]" office:value-type="float" office:value="-0.4550537109375" calcext:value-type="float">
            <text:p>-0.4550537109</text:p>
          </table:table-cell>
          <table:table-cell table:formula="of:=[.F66]*[.$L$1]" office:value-type="float" office:value="8.70589599609375" calcext:value-type="float">
            <text:p>8.7058959961</text:p>
          </table:table-cell>
          <table:table-cell table:number-columns-repeated="3"/>
          <table:table-cell table:formula="of:=[.G66]*[.$Y$1]" office:value-type="float" office:value="-0.518798828125" calcext:value-type="float">
            <text:p>-0.5187988281</text:p>
          </table:table-cell>
          <table:table-cell table:formula="of:=[.H66]*[.$Y$1]" office:value-type="float" office:value="-0.3204345703125" calcext:value-type="float">
            <text:p>-0.3204345703</text:p>
          </table:table-cell>
          <table:table-cell table:formula="of:=[.I66]*[.$Y$1]" office:value-type="float" office:value="0.4119873046875" calcext:value-type="float">
            <text:p>0.4119873047</text:p>
          </table:table-cell>
        </table:table-row>
        <table:table-row table:style-name="ro1">
          <table:table-cell office:value-type="float" office:value="-13.1633" calcext:value-type="float">
            <text:p>-13.1633</text:p>
          </table:table-cell>
          <table:table-cell office:value-type="float" office:value="-9.63593" calcext:value-type="float">
            <text:p>-9.63593</text:p>
          </table:table-cell>
          <table:table-cell office:value-type="float" office:value="0.0180165" calcext:value-type="float">
            <text:p>0.0180165</text:p>
          </table:table-cell>
          <table:table-cell office:value-type="float" office:value="-154" calcext:value-type="float">
            <text:p>-154</text:p>
          </table:table-cell>
          <table:table-cell office:value-type="float" office:value="-76" calcext:value-type="float">
            <text:p>-76</text:p>
          </table:table-cell>
          <table:table-cell office:value-type="float" office:value="1462" calcext:value-type="float">
            <text:p>1462</text:p>
          </table:table-cell>
          <table:table-cell office:value-type="float" office:value="-36" calcext:value-type="float">
            <text:p>-36</text:p>
          </table:table-cell>
          <table:table-cell office:value-type="float" office:value="-18" calcext:value-type="float">
            <text:p>-18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D67]*[.L$1]" office:value-type="float" office:value="-0.92208251953125" calcext:value-type="float">
            <text:p>-0.9220825195</text:p>
          </table:table-cell>
          <table:table-cell table:formula="of:=[.E67]*[.L$1]" office:value-type="float" office:value="-0.4550537109375" calcext:value-type="float">
            <text:p>-0.4550537109</text:p>
          </table:table-cell>
          <table:table-cell table:formula="of:=[.F67]*[.$L$1]" office:value-type="float" office:value="8.75379638671875" calcext:value-type="float">
            <text:p>8.7537963867</text:p>
          </table:table-cell>
          <table:table-cell table:number-columns-repeated="3"/>
          <table:table-cell table:formula="of:=[.G67]*[.$Y$1]" office:value-type="float" office:value="-0.54931640625" calcext:value-type="float">
            <text:p>-0.5493164063</text:p>
          </table:table-cell>
          <table:table-cell table:formula="of:=[.H67]*[.$Y$1]" office:value-type="float" office:value="-0.274658203125" calcext:value-type="float">
            <text:p>-0.2746582031</text:p>
          </table:table-cell>
          <table:table-cell table:formula="of:=[.I67]*[.$Y$1]" office:value-type="float" office:value="0.1373291015625" calcext:value-type="float">
            <text:p>0.1373291016</text:p>
          </table:table-cell>
        </table:table-row>
        <table:table-row table:style-name="ro1">
          <table:table-cell office:value-type="float" office:value="-13.3832" calcext:value-type="float">
            <text:p>-13.3832</text:p>
          </table:table-cell>
          <table:table-cell office:value-type="float" office:value="-9.78088" calcext:value-type="float">
            <text:p>-9.78088</text:p>
          </table:table-cell>
          <table:table-cell office:value-type="float" office:value="0.0290554" calcext:value-type="float">
            <text:p>0.0290554</text:p>
          </table:table-cell>
          <table:table-cell office:value-type="float" office:value="-166" calcext:value-type="float">
            <text:p>-166</text:p>
          </table:table-cell>
          <table:table-cell office:value-type="float" office:value="-79" calcext:value-type="float">
            <text:p>-79</text:p>
          </table:table-cell>
          <table:table-cell office:value-type="float" office:value="1460" calcext:value-type="float">
            <text:p>1460</text:p>
          </table:table-cell>
          <table:table-cell office:value-type="float" office:value="-34" calcext:value-type="float">
            <text:p>-34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D68]*[.L$1]" office:value-type="float" office:value="-0.99393310546875" calcext:value-type="float">
            <text:p>-0.9939331055</text:p>
          </table:table-cell>
          <table:table-cell table:formula="of:=[.E68]*[.L$1]" office:value-type="float" office:value="-0.473016357421875" calcext:value-type="float">
            <text:p>-0.4730163574</text:p>
          </table:table-cell>
          <table:table-cell table:formula="of:=[.F68]*[.$L$1]" office:value-type="float" office:value="8.7418212890625" calcext:value-type="float">
            <text:p>8.7418212891</text:p>
          </table:table-cell>
          <table:table-cell table:number-columns-repeated="3"/>
          <table:table-cell table:formula="of:=[.G68]*[.$Y$1]" office:value-type="float" office:value="-0.518798828125" calcext:value-type="float">
            <text:p>-0.5187988281</text:p>
          </table:table-cell>
          <table:table-cell table:formula="of:=[.H68]*[.$Y$1]" office:value-type="float" office:value="-0.2899169921875" calcext:value-type="float">
            <text:p>-0.2899169922</text:p>
          </table:table-cell>
          <table:table-cell table:formula="of:=[.I68]*[.$Y$1]" office:value-type="float" office:value="0.2899169921875" calcext:value-type="float">
            <text:p>0.2899169922</text:p>
          </table:table-cell>
        </table:table-row>
        <table:table-row table:style-name="ro1">
          <table:table-cell office:value-type="float" office:value="-13.6054" calcext:value-type="float">
            <text:p>-13.6054</text:p>
          </table:table-cell>
          <table:table-cell office:value-type="float" office:value="-9.93347" calcext:value-type="float">
            <text:p>-9.93347</text:p>
          </table:table-cell>
          <table:table-cell office:value-type="float" office:value="0.00912075" calcext:value-type="float">
            <text:p>0.00912075</text:p>
          </table:table-cell>
          <table:table-cell office:value-type="float" office:value="-157" calcext:value-type="float">
            <text:p>-157</text:p>
          </table:table-cell>
          <table:table-cell office:value-type="float" office:value="-74" calcext:value-type="float">
            <text:p>-74</text:p>
          </table:table-cell>
          <table:table-cell office:value-type="float" office:value="1460" calcext:value-type="float">
            <text:p>1460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D69]*[.L$1]" office:value-type="float" office:value="-0.940045166015625" calcext:value-type="float">
            <text:p>-0.940045166</text:p>
          </table:table-cell>
          <table:table-cell table:formula="of:=[.E69]*[.L$1]" office:value-type="float" office:value="-0.44307861328125" calcext:value-type="float">
            <text:p>-0.4430786133</text:p>
          </table:table-cell>
          <table:table-cell table:formula="of:=[.F69]*[.$L$1]" office:value-type="float" office:value="8.7418212890625" calcext:value-type="float">
            <text:p>8.7418212891</text:p>
          </table:table-cell>
          <table:table-cell table:number-columns-repeated="3"/>
          <table:table-cell table:formula="of:=[.G69]*[.$Y$1]" office:value-type="float" office:value="-0.518798828125" calcext:value-type="float">
            <text:p>-0.5187988281</text:p>
          </table:table-cell>
          <table:table-cell table:formula="of:=[.H69]*[.$Y$1]" office:value-type="float" office:value="-0.30517578125" calcext:value-type="float">
            <text:p>-0.3051757813</text:p>
          </table:table-cell>
          <table:table-cell table:formula="of:=[.I69]*[.$Y$1]" office:value-type="float" office:value="0.152587890625" calcext:value-type="float">
            <text:p>0.1525878906</text:p>
          </table:table-cell>
        </table:table-row>
        <table:table-row table:style-name="ro1">
          <table:table-cell office:value-type="float" office:value="-13.8249" calcext:value-type="float">
            <text:p>-13.8249</text:p>
          </table:table-cell>
          <table:table-cell office:value-type="float" office:value="-10.0861" calcext:value-type="float">
            <text:p>-10.0861</text:p>
          </table:table-cell>
          <table:table-cell office:value-type="float" office:value="-0.00975205" calcext:value-type="float">
            <text:p>-0.00975205</text:p>
          </table:table-cell>
          <table:table-cell office:value-type="float" office:value="-158" calcext:value-type="float">
            <text:p>-158</text:p>
          </table:table-cell>
          <table:table-cell office:value-type="float" office:value="-80" calcext:value-type="float">
            <text:p>-80</text:p>
          </table:table-cell>
          <table:table-cell office:value-type="float" office:value="1460" calcext:value-type="float">
            <text:p>1460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D70]*[.L$1]" office:value-type="float" office:value="-0.94603271484375" calcext:value-type="float">
            <text:p>-0.9460327148</text:p>
          </table:table-cell>
          <table:table-cell table:formula="of:=[.E70]*[.L$1]" office:value-type="float" office:value="-0.47900390625" calcext:value-type="float">
            <text:p>-0.4790039063</text:p>
          </table:table-cell>
          <table:table-cell table:formula="of:=[.F70]*[.$L$1]" office:value-type="float" office:value="8.7418212890625" calcext:value-type="float">
            <text:p>8.7418212891</text:p>
          </table:table-cell>
          <table:table-cell table:number-columns-repeated="3"/>
          <table:table-cell table:formula="of:=[.G70]*[.$Y$1]" office:value-type="float" office:value="-0.518798828125" calcext:value-type="float">
            <text:p>-0.5187988281</text:p>
          </table:table-cell>
          <table:table-cell table:formula="of:=[.H70]*[.$Y$1]" office:value-type="float" office:value="-0.30517578125" calcext:value-type="float">
            <text:p>-0.3051757813</text:p>
          </table:table-cell>
          <table:table-cell table:formula="of:=[.I70]*[.$Y$1]" office:value-type="float" office:value="0.1068115234375" calcext:value-type="float">
            <text:p>0.1068115234</text:p>
          </table:table-cell>
        </table:table-row>
        <table:table-row table:style-name="ro1">
          <table:table-cell office:value-type="float" office:value="-14.0526" calcext:value-type="float">
            <text:p>-14.0526</text:p>
          </table:table-cell>
          <table:table-cell office:value-type="float" office:value="-10.231" calcext:value-type="float">
            <text:p>-10.231</text:p>
          </table:table-cell>
          <table:table-cell office:value-type="float" office:value="-0.0249992" calcext:value-type="float">
            <text:p>-0.0249992</text:p>
          </table:table-cell>
          <table:table-cell office:value-type="float" office:value="-156" calcext:value-type="float">
            <text:p>-156</text:p>
          </table:table-cell>
          <table:table-cell office:value-type="float" office:value="-79" calcext:value-type="float">
            <text:p>-79</text:p>
          </table:table-cell>
          <table:table-cell office:value-type="float" office:value="1473" calcext:value-type="float">
            <text:p>1473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formula="of:=[.D71]*[.L$1]" office:value-type="float" office:value="-0.9340576171875" calcext:value-type="float">
            <text:p>-0.9340576172</text:p>
          </table:table-cell>
          <table:table-cell table:formula="of:=[.E71]*[.L$1]" office:value-type="float" office:value="-0.473016357421875" calcext:value-type="float">
            <text:p>-0.4730163574</text:p>
          </table:table-cell>
          <table:table-cell table:formula="of:=[.F71]*[.$L$1]" office:value-type="float" office:value="8.81965942382813" calcext:value-type="float">
            <text:p>8.8196594238</text:p>
          </table:table-cell>
          <table:table-cell table:number-columns-repeated="3"/>
          <table:table-cell table:formula="of:=[.G71]*[.$Y$1]" office:value-type="float" office:value="-0.5340576171875" calcext:value-type="float">
            <text:p>-0.5340576172</text:p>
          </table:table-cell>
          <table:table-cell table:formula="of:=[.H71]*[.$Y$1]" office:value-type="float" office:value="-0.2899169921875" calcext:value-type="float">
            <text:p>-0.2899169922</text:p>
          </table:table-cell>
          <table:table-cell table:formula="of:=[.I71]*[.$Y$1]" office:value-type="float" office:value="0.06103515625" calcext:value-type="float">
            <text:p>0.0610351563</text:p>
          </table:table-cell>
        </table:table-row>
        <table:table-row table:style-name="ro1">
          <table:table-cell office:value-type="float" office:value="-14.2911" calcext:value-type="float">
            <text:p>-14.2911</text:p>
          </table:table-cell>
          <table:table-cell office:value-type="float" office:value="-10.3912" calcext:value-type="float">
            <text:p>-10.3912</text:p>
          </table:table-cell>
          <table:table-cell office:value-type="float" office:value="0.0127918" calcext:value-type="float">
            <text:p>0.0127918</text:p>
          </table:table-cell>
          <table:table-cell office:value-type="float" office:value="-158" calcext:value-type="float">
            <text:p>-158</text:p>
          </table:table-cell>
          <table:table-cell office:value-type="float" office:value="-72" calcext:value-type="float">
            <text:p>-72</text:p>
          </table:table-cell>
          <table:table-cell office:value-type="float" office:value="1468" calcext:value-type="float">
            <text:p>1468</text:p>
          </table:table-cell>
          <table:table-cell office:value-type="float" office:value="-36" calcext:value-type="float">
            <text:p>-36</text:p>
          </table:table-cell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D72]*[.L$1]" office:value-type="float" office:value="-0.94603271484375" calcext:value-type="float">
            <text:p>-0.9460327148</text:p>
          </table:table-cell>
          <table:table-cell table:formula="of:=[.E72]*[.L$1]" office:value-type="float" office:value="-0.431103515625" calcext:value-type="float">
            <text:p>-0.4311035156</text:p>
          </table:table-cell>
          <table:table-cell table:formula="of:=[.F72]*[.$L$1]" office:value-type="float" office:value="8.7897216796875" calcext:value-type="float">
            <text:p>8.7897216797</text:p>
          </table:table-cell>
          <table:table-cell table:number-columns-repeated="3"/>
          <table:table-cell table:formula="of:=[.G72]*[.$Y$1]" office:value-type="float" office:value="-0.54931640625" calcext:value-type="float">
            <text:p>-0.5493164063</text:p>
          </table:table-cell>
          <table:table-cell table:formula="of:=[.H72]*[.$Y$1]" office:value-type="float" office:value="-0.3204345703125" calcext:value-type="float">
            <text:p>-0.3204345703</text:p>
          </table:table-cell>
          <table:table-cell table:formula="of:=[.I72]*[.$Y$1]" office:value-type="float" office:value="0.274658203125" calcext:value-type="float">
            <text:p>0.2746582031</text:p>
          </table:table-cell>
        </table:table-row>
        <table:table-row table:style-name="ro1">
          <table:table-cell office:value-type="float" office:value="-14.5165" calcext:value-type="float">
            <text:p>-14.5165</text:p>
          </table:table-cell>
          <table:table-cell office:value-type="float" office:value="-10.5209" calcext:value-type="float">
            <text:p>-10.5209</text:p>
          </table:table-cell>
          <table:table-cell office:value-type="float" office:value="0.0143476" calcext:value-type="float">
            <text:p>0.0143476</text:p>
          </table:table-cell>
          <table:table-cell office:value-type="float" office:value="-159" calcext:value-type="float">
            <text:p>-159</text:p>
          </table:table-cell>
          <table:table-cell office:value-type="float" office:value="-68" calcext:value-type="float">
            <text:p>-68</text:p>
          </table:table-cell>
          <table:table-cell office:value-type="float" office:value="1469" calcext:value-type="float">
            <text:p>1469</text:p>
          </table:table-cell>
          <table:table-cell office:value-type="float" office:value="-34" calcext:value-type="float">
            <text:p>-34</text:p>
          </table:table-cell>
          <table:table-cell office:value-type="float" office:value="-17" calcext:value-type="float">
            <text:p>-17</text:p>
          </table:table-cell>
          <table:table-cell office:value-type="float" office:value="13" calcext:value-type="float">
            <text:p>13</text:p>
          </table:table-cell>
          <table:table-cell table:number-columns-repeated="10"/>
          <table:table-cell table:formula="of:=[.D73]*[.L$1]" office:value-type="float" office:value="-0.952020263671875" calcext:value-type="float">
            <text:p>-0.9520202637</text:p>
          </table:table-cell>
          <table:table-cell table:formula="of:=[.E73]*[.L$1]" office:value-type="float" office:value="-0.4071533203125" calcext:value-type="float">
            <text:p>-0.4071533203</text:p>
          </table:table-cell>
          <table:table-cell table:formula="of:=[.F73]*[.$L$1]" office:value-type="float" office:value="8.79570922851563" calcext:value-type="float">
            <text:p>8.7957092285</text:p>
          </table:table-cell>
          <table:table-cell table:number-columns-repeated="3"/>
          <table:table-cell table:formula="of:=[.G73]*[.$Y$1]" office:value-type="float" office:value="-0.518798828125" calcext:value-type="float">
            <text:p>-0.5187988281</text:p>
          </table:table-cell>
          <table:table-cell table:formula="of:=[.H73]*[.$Y$1]" office:value-type="float" office:value="-0.2593994140625" calcext:value-type="float">
            <text:p>-0.2593994141</text:p>
          </table:table-cell>
          <table:table-cell table:formula="of:=[.I73]*[.$Y$1]" office:value-type="float" office:value="0.1983642578125" calcext:value-type="float">
            <text:p>0.1983642578</text:p>
          </table:table-cell>
        </table:table-row>
        <table:table-row table:style-name="ro1">
          <table:table-cell office:value-type="float" office:value="-14.7454" calcext:value-type="float">
            <text:p>-14.7454</text:p>
          </table:table-cell>
          <table:table-cell office:value-type="float" office:value="-10.6659" calcext:value-type="float">
            <text:p>-10.6659</text:p>
          </table:table-cell>
          <table:table-cell office:value-type="float" office:value="0.0140458" calcext:value-type="float">
            <text:p>0.0140458</text:p>
          </table:table-cell>
          <table:table-cell office:value-type="float" office:value="-154" calcext:value-type="float">
            <text:p>-154</text:p>
          </table:table-cell>
          <table:table-cell office:value-type="float" office:value="-77" calcext:value-type="float">
            <text:p>-77</text:p>
          </table:table-cell>
          <table:table-cell office:value-type="float" office:value="1467" calcext:value-type="float">
            <text:p>1467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D74]*[.L$1]" office:value-type="float" office:value="-0.92208251953125" calcext:value-type="float">
            <text:p>-0.9220825195</text:p>
          </table:table-cell>
          <table:table-cell table:formula="of:=[.E74]*[.L$1]" office:value-type="float" office:value="-0.461041259765625" calcext:value-type="float">
            <text:p>-0.4610412598</text:p>
          </table:table-cell>
          <table:table-cell table:formula="of:=[.F74]*[.$L$1]" office:value-type="float" office:value="8.78373413085938" calcext:value-type="float">
            <text:p>8.7837341309</text:p>
          </table:table-cell>
          <table:table-cell table:number-columns-repeated="3"/>
          <table:table-cell table:formula="of:=[.G74]*[.$Y$1]" office:value-type="float" office:value="-0.5340576171875" calcext:value-type="float">
            <text:p>-0.5340576172</text:p>
          </table:table-cell>
          <table:table-cell table:formula="of:=[.H74]*[.$Y$1]" office:value-type="float" office:value="-0.2899169921875" calcext:value-type="float">
            <text:p>-0.2899169922</text:p>
          </table:table-cell>
          <table:table-cell table:formula="of:=[.I74]*[.$Y$1]" office:value-type="float" office:value="0.213623046875" calcext:value-type="float">
            <text:p>0.2136230469</text:p>
          </table:table-cell>
        </table:table-row>
        <table:table-row table:style-name="ro1">
          <table:table-cell office:value-type="float" office:value="-14.9753" calcext:value-type="float">
            <text:p>-14.9753</text:p>
          </table:table-cell>
          <table:table-cell office:value-type="float" office:value="-10.8109" calcext:value-type="float">
            <text:p>-10.8109</text:p>
          </table:table-cell>
          <table:table-cell office:value-type="float" office:value="-0.0286352" calcext:value-type="float">
            <text:p>-0.0286352</text:p>
          </table:table-cell>
          <table:table-cell office:value-type="float" office:value="-153" calcext:value-type="float">
            <text:p>-153</text:p>
          </table:table-cell>
          <table:table-cell office:value-type="float" office:value="-74" calcext:value-type="float">
            <text:p>-74</text:p>
          </table:table-cell>
          <table:table-cell office:value-type="float" office:value="1462" calcext:value-type="float">
            <text:p>1462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table:formula="of:=[.D75]*[.L$1]" office:value-type="float" office:value="-0.916094970703125" calcext:value-type="float">
            <text:p>-0.9160949707</text:p>
          </table:table-cell>
          <table:table-cell table:formula="of:=[.E75]*[.L$1]" office:value-type="float" office:value="-0.44307861328125" calcext:value-type="float">
            <text:p>-0.4430786133</text:p>
          </table:table-cell>
          <table:table-cell table:formula="of:=[.F75]*[.$L$1]" office:value-type="float" office:value="8.75379638671875" calcext:value-type="float">
            <text:p>8.7537963867</text:p>
          </table:table-cell>
          <table:table-cell table:number-columns-repeated="3"/>
          <table:table-cell table:formula="of:=[.G75]*[.$Y$1]" office:value-type="float" office:value="-0.5340576171875" calcext:value-type="float">
            <text:p>-0.5340576172</text:p>
          </table:table-cell>
          <table:table-cell table:formula="of:=[.H75]*[.$Y$1]" office:value-type="float" office:value="-0.2899169921875" calcext:value-type="float">
            <text:p>-0.2899169922</text:p>
          </table:table-cell>
          <table:table-cell table:formula="of:=[.I75]*[.$Y$1]" office:value-type="float" office:value="-0.0152587890625" calcext:value-type="float">
            <text:p>-0.0152587891</text:p>
          </table:table-cell>
        </table:table-row>
        <table:table-row table:style-name="ro1">
          <table:table-cell office:value-type="float" office:value="-15.1946" calcext:value-type="float">
            <text:p>-15.1946</text:p>
          </table:table-cell>
          <table:table-cell office:value-type="float" office:value="-10.9634" calcext:value-type="float">
            <text:p>-10.9634</text:p>
          </table:table-cell>
          <table:table-cell office:value-type="float" office:value="-0.0652336" calcext:value-type="float">
            <text:p>-0.0652336</text:p>
          </table:table-cell>
          <table:table-cell office:value-type="float" office:value="-157" calcext:value-type="float">
            <text:p>-157</text:p>
          </table:table-cell>
          <table:table-cell office:value-type="float" office:value="-81" calcext:value-type="float">
            <text:p>-81</text:p>
          </table:table-cell>
          <table:table-cell office:value-type="float" office:value="1467" calcext:value-type="float">
            <text:p>1467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-7" calcext:value-type="float">
            <text:p>-7</text:p>
          </table:table-cell>
          <table:table-cell table:number-columns-repeated="10"/>
          <table:table-cell table:formula="of:=[.D76]*[.L$1]" office:value-type="float" office:value="-0.940045166015625" calcext:value-type="float">
            <text:p>-0.940045166</text:p>
          </table:table-cell>
          <table:table-cell table:formula="of:=[.E76]*[.L$1]" office:value-type="float" office:value="-0.484991455078125" calcext:value-type="float">
            <text:p>-0.4849914551</text:p>
          </table:table-cell>
          <table:table-cell table:formula="of:=[.F76]*[.$L$1]" office:value-type="float" office:value="8.78373413085938" calcext:value-type="float">
            <text:p>8.7837341309</text:p>
          </table:table-cell>
          <table:table-cell table:number-columns-repeated="3"/>
          <table:table-cell table:formula="of:=[.G76]*[.$Y$1]" office:value-type="float" office:value="-0.518798828125" calcext:value-type="float">
            <text:p>-0.5187988281</text:p>
          </table:table-cell>
          <table:table-cell table:formula="of:=[.H76]*[.$Y$1]" office:value-type="float" office:value="-0.30517578125" calcext:value-type="float">
            <text:p>-0.3051757813</text:p>
          </table:table-cell>
          <table:table-cell table:formula="of:=[.I76]*[.$Y$1]" office:value-type="float" office:value="-0.1068115234375" calcext:value-type="float">
            <text:p>-0.1068115234</text:p>
          </table:table-cell>
        </table:table-row>
        <table:table-row table:style-name="ro1">
          <table:table-cell office:value-type="float" office:value="-15.3819" calcext:value-type="float">
            <text:p>-15.3819</text:p>
          </table:table-cell>
          <table:table-cell office:value-type="float" office:value="-11.116" calcext:value-type="float">
            <text:p>-11.116</text:p>
          </table:table-cell>
          <table:table-cell office:value-type="float" office:value="-0.135616" calcext:value-type="float">
            <text:p>-0.135616</text:p>
          </table:table-cell>
          <table:table-cell office:value-type="float" office:value="-162" calcext:value-type="float">
            <text:p>-162</text:p>
          </table:table-cell>
          <table:table-cell office:value-type="float" office:value="-83" calcext:value-type="float">
            <text:p>-83</text:p>
          </table:table-cell>
          <table:table-cell office:value-type="float" office:value="1458" calcext:value-type="float">
            <text:p>1458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-26" calcext:value-type="float">
            <text:p>-26</text:p>
          </table:table-cell>
          <table:table-cell table:number-columns-repeated="10"/>
          <table:table-cell table:formula="of:=[.D77]*[.L$1]" office:value-type="float" office:value="-0.96998291015625" calcext:value-type="float">
            <text:p>-0.9699829102</text:p>
          </table:table-cell>
          <table:table-cell table:formula="of:=[.E77]*[.L$1]" office:value-type="float" office:value="-0.496966552734375" calcext:value-type="float">
            <text:p>-0.4969665527</text:p>
          </table:table-cell>
          <table:table-cell table:formula="of:=[.F77]*[.$L$1]" office:value-type="float" office:value="8.72984619140625" calcext:value-type="float">
            <text:p>8.7298461914</text:p>
          </table:table-cell>
          <table:table-cell table:number-columns-repeated="3"/>
          <table:table-cell table:formula="of:=[.G77]*[.$Y$1]" office:value-type="float" office:value="-0.457763671875" calcext:value-type="float">
            <text:p>-0.4577636719</text:p>
          </table:table-cell>
          <table:table-cell table:formula="of:=[.H77]*[.$Y$1]" office:value-type="float" office:value="-0.30517578125" calcext:value-type="float">
            <text:p>-0.3051757813</text:p>
          </table:table-cell>
          <table:table-cell table:formula="of:=[.I77]*[.$Y$1]" office:value-type="float" office:value="-0.396728515625" calcext:value-type="float">
            <text:p>-0.3967285156</text:p>
          </table:table-cell>
        </table:table-row>
        <table:table-row table:style-name="ro1">
          <table:table-cell office:value-type="float" office:value="-15.6089" calcext:value-type="float">
            <text:p>-15.6089</text:p>
          </table:table-cell>
          <table:table-cell office:value-type="float" office:value="-11.2686" calcext:value-type="float">
            <text:p>-11.2686</text:p>
          </table:table-cell>
          <table:table-cell office:value-type="float" office:value="-0.044479" calcext:value-type="float">
            <text:p>-0.044479</text:p>
          </table:table-cell>
          <table:table-cell office:value-type="float" office:value="-158" calcext:value-type="float">
            <text:p>-158</text:p>
          </table:table-cell>
          <table:table-cell office:value-type="float" office:value="-80" calcext:value-type="float">
            <text:p>-80</text:p>
          </table:table-cell>
          <table:table-cell office:value-type="float" office:value="1467" calcext:value-type="float">
            <text:p>1467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D78]*[.L$1]" office:value-type="float" office:value="-0.94603271484375" calcext:value-type="float">
            <text:p>-0.9460327148</text:p>
          </table:table-cell>
          <table:table-cell table:formula="of:=[.E78]*[.L$1]" office:value-type="float" office:value="-0.47900390625" calcext:value-type="float">
            <text:p>-0.4790039063</text:p>
          </table:table-cell>
          <table:table-cell table:formula="of:=[.F78]*[.$L$1]" office:value-type="float" office:value="8.78373413085938" calcext:value-type="float">
            <text:p>8.7837341309</text:p>
          </table:table-cell>
          <table:table-cell table:number-columns-repeated="3"/>
          <table:table-cell table:formula="of:=[.G78]*[.$Y$1]" office:value-type="float" office:value="-0.5340576171875" calcext:value-type="float">
            <text:p>-0.5340576172</text:p>
          </table:table-cell>
          <table:table-cell table:formula="of:=[.H78]*[.$Y$1]" office:value-type="float" office:value="-0.30517578125" calcext:value-type="float">
            <text:p>-0.3051757813</text:p>
          </table:table-cell>
          <table:table-cell table:formula="of:=[.I78]*[.$Y$1]" office:value-type="float" office:value="0.213623046875" calcext:value-type="float">
            <text:p>0.2136230469</text:p>
          </table:table-cell>
        </table:table-row>
        <table:table-row table:style-name="ro1">
          <table:table-cell office:value-type="float" office:value="-15.811" calcext:value-type="float">
            <text:p>-15.811</text:p>
          </table:table-cell>
          <table:table-cell office:value-type="float" office:value="-11.4288" calcext:value-type="float">
            <text:p>-11.4288</text:p>
          </table:table-cell>
          <table:table-cell office:value-type="float" office:value="-0.0454916" calcext:value-type="float">
            <text:p>-0.0454916</text:p>
          </table:table-cell>
          <table:table-cell office:value-type="float" office:value="-148" calcext:value-type="float">
            <text:p>-148</text:p>
          </table:table-cell>
          <table:table-cell office:value-type="float" office:value="-68" calcext:value-type="float">
            <text:p>-68</text:p>
          </table:table-cell>
          <table:table-cell office:value-type="float" office:value="1466" calcext:value-type="float">
            <text:p>1466</text:p>
          </table:table-cell>
          <table:table-cell office:value-type="float" office:value="-31" calcext:value-type="float">
            <text:p>-31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formula="of:=[.D79]*[.$L$1]" office:value-type="float" office:value="-0.8861572265625" calcext:value-type="float">
            <text:p>-0.8861572266</text:p>
          </table:table-cell>
          <table:table-cell table:formula="of:=[.E79]*[.$L$1]" office:value-type="float" office:value="-0.4071533203125" calcext:value-type="float">
            <text:p>-0.4071533203</text:p>
          </table:table-cell>
          <table:table-cell table:formula="of:=[.F79]*[.$L$1]" office:value-type="float" office:value="8.77774658203125" calcext:value-type="float">
            <text:p>8.777746582</text:p>
          </table:table-cell>
          <table:table-cell table:formula="of:=[.G79]*[.O$1]" office:value-type="float" office:value="-0" calcext:value-type="float">
            <text:p>0</text:p>
          </table:table-cell>
          <table:table-cell table:formula="of:=[.H79]*[.P$1]" office:value-type="float" office:value="-0" calcext:value-type="float">
            <text:p>0</text:p>
          </table:table-cell>
          <table:table-cell table:formula="of:=[.I79]*[.Q$1]" office:value-type="float" office:value="0" calcext:value-type="float">
            <text:p>0</text:p>
          </table:table-cell>
          <table:table-cell table:formula="of:=[.G79]*[.$Y$1]" office:value-type="float" office:value="-0.4730224609375" calcext:value-type="float">
            <text:p>-0.4730224609</text:p>
          </table:table-cell>
          <table:table-cell table:formula="of:=[.H79]*[.$Y$1]" office:value-type="float" office:value="-0.3204345703125" calcext:value-type="float">
            <text:p>-0.3204345703</text:p>
          </table:table-cell>
          <table:table-cell table:formula="of:=[.I79]*[.$Y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6.004" calcext:value-type="float">
            <text:p>-16.004</text:p>
          </table:table-cell>
          <table:table-cell office:value-type="float" office:value="-11.5738" calcext:value-type="float">
            <text:p>-11.5738</text:p>
          </table:table-cell>
          <table:table-cell office:value-type="float" office:value="-0.0242518" calcext:value-type="float">
            <text:p>-0.0242518</text:p>
          </table:table-cell>
          <table:table-cell office:value-type="float" office:value="-161" calcext:value-type="float">
            <text:p>-161</text:p>
          </table:table-cell>
          <table:table-cell office:value-type="float" office:value="-72" calcext:value-type="float">
            <text:p>-72</text:p>
          </table:table-cell>
          <table:table-cell office:value-type="float" office:value="1464" calcext:value-type="float">
            <text:p>1464</text:p>
          </table:table-cell>
          <table:table-cell office:value-type="float" office:value="-30" calcext:value-type="float">
            <text:p>-30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D80]*[.$L$1]" office:value-type="float" office:value="-0.963995361328125" calcext:value-type="float">
            <text:p>-0.9639953613</text:p>
          </table:table-cell>
          <table:table-cell table:formula="of:=[.E80]*[.$L$1]" office:value-type="float" office:value="-0.431103515625" calcext:value-type="float">
            <text:p>-0.4311035156</text:p>
          </table:table-cell>
          <table:table-cell table:formula="of:=[.F80]*[.$L$1]" office:value-type="float" office:value="8.765771484375" calcext:value-type="float">
            <text:p>8.7657714844</text:p>
          </table:table-cell>
          <table:table-cell table:number-columns-repeated="3"/>
          <table:table-cell table:formula="of:=[.G80]*[.$Y$1]" office:value-type="float" office:value="-0.457763671875" calcext:value-type="float">
            <text:p>-0.4577636719</text:p>
          </table:table-cell>
          <table:table-cell table:formula="of:=[.H80]*[.$Y$1]" office:value-type="float" office:value="-0.2899169921875" calcext:value-type="float">
            <text:p>-0.2899169922</text:p>
          </table:table-cell>
          <table:table-cell table:formula="of:=[.I80]*[.$Y$1]" office:value-type="float" office:value="0.1220703125" calcext:value-type="float">
            <text:p>0.1220703125</text:p>
          </table:table-cell>
        </table:table-row>
        <table:table-row table:style-name="ro1">
          <table:table-cell office:value-type="float" office:value="-16.2484" calcext:value-type="float">
            <text:p>-16.2484</text:p>
          </table:table-cell>
          <table:table-cell office:value-type="float" office:value="-11.7111" calcext:value-type="float">
            <text:p>-11.7111</text:p>
          </table:table-cell>
          <table:table-cell office:value-type="float" office:value="-0.0178993" calcext:value-type="float">
            <text:p>-0.0178993</text:p>
          </table:table-cell>
          <table:table-cell office:value-type="float" office:value="-161" calcext:value-type="float">
            <text:p>-161</text:p>
          </table:table-cell>
          <table:table-cell office:value-type="float" office:value="-76" calcext:value-type="float">
            <text:p>-76</text:p>
          </table:table-cell>
          <table:table-cell office:value-type="float" office:value="1460" calcext:value-type="float">
            <text:p>1460</text:p>
          </table:table-cell>
          <table:table-cell office:value-type="float" office:value="-37" calcext:value-type="float">
            <text:p>-37</text:p>
          </table:table-cell>
          <table:table-cell office:value-type="float" office:value="-18" calcext:value-type="float">
            <text:p>-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D81]*[.$L$1]" office:value-type="float" office:value="-0.963995361328125" calcext:value-type="float">
            <text:p>-0.9639953613</text:p>
          </table:table-cell>
          <table:table-cell table:formula="of:=[.E81]*[.$L$1]" office:value-type="float" office:value="-0.4550537109375" calcext:value-type="float">
            <text:p>-0.4550537109</text:p>
          </table:table-cell>
          <table:table-cell table:formula="of:=[.F81]*[.$L$1]" office:value-type="float" office:value="8.7418212890625" calcext:value-type="float">
            <text:p>8.7418212891</text:p>
          </table:table-cell>
          <table:table-cell table:number-columns-repeated="3"/>
          <table:table-cell table:formula="of:=[.G81]*[.$Y$1]" office:value-type="float" office:value="-0.5645751953125" calcext:value-type="float">
            <text:p>-0.5645751953</text:p>
          </table:table-cell>
          <table:table-cell table:formula="of:=[.H81]*[.$Y$1]" office:value-type="float" office:value="-0.274658203125" calcext:value-type="float">
            <text:p>-0.2746582031</text:p>
          </table:table-cell>
          <table:table-cell table:formula="of:=[.I81]*[.$Y$1]" office:value-type="float" office:value="0.1220703125" calcext:value-type="float">
            <text:p>0.1220703125</text:p>
          </table:table-cell>
        </table:table-row>
        <table:table-row table:style-name="ro1">
          <table:table-cell office:value-type="float" office:value="-16.4566" calcext:value-type="float">
            <text:p>-16.4566</text:p>
          </table:table-cell>
          <table:table-cell office:value-type="float" office:value="-11.8713" calcext:value-type="float">
            <text:p>-11.8713</text:p>
          </table:table-cell>
          <table:table-cell office:value-type="float" office:value="0.0476901" calcext:value-type="float">
            <text:p>0.0476901</text:p>
          </table:table-cell>
          <table:table-cell office:value-type="float" office:value="-153" calcext:value-type="float">
            <text:p>-153</text:p>
          </table:table-cell>
          <table:table-cell office:value-type="float" office:value="-72" calcext:value-type="float">
            <text:p>-72</text:p>
          </table:table-cell>
          <table:table-cell office:value-type="float" office:value="1475" calcext:value-type="float">
            <text:p>1475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29" calcext:value-type="float">
            <text:p>29</text:p>
          </table:table-cell>
          <table:table-cell table:number-columns-repeated="10"/>
          <table:table-cell table:formula="of:=[.D82]*[.$L$1]" office:value-type="float" office:value="-0.916094970703125" calcext:value-type="float">
            <text:p>-0.9160949707</text:p>
          </table:table-cell>
          <table:table-cell table:formula="of:=[.E82]*[.$L$1]" office:value-type="float" office:value="-0.431103515625" calcext:value-type="float">
            <text:p>-0.4311035156</text:p>
          </table:table-cell>
          <table:table-cell table:formula="of:=[.F82]*[.$L$1]" office:value-type="float" office:value="8.83163452148438" calcext:value-type="float">
            <text:p>8.8316345215</text:p>
          </table:table-cell>
          <table:table-cell table:number-columns-repeated="3"/>
          <table:table-cell table:formula="of:=[.G82]*[.$Y$1]" office:value-type="float" office:value="-0.48828125" calcext:value-type="float">
            <text:p>-0.48828125</text:p>
          </table:table-cell>
          <table:table-cell table:formula="of:=[.H82]*[.$Y$1]" office:value-type="float" office:value="-0.3204345703125" calcext:value-type="float">
            <text:p>-0.3204345703</text:p>
          </table:table-cell>
          <table:table-cell table:formula="of:=[.I82]*[.$Y$1]" office:value-type="float" office:value="0.4425048828125" calcext:value-type="float">
            <text:p>0.4425048828</text:p>
          </table:table-cell>
        </table:table-row>
        <table:table-row table:style-name="ro1">
          <table:table-cell office:value-type="float" office:value="-16.6656" calcext:value-type="float">
            <text:p>-16.6656</text:p>
          </table:table-cell>
          <table:table-cell office:value-type="float" office:value="-12.001" calcext:value-type="float">
            <text:p>-12.001</text:p>
          </table:table-cell>
          <table:table-cell office:value-type="float" office:value="-0.0210026" calcext:value-type="float">
            <text:p>-0.0210026</text:p>
          </table:table-cell>
          <table:table-cell office:value-type="float" office:value="-157" calcext:value-type="float">
            <text:p>-157</text:p>
          </table:table-cell>
          <table:table-cell office:value-type="float" office:value="-87" calcext:value-type="float">
            <text:p>-87</text:p>
          </table:table-cell>
          <table:table-cell office:value-type="float" office:value="1471" calcext:value-type="float">
            <text:p>1471</text:p>
          </table:table-cell>
          <table:table-cell office:value-type="float" office:value="-33" calcext:value-type="float">
            <text:p>-33</text:p>
          </table:table-cell>
          <table:table-cell office:value-type="float" office:value="-17" calcext:value-type="float">
            <text:p>-17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table:formula="of:=[.D83]*[.$L$1]" office:value-type="float" office:value="-0.940045166015625" calcext:value-type="float">
            <text:p>-0.940045166</text:p>
          </table:table-cell>
          <table:table-cell table:formula="of:=[.E83]*[.$L$1]" office:value-type="float" office:value="-0.520916748046875" calcext:value-type="float">
            <text:p>-0.520916748</text:p>
          </table:table-cell>
          <table:table-cell table:formula="of:=[.F83]*[.$L$1]" office:value-type="float" office:value="8.80768432617188" calcext:value-type="float">
            <text:p>8.8076843262</text:p>
          </table:table-cell>
          <table:table-cell table:number-columns-repeated="3"/>
          <table:table-cell table:formula="of:=[.G83]*[.$Y$1]" office:value-type="float" office:value="-0.5035400390625" calcext:value-type="float">
            <text:p>-0.5035400391</text:p>
          </table:table-cell>
          <table:table-cell table:formula="of:=[.H83]*[.$Y$1]" office:value-type="float" office:value="-0.2593994140625" calcext:value-type="float">
            <text:p>-0.2593994141</text:p>
          </table:table-cell>
          <table:table-cell table:formula="of:=[.I83]*[.$Y$1]" office:value-type="float" office:value="-0.0152587890625" calcext:value-type="float">
            <text:p>-0.0152587891</text:p>
          </table:table-cell>
        </table:table-row>
        <table:table-row table:style-name="ro1">
          <table:table-cell office:value-type="float" office:value="-16.8739" calcext:value-type="float">
            <text:p>-16.8739</text:p>
          </table:table-cell>
          <table:table-cell office:value-type="float" office:value="-12.1536" calcext:value-type="float">
            <text:p>-12.1536</text:p>
          </table:table-cell>
          <table:table-cell office:value-type="float" office:value="-0.0328878" calcext:value-type="float">
            <text:p>-0.0328878</text:p>
          </table:table-cell>
          <table:table-cell office:value-type="float" office:value="-158" calcext:value-type="float">
            <text:p>-158</text:p>
          </table:table-cell>
          <table:table-cell office:value-type="float" office:value="-87" calcext:value-type="float">
            <text:p>-87</text:p>
          </table:table-cell>
          <table:table-cell office:value-type="float" office:value="1462" calcext:value-type="float">
            <text:p>1462</text:p>
          </table:table-cell>
          <table:table-cell office:value-type="float" office:value="-33" calcext:value-type="float">
            <text:p>-33</text:p>
          </table:table-cell>
          <table:table-cell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formula="of:=[.D84]*[.$L$1]" office:value-type="float" office:value="-0.94603271484375" calcext:value-type="float">
            <text:p>-0.9460327148</text:p>
          </table:table-cell>
          <table:table-cell table:formula="of:=[.E84]*[.$L$1]" office:value-type="float" office:value="-0.520916748046875" calcext:value-type="float">
            <text:p>-0.520916748</text:p>
          </table:table-cell>
          <table:table-cell table:formula="of:=[.F84]*[.$L$1]" office:value-type="float" office:value="8.75379638671875" calcext:value-type="float">
            <text:p>8.7537963867</text:p>
          </table:table-cell>
          <table:table-cell table:number-columns-repeated="3"/>
          <table:table-cell table:formula="of:=[.G84]*[.$Y$1]" office:value-type="float" office:value="-0.5035400390625" calcext:value-type="float">
            <text:p>-0.5035400391</text:p>
          </table:table-cell>
          <table:table-cell table:formula="of:=[.H84]*[.$Y$1]" office:value-type="float" office:value="-0.30517578125" calcext:value-type="float">
            <text:p>-0.3051757813</text:p>
          </table:table-cell>
          <table:table-cell table:formula="of:=[.I84]*[.$Y$1]" office:value-type="float" office:value="0.06103515625" calcext:value-type="float">
            <text:p>0.0610351563</text:p>
          </table:table-cell>
        </table:table-row>
        <table:table-row table:style-name="ro1">
          <table:table-cell office:value-type="float" office:value="-17.0936" calcext:value-type="float">
            <text:p>-17.0936</text:p>
          </table:table-cell>
          <table:table-cell office:value-type="float" office:value="-12.2986" calcext:value-type="float">
            <text:p>-12.2986</text:p>
          </table:table-cell>
          <table:table-cell office:value-type="float" office:value="-0.00776912" calcext:value-type="float">
            <text:p>-0.00776912</text:p>
          </table:table-cell>
          <table:table-cell office:value-type="float" office:value="-156" calcext:value-type="float">
            <text:p>-156</text:p>
          </table:table-cell>
          <table:table-cell office:value-type="float" office:value="-78" calcext:value-type="float">
            <text:p>-78</text:p>
          </table:table-cell>
          <table:table-cell office:value-type="float" office:value="1447" calcext:value-type="float">
            <text:p>1447</text:p>
          </table:table-cell>
          <table:table-cell office:value-type="float" office:value="-34" calcext:value-type="float">
            <text:p>-34</text:p>
          </table:table-cell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  <table:table-cell table:number-columns-repeated="10"/>
          <table:table-cell table:formula="of:=[.D85]*[.$L$1]" office:value-type="float" office:value="-0.9340576171875" calcext:value-type="float">
            <text:p>-0.9340576172</text:p>
          </table:table-cell>
          <table:table-cell table:formula="of:=[.E85]*[.$L$1]" office:value-type="float" office:value="-0.46702880859375" calcext:value-type="float">
            <text:p>-0.4670288086</text:p>
          </table:table-cell>
          <table:table-cell table:formula="of:=[.F85]*[.$L$1]" office:value-type="float" office:value="8.66398315429688" calcext:value-type="float">
            <text:p>8.6639831543</text:p>
          </table:table-cell>
          <table:table-cell table:number-columns-repeated="3"/>
          <table:table-cell table:formula="of:=[.G85]*[.$Y$1]" office:value-type="float" office:value="-0.518798828125" calcext:value-type="float">
            <text:p>-0.5187988281</text:p>
          </table:table-cell>
          <table:table-cell table:formula="of:=[.H85]*[.$Y$1]" office:value-type="float" office:value="-0.2899169921875" calcext:value-type="float">
            <text:p>-0.2899169922</text:p>
          </table:table-cell>
          <table:table-cell table:formula="of:=[.I85]*[.$Y$1]" office:value-type="float" office:value="0.1983642578125" calcext:value-type="float">
            <text:p>0.1983642578</text:p>
          </table:table-cell>
        </table:table-row>
        <table:table-row table:style-name="ro1">
          <table:table-cell office:value-type="float" office:value="-17.3073" calcext:value-type="float">
            <text:p>-17.3073</text:p>
          </table:table-cell>
          <table:table-cell office:value-type="float" office:value="-12.4588" calcext:value-type="float">
            <text:p>-12.4588</text:p>
          </table:table-cell>
          <table:table-cell office:value-type="float" office:value="-0.0493906" calcext:value-type="float">
            <text:p>-0.0493906</text:p>
          </table:table-cell>
          <table:table-cell office:value-type="float" office:value="-142" calcext:value-type="float">
            <text:p>-142</text:p>
          </table:table-cell>
          <table:table-cell office:value-type="float" office:value="-75" calcext:value-type="float">
            <text:p>-75</text:p>
          </table:table-cell>
          <table:table-cell office:value-type="float" office:value="1447" calcext:value-type="float">
            <text:p>1447</text:p>
          </table:table-cell>
          <table:table-cell office:value-type="float" office:value="-33" calcext:value-type="float">
            <text:p>-33</text:p>
          </table:table-cell>
          <table:table-cell office:value-type="float" office:value="-21" calcext:value-type="float">
            <text:p>-21</text:p>
          </table:table-cell>
          <table:table-cell office:value-type="float" office:value="-5" calcext:value-type="float">
            <text:p>-5</text:p>
          </table:table-cell>
          <table:table-cell table:number-columns-repeated="10"/>
          <table:table-cell table:formula="of:=[.D86]*[.$L$1]" office:value-type="float" office:value="-0.85023193359375" calcext:value-type="float">
            <text:p>-0.8502319336</text:p>
          </table:table-cell>
          <table:table-cell table:formula="of:=[.E86]*[.$L$1]" office:value-type="float" office:value="-0.449066162109375" calcext:value-type="float">
            <text:p>-0.4490661621</text:p>
          </table:table-cell>
          <table:table-cell table:formula="of:=[.F86]*[.$L$1]" office:value-type="float" office:value="8.66398315429688" calcext:value-type="float">
            <text:p>8.6639831543</text:p>
          </table:table-cell>
          <table:table-cell table:number-columns-repeated="3"/>
          <table:table-cell table:formula="of:=[.G86]*[.$Y$1]" office:value-type="float" office:value="-0.5035400390625" calcext:value-type="float">
            <text:p>-0.5035400391</text:p>
          </table:table-cell>
          <table:table-cell table:formula="of:=[.H86]*[.$Y$1]" office:value-type="float" office:value="-0.3204345703125" calcext:value-type="float">
            <text:p>-0.3204345703</text:p>
          </table:table-cell>
          <table:table-cell table:formula="of:=[.I86]*[.$Y$1]" office:value-type="float" office:value="-0.0762939453125" calcext:value-type="float">
            <text:p>-0.0762939453</text:p>
          </table:table-cell>
        </table:table-row>
        <table:table-row table:style-name="ro1">
          <table:table-cell office:value-type="float" office:value="-17.2214" calcext:value-type="float">
            <text:p>-17.2214</text:p>
          </table:table-cell>
          <table:table-cell office:value-type="float" office:value="-12.6114" calcext:value-type="float">
            <text:p>-12.6114</text:p>
          </table:table-cell>
          <table:table-cell office:value-type="float" office:value="-0.260805" calcext:value-type="float">
            <text:p>-0.260805</text:p>
          </table:table-cell>
          <table:table-cell office:value-type="float" office:value="-160" calcext:value-type="float">
            <text:p>-160</text:p>
          </table:table-cell>
          <table:table-cell office:value-type="float" office:value="-77" calcext:value-type="float">
            <text:p>-77</text:p>
          </table:table-cell>
          <table:table-cell office:value-type="float" office:value="148" calcext:value-type="float">
            <text:p>148</text:p>
          </table:table-cell>
          <table:table-cell office:value-type="float" office:value="-32" calcext:value-type="float">
            <text:p>-32</text:p>
          </table:table-cell>
          <table:table-cell office:value-type="float" office:value="-20" calcext:value-type="float">
            <text:p>-20</text:p>
          </table:table-cell>
          <table:table-cell office:value-type="float" office:value="-11" calcext:value-type="float">
            <text:p>-11</text:p>
          </table:table-cell>
          <table:table-cell table:number-columns-repeated="10"/>
          <table:table-cell table:formula="of:=[.D87]*[.$L$1]" office:value-type="float" office:value="-0.9580078125" calcext:value-type="float">
            <text:p>-0.9580078125</text:p>
          </table:table-cell>
          <table:table-cell table:formula="of:=[.E87]*[.$L$1]" office:value-type="float" office:value="-0.461041259765625" calcext:value-type="float">
            <text:p>-0.4610412598</text:p>
          </table:table-cell>
          <table:table-cell table:formula="of:=[.F87]*[.$L$1]" office:value-type="float" office:value="0.8861572265625" calcext:value-type="float">
            <text:p>0.8861572266</text:p>
          </table:table-cell>
          <table:table-cell table:number-columns-repeated="3"/>
          <table:table-cell table:formula="of:=[.G87]*[.$Y$1]" office:value-type="float" office:value="-0.48828125" calcext:value-type="float">
            <text:p>-0.48828125</text:p>
          </table:table-cell>
          <table:table-cell table:formula="of:=[.H87]*[.$Y$1]" office:value-type="float" office:value="-0.30517578125" calcext:value-type="float">
            <text:p>-0.3051757813</text:p>
          </table:table-cell>
          <table:table-cell table:formula="of:=[.I87]*[.$Y$1]" office:value-type="float" office:value="-0.1678466796875" calcext:value-type="float">
            <text:p>-0.1678466797</text:p>
          </table:table-cell>
        </table:table-row>
        <table:table-row table:style-name="ro1">
          <table:table-cell office:value-type="float" office:value="-17.4055" calcext:value-type="float">
            <text:p>-17.4055</text:p>
          </table:table-cell>
          <table:table-cell office:value-type="float" office:value="-12.7716" calcext:value-type="float">
            <text:p>-12.7716</text:p>
          </table:table-cell>
          <table:table-cell office:value-type="float" office:value="-0.0912896" calcext:value-type="float">
            <text:p>-0.0912896</text:p>
          </table:table-cell>
          <table:table-cell office:value-type="float" office:value="-146" calcext:value-type="float">
            <text:p>-146</text:p>
          </table:table-cell>
          <table:table-cell office:value-type="float" office:value="-77" calcext:value-type="float">
            <text:p>-77</text:p>
          </table:table-cell>
          <table:table-cell office:value-type="float" office:value="1457" calcext:value-type="float">
            <text:p>1457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D88]*[.$L$1]" office:value-type="float" office:value="-0.87418212890625" calcext:value-type="float">
            <text:p>-0.8741821289</text:p>
          </table:table-cell>
          <table:table-cell table:formula="of:=[.E88]*[.$L$1]" office:value-type="float" office:value="-0.461041259765625" calcext:value-type="float">
            <text:p>-0.4610412598</text:p>
          </table:table-cell>
          <table:table-cell table:formula="of:=[.F88]*[.$L$1]" office:value-type="float" office:value="8.72385864257813" calcext:value-type="float">
            <text:p>8.7238586426</text:p>
          </table:table-cell>
          <table:table-cell table:number-columns-repeated="3"/>
          <table:table-cell table:formula="of:=[.G88]*[.$Y$1]" office:value-type="float" office:value="-0.48828125" calcext:value-type="float">
            <text:p>-0.48828125</text:p>
          </table:table-cell>
          <table:table-cell table:formula="of:=[.H88]*[.$Y$1]" office:value-type="float" office:value="-0.3204345703125" calcext:value-type="float">
            <text:p>-0.3204345703</text:p>
          </table:table-cell>
          <table:table-cell table:formula="of:=[.I88]*[.$Y$1]" office:value-type="float" office:value="0.213623046875" calcext:value-type="float">
            <text:p>0.2136230469</text:p>
          </table:table-cell>
        </table:table-row>
        <table:table-row table:style-name="ro1">
          <table:table-cell office:value-type="float" office:value="-17.642" calcext:value-type="float">
            <text:p>-17.642</text:p>
          </table:table-cell>
          <table:table-cell office:value-type="float" office:value="-12.9166" calcext:value-type="float">
            <text:p>-12.9166</text:p>
          </table:table-cell>
          <table:table-cell office:value-type="float" office:value="-0.0289987" calcext:value-type="float">
            <text:p>-0.0289987</text:p>
          </table:table-cell>
          <table:table-cell office:value-type="float" office:value="-146" calcext:value-type="float">
            <text:p>-146</text:p>
          </table:table-cell>
          <table:table-cell office:value-type="float" office:value="-77" calcext:value-type="float">
            <text:p>-77</text:p>
          </table:table-cell>
          <table:table-cell office:value-type="float" office:value="1478" calcext:value-type="float">
            <text:p>1478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  <table:table-cell table:number-columns-repeated="10"/>
          <table:table-cell table:formula="of:=[.D89]*[.$L$1]" office:value-type="float" office:value="-0.87418212890625" calcext:value-type="float">
            <text:p>-0.8741821289</text:p>
          </table:table-cell>
          <table:table-cell table:formula="of:=[.E89]*[.$L$1]" office:value-type="float" office:value="-0.461041259765625" calcext:value-type="float">
            <text:p>-0.4610412598</text:p>
          </table:table-cell>
          <table:table-cell table:formula="of:=[.F89]*[.$L$1]" office:value-type="float" office:value="8.84959716796875" calcext:value-type="float">
            <text:p>8.849597168</text:p>
          </table:table-cell>
          <table:table-cell table:number-columns-repeated="3"/>
          <table:table-cell table:formula="of:=[.G89]*[.$Y$1]" office:value-type="float" office:value="-0.54931640625" calcext:value-type="float">
            <text:p>-0.5493164063</text:p>
          </table:table-cell>
          <table:table-cell table:formula="of:=[.H89]*[.$Y$1]" office:value-type="float" office:value="-0.2899169921875" calcext:value-type="float">
            <text:p>-0.2899169922</text:p>
          </table:table-cell>
          <table:table-cell table:formula="of:=[.I89]*[.$Y$1]" office:value-type="float" office:value="0.1983642578125" calcext:value-type="float">
            <text:p>0.1983642578</text:p>
          </table:table-cell>
        </table:table-row>
        <table:table-row table:style-name="ro1">
          <table:table-cell office:value-type="float" office:value="-17.8558" calcext:value-type="float">
            <text:p>-17.8558</text:p>
          </table:table-cell>
          <table:table-cell office:value-type="float" office:value="-13.0539" calcext:value-type="float">
            <text:p>-13.0539</text:p>
          </table:table-cell>
          <table:table-cell office:value-type="float" office:value="-0.0546226" calcext:value-type="float">
            <text:p>-0.0546226</text:p>
          </table:table-cell>
          <table:table-cell office:value-type="float" office:value="-159" calcext:value-type="float">
            <text:p>-159</text:p>
          </table:table-cell>
          <table:table-cell office:value-type="float" office:value="-76" calcext:value-type="float">
            <text:p>-76</text:p>
          </table:table-cell>
          <table:table-cell office:value-type="float" office:value="1463" calcext:value-type="float">
            <text:p>1463</text:p>
          </table:table-cell>
          <table:table-cell office:value-type="float" office:value="-33" calcext:value-type="float">
            <text:p>-33</text:p>
          </table:table-cell>
          <table:table-cell office:value-type="float" office:value="-18" calcext:value-type="float">
            <text:p>-18</text:p>
          </table:table-cell>
          <table:table-cell office:value-type="float" office:value="-4" calcext:value-type="float">
            <text:p>-4</text:p>
          </table:table-cell>
          <table:table-cell table:number-columns-repeated="10"/>
          <table:table-cell table:formula="of:=[.D90]*[.$L$1]" office:value-type="float" office:value="-0.952020263671875" calcext:value-type="float">
            <text:p>-0.9520202637</text:p>
          </table:table-cell>
          <table:table-cell table:formula="of:=[.E90]*[.$L$1]" office:value-type="float" office:value="-0.4550537109375" calcext:value-type="float">
            <text:p>-0.4550537109</text:p>
          </table:table-cell>
          <table:table-cell table:formula="of:=[.F90]*[.$L$1]" office:value-type="float" office:value="8.75978393554688" calcext:value-type="float">
            <text:p>8.7597839355</text:p>
          </table:table-cell>
          <table:table-cell table:number-columns-repeated="3"/>
          <table:table-cell table:formula="of:=[.G90]*[.$Y$1]" office:value-type="float" office:value="-0.5035400390625" calcext:value-type="float">
            <text:p>-0.5035400391</text:p>
          </table:table-cell>
          <table:table-cell table:formula="of:=[.H90]*[.$Y$1]" office:value-type="float" office:value="-0.274658203125" calcext:value-type="float">
            <text:p>-0.2746582031</text:p>
          </table:table-cell>
          <table:table-cell table:formula="of:=[.I90]*[.$Y$1]" office:value-type="float" office:value="-0.06103515625" calcext:value-type="float">
            <text:p>-0.0610351563</text:p>
          </table:table-cell>
        </table:table-row>
        <table:table-row table:style-name="ro1">
          <table:table-cell office:value-type="float" office:value="-18.0853" calcext:value-type="float">
            <text:p>-18.0853</text:p>
          </table:table-cell>
          <table:table-cell office:value-type="float" office:value="-13.1912" calcext:value-type="float">
            <text:p>-13.1912</text:p>
          </table:table-cell>
          <table:table-cell office:value-type="float" office:value="-0.0406473" calcext:value-type="float">
            <text:p>-0.0406473</text:p>
          </table:table-cell>
          <table:table-cell office:value-type="float" office:value="-163" calcext:value-type="float">
            <text:p>-163</text:p>
          </table:table-cell>
          <table:table-cell office:value-type="float" office:value="-75" calcext:value-type="float">
            <text:p>-75</text:p>
          </table:table-cell>
          <table:table-cell office:value-type="float" office:value="1464" calcext:value-type="float">
            <text:p>1464</text:p>
          </table:table-cell>
          <table:table-cell office:value-type="float" office:value="-35" calcext:value-type="float">
            <text:p>-35</text:p>
          </table:table-cell>
          <table:table-cell office:value-type="float" office:value="-18" calcext:value-type="float">
            <text:p>-18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formula="of:=[.D91]*[.$L$1]" office:value-type="float" office:value="-0.975970458984375" calcext:value-type="float">
            <text:p>-0.975970459</text:p>
          </table:table-cell>
          <table:table-cell table:formula="of:=[.E91]*[.$L$1]" office:value-type="float" office:value="-0.449066162109375" calcext:value-type="float">
            <text:p>-0.4490661621</text:p>
          </table:table-cell>
          <table:table-cell table:formula="of:=[.F91]*[.$L$1]" office:value-type="float" office:value="8.765771484375" calcext:value-type="float">
            <text:p>8.7657714844</text:p>
          </table:table-cell>
          <table:table-cell table:number-columns-repeated="3"/>
          <table:table-cell table:formula="of:=[.G91]*[.$Y$1]" office:value-type="float" office:value="-0.5340576171875" calcext:value-type="float">
            <text:p>-0.5340576172</text:p>
          </table:table-cell>
          <table:table-cell table:formula="of:=[.H91]*[.$Y$1]" office:value-type="float" office:value="-0.274658203125" calcext:value-type="float">
            <text:p>-0.2746582031</text:p>
          </table:table-cell>
          <table:table-cell table:formula="of:=[.I91]*[.$Y$1]" office:value-type="float" office:value="0.06103515625" calcext:value-type="float">
            <text:p>0.0610351563</text:p>
          </table:table-cell>
        </table:table-row>
        <table:table-row table:style-name="ro1">
          <table:table-cell office:value-type="float" office:value="-18.3113" calcext:value-type="float">
            <text:p>-18.3113</text:p>
          </table:table-cell>
          <table:table-cell office:value-type="float" office:value="-13.3438" calcext:value-type="float">
            <text:p>-13.3438</text:p>
          </table:table-cell>
          <table:table-cell office:value-type="float" office:value="-0.0851104" calcext:value-type="float">
            <text:p>-0.0851104</text:p>
          </table:table-cell>
          <table:table-cell office:value-type="float" office:value="-158" calcext:value-type="float">
            <text:p>-158</text:p>
          </table:table-cell>
          <table:table-cell office:value-type="float" office:value="-82" calcext:value-type="float">
            <text:p>-82</text:p>
          </table:table-cell>
          <table:table-cell office:value-type="float" office:value="1454" calcext:value-type="float">
            <text:p>1454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table:number-columns-repeated="10"/>
          <table:table-cell table:formula="of:=[.D92]*[.$L$1]" office:value-type="float" office:value="-0.94603271484375" calcext:value-type="float">
            <text:p>-0.9460327148</text:p>
          </table:table-cell>
          <table:table-cell table:formula="of:=[.E92]*[.$L$1]" office:value-type="float" office:value="-0.49097900390625" calcext:value-type="float">
            <text:p>-0.4909790039</text:p>
          </table:table-cell>
          <table:table-cell table:formula="of:=[.F92]*[.$L$1]" office:value-type="float" office:value="8.70589599609375" calcext:value-type="float">
            <text:p>8.7058959961</text:p>
          </table:table-cell>
          <table:table-cell table:number-columns-repeated="3"/>
          <table:table-cell table:formula="of:=[.G92]*[.$Y$1]" office:value-type="float" office:value="-0.5340576171875" calcext:value-type="float">
            <text:p>-0.5340576172</text:p>
          </table:table-cell>
          <table:table-cell table:formula="of:=[.H92]*[.$Y$1]" office:value-type="float" office:value="-0.30517578125" calcext:value-type="float">
            <text:p>-0.3051757813</text:p>
          </table:table-cell>
          <table:table-cell table:formula="of:=[.I92]*[.$Y$1]" office:value-type="float" office:value="-0.18310546875" calcext:value-type="float">
            <text:p>-0.1831054688</text:p>
          </table:table-cell>
        </table:table-row>
        <table:table-row table:style-name="ro1">
          <table:table-cell office:value-type="float" office:value="-18.5432" calcext:value-type="float">
            <text:p>-18.5432</text:p>
          </table:table-cell>
          <table:table-cell office:value-type="float" office:value="-13.4888" calcext:value-type="float">
            <text:p>-13.4888</text:p>
          </table:table-cell>
          <table:table-cell office:value-type="float" office:value="-0.0528443" calcext:value-type="float">
            <text:p>-0.0528443</text:p>
          </table:table-cell>
          <table:table-cell office:value-type="float" office:value="-148" calcext:value-type="float">
            <text:p>-148</text:p>
          </table:table-cell>
          <table:table-cell office:value-type="float" office:value="-69" calcext:value-type="float">
            <text:p>-69</text:p>
          </table:table-cell>
          <table:table-cell office:value-type="float" office:value="1458" calcext:value-type="float">
            <text:p>1458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formula="of:=[.D93]*[.$L$1]" office:value-type="float" office:value="-0.8861572265625" calcext:value-type="float">
            <text:p>-0.8861572266</text:p>
          </table:table-cell>
          <table:table-cell table:formula="of:=[.E93]*[.$L$1]" office:value-type="float" office:value="-0.413140869140625" calcext:value-type="float">
            <text:p>-0.4131408691</text:p>
          </table:table-cell>
          <table:table-cell table:formula="of:=[.F93]*[.$L$1]" office:value-type="float" office:value="8.72984619140625" calcext:value-type="float">
            <text:p>8.7298461914</text:p>
          </table:table-cell>
          <table:table-cell table:number-columns-repeated="3"/>
          <table:table-cell table:formula="of:=[.G93]*[.$Y$1]" office:value-type="float" office:value="-0.5340576171875" calcext:value-type="float">
            <text:p>-0.5340576172</text:p>
          </table:table-cell>
          <table:table-cell table:formula="of:=[.H93]*[.$Y$1]" office:value-type="float" office:value="-0.2899169921875" calcext:value-type="float">
            <text:p>-0.2899169922</text:p>
          </table:table-cell>
          <table:table-cell table:formula="of:=[.I93]*[.$Y$1]" office:value-type="float" office:value="0.0457763671875" calcext:value-type="float">
            <text:p>0.0457763672</text:p>
          </table:table-cell>
        </table:table-row>
        <table:table-row table:style-name="ro1">
          <table:table-cell office:value-type="float" office:value="-18.7576" calcext:value-type="float">
            <text:p>-18.7576</text:p>
          </table:table-cell>
          <table:table-cell office:value-type="float" office:value="-13.6337" calcext:value-type="float">
            <text:p>-13.6337</text:p>
          </table:table-cell>
          <table:table-cell office:value-type="float" office:value="-0.0459125" calcext:value-type="float">
            <text:p>-0.0459125</text:p>
          </table:table-cell>
          <table:table-cell office:value-type="float" office:value="-146" calcext:value-type="float">
            <text:p>-146</text:p>
          </table:table-cell>
          <table:table-cell office:value-type="float" office:value="-76" calcext:value-type="float">
            <text:p>-76</text:p>
          </table:table-cell>
          <table:table-cell office:value-type="float" office:value="1480" calcext:value-type="float">
            <text:p>1480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formula="of:=[.D94]*[.$L$1]" office:value-type="float" office:value="-0.87418212890625" calcext:value-type="float">
            <text:p>-0.8741821289</text:p>
          </table:table-cell>
          <table:table-cell table:formula="of:=[.E94]*[.$L$1]" office:value-type="float" office:value="-0.4550537109375" calcext:value-type="float">
            <text:p>-0.4550537109</text:p>
          </table:table-cell>
          <table:table-cell table:formula="of:=[.F94]*[.$L$1]" office:value-type="float" office:value="8.861572265625" calcext:value-type="float">
            <text:p>8.8615722656</text:p>
          </table:table-cell>
          <table:table-cell table:number-columns-repeated="3"/>
          <table:table-cell table:formula="of:=[.G94]*[.$Y$1]" office:value-type="float" office:value="-0.5035400390625" calcext:value-type="float">
            <text:p>-0.5035400391</text:p>
          </table:table-cell>
          <table:table-cell table:formula="of:=[.H94]*[.$Y$1]" office:value-type="float" office:value="-0.2899169921875" calcext:value-type="float">
            <text:p>-0.2899169922</text:p>
          </table:table-cell>
          <table:table-cell table:formula="of:=[.I94]*[.$Y$1]" office:value-type="float" office:value="0.030517578125" calcext:value-type="float">
            <text:p>0.0305175781</text:p>
          </table:table-cell>
        </table:table-row>
        <table:table-row table:style-name="ro1">
          <table:table-cell office:value-type="float" office:value="-18.9661" calcext:value-type="float">
            <text:p>-18.9661</text:p>
          </table:table-cell>
          <table:table-cell office:value-type="float" office:value="-13.7787" calcext:value-type="float">
            <text:p>-13.7787</text:p>
          </table:table-cell>
          <table:table-cell office:value-type="float" office:value="0.0226294" calcext:value-type="float">
            <text:p>0.0226294</text:p>
          </table:table-cell>
          <table:table-cell office:value-type="float" office:value="-150" calcext:value-type="float">
            <text:p>-150</text:p>
          </table:table-cell>
          <table:table-cell office:value-type="float" office:value="-71" calcext:value-type="float">
            <text:p>-71</text:p>
          </table:table-cell>
          <table:table-cell office:value-type="float" office:value="1465" calcext:value-type="float">
            <text:p>1465</text:p>
          </table:table-cell>
          <table:table-cell office:value-type="float" office:value="-32" calcext:value-type="float">
            <text:p>-32</text:p>
          </table:table-cell>
          <table:table-cell office:value-type="float" office:value="-19" calcext:value-type="float">
            <text:p>-19</text:p>
          </table:table-cell>
          <table:table-cell office:value-type="float" office:value="24" calcext:value-type="float">
            <text:p>24</text:p>
          </table:table-cell>
          <table:table-cell table:number-columns-repeated="10"/>
          <table:table-cell table:formula="of:=[.D95]*[.$L$1]" office:value-type="float" office:value="-0.89813232421875" calcext:value-type="float">
            <text:p>-0.8981323242</text:p>
          </table:table-cell>
          <table:table-cell table:formula="of:=[.E95]*[.$L$1]" office:value-type="float" office:value="-0.425115966796875" calcext:value-type="float">
            <text:p>-0.4251159668</text:p>
          </table:table-cell>
          <table:table-cell table:formula="of:=[.F95]*[.$L$1]" office:value-type="float" office:value="8.77175903320313" calcext:value-type="float">
            <text:p>8.7717590332</text:p>
          </table:table-cell>
          <table:table-cell table:number-columns-repeated="3"/>
          <table:table-cell table:formula="of:=[.G95]*[.$Y$1]" office:value-type="float" office:value="-0.48828125" calcext:value-type="float">
            <text:p>-0.48828125</text:p>
          </table:table-cell>
          <table:table-cell table:formula="of:=[.H95]*[.$Y$1]" office:value-type="float" office:value="-0.2899169921875" calcext:value-type="float">
            <text:p>-0.2899169922</text:p>
          </table:table-cell>
          <table:table-cell table:formula="of:=[.I95]*[.$Y$1]" office:value-type="float" office:value="0.3662109375" calcext:value-type="float">
            <text:p>0.3662109375</text:p>
          </table:table-cell>
        </table:table-row>
        <table:table-row table:style-name="ro1">
          <table:table-cell office:value-type="float" office:value="-19.1823" calcext:value-type="float">
            <text:p>-19.1823</text:p>
          </table:table-cell>
          <table:table-cell office:value-type="float" office:value="-13.9236" calcext:value-type="float">
            <text:p>-13.9236</text:p>
          </table:table-cell>
          <table:table-cell office:value-type="float" office:value="-0.0328949" calcext:value-type="float">
            <text:p>-0.0328949</text:p>
          </table:table-cell>
          <table:table-cell office:value-type="float" office:value="-156" calcext:value-type="float">
            <text:p>-156</text:p>
          </table:table-cell>
          <table:table-cell office:value-type="float" office:value="-71" calcext:value-type="float">
            <text:p>-71</text:p>
          </table:table-cell>
          <table:table-cell office:value-type="float" office:value="1459" calcext:value-type="float">
            <text:p>1459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-4" calcext:value-type="float">
            <text:p>-4</text:p>
          </table:table-cell>
          <table:table-cell table:number-columns-repeated="10"/>
          <table:table-cell table:formula="of:=[.D96]*[.$L$1]" office:value-type="float" office:value="-0.9340576171875" calcext:value-type="float">
            <text:p>-0.9340576172</text:p>
          </table:table-cell>
          <table:table-cell table:formula="of:=[.E96]*[.$L$1]" office:value-type="float" office:value="-0.425115966796875" calcext:value-type="float">
            <text:p>-0.4251159668</text:p>
          </table:table-cell>
          <table:table-cell table:formula="of:=[.F96]*[.$L$1]" office:value-type="float" office:value="8.73583374023438" calcext:value-type="float">
            <text:p>8.7358337402</text:p>
          </table:table-cell>
          <table:table-cell table:number-columns-repeated="3"/>
          <table:table-cell table:formula="of:=[.G96]*[.$Y$1]" office:value-type="float" office:value="-0.5035400390625" calcext:value-type="float">
            <text:p>-0.5035400391</text:p>
          </table:table-cell>
          <table:table-cell table:formula="of:=[.H96]*[.$Y$1]" office:value-type="float" office:value="-0.2899169921875" calcext:value-type="float">
            <text:p>-0.2899169922</text:p>
          </table:table-cell>
          <table:table-cell table:formula="of:=[.I96]*[.$Y$1]" office:value-type="float" office:value="-0.06103515625" calcext:value-type="float">
            <text:p>-0.0610351563</text:p>
          </table:table-cell>
        </table:table-row>
        <table:table-row table:style-name="ro1">
          <table:table-cell office:value-type="float" office:value="-19.397" calcext:value-type="float">
            <text:p>-19.397</text:p>
          </table:table-cell>
          <table:table-cell office:value-type="float" office:value="-14.0839" calcext:value-type="float">
            <text:p>-14.0839</text:p>
          </table:table-cell>
          <table:table-cell office:value-type="float" office:value="-0.0204512" calcext:value-type="float">
            <text:p>-0.0204512</text:p>
          </table:table-cell>
          <table:table-cell office:value-type="float" office:value="-139" calcext:value-type="float">
            <text:p>-139</text:p>
          </table:table-cell>
          <table:table-cell office:value-type="float" office:value="-74" calcext:value-type="float">
            <text:p>-74</text:p>
          </table:table-cell>
          <table:table-cell office:value-type="float" office:value="1458" calcext:value-type="float">
            <text:p>1458</text:p>
          </table:table-cell>
          <table:table-cell office:value-type="float" office:value="-33" calcext:value-type="float">
            <text:p>-33</text:p>
          </table:table-cell>
          <table:table-cell office:value-type="float" office:value="-21" calcext:value-type="float">
            <text:p>-21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D97]*[.$L$1]" office:value-type="float" office:value="-0.832269287109375" calcext:value-type="float">
            <text:p>-0.8322692871</text:p>
          </table:table-cell>
          <table:table-cell table:formula="of:=[.E97]*[.$L$1]" office:value-type="float" office:value="-0.44307861328125" calcext:value-type="float">
            <text:p>-0.4430786133</text:p>
          </table:table-cell>
          <table:table-cell table:formula="of:=[.F97]*[.$L$1]" office:value-type="float" office:value="8.72984619140625" calcext:value-type="float">
            <text:p>8.7298461914</text:p>
          </table:table-cell>
          <table:table-cell table:number-columns-repeated="3"/>
          <table:table-cell table:formula="of:=[.G97]*[.$Y$1]" office:value-type="float" office:value="-0.5035400390625" calcext:value-type="float">
            <text:p>-0.5035400391</text:p>
          </table:table-cell>
          <table:table-cell table:formula="of:=[.H97]*[.$Y$1]" office:value-type="float" office:value="-0.3204345703125" calcext:value-type="float">
            <text:p>-0.3204345703</text:p>
          </table:table-cell>
          <table:table-cell table:formula="of:=[.I97]*[.$Y$1]" office:value-type="float" office:value="0.1220703125" calcext:value-type="float">
            <text:p>0.1220703125</text:p>
          </table:table-cell>
        </table:table-row>
        <table:table-row table:style-name="ro1">
          <table:table-cell office:value-type="float" office:value="-19.6536" calcext:value-type="float">
            <text:p>-19.6536</text:p>
          </table:table-cell>
          <table:table-cell office:value-type="float" office:value="-14.2365" calcext:value-type="float">
            <text:p>-14.2365</text:p>
          </table:table-cell>
          <table:table-cell office:value-type="float" office:value="0.025667" calcext:value-type="float">
            <text:p>0.025667</text:p>
          </table:table-cell>
          <table:table-cell office:value-type="float" office:value="-139" calcext:value-type="float">
            <text:p>-139</text:p>
          </table:table-cell>
          <table:table-cell office:value-type="float" office:value="-66" calcext:value-type="float">
            <text:p>-66</text:p>
          </table:table-cell>
          <table:table-cell office:value-type="float" office:value="1464" calcext:value-type="float">
            <text:p>1464</text:p>
          </table:table-cell>
          <table:table-cell office:value-type="float" office:value="-38" calcext:value-type="float">
            <text:p>-38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table:formula="of:=[.D98]*[.$L$1]" office:value-type="float" office:value="-0.832269287109375" calcext:value-type="float">
            <text:p>-0.8322692871</text:p>
          </table:table-cell>
          <table:table-cell table:formula="of:=[.E98]*[.$L$1]" office:value-type="float" office:value="-0.39517822265625" calcext:value-type="float">
            <text:p>-0.3951782227</text:p>
          </table:table-cell>
          <table:table-cell table:formula="of:=[.F98]*[.$L$1]" office:value-type="float" office:value="8.765771484375" calcext:value-type="float">
            <text:p>8.7657714844</text:p>
          </table:table-cell>
          <table:table-cell table:number-columns-repeated="3"/>
          <table:table-cell table:formula="of:=[.G98]*[.$Y$1]" office:value-type="float" office:value="-0.579833984375" calcext:value-type="float">
            <text:p>-0.5798339844</text:p>
          </table:table-cell>
          <table:table-cell table:formula="of:=[.H98]*[.$Y$1]" office:value-type="float" office:value="-0.30517578125" calcext:value-type="float">
            <text:p>-0.3051757813</text:p>
          </table:table-cell>
          <table:table-cell table:formula="of:=[.I98]*[.$Y$1]" office:value-type="float" office:value="0.3204345703125" calcext:value-type="float">
            <text:p>0.3204345703</text:p>
          </table:table-cell>
        </table:table-row>
        <table:table-row table:style-name="ro1">
          <table:table-cell office:value-type="float" office:value="-19.8681" calcext:value-type="float">
            <text:p>-19.8681</text:p>
          </table:table-cell>
          <table:table-cell office:value-type="float" office:value="-14.3814" calcext:value-type="float">
            <text:p>-14.3814</text:p>
          </table:table-cell>
          <table:table-cell office:value-type="float" office:value="-0.0481526" calcext:value-type="float">
            <text:p>-0.0481526</text:p>
          </table:table-cell>
          <table:table-cell office:value-type="float" office:value="-14" calcext:value-type="float">
            <text:p>-14</text:p>
          </table:table-cell>
          <table:table-cell office:value-type="float" office:value="-76" calcext:value-type="float">
            <text:p>-76</text:p>
          </table:table-cell>
          <table:table-cell office:value-type="float" office:value="1479" calcext:value-type="float">
            <text:p>1479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table:number-columns-repeated="10"/>
          <table:table-cell table:formula="of:=[.D99]*[.$L$1]" office:value-type="float" office:value="-0.08382568359375" calcext:value-type="float">
            <text:p>-0.0838256836</text:p>
          </table:table-cell>
          <table:table-cell table:formula="of:=[.E99]*[.$L$1]" office:value-type="float" office:value="-0.4550537109375" calcext:value-type="float">
            <text:p>-0.4550537109</text:p>
          </table:table-cell>
          <table:table-cell table:formula="of:=[.F99]*[.$L$1]" office:value-type="float" office:value="8.85558471679688" calcext:value-type="float">
            <text:p>8.8555847168</text:p>
          </table:table-cell>
          <table:table-cell table:number-columns-repeated="3"/>
          <table:table-cell table:formula="of:=[.G99]*[.$Y$1]" office:value-type="float" office:value="-0.5035400390625" calcext:value-type="float">
            <text:p>-0.5035400391</text:p>
          </table:table-cell>
          <table:table-cell table:formula="of:=[.H99]*[.$Y$1]" office:value-type="float" office:value="-0.2899169921875" calcext:value-type="float">
            <text:p>-0.2899169922</text:p>
          </table:table-cell>
          <table:table-cell table:formula="of:=[.I99]*[.$Y$1]" office:value-type="float" office:value="-0.1373291015625" calcext:value-type="float">
            <text:p>-0.1373291016</text:p>
          </table:table-cell>
        </table:table-row>
        <table:table-row table:style-name="ro1">
          <table:table-cell office:value-type="float" office:value="-20.1062" calcext:value-type="float">
            <text:p>-20.1062</text:p>
          </table:table-cell>
          <table:table-cell office:value-type="float" office:value="-14.5416" calcext:value-type="float">
            <text:p>-14.5416</text:p>
          </table:table-cell>
          <table:table-cell office:value-type="float" office:value="-0.0723454" calcext:value-type="float">
            <text:p>-0.0723454</text:p>
          </table:table-cell>
          <table:table-cell office:value-type="float" office:value="-156" calcext:value-type="float">
            <text:p>-156</text:p>
          </table:table-cell>
          <table:table-cell office:value-type="float" office:value="-73" calcext:value-type="float">
            <text:p>-73</text:p>
          </table:table-cell>
          <table:table-cell office:value-type="float" office:value="1463" calcext:value-type="float">
            <text:p>1463</text:p>
          </table:table-cell>
          <table:table-cell office:value-type="float" office:value="-36" calcext:value-type="float">
            <text:p>-36</text:p>
          </table:table-cell>
          <table:table-cell office:value-type="float" office:value="-21" calcext:value-type="float">
            <text:p>-21</text:p>
          </table:table-cell>
          <table:table-cell office:value-type="float" office:value="-8" calcext:value-type="float">
            <text:p>-8</text:p>
          </table:table-cell>
          <table:table-cell table:number-columns-repeated="10"/>
          <table:table-cell table:formula="of:=[.D100]*[.$L$1]" office:value-type="float" office:value="-0.9340576171875" calcext:value-type="float">
            <text:p>-0.9340576172</text:p>
          </table:table-cell>
          <table:table-cell table:formula="of:=[.E100]*[.$L$1]" office:value-type="float" office:value="-0.437091064453125" calcext:value-type="float">
            <text:p>-0.4370910645</text:p>
          </table:table-cell>
          <table:table-cell table:formula="of:=[.F100]*[.$L$1]" office:value-type="float" office:value="8.75978393554688" calcext:value-type="float">
            <text:p>8.7597839355</text:p>
          </table:table-cell>
          <table:table-cell table:number-columns-repeated="3"/>
          <table:table-cell table:formula="of:=[.G100]*[.$Y$1]" office:value-type="float" office:value="-0.54931640625" calcext:value-type="float">
            <text:p>-0.5493164063</text:p>
          </table:table-cell>
          <table:table-cell table:formula="of:=[.H100]*[.$Y$1]" office:value-type="float" office:value="-0.3204345703125" calcext:value-type="float">
            <text:p>-0.3204345703</text:p>
          </table:table-cell>
          <table:table-cell table:formula="of:=[.I100]*[.$Y$1]" office:value-type="float" office:value="-0.1220703125" calcext:value-type="float">
            <text:p>-0.1220703125</text:p>
          </table:table-cell>
        </table:table-row>
        <table:table-row table:style-name="ro1">
          <table:table-cell office:value-type="float" office:value="-20.3439" calcext:value-type="float">
            <text:p>-20.3439</text:p>
          </table:table-cell>
          <table:table-cell office:value-type="float" office:value="-14.6866" calcext:value-type="float">
            <text:p>-14.6866</text:p>
          </table:table-cell>
          <table:table-cell office:value-type="float" office:value="-0.0265656" calcext:value-type="float">
            <text:p>-0.0265656</text:p>
          </table:table-cell>
          <table:table-cell office:value-type="float" office:value="-159" calcext:value-type="float">
            <text:p>-159</text:p>
          </table:table-cell>
          <table:table-cell office:value-type="float" office:value="-73" calcext:value-type="float">
            <text:p>-73</text:p>
          </table:table-cell>
          <table:table-cell office:value-type="float" office:value="1446" calcext:value-type="float">
            <text:p>1446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D101]*[.$L$1]" office:value-type="float" office:value="-0.952020263671875" calcext:value-type="float">
            <text:p>-0.9520202637</text:p>
          </table:table-cell>
          <table:table-cell table:formula="of:=[.E101]*[.$L$1]" office:value-type="float" office:value="-0.437091064453125" calcext:value-type="float">
            <text:p>-0.4370910645</text:p>
          </table:table-cell>
          <table:table-cell table:formula="of:=[.F101]*[.$L$1]" office:value-type="float" office:value="8.65799560546875" calcext:value-type="float">
            <text:p>8.6579956055</text:p>
          </table:table-cell>
          <table:table-cell table:number-columns-repeated="3"/>
          <table:table-cell table:formula="of:=[.G101]*[.$Y$1]" office:value-type="float" office:value="-0.54931640625" calcext:value-type="float">
            <text:p>-0.5493164063</text:p>
          </table:table-cell>
          <table:table-cell table:formula="of:=[.H101]*[.$Y$1]" office:value-type="float" office:value="-0.2899169921875" calcext:value-type="float">
            <text:p>-0.2899169922</text:p>
          </table:table-cell>
          <table:table-cell table:formula="of:=[.I101]*[.$Y$1]" office:value-type="float" office:value="0.1678466796875" calcext:value-type="float">
            <text:p>0.1678466797</text:p>
          </table:table-cell>
        </table:table-row>
        <table:table-row table:style-name="ro1">
          <table:table-cell office:value-type="float" office:value="-20.5838" calcext:value-type="float">
            <text:p>-20.5838</text:p>
          </table:table-cell>
          <table:table-cell office:value-type="float" office:value="-14.8392" calcext:value-type="float">
            <text:p>-14.8392</text:p>
          </table:table-cell>
          <table:table-cell office:value-type="float" office:value="0.013245" calcext:value-type="float">
            <text:p>0.013245</text:p>
          </table:table-cell>
          <table:table-cell office:value-type="float" office:value="-149" calcext:value-type="float">
            <text:p>-149</text:p>
          </table:table-cell>
          <table:table-cell office:value-type="float" office:value="-70" calcext:value-type="float">
            <text:p>-70</text:p>
          </table:table-cell>
          <table:table-cell office:value-type="float" office:value="1480" calcext:value-type="float">
            <text:p>1480</text:p>
          </table:table-cell>
          <table:table-cell office:value-type="float" office:value="-36" calcext:value-type="float">
            <text:p>-36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D102]*[.$L$1]" office:value-type="float" office:value="-0.892144775390625" calcext:value-type="float">
            <text:p>-0.8921447754</text:p>
          </table:table-cell>
          <table:table-cell table:formula="of:=[.E102]*[.$L$1]" office:value-type="float" office:value="-0.41912841796875" calcext:value-type="float">
            <text:p>-0.419128418</text:p>
          </table:table-cell>
          <table:table-cell table:formula="of:=[.F102]*[.$L$1]" office:value-type="float" office:value="8.861572265625" calcext:value-type="float">
            <text:p>8.8615722656</text:p>
          </table:table-cell>
          <table:table-cell table:number-columns-repeated="3"/>
          <table:table-cell table:formula="of:=[.G102]*[.$Y$1]" office:value-type="float" office:value="-0.54931640625" calcext:value-type="float">
            <text:p>-0.5493164063</text:p>
          </table:table-cell>
          <table:table-cell table:formula="of:=[.H102]*[.$Y$1]" office:value-type="float" office:value="-0.30517578125" calcext:value-type="float">
            <text:p>-0.3051757813</text:p>
          </table:table-cell>
          <table:table-cell table:formula="of:=[.I102]*[.$Y$1]" office:value-type="float" office:value="0.274658203125" calcext:value-type="float">
            <text:p>0.2746582031</text:p>
          </table:table-cell>
        </table:table-row>
        <table:table-row table:style-name="ro1">
          <table:table-cell office:value-type="float" office:value="-20.8151" calcext:value-type="float">
            <text:p>-20.8151</text:p>
          </table:table-cell>
          <table:table-cell office:value-type="float" office:value="-14.9918" calcext:value-type="float">
            <text:p>-14.9918</text:p>
          </table:table-cell>
          <table:table-cell office:value-type="float" office:value="-0.0424743" calcext:value-type="float">
            <text:p>-0.0424743</text:p>
          </table:table-cell>
          <table:table-cell office:value-type="float" office:value="-151" calcext:value-type="float">
            <text:p>-151</text:p>
          </table:table-cell>
          <table:table-cell office:value-type="float" office:value="-72" calcext:value-type="float">
            <text:p>-72</text:p>
          </table:table-cell>
          <table:table-cell office:value-type="float" office:value="1472" calcext:value-type="float">
            <text:p>1472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 office:value-type="float" office:value="-6" calcext:value-type="float">
            <text:p>-6</text:p>
          </table:table-cell>
          <table:table-cell table:number-columns-repeated="10"/>
          <table:table-cell table:formula="of:=[.D103]*[.$L$1]" office:value-type="float" office:value="-0.904119873046875" calcext:value-type="float">
            <text:p>-0.904119873</text:p>
          </table:table-cell>
          <table:table-cell table:formula="of:=[.E103]*[.$L$1]" office:value-type="float" office:value="-0.431103515625" calcext:value-type="float">
            <text:p>-0.4311035156</text:p>
          </table:table-cell>
          <table:table-cell table:formula="of:=[.F103]*[.$L$1]" office:value-type="float" office:value="8.813671875" calcext:value-type="float">
            <text:p>8.813671875</text:p>
          </table:table-cell>
          <table:table-cell table:number-columns-repeated="3"/>
          <table:table-cell table:formula="of:=[.G103]*[.$Y$1]" office:value-type="float" office:value="-0.5340576171875" calcext:value-type="float">
            <text:p>-0.5340576172</text:p>
          </table:table-cell>
          <table:table-cell table:formula="of:=[.H103]*[.$Y$1]" office:value-type="float" office:value="-0.30517578125" calcext:value-type="float">
            <text:p>-0.3051757813</text:p>
          </table:table-cell>
          <table:table-cell table:formula="of:=[.I103]*[.$Y$1]" office:value-type="float" office:value="-0.091552734375" calcext:value-type="float">
            <text:p>-0.0915527344</text:p>
          </table:table-cell>
        </table:table-row>
        <table:table-row table:style-name="ro1">
          <table:table-cell office:value-type="float" office:value="-20.7352" calcext:value-type="float">
            <text:p>-20.7352</text:p>
          </table:table-cell>
          <table:table-cell office:value-type="float" office:value="-15.1291" calcext:value-type="float">
            <text:p>-15.1291</text:p>
          </table:table-cell>
          <table:table-cell office:value-type="float" office:value="-0.20834" calcext:value-type="float">
            <text:p>-0.20834</text:p>
          </table:table-cell>
          <table:table-cell office:value-type="float" office:value="-154" calcext:value-type="float">
            <text:p>-154</text:p>
          </table:table-cell>
          <table:table-cell office:value-type="float" office:value="-78" calcext:value-type="float">
            <text:p>-78</text:p>
          </table:table-cell>
          <table:table-cell office:value-type="float" office:value="145" calcext:value-type="float">
            <text:p>145</text:p>
          </table:table-cell>
          <table:table-cell office:value-type="float" office:value="-34" calcext:value-type="float">
            <text:p>-34</text:p>
          </table:table-cell>
          <table:table-cell office:value-type="float" office:value="-18" calcext:value-type="float">
            <text:p>-18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D104]*[.$L$1]" office:value-type="float" office:value="-0.92208251953125" calcext:value-type="float">
            <text:p>-0.9220825195</text:p>
          </table:table-cell>
          <table:table-cell table:formula="of:=[.E104]*[.$L$1]" office:value-type="float" office:value="-0.46702880859375" calcext:value-type="float">
            <text:p>-0.4670288086</text:p>
          </table:table-cell>
          <table:table-cell table:formula="of:=[.F104]*[.$L$1]" office:value-type="float" office:value="0.868194580078125" calcext:value-type="float">
            <text:p>0.8681945801</text:p>
          </table:table-cell>
          <table:table-cell table:number-columns-repeated="3"/>
          <table:table-cell table:formula="of:=[.G104]*[.$Y$1]" office:value-type="float" office:value="-0.518798828125" calcext:value-type="float">
            <text:p>-0.5187988281</text:p>
          </table:table-cell>
          <table:table-cell table:formula="of:=[.H104]*[.$Y$1]" office:value-type="float" office:value="-0.274658203125" calcext:value-type="float">
            <text:p>-0.2746582031</text:p>
          </table:table-cell>
          <table:table-cell table:formula="of:=[.I104]*[.$Y$1]" office:value-type="float" office:value="0.1373291015625" calcext:value-type="float">
            <text:p>0.1373291016</text:p>
          </table:table-cell>
        </table:table-row>
        <table:table-row table:style-name="ro1">
          <table:table-cell office:value-type="float" office:value="-20.9352" calcext:value-type="float">
            <text:p>-20.9352</text:p>
          </table:table-cell>
          <table:table-cell office:value-type="float" office:value="-15.2893" calcext:value-type="float">
            <text:p>-15.2893</text:p>
          </table:table-cell>
          <table:table-cell office:value-type="float" office:value="-0.10213" calcext:value-type="float">
            <text:p>-0.10213</text:p>
          </table:table-cell>
          <table:table-cell office:value-type="float" office:value="-143" calcext:value-type="float">
            <text:p>-143</text:p>
          </table:table-cell>
          <table:table-cell office:value-type="float" office:value="-75" calcext:value-type="float">
            <text:p>-75</text:p>
          </table:table-cell>
          <table:table-cell office:value-type="float" office:value="1473" calcext:value-type="float">
            <text:p>1473</text:p>
          </table:table-cell>
          <table:table-cell office:value-type="float" office:value="-34" calcext:value-type="float">
            <text:p>-34</text:p>
          </table:table-cell>
          <table:table-cell office:value-type="float" office:value="-21" calcext:value-type="float">
            <text:p>-21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formula="of:=[.D105]*[.$L$1]" office:value-type="float" office:value="-0.856219482421875" calcext:value-type="float">
            <text:p>-0.8562194824</text:p>
          </table:table-cell>
          <table:table-cell table:formula="of:=[.E105]*[.$L$1]" office:value-type="float" office:value="-0.449066162109375" calcext:value-type="float">
            <text:p>-0.4490661621</text:p>
          </table:table-cell>
          <table:table-cell table:formula="of:=[.F105]*[.$L$1]" office:value-type="float" office:value="8.81965942382813" calcext:value-type="float">
            <text:p>8.8196594238</text:p>
          </table:table-cell>
          <table:table-cell table:number-columns-repeated="3"/>
          <table:table-cell table:formula="of:=[.G105]*[.$Y$1]" office:value-type="float" office:value="-0.518798828125" calcext:value-type="float">
            <text:p>-0.5187988281</text:p>
          </table:table-cell>
          <table:table-cell table:formula="of:=[.H105]*[.$Y$1]" office:value-type="float" office:value="-0.3204345703125" calcext:value-type="float">
            <text:p>-0.3204345703</text:p>
          </table:table-cell>
          <table:table-cell table:formula="of:=[.I105]*[.$Y$1]" office:value-type="float" office:value="0.0457763671875" calcext:value-type="float">
            <text:p>0.0457763672</text:p>
          </table:table-cell>
        </table:table-row>
        <table:table-row table:style-name="ro1">
          <table:table-cell office:value-type="float" office:value="-21.1428" calcext:value-type="float">
            <text:p>-21.1428</text:p>
          </table:table-cell>
          <table:table-cell office:value-type="float" office:value="-15.4648" calcext:value-type="float">
            <text:p>-15.4648</text:p>
          </table:table-cell>
          <table:table-cell office:value-type="float" office:value="-0.040493" calcext:value-type="float">
            <text:p>-0.040493</text:p>
          </table:table-cell>
          <table:table-cell office:value-type="float" office:value="-156" calcext:value-type="float">
            <text:p>-156</text:p>
          </table:table-cell>
          <table:table-cell office:value-type="float" office:value="-74" calcext:value-type="float">
            <text:p>-74</text:p>
          </table:table-cell>
          <table:table-cell office:value-type="float" office:value="1484" calcext:value-type="float">
            <text:p>1484</text:p>
          </table:table-cell>
          <table:table-cell office:value-type="float" office:value="-32" calcext:value-type="float">
            <text:p>-32</text:p>
          </table:table-cell>
          <table:table-cell office:value-type="float" office:value="-23" calcext:value-type="float">
            <text:p>-23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D106]*[.$L$1]" office:value-type="float" office:value="-0.9340576171875" calcext:value-type="float">
            <text:p>-0.9340576172</text:p>
          </table:table-cell>
          <table:table-cell table:formula="of:=[.E106]*[.$L$1]" office:value-type="float" office:value="-0.44307861328125" calcext:value-type="float">
            <text:p>-0.4430786133</text:p>
          </table:table-cell>
          <table:table-cell table:formula="of:=[.F106]*[.$L$1]" office:value-type="float" office:value="8.8855224609375" calcext:value-type="float">
            <text:p>8.8855224609</text:p>
          </table:table-cell>
          <table:table-cell table:number-columns-repeated="3"/>
          <table:table-cell table:formula="of:=[.G106]*[.$Y$1]" office:value-type="float" office:value="-0.48828125" calcext:value-type="float">
            <text:p>-0.48828125</text:p>
          </table:table-cell>
          <table:table-cell table:formula="of:=[.H106]*[.$Y$1]" office:value-type="float" office:value="-0.3509521484375" calcext:value-type="float">
            <text:p>-0.3509521484</text:p>
          </table:table-cell>
          <table:table-cell table:formula="of:=[.I106]*[.$Y$1]" office:value-type="float" office:value="0.152587890625" calcext:value-type="float">
            <text:p>0.1525878906</text:p>
          </table:table-cell>
        </table:table-row>
        <table:table-row table:style-name="ro1">
          <table:table-cell office:value-type="float" office:value="-21.3608" calcext:value-type="float">
            <text:p>-21.3608</text:p>
          </table:table-cell>
          <table:table-cell office:value-type="float" office:value="-15.625" calcext:value-type="float">
            <text:p>-15.625</text:p>
          </table:table-cell>
          <table:table-cell office:value-type="float" office:value="-0.00678869" calcext:value-type="float">
            <text:p>-0.00678869</text:p>
          </table:table-cell>
          <table:table-cell office:value-type="float" office:value="-156" calcext:value-type="float">
            <text:p>-156</text:p>
          </table:table-cell>
          <table:table-cell office:value-type="float" office:value="-84" calcext:value-type="float">
            <text:p>-84</text:p>
          </table:table-cell>
          <table:table-cell office:value-type="float" office:value="1472" calcext:value-type="float">
            <text:p>1472</text:p>
          </table:table-cell>
          <table:table-cell office:value-type="float" office:value="-34" calcext:value-type="float">
            <text:p>-34</text:p>
          </table:table-cell>
          <table:table-cell office:value-type="float" office:value="-21" calcext:value-type="float">
            <text:p>-2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D107]*[.$L$1]" office:value-type="float" office:value="-0.9340576171875" calcext:value-type="float">
            <text:p>-0.9340576172</text:p>
          </table:table-cell>
          <table:table-cell table:formula="of:=[.E107]*[.$L$1]" office:value-type="float" office:value="-0.5029541015625" calcext:value-type="float">
            <text:p>-0.5029541016</text:p>
          </table:table-cell>
          <table:table-cell table:formula="of:=[.F107]*[.$L$1]" office:value-type="float" office:value="8.813671875" calcext:value-type="float">
            <text:p>8.813671875</text:p>
          </table:table-cell>
          <table:table-cell table:number-columns-repeated="3"/>
          <table:table-cell table:formula="of:=[.G107]*[.$Y$1]" office:value-type="float" office:value="-0.518798828125" calcext:value-type="float">
            <text:p>-0.5187988281</text:p>
          </table:table-cell>
          <table:table-cell table:formula="of:=[.H107]*[.$Y$1]" office:value-type="float" office:value="-0.3204345703125" calcext:value-type="float">
            <text:p>-0.3204345703</text:p>
          </table:table-cell>
          <table:table-cell table:formula="of:=[.I107]*[.$Y$1]" office:value-type="float" office:value="0.2288818359375" calcext:value-type="float">
            <text:p>0.2288818359</text:p>
          </table:table-cell>
        </table:table-row>
        <table:table-row table:style-name="ro1">
          <table:table-cell office:value-type="float" office:value="-21.5883" calcext:value-type="float">
            <text:p>-21.5883</text:p>
          </table:table-cell>
          <table:table-cell office:value-type="float" office:value="-15.77" calcext:value-type="float">
            <text:p>-15.77</text:p>
          </table:table-cell>
          <table:table-cell office:value-type="float" office:value="0.0663563" calcext:value-type="float">
            <text:p>0.0663563</text:p>
          </table:table-cell>
          <table:table-cell office:value-type="float" office:value="-144" calcext:value-type="float">
            <text:p>-144</text:p>
          </table:table-cell>
          <table:table-cell office:value-type="float" office:value="-79" calcext:value-type="float">
            <text:p>-79</text:p>
          </table:table-cell>
          <table:table-cell office:value-type="float" office:value="1469" calcext:value-type="float">
            <text:p>1469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35" calcext:value-type="float">
            <text:p>35</text:p>
          </table:table-cell>
          <table:table-cell table:number-columns-repeated="10"/>
          <table:table-cell table:formula="of:=[.D108]*[.$L$1]" office:value-type="float" office:value="-0.86220703125" calcext:value-type="float">
            <text:p>-0.8622070313</text:p>
          </table:table-cell>
          <table:table-cell table:formula="of:=[.E108]*[.$L$1]" office:value-type="float" office:value="-0.473016357421875" calcext:value-type="float">
            <text:p>-0.4730163574</text:p>
          </table:table-cell>
          <table:table-cell table:formula="of:=[.F108]*[.$L$1]" office:value-type="float" office:value="8.79570922851563" calcext:value-type="float">
            <text:p>8.7957092285</text:p>
          </table:table-cell>
          <table:table-cell table:number-columns-repeated="3"/>
          <table:table-cell table:formula="of:=[.G108]*[.$Y$1]" office:value-type="float" office:value="-0.5340576171875" calcext:value-type="float">
            <text:p>-0.5340576172</text:p>
          </table:table-cell>
          <table:table-cell table:formula="of:=[.H108]*[.$Y$1]" office:value-type="float" office:value="-0.2899169921875" calcext:value-type="float">
            <text:p>-0.2899169922</text:p>
          </table:table-cell>
          <table:table-cell table:formula="of:=[.I108]*[.$Y$1]" office:value-type="float" office:value="0.5340576171875" calcext:value-type="float">
            <text:p>0.5340576172</text:p>
          </table:table-cell>
        </table:table-row>
        <table:table-row table:style-name="ro1">
          <table:table-cell office:value-type="float" office:value="-21.569" calcext:value-type="float">
            <text:p>-21.569</text:p>
          </table:table-cell>
          <table:table-cell office:value-type="float" office:value="-15.9225" calcext:value-type="float">
            <text:p>-15.9225</text:p>
          </table:table-cell>
          <table:table-cell office:value-type="float" office:value="-0.00732774" calcext:value-type="float">
            <text:p>-0.00732774</text:p>
          </table:table-cell>
          <table:table-cell office:value-type="float" office:value="-153" calcext:value-type="float">
            <text:p>-153</text:p>
          </table:table-cell>
          <table:table-cell office:value-type="float" office:value="-86" calcext:value-type="float">
            <text:p>-86</text:p>
          </table:table-cell>
          <table:table-cell office:value-type="float" office:value="1484" calcext:value-type="float">
            <text:p>1484</text:p>
          </table:table-cell>
          <table:table-cell office:value-type="float" office:value="-3" calcext:value-type="float">
            <text:p>-3</text:p>
          </table:table-cell>
          <table:table-cell office:value-type="float" office:value="-20" calcext:value-type="float">
            <text:p>-2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formula="of:=[.D109]*[.$L$1]" office:value-type="float" office:value="-0.916094970703125" calcext:value-type="float">
            <text:p>-0.9160949707</text:p>
          </table:table-cell>
          <table:table-cell table:formula="of:=[.E109]*[.$L$1]" office:value-type="float" office:value="-0.51492919921875" calcext:value-type="float">
            <text:p>-0.5149291992</text:p>
          </table:table-cell>
          <table:table-cell table:formula="of:=[.F109]*[.$L$1]" office:value-type="float" office:value="8.8855224609375" calcext:value-type="float">
            <text:p>8.8855224609</text:p>
          </table:table-cell>
          <table:table-cell table:number-columns-repeated="3"/>
          <table:table-cell table:formula="of:=[.G109]*[.$Y$1]" office:value-type="float" office:value="-0.0457763671875" calcext:value-type="float">
            <text:p>-0.0457763672</text:p>
          </table:table-cell>
          <table:table-cell table:formula="of:=[.H109]*[.$Y$1]" office:value-type="float" office:value="-0.30517578125" calcext:value-type="float">
            <text:p>-0.3051757813</text:p>
          </table:table-cell>
          <table:table-cell table:formula="of:=[.I109]*[.$Y$1]" office:value-type="float" office:value="0.0152587890625" calcext:value-type="float">
            <text:p>0.0152587891</text:p>
          </table:table-cell>
        </table:table-row>
        <table:table-row table:style-name="ro1">
          <table:table-cell office:value-type="float" office:value="-21.79" calcext:value-type="float">
            <text:p>-21.79</text:p>
          </table:table-cell>
          <table:table-cell office:value-type="float" office:value="-16.0751" calcext:value-type="float">
            <text:p>-16.0751</text:p>
          </table:table-cell>
          <table:table-cell office:value-type="float" office:value="-0.03766" calcext:value-type="float">
            <text:p>-0.03766</text:p>
          </table:table-cell>
          <table:table-cell office:value-type="float" office:value="-162" calcext:value-type="float">
            <text:p>-162</text:p>
          </table:table-cell>
          <table:table-cell office:value-type="float" office:value="-76" calcext:value-type="float">
            <text:p>-76</text:p>
          </table:table-cell>
          <table:table-cell office:value-type="float" office:value="1460" calcext:value-type="float">
            <text:p>1460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table:formula="of:=[.D110]*[.$L$1]" office:value-type="float" office:value="-0.96998291015625" calcext:value-type="float">
            <text:p>-0.9699829102</text:p>
          </table:table-cell>
          <table:table-cell table:formula="of:=[.E110]*[.$L$1]" office:value-type="float" office:value="-0.4550537109375" calcext:value-type="float">
            <text:p>-0.4550537109</text:p>
          </table:table-cell>
          <table:table-cell table:formula="of:=[.F110]*[.$L$1]" office:value-type="float" office:value="8.7418212890625" calcext:value-type="float">
            <text:p>8.7418212891</text:p>
          </table:table-cell>
          <table:table-cell table:number-columns-repeated="3"/>
          <table:table-cell table:formula="of:=[.G110]*[.$Y$1]" office:value-type="float" office:value="-0.518798828125" calcext:value-type="float">
            <text:p>-0.5187988281</text:p>
          </table:table-cell>
          <table:table-cell table:formula="of:=[.H110]*[.$Y$1]" office:value-type="float" office:value="-0.30517578125" calcext:value-type="float">
            <text:p>-0.3051757813</text:p>
          </table:table-cell>
          <table:table-cell table:formula="of:=[.I110]*[.$Y$1]" office:value-type="float" office:value="-0.0152587890625" calcext:value-type="float">
            <text:p>-0.0152587891</text:p>
          </table:table-cell>
        </table:table-row>
        <table:table-row table:style-name="ro1">
          <table:table-cell office:value-type="float" office:value="-21.9944" calcext:value-type="float">
            <text:p>-21.9944</text:p>
          </table:table-cell>
          <table:table-cell office:value-type="float" office:value="-16.243" calcext:value-type="float">
            <text:p>-16.243</text:p>
          </table:table-cell>
          <table:table-cell office:value-type="float" office:value="-0.0478486" calcext:value-type="float">
            <text:p>-0.0478486</text:p>
          </table:table-cell>
          <table:table-cell office:value-type="float" office:value="-154" calcext:value-type="float">
            <text:p>-154</text:p>
          </table:table-cell>
          <table:table-cell office:value-type="float" office:value="-80" calcext:value-type="float">
            <text:p>-80</text:p>
          </table:table-cell>
          <table:table-cell office:value-type="float" office:value="1468" calcext:value-type="float">
            <text:p>1468</text:p>
          </table:table-cell>
          <table:table-cell office:value-type="float" office:value="-32" calcext:value-type="float">
            <text:p>-32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formula="of:=[.D111]*[.$L$1]" office:value-type="float" office:value="-0.92208251953125" calcext:value-type="float">
            <text:p>-0.9220825195</text:p>
          </table:table-cell>
          <table:table-cell table:formula="of:=[.E111]*[.$L$1]" office:value-type="float" office:value="-0.47900390625" calcext:value-type="float">
            <text:p>-0.4790039063</text:p>
          </table:table-cell>
          <table:table-cell table:formula="of:=[.F111]*[.$L$1]" office:value-type="float" office:value="8.7897216796875" calcext:value-type="float">
            <text:p>8.7897216797</text:p>
          </table:table-cell>
          <table:table-cell table:number-columns-repeated="3"/>
          <table:table-cell table:formula="of:=[.G111]*[.$Y$1]" office:value-type="float" office:value="-0.48828125" calcext:value-type="float">
            <text:p>-0.48828125</text:p>
          </table:table-cell>
          <table:table-cell table:formula="of:=[.H111]*[.$Y$1]" office:value-type="float" office:value="-0.335693359375" calcext:value-type="float">
            <text:p>-0.3356933594</text:p>
          </table:table-cell>
          <table:table-cell table:formula="of:=[.I111]*[.$Y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2.2122" calcext:value-type="float">
            <text:p>-22.2122</text:p>
          </table:table-cell>
          <table:table-cell office:value-type="float" office:value="-16.4032" calcext:value-type="float">
            <text:p>-16.4032</text:p>
          </table:table-cell>
          <table:table-cell office:value-type="float" office:value="0.00020045" calcext:value-type="float">
            <text:p>0.00020045</text:p>
          </table:table-cell>
          <table:table-cell office:value-type="float" office:value="-153" calcext:value-type="float">
            <text:p>-153</text:p>
          </table:table-cell>
          <table:table-cell office:value-type="float" office:value="-67" calcext:value-type="float">
            <text:p>-67</text:p>
          </table:table-cell>
          <table:table-cell office:value-type="float" office:value="1462" calcext:value-type="float">
            <text:p>1462</text:p>
          </table:table-cell>
          <table:table-cell office:value-type="float" office:value="-33" calcext:value-type="float">
            <text:p>-33</text:p>
          </table:table-cell>
          <table:table-cell office:value-type="float" office:value="-21" calcext:value-type="float">
            <text:p>-21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D112]*[.$L$1]" office:value-type="float" office:value="-0.916094970703125" calcext:value-type="float">
            <text:p>-0.9160949707</text:p>
          </table:table-cell>
          <table:table-cell table:formula="of:=[.E112]*[.$L$1]" office:value-type="float" office:value="-0.401165771484375" calcext:value-type="float">
            <text:p>-0.4011657715</text:p>
          </table:table-cell>
          <table:table-cell table:formula="of:=[.F112]*[.$L$1]" office:value-type="float" office:value="8.75379638671875" calcext:value-type="float">
            <text:p>8.7537963867</text:p>
          </table:table-cell>
          <table:table-cell table:number-columns-repeated="3"/>
          <table:table-cell table:formula="of:=[.G112]*[.$Y$1]" office:value-type="float" office:value="-0.5035400390625" calcext:value-type="float">
            <text:p>-0.5035400391</text:p>
          </table:table-cell>
          <table:table-cell table:formula="of:=[.H112]*[.$Y$1]" office:value-type="float" office:value="-0.3204345703125" calcext:value-type="float">
            <text:p>-0.3204345703</text:p>
          </table:table-cell>
          <table:table-cell table:formula="of:=[.I112]*[.$Y$1]" office:value-type="float" office:value="0.244140625" calcext:value-type="float">
            <text:p>0.244140625</text:p>
          </table:table-cell>
        </table:table-row>
        <table:table-row table:style-name="ro1">
          <table:table-cell office:value-type="float" office:value="-22.4433" calcext:value-type="float">
            <text:p>-22.4433</text:p>
          </table:table-cell>
          <table:table-cell office:value-type="float" office:value="-16.5482" calcext:value-type="float">
            <text:p>-16.5482</text:p>
          </table:table-cell>
          <table:table-cell office:value-type="float" office:value="-0.00979016" calcext:value-type="float">
            <text:p>-0.00979016</text:p>
          </table:table-cell>
          <table:table-cell office:value-type="float" office:value="-144" calcext:value-type="float">
            <text:p>-144</text:p>
          </table:table-cell>
          <table:table-cell office:value-type="float" office:value="-72" calcext:value-type="float">
            <text:p>-72</text:p>
          </table:table-cell>
          <table:table-cell office:value-type="float" office:value="1462" calcext:value-type="float">
            <text:p>1462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D113]*[.$L$1]" office:value-type="float" office:value="-0.86220703125" calcext:value-type="float">
            <text:p>-0.8622070313</text:p>
          </table:table-cell>
          <table:table-cell table:formula="of:=[.E113]*[.$L$1]" office:value-type="float" office:value="-0.431103515625" calcext:value-type="float">
            <text:p>-0.4311035156</text:p>
          </table:table-cell>
          <table:table-cell table:formula="of:=[.F113]*[.$L$1]" office:value-type="float" office:value="8.75379638671875" calcext:value-type="float">
            <text:p>8.7537963867</text:p>
          </table:table-cell>
          <table:table-cell table:number-columns-repeated="3"/>
          <table:table-cell table:formula="of:=[.G113]*[.$Y$1]" office:value-type="float" office:value="-0.5340576171875" calcext:value-type="float">
            <text:p>-0.5340576172</text:p>
          </table:table-cell>
          <table:table-cell table:formula="of:=[.H113]*[.$Y$1]" office:value-type="float" office:value="-0.2899169921875" calcext:value-type="float">
            <text:p>-0.2899169922</text:p>
          </table:table-cell>
          <table:table-cell table:formula="of:=[.I113]*[.$Y$1]" office:value-type="float" office:value="0.1068115234375" calcext:value-type="float">
            <text:p>0.1068115234</text:p>
          </table:table-cell>
        </table:table-row>
        <table:table-row table:style-name="ro1">
          <table:table-cell office:value-type="float" office:value="-22.6743" calcext:value-type="float">
            <text:p>-22.6743</text:p>
          </table:table-cell>
          <table:table-cell office:value-type="float" office:value="-16.7007" calcext:value-type="float">
            <text:p>-16.7007</text:p>
          </table:table-cell>
          <table:table-cell office:value-type="float" office:value="-0.0397827" calcext:value-type="float">
            <text:p>-0.0397827</text:p>
          </table:table-cell>
          <table:table-cell office:value-type="float" office:value="-149" calcext:value-type="float">
            <text:p>-149</text:p>
          </table:table-cell>
          <table:table-cell office:value-type="float" office:value="-72" calcext:value-type="float">
            <text:p>-72</text:p>
          </table:table-cell>
          <table:table-cell office:value-type="float" office:value="1464" calcext:value-type="float">
            <text:p>1464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table:number-columns-repeated="10"/>
          <table:table-cell table:formula="of:=[.D114]*[.$L$1]" office:value-type="float" office:value="-0.892144775390625" calcext:value-type="float">
            <text:p>-0.8921447754</text:p>
          </table:table-cell>
          <table:table-cell table:formula="of:=[.E114]*[.$L$1]" office:value-type="float" office:value="-0.431103515625" calcext:value-type="float">
            <text:p>-0.4311035156</text:p>
          </table:table-cell>
          <table:table-cell table:formula="of:=[.F114]*[.$L$1]" office:value-type="float" office:value="8.765771484375" calcext:value-type="float">
            <text:p>8.7657714844</text:p>
          </table:table-cell>
          <table:table-cell table:number-columns-repeated="3"/>
          <table:table-cell table:formula="of:=[.G114]*[.$Y$1]" office:value-type="float" office:value="-0.5340576171875" calcext:value-type="float">
            <text:p>-0.5340576172</text:p>
          </table:table-cell>
          <table:table-cell table:formula="of:=[.H114]*[.$Y$1]" office:value-type="float" office:value="-0.30517578125" calcext:value-type="float">
            <text:p>-0.3051757813</text:p>
          </table:table-cell>
          <table:table-cell table:formula="of:=[.I114]*[.$Y$1]" office:value-type="float" office:value="-0.030517578125" calcext:value-type="float">
            <text:p>-0.0305175781</text:p>
          </table:table-cell>
        </table:table-row>
        <table:table-row table:style-name="ro1">
          <table:table-cell office:value-type="float" office:value="-22.9063" calcext:value-type="float">
            <text:p>-22.9063</text:p>
          </table:table-cell>
          <table:table-cell office:value-type="float" office:value="-16.8457" calcext:value-type="float">
            <text:p>-16.8457</text:p>
          </table:table-cell>
          <table:table-cell office:value-type="float" office:value="-0.0271072" calcext:value-type="float">
            <text:p>-0.0271072</text:p>
          </table:table-cell>
          <table:table-cell office:value-type="float" office:value="-149" calcext:value-type="float">
            <text:p>-149</text:p>
          </table:table-cell>
          <table:table-cell office:value-type="float" office:value="-70" calcext:value-type="float">
            <text:p>-70</text:p>
          </table:table-cell>
          <table:table-cell office:value-type="float" office:value="1463" calcext:value-type="float">
            <text:p>1463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D115]*[.$L$1]" office:value-type="float" office:value="-0.892144775390625" calcext:value-type="float">
            <text:p>-0.8921447754</text:p>
          </table:table-cell>
          <table:table-cell table:formula="of:=[.E115]*[.$L$1]" office:value-type="float" office:value="-0.41912841796875" calcext:value-type="float">
            <text:p>-0.419128418</text:p>
          </table:table-cell>
          <table:table-cell table:formula="of:=[.F115]*[.$L$1]" office:value-type="float" office:value="8.75978393554688" calcext:value-type="float">
            <text:p>8.7597839355</text:p>
          </table:table-cell>
          <table:table-cell table:number-columns-repeated="3"/>
          <table:table-cell table:formula="of:=[.G115]*[.$Y$1]" office:value-type="float" office:value="-0.5340576171875" calcext:value-type="float">
            <text:p>-0.5340576172</text:p>
          </table:table-cell>
          <table:table-cell table:formula="of:=[.H115]*[.$Y$1]" office:value-type="float" office:value="-0.2899169921875" calcext:value-type="float">
            <text:p>-0.2899169922</text:p>
          </table:table-cell>
          <table:table-cell table:formula="of:=[.I115]*[.$Y$1]" office:value-type="float" office:value="0.091552734375" calcext:value-type="float">
            <text:p>0.0915527344</text:p>
          </table:table-cell>
        </table:table-row>
        <table:table-row table:style-name="ro1">
          <table:table-cell office:value-type="float" office:value="-23.1269" calcext:value-type="float">
            <text:p>-23.1269</text:p>
          </table:table-cell>
          <table:table-cell office:value-type="float" office:value="-16.9907" calcext:value-type="float">
            <text:p>-16.9907</text:p>
          </table:table-cell>
          <table:table-cell office:value-type="float" office:value="-0.0110646" calcext:value-type="float">
            <text:p>-0.0110646</text:p>
          </table:table-cell>
          <table:table-cell office:value-type="float" office:value="-161" calcext:value-type="float">
            <text:p>-161</text:p>
          </table:table-cell>
          <table:table-cell office:value-type="float" office:value="-78" calcext:value-type="float">
            <text:p>-78</text:p>
          </table:table-cell>
          <table:table-cell office:value-type="float" office:value="1461" calcext:value-type="float">
            <text:p>1461</text:p>
          </table:table-cell>
          <table:table-cell office:value-type="float" office:value="-34" calcext:value-type="float">
            <text:p>-34</text:p>
          </table:table-cell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D116]*[.$L$1]" office:value-type="float" office:value="-0.963995361328125" calcext:value-type="float">
            <text:p>-0.9639953613</text:p>
          </table:table-cell>
          <table:table-cell table:formula="of:=[.E116]*[.$L$1]" office:value-type="float" office:value="-0.46702880859375" calcext:value-type="float">
            <text:p>-0.4670288086</text:p>
          </table:table-cell>
          <table:table-cell table:formula="of:=[.F116]*[.$L$1]" office:value-type="float" office:value="8.74780883789063" calcext:value-type="float">
            <text:p>8.7478088379</text:p>
          </table:table-cell>
          <table:table-cell table:number-columns-repeated="3"/>
          <table:table-cell table:formula="of:=[.G116]*[.$Y$1]" office:value-type="float" office:value="-0.518798828125" calcext:value-type="float">
            <text:p>-0.5187988281</text:p>
          </table:table-cell>
          <table:table-cell table:formula="of:=[.H116]*[.$Y$1]" office:value-type="float" office:value="-0.2899169921875" calcext:value-type="float">
            <text:p>-0.2899169922</text:p>
          </table:table-cell>
          <table:table-cell table:formula="of:=[.I116]*[.$Y$1]" office:value-type="float" office:value="0.1678466796875" calcext:value-type="float">
            <text:p>0.1678466797</text:p>
          </table:table-cell>
        </table:table-row>
        <table:table-row table:style-name="ro1">
          <table:table-cell office:value-type="float" office:value="-23.3175" calcext:value-type="float">
            <text:p>-23.3175</text:p>
          </table:table-cell>
          <table:table-cell office:value-type="float" office:value="-17.1509" calcext:value-type="float">
            <text:p>-17.1509</text:p>
          </table:table-cell>
          <table:table-cell office:value-type="float" office:value="-0.00714506" calcext:value-type="float">
            <text:p>-0.00714506</text:p>
          </table:table-cell>
          <table:table-cell office:value-type="float" office:value="-144" calcext:value-type="float">
            <text:p>-144</text:p>
          </table:table-cell>
          <table:table-cell office:value-type="float" office:value="-77" calcext:value-type="float">
            <text:p>-77</text:p>
          </table:table-cell>
          <table:table-cell office:value-type="float" office:value="1476" calcext:value-type="float">
            <text:p>1476</text:p>
          </table:table-cell>
          <table:table-cell office:value-type="float" office:value="-30" calcext:value-type="float">
            <text:p>-30</text:p>
          </table:table-cell>
          <table:table-cell office:value-type="float" office:value="-21" calcext:value-type="float">
            <text:p>-21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D117]*[.$L$1]" office:value-type="float" office:value="-0.86220703125" calcext:value-type="float">
            <text:p>-0.8622070313</text:p>
          </table:table-cell>
          <table:table-cell table:formula="of:=[.E117]*[.$L$1]" office:value-type="float" office:value="-0.461041259765625" calcext:value-type="float">
            <text:p>-0.4610412598</text:p>
          </table:table-cell>
          <table:table-cell table:formula="of:=[.F117]*[.$L$1]" office:value-type="float" office:value="8.8376220703125" calcext:value-type="float">
            <text:p>8.8376220703</text:p>
          </table:table-cell>
          <table:table-cell table:number-columns-repeated="3"/>
          <table:table-cell table:formula="of:=[.G117]*[.$Y$1]" office:value-type="float" office:value="-0.457763671875" calcext:value-type="float">
            <text:p>-0.4577636719</text:p>
          </table:table-cell>
          <table:table-cell table:formula="of:=[.H117]*[.$Y$1]" office:value-type="float" office:value="-0.3204345703125" calcext:value-type="float">
            <text:p>-0.3204345703</text:p>
          </table:table-cell>
          <table:table-cell table:formula="of:=[.I117]*[.$Y$1]" office:value-type="float" office:value="0.152587890625" calcext:value-type="float">
            <text:p>0.1525878906</text:p>
          </table:table-cell>
        </table:table-row>
        <table:table-row table:style-name="ro1">
          <table:table-cell office:value-type="float" office:value="-23.5312" calcext:value-type="float">
            <text:p>-23.5312</text:p>
          </table:table-cell>
          <table:table-cell office:value-type="float" office:value="-17.3035" calcext:value-type="float">
            <text:p>-17.3035</text:p>
          </table:table-cell>
          <table:table-cell office:value-type="float" office:value="-0.049296" calcext:value-type="float">
            <text:p>-0.049296</text:p>
          </table:table-cell>
          <table:table-cell office:value-type="float" office:value="-154" calcext:value-type="float">
            <text:p>-154</text:p>
          </table:table-cell>
          <table:table-cell office:value-type="float" office:value="-77" calcext:value-type="float">
            <text:p>-77</text:p>
          </table:table-cell>
          <table:table-cell office:value-type="float" office:value="1478" calcext:value-type="float">
            <text:p>1478</text:p>
          </table:table-cell>
          <table:table-cell office:value-type="float" office:value="-33" calcext:value-type="float">
            <text:p>-33</text:p>
          </table:table-cell>
          <table:table-cell office:value-type="float" office:value="-20" calcext:value-type="float">
            <text:p>-20</text:p>
          </table:table-cell>
          <table:table-cell office:value-type="float" office:value="-5" calcext:value-type="float">
            <text:p>-5</text:p>
          </table:table-cell>
          <table:table-cell table:number-columns-repeated="10"/>
          <table:table-cell table:formula="of:=[.D118]*[.$L$1]" office:value-type="float" office:value="-0.92208251953125" calcext:value-type="float">
            <text:p>-0.9220825195</text:p>
          </table:table-cell>
          <table:table-cell table:formula="of:=[.E118]*[.$L$1]" office:value-type="float" office:value="-0.461041259765625" calcext:value-type="float">
            <text:p>-0.4610412598</text:p>
          </table:table-cell>
          <table:table-cell table:formula="of:=[.F118]*[.$L$1]" office:value-type="float" office:value="8.84959716796875" calcext:value-type="float">
            <text:p>8.849597168</text:p>
          </table:table-cell>
          <table:table-cell table:number-columns-repeated="3"/>
          <table:table-cell table:formula="of:=[.G118]*[.$Y$1]" office:value-type="float" office:value="-0.5035400390625" calcext:value-type="float">
            <text:p>-0.5035400391</text:p>
          </table:table-cell>
          <table:table-cell table:formula="of:=[.H118]*[.$Y$1]" office:value-type="float" office:value="-0.30517578125" calcext:value-type="float">
            <text:p>-0.3051757813</text:p>
          </table:table-cell>
          <table:table-cell table:formula="of:=[.I118]*[.$Y$1]" office:value-type="float" office:value="-0.0762939453125" calcext:value-type="float">
            <text:p>-0.0762939453</text:p>
          </table:table-cell>
        </table:table-row>
        <table:table-row table:style-name="ro1">
          <table:table-cell office:value-type="float" office:value="-23.7433" calcext:value-type="float">
            <text:p>-23.7433</text:p>
          </table:table-cell>
          <table:table-cell office:value-type="float" office:value="-17.4484" calcext:value-type="float">
            <text:p>-17.4484</text:p>
          </table:table-cell>
          <table:table-cell office:value-type="float" office:value="-0.0318356" calcext:value-type="float">
            <text:p>-0.0318356</text:p>
          </table:table-cell>
          <table:table-cell office:value-type="float" office:value="-140" calcext:value-type="float">
            <text:p>-140</text:p>
          </table:table-cell>
          <table:table-cell office:value-type="float" office:value="-80" calcext:value-type="float">
            <text:p>-80</text:p>
          </table:table-cell>
          <table:table-cell office:value-type="float" office:value="1472" calcext:value-type="float">
            <text:p>1472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D119]*[.$L$1]" office:value-type="float" office:value="-0.8382568359375" calcext:value-type="float">
            <text:p>-0.8382568359</text:p>
          </table:table-cell>
          <table:table-cell table:formula="of:=[.E119]*[.$L$1]" office:value-type="float" office:value="-0.47900390625" calcext:value-type="float">
            <text:p>-0.4790039063</text:p>
          </table:table-cell>
          <table:table-cell table:formula="of:=[.F119]*[.$L$1]" office:value-type="float" office:value="8.813671875" calcext:value-type="float">
            <text:p>8.813671875</text:p>
          </table:table-cell>
          <table:table-cell table:number-columns-repeated="3"/>
          <table:table-cell table:formula="of:=[.G119]*[.$Y$1]" office:value-type="float" office:value="-0.5035400390625" calcext:value-type="float">
            <text:p>-0.5035400391</text:p>
          </table:table-cell>
          <table:table-cell table:formula="of:=[.H119]*[.$Y$1]" office:value-type="float" office:value="-0.2899169921875" calcext:value-type="float">
            <text:p>-0.2899169922</text:p>
          </table:table-cell>
          <table:table-cell table:formula="of:=[.I119]*[.$Y$1]" office:value-type="float" office:value="0.1068115234375" calcext:value-type="float">
            <text:p>0.1068115234</text:p>
          </table:table-cell>
        </table:table-row>
        <table:table-row table:style-name="ro1">
          <table:table-cell office:value-type="float" office:value="-23.962" calcext:value-type="float">
            <text:p>-23.962</text:p>
          </table:table-cell>
          <table:table-cell office:value-type="float" office:value="-17.5858" calcext:value-type="float">
            <text:p>-17.5858</text:p>
          </table:table-cell>
          <table:table-cell office:value-type="float" office:value="0.0323255" calcext:value-type="float">
            <text:p>0.0323255</text:p>
          </table:table-cell>
          <table:table-cell office:value-type="float" office:value="-158" calcext:value-type="float">
            <text:p>-158</text:p>
          </table:table-cell>
          <table:table-cell office:value-type="float" office:value="-82" calcext:value-type="float">
            <text:p>-82</text:p>
          </table:table-cell>
          <table:table-cell office:value-type="float" office:value="1472" calcext:value-type="float">
            <text:p>1472</text:p>
          </table:table-cell>
          <table:table-cell office:value-type="float" office:value="-34" calcext:value-type="float">
            <text:p>-34</text:p>
          </table:table-cell>
          <table:table-cell office:value-type="float" office:value="-18" calcext:value-type="float">
            <text:p>-18</text:p>
          </table:table-cell>
          <table:table-cell office:value-type="float" office:value="27" calcext:value-type="float">
            <text:p>27</text:p>
          </table:table-cell>
          <table:table-cell table:number-columns-repeated="10"/>
          <table:table-cell table:formula="of:=[.D120]*[.$L$1]" office:value-type="float" office:value="-0.94603271484375" calcext:value-type="float">
            <text:p>-0.9460327148</text:p>
          </table:table-cell>
          <table:table-cell table:formula="of:=[.E120]*[.$L$1]" office:value-type="float" office:value="-0.49097900390625" calcext:value-type="float">
            <text:p>-0.4909790039</text:p>
          </table:table-cell>
          <table:table-cell table:formula="of:=[.F120]*[.$L$1]" office:value-type="float" office:value="8.813671875" calcext:value-type="float">
            <text:p>8.813671875</text:p>
          </table:table-cell>
          <table:table-cell table:number-columns-repeated="3"/>
          <table:table-cell table:formula="of:=[.G120]*[.$Y$1]" office:value-type="float" office:value="-0.518798828125" calcext:value-type="float">
            <text:p>-0.5187988281</text:p>
          </table:table-cell>
          <table:table-cell table:formula="of:=[.H120]*[.$Y$1]" office:value-type="float" office:value="-0.274658203125" calcext:value-type="float">
            <text:p>-0.2746582031</text:p>
          </table:table-cell>
          <table:table-cell table:formula="of:=[.I120]*[.$Y$1]" office:value-type="float" office:value="0.4119873046875" calcext:value-type="float">
            <text:p>0.4119873047</text:p>
          </table:table-cell>
        </table:table-row>
        <table:table-row table:style-name="ro1">
          <table:table-cell office:value-type="float" office:value="-24.1689" calcext:value-type="float">
            <text:p>-24.1689</text:p>
          </table:table-cell>
          <table:table-cell office:value-type="float" office:value="-17.7307" calcext:value-type="float">
            <text:p>-17.7307</text:p>
          </table:table-cell>
          <table:table-cell office:value-type="float" office:value="0.0425256" calcext:value-type="float">
            <text:p>0.0425256</text:p>
          </table:table-cell>
          <table:table-cell office:value-type="float" office:value="-164" calcext:value-type="float">
            <text:p>-164</text:p>
          </table:table-cell>
          <table:table-cell office:value-type="float" office:value="-74" calcext:value-type="float">
            <text:p>-74</text:p>
          </table:table-cell>
          <table:table-cell office:value-type="float" office:value="1464" calcext:value-type="float">
            <text:p>1464</text:p>
          </table:table-cell>
          <table:table-cell office:value-type="float" office:value="-32" calcext:value-type="float">
            <text:p>-32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table:formula="of:=[.D121]*[.$L$1]" office:value-type="float" office:value="-0.9819580078125" calcext:value-type="float">
            <text:p>-0.9819580078</text:p>
          </table:table-cell>
          <table:table-cell table:formula="of:=[.E121]*[.$L$1]" office:value-type="float" office:value="-0.44307861328125" calcext:value-type="float">
            <text:p>-0.4430786133</text:p>
          </table:table-cell>
          <table:table-cell table:formula="of:=[.F121]*[.$L$1]" office:value-type="float" office:value="8.765771484375" calcext:value-type="float">
            <text:p>8.7657714844</text:p>
          </table:table-cell>
          <table:table-cell table:number-columns-repeated="3"/>
          <table:table-cell table:formula="of:=[.G121]*[.$Y$1]" office:value-type="float" office:value="-0.48828125" calcext:value-type="float">
            <text:p>-0.48828125</text:p>
          </table:table-cell>
          <table:table-cell table:formula="of:=[.H121]*[.$Y$1]" office:value-type="float" office:value="-0.2899169921875" calcext:value-type="float">
            <text:p>-0.2899169922</text:p>
          </table:table-cell>
          <table:table-cell table:formula="of:=[.I121]*[.$Y$1]" office:value-type="float" office:value="0.3204345703125" calcext:value-type="float">
            <text:p>0.3204345703</text:p>
          </table:table-cell>
        </table:table-row>
        <table:table-row table:style-name="ro1">
          <table:table-cell office:value-type="float" office:value="-24.3714" calcext:value-type="float">
            <text:p>-24.3714</text:p>
          </table:table-cell>
          <table:table-cell office:value-type="float" office:value="-17.8833" calcext:value-type="float">
            <text:p>-17.8833</text:p>
          </table:table-cell>
          <table:table-cell office:value-type="float" office:value="-0.0597552" calcext:value-type="float">
            <text:p>-0.0597552</text:p>
          </table:table-cell>
          <table:table-cell office:value-type="float" office:value="-146" calcext:value-type="float">
            <text:p>-146</text:p>
          </table:table-cell>
          <table:table-cell office:value-type="float" office:value="-84" calcext:value-type="float">
            <text:p>-84</text:p>
          </table:table-cell>
          <table:table-cell office:value-type="float" office:value="1466" calcext:value-type="float">
            <text:p>1466</text:p>
          </table:table-cell>
          <table:table-cell office:value-type="float" office:value="-32" calcext:value-type="float">
            <text:p>-32</text:p>
          </table:table-cell>
          <table:table-cell office:value-type="float" office:value="-20" calcext:value-type="float">
            <text:p>-20</text:p>
          </table:table-cell>
          <table:table-cell office:value-type="float" office:value="-14" calcext:value-type="float">
            <text:p>-14</text:p>
          </table:table-cell>
          <table:table-cell table:number-columns-repeated="10"/>
          <table:table-cell table:formula="of:=[.D122]*[.$L$1]" office:value-type="float" office:value="-0.87418212890625" calcext:value-type="float">
            <text:p>-0.8741821289</text:p>
          </table:table-cell>
          <table:table-cell table:formula="of:=[.E122]*[.$L$1]" office:value-type="float" office:value="-0.5029541015625" calcext:value-type="float">
            <text:p>-0.5029541016</text:p>
          </table:table-cell>
          <table:table-cell table:formula="of:=[.F122]*[.$L$1]" office:value-type="float" office:value="8.77774658203125" calcext:value-type="float">
            <text:p>8.777746582</text:p>
          </table:table-cell>
          <table:table-cell table:number-columns-repeated="3"/>
          <table:table-cell table:formula="of:=[.G122]*[.$Y$1]" office:value-type="float" office:value="-0.48828125" calcext:value-type="float">
            <text:p>-0.48828125</text:p>
          </table:table-cell>
          <table:table-cell table:formula="of:=[.H122]*[.$Y$1]" office:value-type="float" office:value="-0.30517578125" calcext:value-type="float">
            <text:p>-0.3051757813</text:p>
          </table:table-cell>
          <table:table-cell table:formula="of:=[.I122]*[.$Y$1]" office:value-type="float" office:value="-0.213623046875" calcext:value-type="float">
            <text:p>-0.2136230469</text:p>
          </table:table-cell>
        </table:table-row>
        <table:table-row table:style-name="ro1">
          <table:table-cell office:value-type="float" office:value="-24.5942" calcext:value-type="float">
            <text:p>-24.5942</text:p>
          </table:table-cell>
          <table:table-cell office:value-type="float" office:value="-18.0283" calcext:value-type="float">
            <text:p>-18.0283</text:p>
          </table:table-cell>
          <table:table-cell office:value-type="float" office:value="-0.0706482" calcext:value-type="float">
            <text:p>-0.0706482</text:p>
          </table:table-cell>
          <table:table-cell office:value-type="float" office:value="-158" calcext:value-type="float">
            <text:p>-158</text:p>
          </table:table-cell>
          <table:table-cell office:value-type="float" office:value="-72" calcext:value-type="float">
            <text:p>-72</text:p>
          </table:table-cell>
          <table:table-cell office:value-type="float" office:value="1457" calcext:value-type="float">
            <text:p>1457</text:p>
          </table:table-cell>
          <table:table-cell office:value-type="float" office:value="-34" calcext:value-type="float">
            <text:p>-34</text:p>
          </table:table-cell>
          <table:table-cell office:value-type="float" office:value="-19" calcext:value-type="float">
            <text:p>-19</text:p>
          </table:table-cell>
          <table:table-cell office:value-type="float" office:value="-6" calcext:value-type="float">
            <text:p>-6</text:p>
          </table:table-cell>
          <table:table-cell table:number-columns-repeated="10"/>
          <table:table-cell table:formula="of:=[.D123]*[.$L$1]" office:value-type="float" office:value="-0.94603271484375" calcext:value-type="float">
            <text:p>-0.9460327148</text:p>
          </table:table-cell>
          <table:table-cell table:formula="of:=[.E123]*[.$L$1]" office:value-type="float" office:value="-0.431103515625" calcext:value-type="float">
            <text:p>-0.4311035156</text:p>
          </table:table-cell>
          <table:table-cell table:formula="of:=[.F123]*[.$L$1]" office:value-type="float" office:value="8.72385864257813" calcext:value-type="float">
            <text:p>8.7238586426</text:p>
          </table:table-cell>
          <table:table-cell table:number-columns-repeated="3"/>
          <table:table-cell table:formula="of:=[.G123]*[.$Y$1]" office:value-type="float" office:value="-0.518798828125" calcext:value-type="float">
            <text:p>-0.5187988281</text:p>
          </table:table-cell>
          <table:table-cell table:formula="of:=[.H123]*[.$Y$1]" office:value-type="float" office:value="-0.2899169921875" calcext:value-type="float">
            <text:p>-0.2899169922</text:p>
          </table:table-cell>
          <table:table-cell table:formula="of:=[.I123]*[.$Y$1]" office:value-type="float" office:value="-0.091552734375" calcext:value-type="float">
            <text:p>-0.0915527344</text:p>
          </table:table-cell>
        </table:table-row>
        <table:table-row table:style-name="ro1">
          <table:table-cell office:value-type="float" office:value="-24.8027" calcext:value-type="float">
            <text:p>-24.8027</text:p>
          </table:table-cell>
          <table:table-cell office:value-type="float" office:value="-18.1885" calcext:value-type="float">
            <text:p>-18.1885</text:p>
          </table:table-cell>
          <table:table-cell office:value-type="float" office:value="-0.0773019" calcext:value-type="float">
            <text:p>-0.0773019</text:p>
          </table:table-cell>
          <table:table-cell office:value-type="float" office:value="-156" calcext:value-type="float">
            <text:p>-156</text:p>
          </table:table-cell>
          <table:table-cell office:value-type="float" office:value="-72" calcext:value-type="float">
            <text:p>-72</text:p>
          </table:table-cell>
          <table:table-cell office:value-type="float" office:value="1478" calcext:value-type="float">
            <text:p>1478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-7" calcext:value-type="float">
            <text:p>-7</text:p>
          </table:table-cell>
          <table:table-cell table:number-columns-repeated="10"/>
          <table:table-cell table:formula="of:=[.D124]*[.$L$1]" office:value-type="float" office:value="-0.9340576171875" calcext:value-type="float">
            <text:p>-0.9340576172</text:p>
          </table:table-cell>
          <table:table-cell table:formula="of:=[.E124]*[.$L$1]" office:value-type="float" office:value="-0.431103515625" calcext:value-type="float">
            <text:p>-0.4311035156</text:p>
          </table:table-cell>
          <table:table-cell table:formula="of:=[.F124]*[.$L$1]" office:value-type="float" office:value="8.84959716796875" calcext:value-type="float">
            <text:p>8.849597168</text:p>
          </table:table-cell>
          <table:table-cell table:number-columns-repeated="3"/>
          <table:table-cell table:formula="of:=[.G124]*[.$Y$1]" office:value-type="float" office:value="-0.48828125" calcext:value-type="float">
            <text:p>-0.48828125</text:p>
          </table:table-cell>
          <table:table-cell table:formula="of:=[.H124]*[.$Y$1]" office:value-type="float" office:value="-0.3204345703125" calcext:value-type="float">
            <text:p>-0.3204345703</text:p>
          </table:table-cell>
          <table:table-cell table:formula="of:=[.I124]*[.$Y$1]" office:value-type="float" office:value="-0.1068115234375" calcext:value-type="float">
            <text:p>-0.1068115234</text:p>
          </table:table-cell>
        </table:table-row>
        <table:table-row table:style-name="ro1">
          <table:table-cell office:value-type="float" office:value="-25.0192" calcext:value-type="float">
            <text:p>-25.0192</text:p>
          </table:table-cell>
          <table:table-cell office:value-type="float" office:value="-18.3258" calcext:value-type="float">
            <text:p>-18.3258</text:p>
          </table:table-cell>
          <table:table-cell office:value-type="float" office:value="-0.00956402" calcext:value-type="float">
            <text:p>-0.00956402</text:p>
          </table:table-cell>
          <table:table-cell office:value-type="float" office:value="-148" calcext:value-type="float">
            <text:p>-148</text:p>
          </table:table-cell>
          <table:table-cell office:value-type="float" office:value="-71" calcext:value-type="float">
            <text:p>-71</text:p>
          </table:table-cell>
          <table:table-cell office:value-type="float" office:value="1475" calcext:value-type="float">
            <text:p>1475</text:p>
          </table:table-cell>
          <table:table-cell office:value-type="float" office:value="-33" calcext:value-type="float">
            <text:p>-33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D125]*[.$L$1]" office:value-type="float" office:value="-0.8861572265625" calcext:value-type="float">
            <text:p>-0.8861572266</text:p>
          </table:table-cell>
          <table:table-cell table:formula="of:=[.E125]*[.$L$1]" office:value-type="float" office:value="-0.425115966796875" calcext:value-type="float">
            <text:p>-0.4251159668</text:p>
          </table:table-cell>
          <table:table-cell table:formula="of:=[.F125]*[.$L$1]" office:value-type="float" office:value="8.83163452148438" calcext:value-type="float">
            <text:p>8.8316345215</text:p>
          </table:table-cell>
          <table:table-cell table:number-columns-repeated="3"/>
          <table:table-cell table:formula="of:=[.G125]*[.$Y$1]" office:value-type="float" office:value="-0.5035400390625" calcext:value-type="float">
            <text:p>-0.5035400391</text:p>
          </table:table-cell>
          <table:table-cell table:formula="of:=[.H125]*[.$Y$1]" office:value-type="float" office:value="-0.274658203125" calcext:value-type="float">
            <text:p>-0.2746582031</text:p>
          </table:table-cell>
          <table:table-cell table:formula="of:=[.I125]*[.$Y$1]" office:value-type="float" office:value="0.2593994140625" calcext:value-type="float">
            <text:p>0.2593994141</text:p>
          </table:table-cell>
        </table:table-row>
        <table:table-row table:style-name="ro1">
          <table:table-cell office:value-type="float" office:value="-25.2312" calcext:value-type="float">
            <text:p>-25.2312</text:p>
          </table:table-cell>
          <table:table-cell office:value-type="float" office:value="-18.4708" calcext:value-type="float">
            <text:p>-18.4708</text:p>
          </table:table-cell>
          <table:table-cell office:value-type="float" office:value="-0.0139805" calcext:value-type="float">
            <text:p>-0.0139805</text:p>
          </table:table-cell>
          <table:table-cell office:value-type="float" office:value="-146" calcext:value-type="float">
            <text:p>-146</text:p>
          </table:table-cell>
          <table:table-cell office:value-type="float" office:value="-80" calcext:value-type="float">
            <text:p>-80</text:p>
          </table:table-cell>
          <table:table-cell office:value-type="float" office:value="1461" calcext:value-type="float">
            <text:p>1461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D126]*[.$L$1]" office:value-type="float" office:value="-0.87418212890625" calcext:value-type="float">
            <text:p>-0.8741821289</text:p>
          </table:table-cell>
          <table:table-cell table:formula="of:=[.E126]*[.$L$1]" office:value-type="float" office:value="-0.47900390625" calcext:value-type="float">
            <text:p>-0.4790039063</text:p>
          </table:table-cell>
          <table:table-cell table:formula="of:=[.F126]*[.$L$1]" office:value-type="float" office:value="8.74780883789063" calcext:value-type="float">
            <text:p>8.7478088379</text:p>
          </table:table-cell>
          <table:table-cell table:number-columns-repeated="3"/>
          <table:table-cell table:formula="of:=[.G126]*[.$Y$1]" office:value-type="float" office:value="-0.5035400390625" calcext:value-type="float">
            <text:p>-0.5035400391</text:p>
          </table:table-cell>
          <table:table-cell table:formula="of:=[.H126]*[.$Y$1]" office:value-type="float" office:value="-0.2899169921875" calcext:value-type="float">
            <text:p>-0.2899169922</text:p>
          </table:table-cell>
          <table:table-cell table:formula="of:=[.I126]*[.$Y$1]" office:value-type="float" office:value="0.1220703125" calcext:value-type="float">
            <text:p>0.1220703125</text:p>
          </table:table-cell>
        </table:table-row>
        <table:table-row table:style-name="ro1">
          <table:table-cell office:value-type="float" office:value="-25.4565" calcext:value-type="float">
            <text:p>-25.4565</text:p>
          </table:table-cell>
          <table:table-cell office:value-type="float" office:value="-18.6386" calcext:value-type="float">
            <text:p>-18.6386</text:p>
          </table:table-cell>
          <table:table-cell office:value-type="float" office:value="0.00902672" calcext:value-type="float">
            <text:p>0.00902672</text:p>
          </table:table-cell>
          <table:table-cell office:value-type="float" office:value="-147" calcext:value-type="float">
            <text:p>-147</text:p>
          </table:table-cell>
          <table:table-cell office:value-type="float" office:value="-84" calcext:value-type="float">
            <text:p>-84</text:p>
          </table:table-cell>
          <table:table-cell office:value-type="float" office:value="1467" calcext:value-type="float">
            <text:p>1467</text:p>
          </table:table-cell>
          <table:table-cell office:value-type="float" office:value="-35" calcext:value-type="float">
            <text:p>-35</text:p>
          </table:table-cell>
          <table:table-cell office:value-type="float" office:value="-22" calcext:value-type="float">
            <text:p>-22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D127]*[.$L$1]" office:value-type="float" office:value="-0.880169677734375" calcext:value-type="float">
            <text:p>-0.8801696777</text:p>
          </table:table-cell>
          <table:table-cell table:formula="of:=[.E127]*[.$L$1]" office:value-type="float" office:value="-0.5029541015625" calcext:value-type="float">
            <text:p>-0.5029541016</text:p>
          </table:table-cell>
          <table:table-cell table:formula="of:=[.F127]*[.$L$1]" office:value-type="float" office:value="8.78373413085938" calcext:value-type="float">
            <text:p>8.7837341309</text:p>
          </table:table-cell>
          <table:table-cell table:number-columns-repeated="3"/>
          <table:table-cell table:formula="of:=[.G127]*[.$Y$1]" office:value-type="float" office:value="-0.5340576171875" calcext:value-type="float">
            <text:p>-0.5340576172</text:p>
          </table:table-cell>
          <table:table-cell table:formula="of:=[.H127]*[.$Y$1]" office:value-type="float" office:value="-0.335693359375" calcext:value-type="float">
            <text:p>-0.3356933594</text:p>
          </table:table-cell>
          <table:table-cell table:formula="of:=[.I127]*[.$Y$1]" office:value-type="float" office:value="0.2593994140625" calcext:value-type="float">
            <text:p>0.2593994141</text:p>
          </table:table-cell>
        </table:table-row>
        <table:table-row table:style-name="ro1">
          <table:table-cell office:value-type="float" office:value="-25.6896" calcext:value-type="float">
            <text:p>-25.6896</text:p>
          </table:table-cell>
          <table:table-cell office:value-type="float" office:value="-18.8065" calcext:value-type="float">
            <text:p>-18.8065</text:p>
          </table:table-cell>
          <table:table-cell office:value-type="float" office:value="0.000696547" calcext:value-type="float">
            <text:p>0.000696547</text:p>
          </table:table-cell>
          <table:table-cell office:value-type="float" office:value="-155" calcext:value-type="float">
            <text:p>-155</text:p>
          </table:table-cell>
          <table:table-cell office:value-type="float" office:value="-83" calcext:value-type="float">
            <text:p>-83</text:p>
          </table:table-cell>
          <table:table-cell office:value-type="float" office:value="1464" calcext:value-type="float">
            <text:p>1464</text:p>
          </table:table-cell>
          <table:table-cell office:value-type="float" office:value="-36" calcext:value-type="float">
            <text:p>-36</text:p>
          </table:table-cell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D128]*[.$L$1]" office:value-type="float" office:value="-0.928070068359375" calcext:value-type="float">
            <text:p>-0.9280700684</text:p>
          </table:table-cell>
          <table:table-cell table:formula="of:=[.E128]*[.$L$1]" office:value-type="float" office:value="-0.496966552734375" calcext:value-type="float">
            <text:p>-0.4969665527</text:p>
          </table:table-cell>
          <table:table-cell table:formula="of:=[.F128]*[.$L$1]" office:value-type="float" office:value="8.765771484375" calcext:value-type="float">
            <text:p>8.7657714844</text:p>
          </table:table-cell>
          <table:table-cell table:number-columns-repeated="3"/>
          <table:table-cell table:formula="of:=[.G128]*[.$Y$1]" office:value-type="float" office:value="-0.54931640625" calcext:value-type="float">
            <text:p>-0.5493164063</text:p>
          </table:table-cell>
          <table:table-cell table:formula="of:=[.H128]*[.$Y$1]" office:value-type="float" office:value="-0.335693359375" calcext:value-type="float">
            <text:p>-0.3356933594</text:p>
          </table:table-cell>
          <table:table-cell table:formula="of:=[.I128]*[.$Y$1]" office:value-type="float" office:value="0.1678466796875" calcext:value-type="float">
            <text:p>0.1678466797</text:p>
          </table:table-cell>
        </table:table-row>
        <table:table-row table:style-name="ro1">
          <table:table-cell office:value-type="float" office:value="-25.9024" calcext:value-type="float">
            <text:p>-25.9024</text:p>
          </table:table-cell>
          <table:table-cell office:value-type="float" office:value="-18.8141" calcext:value-type="float">
            <text:p>-18.8141</text:p>
          </table:table-cell>
          <table:table-cell office:value-type="float" office:value="-0.000271097" calcext:value-type="float">
            <text:p>-0.000271097</text:p>
          </table:table-cell>
          <table:table-cell office:value-type="float" office:value="-150" calcext:value-type="float">
            <text:p>-150</text:p>
          </table:table-cell>
          <table:table-cell office:value-type="float" office:value="-77" calcext:value-type="float">
            <text:p>-77</text:p>
          </table:table-cell>
          <table:table-cell office:value-type="float" office:value="1451" calcext:value-type="float">
            <text:p>145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D129]*[.$L$1]" office:value-type="float" office:value="-0.89813232421875" calcext:value-type="float">
            <text:p>-0.8981323242</text:p>
          </table:table-cell>
          <table:table-cell table:formula="of:=[.E129]*[.$L$1]" office:value-type="float" office:value="-0.461041259765625" calcext:value-type="float">
            <text:p>-0.4610412598</text:p>
          </table:table-cell>
          <table:table-cell table:formula="of:=[.F129]*[.$L$1]" office:value-type="float" office:value="8.68793334960938" calcext:value-type="float">
            <text:p>8.6879333496</text:p>
          </table:table-cell>
          <table:table-cell table:number-columns-repeated="3"/>
          <table:table-cell table:formula="of:=[.G129]*[.$Y$1]" office:value-type="float" office:value="-0.5035400390625" calcext:value-type="float">
            <text:p>-0.5035400391</text:p>
          </table:table-cell>
          <table:table-cell table:formula="of:=[.H129]*[.$Y$1]" office:value-type="float" office:value="-0.0152587890625" calcext:value-type="float">
            <text:p>-0.0152587891</text:p>
          </table:table-cell>
          <table:table-cell table:formula="of:=[.I129]*[.$Y$1]" office:value-type="float" office:value="0.1678466796875" calcext:value-type="float">
            <text:p>0.1678466797</text:p>
          </table:table-cell>
        </table:table-row>
        <table:table-row table:style-name="ro1">
          <table:table-cell office:value-type="float" office:value="-26.0955" calcext:value-type="float">
            <text:p>-26.0955</text:p>
          </table:table-cell>
          <table:table-cell office:value-type="float" office:value="-18.9438" calcext:value-type="float">
            <text:p>-18.9438</text:p>
          </table:table-cell>
          <table:table-cell office:value-type="float" office:value="-0.00364851" calcext:value-type="float">
            <text:p>-0.00364851</text:p>
          </table:table-cell>
          <table:table-cell office:value-type="float" office:value="-160" calcext:value-type="float">
            <text:p>-160</text:p>
          </table:table-cell>
          <table:table-cell office:value-type="float" office:value="-71" calcext:value-type="float">
            <text:p>-71</text:p>
          </table:table-cell>
          <table:table-cell office:value-type="float" office:value="1464" calcext:value-type="float">
            <text:p>1464</text:p>
          </table:table-cell>
          <table:table-cell office:value-type="float" office:value="-30" calcext:value-type="float">
            <text:p>-30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D130]*[.$L$1]" office:value-type="float" office:value="-0.9580078125" calcext:value-type="float">
            <text:p>-0.9580078125</text:p>
          </table:table-cell>
          <table:table-cell table:formula="of:=[.E130]*[.$L$1]" office:value-type="float" office:value="-0.425115966796875" calcext:value-type="float">
            <text:p>-0.4251159668</text:p>
          </table:table-cell>
          <table:table-cell table:formula="of:=[.F130]*[.$L$1]" office:value-type="float" office:value="8.765771484375" calcext:value-type="float">
            <text:p>8.7657714844</text:p>
          </table:table-cell>
          <table:table-cell table:number-columns-repeated="3"/>
          <table:table-cell table:formula="of:=[.G130]*[.$Y$1]" office:value-type="float" office:value="-0.457763671875" calcext:value-type="float">
            <text:p>-0.4577636719</text:p>
          </table:table-cell>
          <table:table-cell table:formula="of:=[.H130]*[.$Y$1]" office:value-type="float" office:value="-0.2593994140625" calcext:value-type="float">
            <text:p>-0.2593994141</text:p>
          </table:table-cell>
          <table:table-cell table:formula="of:=[.I130]*[.$Y$1]" office:value-type="float" office:value="0.1373291015625" calcext:value-type="float">
            <text:p>0.1373291016</text:p>
          </table:table-cell>
        </table:table-row>
        <table:table-row table:style-name="ro1">
          <table:table-cell office:value-type="float" office:value="-26.2929" calcext:value-type="float">
            <text:p>-26.2929</text:p>
          </table:table-cell>
          <table:table-cell office:value-type="float" office:value="-19.104" calcext:value-type="float">
            <text:p>-19.104</text:p>
          </table:table-cell>
          <table:table-cell office:value-type="float" office:value="-0.0082299" calcext:value-type="float">
            <text:p>-0.0082299</text:p>
          </table:table-cell>
          <table:table-cell office:value-type="float" office:value="-156" calcext:value-type="float">
            <text:p>-156</text:p>
          </table:table-cell>
          <table:table-cell office:value-type="float" office:value="-79" calcext:value-type="float">
            <text:p>-79</text:p>
          </table:table-cell>
          <table:table-cell office:value-type="float" office:value="1467" calcext:value-type="float">
            <text:p>1467</text:p>
          </table:table-cell>
          <table:table-cell office:value-type="float" office:value="-31" calcext:value-type="float">
            <text:p>-31</text:p>
          </table:table-cell>
          <table:table-cell office:value-type="float" office:value="-21" calcext:value-type="float">
            <text:p>-21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D131]*[.$L$1]" office:value-type="float" office:value="-0.9340576171875" calcext:value-type="float">
            <text:p>-0.9340576172</text:p>
          </table:table-cell>
          <table:table-cell table:formula="of:=[.E131]*[.$L$1]" office:value-type="float" office:value="-0.473016357421875" calcext:value-type="float">
            <text:p>-0.4730163574</text:p>
          </table:table-cell>
          <table:table-cell table:formula="of:=[.F131]*[.$L$1]" office:value-type="float" office:value="8.78373413085938" calcext:value-type="float">
            <text:p>8.7837341309</text:p>
          </table:table-cell>
          <table:table-cell table:number-columns-repeated="3"/>
          <table:table-cell table:formula="of:=[.G131]*[.$Y$1]" office:value-type="float" office:value="-0.4730224609375" calcext:value-type="float">
            <text:p>-0.4730224609</text:p>
          </table:table-cell>
          <table:table-cell table:formula="of:=[.H131]*[.$Y$1]" office:value-type="float" office:value="-0.3204345703125" calcext:value-type="float">
            <text:p>-0.3204345703</text:p>
          </table:table-cell>
          <table:table-cell table:formula="of:=[.I131]*[.$Y$1]" office:value-type="float" office:value="0.1373291015625" calcext:value-type="float">
            <text:p>0.1373291016</text:p>
          </table:table-cell>
        </table:table-row>
        <table:table-row table:style-name="ro1">
          <table:table-cell office:value-type="float" office:value="-26.5091" calcext:value-type="float">
            <text:p>-26.5091</text:p>
          </table:table-cell>
          <table:table-cell office:value-type="float" office:value="-19.2337" calcext:value-type="float">
            <text:p>-19.2337</text:p>
          </table:table-cell>
          <table:table-cell office:value-type="float" office:value="-0.00650849" calcext:value-type="float">
            <text:p>-0.00650849</text:p>
          </table:table-cell>
          <table:table-cell office:value-type="float" office:value="-141" calcext:value-type="float">
            <text:p>-141</text:p>
          </table:table-cell>
          <table:table-cell office:value-type="float" office:value="-70" calcext:value-type="float">
            <text:p>-70</text:p>
          </table:table-cell>
          <table:table-cell office:value-type="float" office:value="1454" calcext:value-type="float">
            <text:p>1454</text:p>
          </table:table-cell>
          <table:table-cell office:value-type="float" office:value="-33" calcext:value-type="float">
            <text:p>-33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D132]*[.$L$1]" office:value-type="float" office:value="-0.844244384765625" calcext:value-type="float">
            <text:p>-0.8442443848</text:p>
          </table:table-cell>
          <table:table-cell table:formula="of:=[.E132]*[.$L$1]" office:value-type="float" office:value="-0.41912841796875" calcext:value-type="float">
            <text:p>-0.419128418</text:p>
          </table:table-cell>
          <table:table-cell table:formula="of:=[.F132]*[.$L$1]" office:value-type="float" office:value="8.70589599609375" calcext:value-type="float">
            <text:p>8.7058959961</text:p>
          </table:table-cell>
          <table:table-cell table:number-columns-repeated="3"/>
          <table:table-cell table:formula="of:=[.G132]*[.$Y$1]" office:value-type="float" office:value="-0.5035400390625" calcext:value-type="float">
            <text:p>-0.5035400391</text:p>
          </table:table-cell>
          <table:table-cell table:formula="of:=[.H132]*[.$Y$1]" office:value-type="float" office:value="-0.2593994140625" calcext:value-type="float">
            <text:p>-0.2593994141</text:p>
          </table:table-cell>
          <table:table-cell table:formula="of:=[.I132]*[.$Y$1]" office:value-type="float" office:value="0.1373291015625" calcext:value-type="float">
            <text:p>0.1373291016</text:p>
          </table:table-cell>
        </table:table-row>
        <table:table-row table:style-name="ro1">
          <table:table-cell office:value-type="float" office:value="-26.7265" calcext:value-type="float">
            <text:p>-26.7265</text:p>
          </table:table-cell>
          <table:table-cell office:value-type="float" office:value="-19.3863" calcext:value-type="float">
            <text:p>-19.3863</text:p>
          </table:table-cell>
          <table:table-cell office:value-type="float" office:value="-0.0225765" calcext:value-type="float">
            <text:p>-0.0225765</text:p>
          </table:table-cell>
          <table:table-cell office:value-type="float" office:value="-153" calcext:value-type="float">
            <text:p>-153</text:p>
          </table:table-cell>
          <table:table-cell office:value-type="float" office:value="-69" calcext:value-type="float">
            <text:p>-69</text:p>
          </table:table-cell>
          <table:table-cell office:value-type="float" office:value="1470" calcext:value-type="float">
            <text:p>1470</text:p>
          </table:table-cell>
          <table:table-cell office:value-type="float" office:value="-33" calcext:value-type="float">
            <text:p>-33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formula="of:=[.D133]*[.$L$1]" office:value-type="float" office:value="-0.916094970703125" calcext:value-type="float">
            <text:p>-0.9160949707</text:p>
          </table:table-cell>
          <table:table-cell table:formula="of:=[.E133]*[.$L$1]" office:value-type="float" office:value="-0.413140869140625" calcext:value-type="float">
            <text:p>-0.4131408691</text:p>
          </table:table-cell>
          <table:table-cell table:formula="of:=[.F133]*[.$L$1]" office:value-type="float" office:value="8.80169677734375" calcext:value-type="float">
            <text:p>8.8016967773</text:p>
          </table:table-cell>
          <table:table-cell table:number-columns-repeated="3"/>
          <table:table-cell table:formula="of:=[.G133]*[.$Y$1]" office:value-type="float" office:value="-0.5035400390625" calcext:value-type="float">
            <text:p>-0.5035400391</text:p>
          </table:table-cell>
          <table:table-cell table:formula="of:=[.H133]*[.$Y$1]" office:value-type="float" office:value="-0.30517578125" calcext:value-type="float">
            <text:p>-0.3051757813</text:p>
          </table:table-cell>
          <table:table-cell table:formula="of:=[.I133]*[.$Y$1]" office:value-type="float" office:value="0.0457763671875" calcext:value-type="float">
            <text:p>0.0457763672</text:p>
          </table:table-cell>
        </table:table-row>
        <table:table-row table:style-name="ro1">
          <table:table-cell office:value-type="float" office:value="-26.9497" calcext:value-type="float">
            <text:p>-26.9497</text:p>
          </table:table-cell>
          <table:table-cell office:value-type="float" office:value="-19.5312" calcext:value-type="float">
            <text:p>-19.5312</text:p>
          </table:table-cell>
          <table:table-cell office:value-type="float" office:value="-0.0332904" calcext:value-type="float">
            <text:p>-0.0332904</text:p>
          </table:table-cell>
          <table:table-cell office:value-type="float" office:value="-156" calcext:value-type="float">
            <text:p>-156</text:p>
          </table:table-cell>
          <table:table-cell office:value-type="float" office:value="-73" calcext:value-type="float">
            <text:p>-73</text:p>
          </table:table-cell>
          <table:table-cell office:value-type="float" office:value="1470" calcext:value-type="float">
            <text:p>1470</text:p>
          </table:table-cell>
          <table:table-cell office:value-type="float" office:value="-34" calcext:value-type="float">
            <text:p>-34</text:p>
          </table:table-cell>
          <table:table-cell office:value-type="float" office:value="-19" calcext:value-type="float">
            <text:p>-19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formula="of:=[.D134]*[.$L$1]" office:value-type="float" office:value="-0.9340576171875" calcext:value-type="float">
            <text:p>-0.9340576172</text:p>
          </table:table-cell>
          <table:table-cell table:formula="of:=[.E134]*[.$L$1]" office:value-type="float" office:value="-0.437091064453125" calcext:value-type="float">
            <text:p>-0.4370910645</text:p>
          </table:table-cell>
          <table:table-cell table:formula="of:=[.F134]*[.$L$1]" office:value-type="float" office:value="8.80169677734375" calcext:value-type="float">
            <text:p>8.8016967773</text:p>
          </table:table-cell>
          <table:table-cell table:number-columns-repeated="3"/>
          <table:table-cell table:formula="of:=[.G134]*[.$Y$1]" office:value-type="float" office:value="-0.518798828125" calcext:value-type="float">
            <text:p>-0.5187988281</text:p>
          </table:table-cell>
          <table:table-cell table:formula="of:=[.H134]*[.$Y$1]" office:value-type="float" office:value="-0.2899169921875" calcext:value-type="float">
            <text:p>-0.2899169922</text:p>
          </table:table-cell>
          <table:table-cell table:formula="of:=[.I134]*[.$Y$1]" office:value-type="float" office:value="0.030517578125" calcext:value-type="float">
            <text:p>0.0305175781</text:p>
          </table:table-cell>
        </table:table-row>
        <table:table-row table:style-name="ro1">
          <table:table-cell office:value-type="float" office:value="-27.1886" calcext:value-type="float">
            <text:p>-27.1886</text:p>
          </table:table-cell>
          <table:table-cell office:value-type="float" office:value="-19.6686" calcext:value-type="float">
            <text:p>-19.6686</text:p>
          </table:table-cell>
          <table:table-cell office:value-type="float" office:value="0.0605352" calcext:value-type="float">
            <text:p>0.0605352</text:p>
          </table:table-cell>
          <table:table-cell office:value-type="float" office:value="-144" calcext:value-type="float">
            <text:p>-144</text:p>
          </table:table-cell>
          <table:table-cell office:value-type="float" office:value="-6" calcext:value-type="float">
            <text:p>-6</text:p>
          </table:table-cell>
          <table:table-cell office:value-type="float" office:value="1466" calcext:value-type="float">
            <text:p>1466</text:p>
          </table:table-cell>
          <table:table-cell office:value-type="float" office:value="-32" calcext:value-type="float">
            <text:p>-32</text:p>
          </table:table-cell>
          <table:table-cell office:value-type="float" office:value="-18" calcext:value-type="float">
            <text:p>-18</text:p>
          </table:table-cell>
          <table:table-cell office:value-type="float" office:value="26" calcext:value-type="float">
            <text:p>26</text:p>
          </table:table-cell>
          <table:table-cell table:number-columns-repeated="10"/>
          <table:table-cell table:formula="of:=[.D135]*[.$L$1]" office:value-type="float" office:value="-0.86220703125" calcext:value-type="float">
            <text:p>-0.8622070313</text:p>
          </table:table-cell>
          <table:table-cell table:formula="of:=[.E135]*[.$L$1]" office:value-type="float" office:value="-0.03592529296875" calcext:value-type="float">
            <text:p>-0.035925293</text:p>
          </table:table-cell>
          <table:table-cell table:formula="of:=[.F135]*[.$L$1]" office:value-type="float" office:value="8.77774658203125" calcext:value-type="float">
            <text:p>8.777746582</text:p>
          </table:table-cell>
          <table:table-cell table:number-columns-repeated="3"/>
          <table:table-cell table:formula="of:=[.G135]*[.$Y$1]" office:value-type="float" office:value="-0.48828125" calcext:value-type="float">
            <text:p>-0.48828125</text:p>
          </table:table-cell>
          <table:table-cell table:formula="of:=[.H135]*[.$Y$1]" office:value-type="float" office:value="-0.274658203125" calcext:value-type="float">
            <text:p>-0.2746582031</text:p>
          </table:table-cell>
          <table:table-cell table:formula="of:=[.I135]*[.$Y$1]" office:value-type="float" office:value="0.396728515625" calcext:value-type="float">
            <text:p>0.3967285156</text:p>
          </table:table-cell>
        </table:table-row>
        <table:table-row table:style-name="ro1">
          <table:table-cell office:value-type="float" office:value="-27.4056" calcext:value-type="float">
            <text:p>-27.4056</text:p>
          </table:table-cell>
          <table:table-cell office:value-type="float" office:value="-19.8135" calcext:value-type="float">
            <text:p>-19.8135</text:p>
          </table:table-cell>
          <table:table-cell office:value-type="float" office:value="0.0358111" calcext:value-type="float">
            <text:p>0.0358111</text:p>
          </table:table-cell>
          <table:table-cell office:value-type="float" office:value="-162" calcext:value-type="float">
            <text:p>-162</text:p>
          </table:table-cell>
          <table:table-cell office:value-type="float" office:value="-74" calcext:value-type="float">
            <text:p>-74</text:p>
          </table:table-cell>
          <table:table-cell office:value-type="float" office:value="1464" calcext:value-type="float">
            <text:p>1464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D136]*[.$L$1]" office:value-type="float" office:value="-0.96998291015625" calcext:value-type="float">
            <text:p>-0.9699829102</text:p>
          </table:table-cell>
          <table:table-cell table:formula="of:=[.E136]*[.$L$1]" office:value-type="float" office:value="-0.44307861328125" calcext:value-type="float">
            <text:p>-0.4430786133</text:p>
          </table:table-cell>
          <table:table-cell table:formula="of:=[.F136]*[.$L$1]" office:value-type="float" office:value="8.765771484375" calcext:value-type="float">
            <text:p>8.7657714844</text:p>
          </table:table-cell>
          <table:table-cell table:number-columns-repeated="3"/>
          <table:table-cell table:formula="of:=[.G136]*[.$Y$1]" office:value-type="float" office:value="-0.5035400390625" calcext:value-type="float">
            <text:p>-0.5035400391</text:p>
          </table:table-cell>
          <table:table-cell table:formula="of:=[.H136]*[.$Y$1]" office:value-type="float" office:value="-0.2899169921875" calcext:value-type="float">
            <text:p>-0.2899169922</text:p>
          </table:table-cell>
          <table:table-cell table:formula="of:=[.I136]*[.$Y$1]" office:value-type="float" office:value="0.2288818359375" calcext:value-type="float">
            <text:p>0.2288818359</text:p>
          </table:table-cell>
        </table:table-row>
        <table:table-row table:style-name="ro1">
          <table:table-cell office:value-type="float" office:value="-27.6562" calcext:value-type="float">
            <text:p>-27.6562</text:p>
          </table:table-cell>
          <table:table-cell office:value-type="float" office:value="-19.9585" calcext:value-type="float">
            <text:p>-19.9585</text:p>
          </table:table-cell>
          <table:table-cell office:value-type="float" office:value="0.019386" calcext:value-type="float">
            <text:p>0.019386</text:p>
          </table:table-cell>
          <table:table-cell office:value-type="float" office:value="-152" calcext:value-type="float">
            <text:p>-152</text:p>
          </table:table-cell>
          <table:table-cell office:value-type="float" office:value="-63" calcext:value-type="float">
            <text:p>-63</text:p>
          </table:table-cell>
          <table:table-cell office:value-type="float" office:value="1469" calcext:value-type="float">
            <text:p>1469</text:p>
          </table:table-cell>
          <table:table-cell office:value-type="float" office:value="-37" calcext:value-type="float">
            <text:p>-37</text:p>
          </table:table-cell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D137]*[.$L$1]" office:value-type="float" office:value="-0.910107421875" calcext:value-type="float">
            <text:p>-0.9101074219</text:p>
          </table:table-cell>
          <table:table-cell table:formula="of:=[.E137]*[.$L$1]" office:value-type="float" office:value="-0.377215576171875" calcext:value-type="float">
            <text:p>-0.3772155762</text:p>
          </table:table-cell>
          <table:table-cell table:formula="of:=[.F137]*[.$L$1]" office:value-type="float" office:value="8.79570922851563" calcext:value-type="float">
            <text:p>8.7957092285</text:p>
          </table:table-cell>
          <table:table-cell table:number-columns-repeated="3"/>
          <table:table-cell table:formula="of:=[.G137]*[.$Y$1]" office:value-type="float" office:value="-0.5645751953125" calcext:value-type="float">
            <text:p>-0.5645751953</text:p>
          </table:table-cell>
          <table:table-cell table:formula="of:=[.H137]*[.$Y$1]" office:value-type="float" office:value="-0.2899169921875" calcext:value-type="float">
            <text:p>-0.2899169922</text:p>
          </table:table-cell>
          <table:table-cell table:formula="of:=[.I137]*[.$Y$1]" office:value-type="float" office:value="0.1678466796875" calcext:value-type="float">
            <text:p>0.1678466797</text:p>
          </table:table-cell>
        </table:table-row>
        <table:table-row table:style-name="ro1">
          <table:table-cell office:value-type="float" office:value="-27.8686" calcext:value-type="float">
            <text:p>-27.8686</text:p>
          </table:table-cell>
          <table:table-cell office:value-type="float" office:value="-20.1035" calcext:value-type="float">
            <text:p>-20.1035</text:p>
          </table:table-cell>
          <table:table-cell office:value-type="float" office:value="-0.0202625" calcext:value-type="float">
            <text:p>-0.0202625</text:p>
          </table:table-cell>
          <table:table-cell office:value-type="float" office:value="-150" calcext:value-type="float">
            <text:p>-150</text:p>
          </table:table-cell>
          <table:table-cell office:value-type="float" office:value="-80" calcext:value-type="float">
            <text:p>-80</text:p>
          </table:table-cell>
          <table:table-cell office:value-type="float" office:value="1467" calcext:value-type="float">
            <text:p>1467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formula="of:=[.D138]*[.$L$1]" office:value-type="float" office:value="-0.89813232421875" calcext:value-type="float">
            <text:p>-0.8981323242</text:p>
          </table:table-cell>
          <table:table-cell table:formula="of:=[.E138]*[.$L$1]" office:value-type="float" office:value="-0.47900390625" calcext:value-type="float">
            <text:p>-0.4790039063</text:p>
          </table:table-cell>
          <table:table-cell table:formula="of:=[.F138]*[.$L$1]" office:value-type="float" office:value="8.78373413085938" calcext:value-type="float">
            <text:p>8.7837341309</text:p>
          </table:table-cell>
          <table:table-cell table:number-columns-repeated="3"/>
          <table:table-cell table:formula="of:=[.G138]*[.$Y$1]" office:value-type="float" office:value="-0.5035400390625" calcext:value-type="float">
            <text:p>-0.5035400391</text:p>
          </table:table-cell>
          <table:table-cell table:formula="of:=[.H138]*[.$Y$1]" office:value-type="float" office:value="-0.2899169921875" calcext:value-type="float">
            <text:p>-0.2899169922</text:p>
          </table:table-cell>
          <table:table-cell table:formula="of:=[.I138]*[.$Y$1]" office:value-type="float" office:value="0.030517578125" calcext:value-type="float">
            <text:p>0.0305175781</text:p>
          </table:table-cell>
        </table:table-row>
        <table:table-row table:style-name="ro1">
          <table:table-cell office:value-type="float" office:value="-28.0845" calcext:value-type="float">
            <text:p>-28.0845</text:p>
          </table:table-cell>
          <table:table-cell office:value-type="float" office:value="-20.2332" calcext:value-type="float">
            <text:p>-20.2332</text:p>
          </table:table-cell>
          <table:table-cell office:value-type="float" office:value="-0.0258968" calcext:value-type="float">
            <text:p>-0.0258968</text:p>
          </table:table-cell>
          <table:table-cell office:value-type="float" office:value="-150" calcext:value-type="float">
            <text:p>-150</text:p>
          </table:table-cell>
          <table:table-cell office:value-type="float" office:value="-71" calcext:value-type="float">
            <text:p>-71</text:p>
          </table:table-cell>
          <table:table-cell office:value-type="float" office:value="1463" calcext:value-type="float">
            <text:p>1463</text:p>
          </table:table-cell>
          <table:table-cell office:value-type="float" office:value="-33" calcext:value-type="float">
            <text:p>-33</text:p>
          </table:table-cell>
          <table:table-cell office:value-type="float" office:value="-17" calcext:value-type="float">
            <text:p>-17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formula="of:=[.D139]*[.$L$1]" office:value-type="float" office:value="-0.89813232421875" calcext:value-type="float">
            <text:p>-0.8981323242</text:p>
          </table:table-cell>
          <table:table-cell table:formula="of:=[.E139]*[.$L$1]" office:value-type="float" office:value="-0.425115966796875" calcext:value-type="float">
            <text:p>-0.4251159668</text:p>
          </table:table-cell>
          <table:table-cell table:formula="of:=[.F139]*[.$L$1]" office:value-type="float" office:value="8.75978393554688" calcext:value-type="float">
            <text:p>8.7597839355</text:p>
          </table:table-cell>
          <table:table-cell table:number-columns-repeated="3"/>
          <table:table-cell table:formula="of:=[.G139]*[.$Y$1]" office:value-type="float" office:value="-0.5035400390625" calcext:value-type="float">
            <text:p>-0.5035400391</text:p>
          </table:table-cell>
          <table:table-cell table:formula="of:=[.H139]*[.$Y$1]" office:value-type="float" office:value="-0.2593994140625" calcext:value-type="float">
            <text:p>-0.2593994141</text:p>
          </table:table-cell>
          <table:table-cell table:formula="of:=[.I139]*[.$Y$1]" office:value-type="float" office:value="0.06103515625" calcext:value-type="float">
            <text:p>0.0610351563</text:p>
          </table:table-cell>
        </table:table-row>
        <table:table-row table:style-name="ro1">
          <table:table-cell office:value-type="float" office:value="-28.3143" calcext:value-type="float">
            <text:p>-28.3143</text:p>
          </table:table-cell>
          <table:table-cell office:value-type="float" office:value="-20.3934" calcext:value-type="float">
            <text:p>-20.3934</text:p>
          </table:table-cell>
          <table:table-cell office:value-type="float" office:value="-0.0324892" calcext:value-type="float">
            <text:p>-0.0324892</text:p>
          </table:table-cell>
          <table:table-cell office:value-type="float" office:value="-153" calcext:value-type="float">
            <text:p>-153</text:p>
          </table:table-cell>
          <table:table-cell office:value-type="float" office:value="-74" calcext:value-type="float">
            <text:p>-74</text:p>
          </table:table-cell>
          <table:table-cell office:value-type="float" office:value="1450" calcext:value-type="float">
            <text:p>1450</text:p>
          </table:table-cell>
          <table:table-cell office:value-type="float" office:value="-35" calcext:value-type="float">
            <text:p>-35</text:p>
          </table:table-cell>
          <table:table-cell office:value-type="float" office:value="-21" calcext:value-type="float">
            <text:p>-21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formula="of:=[.D140]*[.$L$1]" office:value-type="float" office:value="-0.916094970703125" calcext:value-type="float">
            <text:p>-0.9160949707</text:p>
          </table:table-cell>
          <table:table-cell table:formula="of:=[.E140]*[.$L$1]" office:value-type="float" office:value="-0.44307861328125" calcext:value-type="float">
            <text:p>-0.4430786133</text:p>
          </table:table-cell>
          <table:table-cell table:formula="of:=[.F140]*[.$L$1]" office:value-type="float" office:value="8.68194580078125" calcext:value-type="float">
            <text:p>8.6819458008</text:p>
          </table:table-cell>
          <table:table-cell table:number-columns-repeated="3"/>
          <table:table-cell table:formula="of:=[.G140]*[.$Y$1]" office:value-type="float" office:value="-0.5340576171875" calcext:value-type="float">
            <text:p>-0.5340576172</text:p>
          </table:table-cell>
          <table:table-cell table:formula="of:=[.H140]*[.$Y$1]" office:value-type="float" office:value="-0.3204345703125" calcext:value-type="float">
            <text:p>-0.3204345703</text:p>
          </table:table-cell>
          <table:table-cell table:formula="of:=[.I140]*[.$Y$1]" office:value-type="float" office:value="0.0457763671875" calcext:value-type="float">
            <text:p>0.0457763672</text:p>
          </table:table-cell>
        </table:table-row>
        <table:table-row table:style-name="ro1">
          <table:table-cell office:value-type="float" office:value="-28.5485" calcext:value-type="float">
            <text:p>-28.5485</text:p>
          </table:table-cell>
          <table:table-cell office:value-type="float" office:value="-20.5612" calcext:value-type="float">
            <text:p>-20.5612</text:p>
          </table:table-cell>
          <table:table-cell office:value-type="float" office:value="0.00689977" calcext:value-type="float">
            <text:p>0.00689977</text:p>
          </table:table-cell>
          <table:table-cell office:value-type="float" office:value="-159" calcext:value-type="float">
            <text:p>-159</text:p>
          </table:table-cell>
          <table:table-cell office:value-type="float" office:value="-65" calcext:value-type="float">
            <text:p>-65</text:p>
          </table:table-cell>
          <table:table-cell office:value-type="float" office:value="1461" calcext:value-type="float">
            <text:p>1461</text:p>
          </table:table-cell>
          <table:table-cell office:value-type="float" office:value="-35" calcext:value-type="float">
            <text:p>-35</text:p>
          </table:table-cell>
          <table:table-cell office:value-type="float" office:value="-22" calcext:value-type="float">
            <text:p>-22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D141]*[.$L$1]" office:value-type="float" office:value="-0.952020263671875" calcext:value-type="float">
            <text:p>-0.9520202637</text:p>
          </table:table-cell>
          <table:table-cell table:formula="of:=[.E141]*[.$L$1]" office:value-type="float" office:value="-0.389190673828125" calcext:value-type="float">
            <text:p>-0.3891906738</text:p>
          </table:table-cell>
          <table:table-cell table:formula="of:=[.F141]*[.$L$1]" office:value-type="float" office:value="8.74780883789063" calcext:value-type="float">
            <text:p>8.7478088379</text:p>
          </table:table-cell>
          <table:table-cell table:number-columns-repeated="3"/>
          <table:table-cell table:formula="of:=[.G141]*[.$Y$1]" office:value-type="float" office:value="-0.5340576171875" calcext:value-type="float">
            <text:p>-0.5340576172</text:p>
          </table:table-cell>
          <table:table-cell table:formula="of:=[.H141]*[.$Y$1]" office:value-type="float" office:value="-0.335693359375" calcext:value-type="float">
            <text:p>-0.3356933594</text:p>
          </table:table-cell>
          <table:table-cell table:formula="of:=[.I141]*[.$Y$1]" office:value-type="float" office:value="0.244140625" calcext:value-type="float">
            <text:p>0.244140625</text:p>
          </table:table-cell>
        </table:table-row>
        <table:table-row table:style-name="ro1">
          <table:table-cell office:value-type="float" office:value="-28.764" calcext:value-type="float">
            <text:p>-28.764</text:p>
          </table:table-cell>
          <table:table-cell office:value-type="float" office:value="-20.6985" calcext:value-type="float">
            <text:p>-20.6985</text:p>
          </table:table-cell>
          <table:table-cell office:value-type="float" office:value="-0.0134307" calcext:value-type="float">
            <text:p>-0.0134307</text:p>
          </table:table-cell>
          <table:table-cell office:value-type="float" office:value="-150" calcext:value-type="float">
            <text:p>-150</text:p>
          </table:table-cell>
          <table:table-cell office:value-type="float" office:value="-74" calcext:value-type="float">
            <text:p>-74</text:p>
          </table:table-cell>
          <table:table-cell office:value-type="float" office:value="1484" calcext:value-type="float">
            <text:p>1484</text:p>
          </table:table-cell>
          <table:table-cell office:value-type="float" office:value="-33" calcext:value-type="float">
            <text:p>-33</text:p>
          </table:table-cell>
          <table:table-cell office:value-type="float" office:value="-18" calcext:value-type="float">
            <text:p>-18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formula="of:=[.D142]*[.$L$1]" office:value-type="float" office:value="-0.89813232421875" calcext:value-type="float">
            <text:p>-0.8981323242</text:p>
          </table:table-cell>
          <table:table-cell table:formula="of:=[.E142]*[.$L$1]" office:value-type="float" office:value="-0.44307861328125" calcext:value-type="float">
            <text:p>-0.4430786133</text:p>
          </table:table-cell>
          <table:table-cell table:formula="of:=[.F142]*[.$L$1]" office:value-type="float" office:value="8.8855224609375" calcext:value-type="float">
            <text:p>8.8855224609</text:p>
          </table:table-cell>
          <table:table-cell table:number-columns-repeated="3"/>
          <table:table-cell table:formula="of:=[.G142]*[.$Y$1]" office:value-type="float" office:value="-0.5035400390625" calcext:value-type="float">
            <text:p>-0.5035400391</text:p>
          </table:table-cell>
          <table:table-cell table:formula="of:=[.H142]*[.$Y$1]" office:value-type="float" office:value="-0.274658203125" calcext:value-type="float">
            <text:p>-0.2746582031</text:p>
          </table:table-cell>
          <table:table-cell table:formula="of:=[.I142]*[.$Y$1]" office:value-type="float" office:value="0.0762939453125" calcext:value-type="float">
            <text:p>0.0762939453</text:p>
          </table:table-cell>
        </table:table-row>
        <table:table-row table:style-name="ro1">
          <table:table-cell office:value-type="float" office:value="-28.9969" calcext:value-type="float">
            <text:p>-28.9969</text:p>
          </table:table-cell>
          <table:table-cell office:value-type="float" office:value="-20.8359" calcext:value-type="float">
            <text:p>-20.8359</text:p>
          </table:table-cell>
          <table:table-cell office:value-type="float" office:value="-0.0423881" calcext:value-type="float">
            <text:p>-0.0423881</text:p>
          </table:table-cell>
          <table:table-cell office:value-type="float" office:value="-151" calcext:value-type="float">
            <text:p>-151</text:p>
          </table:table-cell>
          <table:table-cell office:value-type="float" office:value="-68" calcext:value-type="float">
            <text:p>-68</text:p>
          </table:table-cell>
          <table:table-cell office:value-type="float" office:value="1465" calcext:value-type="float">
            <text:p>1465</text:p>
          </table:table-cell>
          <table:table-cell office:value-type="float" office:value="-35" calcext:value-type="float">
            <text:p>-35</text:p>
          </table:table-cell>
          <table:table-cell office:value-type="float" office:value="-18" calcext:value-type="float">
            <text:p>-18</text:p>
          </table:table-cell>
          <table:table-cell office:value-type="float" office:value="-3" calcext:value-type="float">
            <text:p>-3</text:p>
          </table:table-cell>
          <table:table-cell table:number-columns-repeated="10"/>
          <table:table-cell table:formula="of:=[.D143]*[.$L$1]" office:value-type="float" office:value="-0.904119873046875" calcext:value-type="float">
            <text:p>-0.904119873</text:p>
          </table:table-cell>
          <table:table-cell table:formula="of:=[.E143]*[.$L$1]" office:value-type="float" office:value="-0.4071533203125" calcext:value-type="float">
            <text:p>-0.4071533203</text:p>
          </table:table-cell>
          <table:table-cell table:formula="of:=[.F143]*[.$L$1]" office:value-type="float" office:value="8.77175903320313" calcext:value-type="float">
            <text:p>8.7717590332</text:p>
          </table:table-cell>
          <table:table-cell table:number-columns-repeated="3"/>
          <table:table-cell table:formula="of:=[.G143]*[.$Y$1]" office:value-type="float" office:value="-0.5340576171875" calcext:value-type="float">
            <text:p>-0.5340576172</text:p>
          </table:table-cell>
          <table:table-cell table:formula="of:=[.H143]*[.$Y$1]" office:value-type="float" office:value="-0.274658203125" calcext:value-type="float">
            <text:p>-0.2746582031</text:p>
          </table:table-cell>
          <table:table-cell table:formula="of:=[.I143]*[.$Y$1]" office:value-type="float" office:value="-0.0457763671875" calcext:value-type="float">
            <text:p>-0.0457763672</text:p>
          </table:table-cell>
        </table:table-row>
        <table:table-row table:style-name="ro1">
          <table:table-cell office:value-type="float" office:value="-29.1864" calcext:value-type="float">
            <text:p>-29.1864</text:p>
          </table:table-cell>
          <table:table-cell office:value-type="float" office:value="-20.9656" calcext:value-type="float">
            <text:p>-20.9656</text:p>
          </table:table-cell>
          <table:table-cell office:value-type="float" office:value="-0.0291293" calcext:value-type="float">
            <text:p>-0.0291293</text:p>
          </table:table-cell>
          <table:table-cell office:value-type="float" office:value="-154" calcext:value-type="float">
            <text:p>-154</text:p>
          </table:table-cell>
          <table:table-cell office:value-type="float" office:value="-79" calcext:value-type="float">
            <text:p>-79</text:p>
          </table:table-cell>
          <table:table-cell office:value-type="float" office:value="1455" calcext:value-type="float">
            <text:p>1455</text:p>
          </table:table-cell>
          <table:table-cell office:value-type="float" office:value="-30" calcext:value-type="float">
            <text:p>-30</text:p>
          </table:table-cell>
          <table:table-cell office:value-type="float" office:value="-17" calcext:value-type="float">
            <text:p>-17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D144]*[.$L$1]" office:value-type="float" office:value="-0.92208251953125" calcext:value-type="float">
            <text:p>-0.9220825195</text:p>
          </table:table-cell>
          <table:table-cell table:formula="of:=[.E144]*[.$L$1]" office:value-type="float" office:value="-0.473016357421875" calcext:value-type="float">
            <text:p>-0.4730163574</text:p>
          </table:table-cell>
          <table:table-cell table:formula="of:=[.F144]*[.$L$1]" office:value-type="float" office:value="8.71188354492188" calcext:value-type="float">
            <text:p>8.7118835449</text:p>
          </table:table-cell>
          <table:table-cell table:number-columns-repeated="3"/>
          <table:table-cell table:formula="of:=[.G144]*[.$Y$1]" office:value-type="float" office:value="-0.457763671875" calcext:value-type="float">
            <text:p>-0.4577636719</text:p>
          </table:table-cell>
          <table:table-cell table:formula="of:=[.H144]*[.$Y$1]" office:value-type="float" office:value="-0.2593994140625" calcext:value-type="float">
            <text:p>-0.2593994141</text:p>
          </table:table-cell>
          <table:table-cell table:formula="of:=[.I144]*[.$Y$1]" office:value-type="float" office:value="0.1068115234375" calcext:value-type="float">
            <text:p>0.1068115234</text:p>
          </table:table-cell>
        </table:table-row>
        <table:table-row table:style-name="ro1">
          <table:table-cell office:value-type="float" office:value="-29.425" calcext:value-type="float">
            <text:p>-29.425</text:p>
          </table:table-cell>
          <table:table-cell office:value-type="float" office:value="-21.1105" calcext:value-type="float">
            <text:p>-21.1105</text:p>
          </table:table-cell>
          <table:table-cell office:value-type="float" office:value="-0.0149856" calcext:value-type="float">
            <text:p>-0.0149856</text:p>
          </table:table-cell>
          <table:table-cell office:value-type="float" office:value="-152" calcext:value-type="float">
            <text:p>-152</text:p>
          </table:table-cell>
          <table:table-cell office:value-type="float" office:value="-72" calcext:value-type="float">
            <text:p>-72</text:p>
          </table:table-cell>
          <table:table-cell office:value-type="float" office:value="1470" calcext:value-type="float">
            <text:p>1470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D145]*[.$L$1]" office:value-type="float" office:value="-0.910107421875" calcext:value-type="float">
            <text:p>-0.9101074219</text:p>
          </table:table-cell>
          <table:table-cell table:formula="of:=[.E145]*[.$L$1]" office:value-type="float" office:value="-0.431103515625" calcext:value-type="float">
            <text:p>-0.4311035156</text:p>
          </table:table-cell>
          <table:table-cell table:formula="of:=[.F145]*[.$L$1]" office:value-type="float" office:value="8.80169677734375" calcext:value-type="float">
            <text:p>8.8016967773</text:p>
          </table:table-cell>
          <table:table-cell table:number-columns-repeated="3"/>
          <table:table-cell table:formula="of:=[.G145]*[.$Y$1]" office:value-type="float" office:value="-0.54931640625" calcext:value-type="float">
            <text:p>-0.5493164063</text:p>
          </table:table-cell>
          <table:table-cell table:formula="of:=[.H145]*[.$Y$1]" office:value-type="float" office:value="-0.2899169921875" calcext:value-type="float">
            <text:p>-0.2899169922</text:p>
          </table:table-cell>
          <table:table-cell table:formula="of:=[.I145]*[.$Y$1]" office:value-type="float" office:value="0.1373291015625" calcext:value-type="float">
            <text:p>0.1373291016</text:p>
          </table:table-cell>
        </table:table-row>
        <table:table-row table:style-name="ro1">
          <table:table-cell office:value-type="float" office:value="-29.6536" calcext:value-type="float">
            <text:p>-29.6536</text:p>
          </table:table-cell>
          <table:table-cell office:value-type="float" office:value="-21.2631" calcext:value-type="float">
            <text:p>-21.2631</text:p>
          </table:table-cell>
          <table:table-cell office:value-type="float" office:value="-0.0614436" calcext:value-type="float">
            <text:p>-0.0614436</text:p>
          </table:table-cell>
          <table:table-cell office:value-type="float" office:value="-156" calcext:value-type="float">
            <text:p>-156</text:p>
          </table:table-cell>
          <table:table-cell office:value-type="float" office:value="-78" calcext:value-type="float">
            <text:p>-78</text:p>
          </table:table-cell>
          <table:table-cell office:value-type="float" office:value="1478" calcext:value-type="float">
            <text:p>1478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 office:value-type="float" office:value="-8" calcext:value-type="float">
            <text:p>-8</text:p>
          </table:table-cell>
          <table:table-cell table:number-columns-repeated="10"/>
          <table:table-cell table:formula="of:=[.D146]*[.$L$1]" office:value-type="float" office:value="-0.9340576171875" calcext:value-type="float">
            <text:p>-0.9340576172</text:p>
          </table:table-cell>
          <table:table-cell table:formula="of:=[.E146]*[.$L$1]" office:value-type="float" office:value="-0.46702880859375" calcext:value-type="float">
            <text:p>-0.4670288086</text:p>
          </table:table-cell>
          <table:table-cell table:formula="of:=[.F146]*[.$L$1]" office:value-type="float" office:value="8.84959716796875" calcext:value-type="float">
            <text:p>8.849597168</text:p>
          </table:table-cell>
          <table:table-cell table:number-columns-repeated="3"/>
          <table:table-cell table:formula="of:=[.G146]*[.$Y$1]" office:value-type="float" office:value="-0.5340576171875" calcext:value-type="float">
            <text:p>-0.5340576172</text:p>
          </table:table-cell>
          <table:table-cell table:formula="of:=[.H146]*[.$Y$1]" office:value-type="float" office:value="-0.30517578125" calcext:value-type="float">
            <text:p>-0.3051757813</text:p>
          </table:table-cell>
          <table:table-cell table:formula="of:=[.I146]*[.$Y$1]" office:value-type="float" office:value="-0.1220703125" calcext:value-type="float">
            <text:p>-0.1220703125</text:p>
          </table:table-cell>
        </table:table-row>
        <table:table-row table:style-name="ro1">
          <table:table-cell office:value-type="float" office:value="-29.8881" calcext:value-type="float">
            <text:p>-29.8881</text:p>
          </table:table-cell>
          <table:table-cell office:value-type="float" office:value="-21.4157" calcext:value-type="float">
            <text:p>-21.4157</text:p>
          </table:table-cell>
          <table:table-cell office:value-type="float" office:value="0.0534867" calcext:value-type="float">
            <text:p>0.0534867</text:p>
          </table:table-cell>
          <table:table-cell office:value-type="float" office:value="-144" calcext:value-type="float">
            <text:p>-144</text:p>
          </table:table-cell>
          <table:table-cell office:value-type="float" office:value="-80" calcext:value-type="float">
            <text:p>-80</text:p>
          </table:table-cell>
          <table:table-cell office:value-type="float" office:value="1455" calcext:value-type="float">
            <text:p>1455</text:p>
          </table:table-cell>
          <table:table-cell office:value-type="float" office:value="-36" calcext:value-type="float">
            <text:p>-36</text:p>
          </table:table-cell>
          <table:table-cell office:value-type="float" office:value="-20" calcext:value-type="float">
            <text:p>-20</text:p>
          </table:table-cell>
          <table:table-cell office:value-type="float" office:value="38" calcext:value-type="float">
            <text:p>38</text:p>
          </table:table-cell>
          <table:table-cell table:number-columns-repeated="10"/>
          <table:table-cell table:formula="of:=[.D147]*[.$L$1]" office:value-type="float" office:value="-0.86220703125" calcext:value-type="float">
            <text:p>-0.8622070313</text:p>
          </table:table-cell>
          <table:table-cell table:formula="of:=[.E147]*[.$L$1]" office:value-type="float" office:value="-0.47900390625" calcext:value-type="float">
            <text:p>-0.4790039063</text:p>
          </table:table-cell>
          <table:table-cell table:formula="of:=[.F147]*[.$L$1]" office:value-type="float" office:value="8.71188354492188" calcext:value-type="float">
            <text:p>8.7118835449</text:p>
          </table:table-cell>
          <table:table-cell table:number-columns-repeated="3"/>
          <table:table-cell table:formula="of:=[.G147]*[.$Y$1]" office:value-type="float" office:value="-0.54931640625" calcext:value-type="float">
            <text:p>-0.5493164063</text:p>
          </table:table-cell>
          <table:table-cell table:formula="of:=[.H147]*[.$Y$1]" office:value-type="float" office:value="-0.30517578125" calcext:value-type="float">
            <text:p>-0.3051757813</text:p>
          </table:table-cell>
          <table:table-cell table:formula="of:=[.I147]*[.$Y$1]" office:value-type="float" office:value="0.579833984375" calcext:value-type="float">
            <text:p>0.5798339844</text:p>
          </table:table-cell>
        </table:table-row>
        <table:table-row table:style-name="ro1">
          <table:table-cell office:value-type="float" office:value="-30.1208" calcext:value-type="float">
            <text:p>-30.1208</text:p>
          </table:table-cell>
          <table:table-cell office:value-type="float" office:value="-21.5759" calcext:value-type="float">
            <text:p>-21.5759</text:p>
          </table:table-cell>
          <table:table-cell office:value-type="float" office:value="0.0230411" calcext:value-type="float">
            <text:p>0.0230411</text:p>
          </table:table-cell>
          <table:table-cell office:value-type="float" office:value="-155" calcext:value-type="float">
            <text:p>-155</text:p>
          </table:table-cell>
          <table:table-cell office:value-type="float" office:value="-84" calcext:value-type="float">
            <text:p>-84</text:p>
          </table:table-cell>
          <table:table-cell office:value-type="float" office:value="1462" calcext:value-type="float">
            <text:p>1462</text:p>
          </table:table-cell>
          <table:table-cell office:value-type="float" office:value="-36" calcext:value-type="float">
            <text:p>-36</text:p>
          </table:table-cell>
          <table:table-cell office:value-type="float" office:value="-21" calcext:value-type="float">
            <text:p>-21</text:p>
          </table:table-cell>
          <table:table-cell office:value-type="float" office:value="13" calcext:value-type="float">
            <text:p>13</text:p>
          </table:table-cell>
          <table:table-cell table:number-columns-repeated="10"/>
          <table:table-cell table:formula="of:=[.D148]*[.$L$1]" office:value-type="float" office:value="-0.928070068359375" calcext:value-type="float">
            <text:p>-0.9280700684</text:p>
          </table:table-cell>
          <table:table-cell table:formula="of:=[.E148]*[.$L$1]" office:value-type="float" office:value="-0.5029541015625" calcext:value-type="float">
            <text:p>-0.5029541016</text:p>
          </table:table-cell>
          <table:table-cell table:formula="of:=[.F148]*[.$L$1]" office:value-type="float" office:value="8.75379638671875" calcext:value-type="float">
            <text:p>8.7537963867</text:p>
          </table:table-cell>
          <table:table-cell table:number-columns-repeated="3"/>
          <table:table-cell table:formula="of:=[.G148]*[.$Y$1]" office:value-type="float" office:value="-0.54931640625" calcext:value-type="float">
            <text:p>-0.5493164063</text:p>
          </table:table-cell>
          <table:table-cell table:formula="of:=[.H148]*[.$Y$1]" office:value-type="float" office:value="-0.3204345703125" calcext:value-type="float">
            <text:p>-0.3204345703</text:p>
          </table:table-cell>
          <table:table-cell table:formula="of:=[.I148]*[.$Y$1]" office:value-type="float" office:value="0.1983642578125" calcext:value-type="float">
            <text:p>0.1983642578</text:p>
          </table:table-cell>
        </table:table-row>
        <table:table-row table:style-name="ro1">
          <table:table-cell office:value-type="float" office:value="-30.3589" calcext:value-type="float">
            <text:p>-30.3589</text:p>
          </table:table-cell>
          <table:table-cell office:value-type="float" office:value="-21.7209" calcext:value-type="float">
            <text:p>-21.7209</text:p>
          </table:table-cell>
          <table:table-cell office:value-type="float" office:value="-0.0390706" calcext:value-type="float">
            <text:p>-0.0390706</text:p>
          </table:table-cell>
          <table:table-cell office:value-type="float" office:value="-155" calcext:value-type="float">
            <text:p>-155</text:p>
          </table:table-cell>
          <table:table-cell office:value-type="float" office:value="-72" calcext:value-type="float">
            <text:p>-72</text:p>
          </table:table-cell>
          <table:table-cell office:value-type="float" office:value="1455" calcext:value-type="float">
            <text:p>1455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6" calcext:value-type="float">
            <text:p>-6</text:p>
          </table:table-cell>
          <table:table-cell table:number-columns-repeated="10"/>
          <table:table-cell table:formula="of:=[.D149]*[.$L$1]" office:value-type="float" office:value="-0.928070068359375" calcext:value-type="float">
            <text:p>-0.9280700684</text:p>
          </table:table-cell>
          <table:table-cell table:formula="of:=[.E149]*[.$L$1]" office:value-type="float" office:value="-0.431103515625" calcext:value-type="float">
            <text:p>-0.4311035156</text:p>
          </table:table-cell>
          <table:table-cell table:formula="of:=[.F149]*[.$L$1]" office:value-type="float" office:value="8.71188354492188" calcext:value-type="float">
            <text:p>8.7118835449</text:p>
          </table:table-cell>
          <table:table-cell table:number-columns-repeated="3"/>
          <table:table-cell table:formula="of:=[.G149]*[.$Y$1]" office:value-type="float" office:value="-0.54931640625" calcext:value-type="float">
            <text:p>-0.5493164063</text:p>
          </table:table-cell>
          <table:table-cell table:formula="of:=[.H149]*[.$Y$1]" office:value-type="float" office:value="-0.2899169921875" calcext:value-type="float">
            <text:p>-0.2899169922</text:p>
          </table:table-cell>
          <table:table-cell table:formula="of:=[.I149]*[.$Y$1]" office:value-type="float" office:value="-0.091552734375" calcext:value-type="float">
            <text:p>-0.0915527344</text:p>
          </table:table-cell>
        </table:table-row>
        <table:table-row table:style-name="ro1">
          <table:table-cell office:value-type="float" office:value="-30.5943" calcext:value-type="float">
            <text:p>-30.5943</text:p>
          </table:table-cell>
          <table:table-cell office:value-type="float" office:value="-21.8735" calcext:value-type="float">
            <text:p>-21.8735</text:p>
          </table:table-cell>
          <table:table-cell office:value-type="float" office:value="-0.0859313" calcext:value-type="float">
            <text:p>-0.0859313</text:p>
          </table:table-cell>
          <table:table-cell office:value-type="float" office:value="-159" calcext:value-type="float">
            <text:p>-159</text:p>
          </table:table-cell>
          <table:table-cell office:value-type="float" office:value="-79" calcext:value-type="float">
            <text:p>-79</text:p>
          </table:table-cell>
          <table:table-cell office:value-type="float" office:value="1464" calcext:value-type="float">
            <text:p>1464</text:p>
          </table:table-cell>
          <table:table-cell office:value-type="float" office:value="-36" calcext:value-type="float">
            <text:p>-36</text:p>
          </table:table-cell>
          <table:table-cell office:value-type="float" office:value="-20" calcext:value-type="float">
            <text:p>-20</text:p>
          </table:table-cell>
          <table:table-cell office:value-type="float" office:value="-13" calcext:value-type="float">
            <text:p>-13</text:p>
          </table:table-cell>
          <table:table-cell table:number-columns-repeated="10"/>
          <table:table-cell table:formula="of:=[.D150]*[.$L$1]" office:value-type="float" office:value="-0.952020263671875" calcext:value-type="float">
            <text:p>-0.9520202637</text:p>
          </table:table-cell>
          <table:table-cell table:formula="of:=[.E150]*[.$L$1]" office:value-type="float" office:value="-0.473016357421875" calcext:value-type="float">
            <text:p>-0.4730163574</text:p>
          </table:table-cell>
          <table:table-cell table:formula="of:=[.F150]*[.$L$1]" office:value-type="float" office:value="8.765771484375" calcext:value-type="float">
            <text:p>8.7657714844</text:p>
          </table:table-cell>
          <table:table-cell table:number-columns-repeated="3"/>
          <table:table-cell table:formula="of:=[.G150]*[.$Y$1]" office:value-type="float" office:value="-0.54931640625" calcext:value-type="float">
            <text:p>-0.5493164063</text:p>
          </table:table-cell>
          <table:table-cell table:formula="of:=[.H150]*[.$Y$1]" office:value-type="float" office:value="-0.30517578125" calcext:value-type="float">
            <text:p>-0.3051757813</text:p>
          </table:table-cell>
          <table:table-cell table:formula="of:=[.I150]*[.$Y$1]" office:value-type="float" office:value="-0.1983642578125" calcext:value-type="float">
            <text:p>-0.1983642578</text:p>
          </table:table-cell>
        </table:table-row>
        <table:table-row table:style-name="ro1">
          <table:table-cell office:value-type="float" office:value="-30.817" calcext:value-type="float">
            <text:p>-30.817</text:p>
          </table:table-cell>
          <table:table-cell office:value-type="float" office:value="-22.0337" calcext:value-type="float">
            <text:p>-22.0337</text:p>
          </table:table-cell>
          <table:table-cell office:value-type="float" office:value="-0.0517936" calcext:value-type="float">
            <text:p>-0.0517936</text:p>
          </table:table-cell>
          <table:table-cell office:value-type="float" office:value="-152" calcext:value-type="float">
            <text:p>-152</text:p>
          </table:table-cell>
          <table:table-cell office:value-type="float" office:value="-73" calcext:value-type="float">
            <text:p>-73</text:p>
          </table:table-cell>
          <table:table-cell office:value-type="float" office:value="1464" calcext:value-type="float">
            <text:p>1464</text:p>
          </table:table-cell>
          <table:table-cell office:value-type="float" office:value="-34" calcext:value-type="float">
            <text:p>-34</text:p>
          </table:table-cell>
          <table:table-cell office:value-type="float" office:value="-21" calcext:value-type="float">
            <text:p>-21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formula="of:=[.D151]*[.$L$1]" office:value-type="float" office:value="-0.910107421875" calcext:value-type="float">
            <text:p>-0.9101074219</text:p>
          </table:table-cell>
          <table:table-cell table:formula="of:=[.E151]*[.$L$1]" office:value-type="float" office:value="-0.437091064453125" calcext:value-type="float">
            <text:p>-0.4370910645</text:p>
          </table:table-cell>
          <table:table-cell table:formula="of:=[.F151]*[.$L$1]" office:value-type="float" office:value="8.765771484375" calcext:value-type="float">
            <text:p>8.7657714844</text:p>
          </table:table-cell>
          <table:table-cell table:number-columns-repeated="3"/>
          <table:table-cell table:formula="of:=[.G151]*[.$Y$1]" office:value-type="float" office:value="-0.518798828125" calcext:value-type="float">
            <text:p>-0.5187988281</text:p>
          </table:table-cell>
          <table:table-cell table:formula="of:=[.H151]*[.$Y$1]" office:value-type="float" office:value="-0.3204345703125" calcext:value-type="float">
            <text:p>-0.3204345703</text:p>
          </table:table-cell>
          <table:table-cell table:formula="of:=[.I151]*[.$Y$1]" office:value-type="float" office:value="0.06103515625" calcext:value-type="float">
            <text:p>0.0610351563</text:p>
          </table:table-cell>
        </table:table-row>
        <table:table-row table:style-name="ro1">
          <table:table-cell office:value-type="float" office:value="-31.0406" calcext:value-type="float">
            <text:p>-31.0406</text:p>
          </table:table-cell>
          <table:table-cell office:value-type="float" office:value="-22.171" calcext:value-type="float">
            <text:p>-22.171</text:p>
          </table:table-cell>
          <table:table-cell office:value-type="float" office:value="-0.0420451" calcext:value-type="float">
            <text:p>-0.0420451</text:p>
          </table:table-cell>
          <table:table-cell office:value-type="float" office:value="-152" calcext:value-type="float">
            <text:p>-152</text:p>
          </table:table-cell>
          <table:table-cell office:value-type="float" office:value="-88" calcext:value-type="float">
            <text:p>-88</text:p>
          </table:table-cell>
          <table:table-cell office:value-type="float" office:value="1467" calcext:value-type="float">
            <text:p>1467</text:p>
          </table:table-cell>
          <table:table-cell office:value-type="float" office:value="-35" calcext:value-type="float">
            <text:p>-35</text:p>
          </table:table-cell>
          <table:table-cell office:value-type="float" office:value="-18" calcext:value-type="float">
            <text:p>-18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formula="of:=[.D152]*[.$L$1]" office:value-type="float" office:value="-0.910107421875" calcext:value-type="float">
            <text:p>-0.9101074219</text:p>
          </table:table-cell>
          <table:table-cell table:formula="of:=[.E152]*[.$L$1]" office:value-type="float" office:value="-0.526904296875" calcext:value-type="float">
            <text:p>-0.5269042969</text:p>
          </table:table-cell>
          <table:table-cell table:formula="of:=[.F152]*[.$L$1]" office:value-type="float" office:value="8.78373413085938" calcext:value-type="float">
            <text:p>8.7837341309</text:p>
          </table:table-cell>
          <table:table-cell table:number-columns-repeated="3"/>
          <table:table-cell table:formula="of:=[.G152]*[.$Y$1]" office:value-type="float" office:value="-0.5340576171875" calcext:value-type="float">
            <text:p>-0.5340576172</text:p>
          </table:table-cell>
          <table:table-cell table:formula="of:=[.H152]*[.$Y$1]" office:value-type="float" office:value="-0.274658203125" calcext:value-type="float">
            <text:p>-0.2746582031</text:p>
          </table:table-cell>
          <table:table-cell table:formula="of:=[.I152]*[.$Y$1]" office:value-type="float" office:value="0.0762939453125" calcext:value-type="float">
            <text:p>0.0762939453</text:p>
          </table:table-cell>
        </table:table-row>
        <table:table-row table:style-name="ro1">
          <table:table-cell office:value-type="float" office:value="-31.2439" calcext:value-type="float">
            <text:p>-31.2439</text:p>
          </table:table-cell>
          <table:table-cell office:value-type="float" office:value="-22.316" calcext:value-type="float">
            <text:p>-22.316</text:p>
          </table:table-cell>
          <table:table-cell office:value-type="float" office:value="-0.00638932" calcext:value-type="float">
            <text:p>-0.00638932</text:p>
          </table:table-cell>
          <table:table-cell office:value-type="float" office:value="-156" calcext:value-type="float">
            <text:p>-156</text:p>
          </table:table-cell>
          <table:table-cell office:value-type="float" office:value="-82" calcext:value-type="float">
            <text:p>-82</text:p>
          </table:table-cell>
          <table:table-cell office:value-type="float" office:value="1479" calcext:value-type="float">
            <text:p>1479</text:p>
          </table:table-cell>
          <table:table-cell office:value-type="float" office:value="-32" calcext:value-type="float">
            <text:p>-32</text:p>
          </table:table-cell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D153]*[.$L$1]" office:value-type="float" office:value="-0.9340576171875" calcext:value-type="float">
            <text:p>-0.9340576172</text:p>
          </table:table-cell>
          <table:table-cell table:formula="of:=[.E153]*[.$L$1]" office:value-type="float" office:value="-0.49097900390625" calcext:value-type="float">
            <text:p>-0.4909790039</text:p>
          </table:table-cell>
          <table:table-cell table:formula="of:=[.F153]*[.$L$1]" office:value-type="float" office:value="8.85558471679688" calcext:value-type="float">
            <text:p>8.8555847168</text:p>
          </table:table-cell>
          <table:table-cell table:number-columns-repeated="3"/>
          <table:table-cell table:formula="of:=[.G153]*[.$Y$1]" office:value-type="float" office:value="-0.48828125" calcext:value-type="float">
            <text:p>-0.48828125</text:p>
          </table:table-cell>
          <table:table-cell table:formula="of:=[.H153]*[.$Y$1]" office:value-type="float" office:value="-0.2899169921875" calcext:value-type="float">
            <text:p>-0.2899169922</text:p>
          </table:table-cell>
          <table:table-cell table:formula="of:=[.I153]*[.$Y$1]" office:value-type="float" office:value="0.2288818359375" calcext:value-type="float">
            <text:p>0.2288818359</text:p>
          </table:table-cell>
        </table:table-row>
        <table:table-row table:style-name="ro1">
          <table:table-cell office:value-type="float" office:value="-31.4884" calcext:value-type="float">
            <text:p>-31.4884</text:p>
          </table:table-cell>
          <table:table-cell office:value-type="float" office:value="-22.4533" calcext:value-type="float">
            <text:p>-22.4533</text:p>
          </table:table-cell>
          <table:table-cell office:value-type="float" office:value="0.0709008" calcext:value-type="float">
            <text:p>0.0709008</text:p>
          </table:table-cell>
          <table:table-cell office:value-type="float" office:value="-150" calcext:value-type="float">
            <text:p>-150</text:p>
          </table:table-cell>
          <table:table-cell office:value-type="float" office:value="-76" calcext:value-type="float">
            <text:p>-76</text:p>
          </table:table-cell>
          <table:table-cell office:value-type="float" office:value="1479" calcext:value-type="float">
            <text:p>1479</text:p>
          </table:table-cell>
          <table:table-cell office:value-type="float" office:value="-37" calcext:value-type="float">
            <text:p>-37</text:p>
          </table:table-cell>
          <table:table-cell office:value-type="float" office:value="-18" calcext:value-type="float">
            <text:p>-18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table:formula="of:=[.D154]*[.$L$1]" office:value-type="float" office:value="-0.89813232421875" calcext:value-type="float">
            <text:p>-0.8981323242</text:p>
          </table:table-cell>
          <table:table-cell table:formula="of:=[.E154]*[.$L$1]" office:value-type="float" office:value="-0.4550537109375" calcext:value-type="float">
            <text:p>-0.4550537109</text:p>
          </table:table-cell>
          <table:table-cell table:formula="of:=[.F154]*[.$L$1]" office:value-type="float" office:value="8.85558471679688" calcext:value-type="float">
            <text:p>8.8555847168</text:p>
          </table:table-cell>
          <table:table-cell table:number-columns-repeated="3"/>
          <table:table-cell table:formula="of:=[.G154]*[.$Y$1]" office:value-type="float" office:value="-0.5645751953125" calcext:value-type="float">
            <text:p>-0.5645751953</text:p>
          </table:table-cell>
          <table:table-cell table:formula="of:=[.H154]*[.$Y$1]" office:value-type="float" office:value="-0.274658203125" calcext:value-type="float">
            <text:p>-0.2746582031</text:p>
          </table:table-cell>
          <table:table-cell table:formula="of:=[.I154]*[.$Y$1]" office:value-type="float" office:value="0.54931640625" calcext:value-type="float">
            <text:p>0.5493164063</text:p>
          </table:table-cell>
        </table:table-row>
        <table:table-row table:style-name="ro1">
          <table:table-cell office:value-type="float" office:value="-31.705" calcext:value-type="float">
            <text:p>-31.705</text:p>
          </table:table-cell>
          <table:table-cell office:value-type="float" office:value="-22.5983" calcext:value-type="float">
            <text:p>-22.5983</text:p>
          </table:table-cell>
          <table:table-cell office:value-type="float" office:value="-0.0081036" calcext:value-type="float">
            <text:p>-0.0081036</text:p>
          </table:table-cell>
          <table:table-cell office:value-type="float" office:value="-149" calcext:value-type="float">
            <text:p>-149</text:p>
          </table:table-cell>
          <table:table-cell office:value-type="float" office:value="-70" calcext:value-type="float">
            <text:p>-70</text:p>
          </table:table-cell>
          <table:table-cell office:value-type="float" office:value="1465" calcext:value-type="float">
            <text:p>1465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-2" calcext:value-type="float">
            <text:p>-2</text:p>
          </table:table-cell>
          <table:table-cell table:number-columns-repeated="10"/>
          <table:table-cell table:formula="of:=[.D155]*[.$L$1]" office:value-type="float" office:value="-0.892144775390625" calcext:value-type="float">
            <text:p>-0.8921447754</text:p>
          </table:table-cell>
          <table:table-cell table:formula="of:=[.E155]*[.$L$1]" office:value-type="float" office:value="-0.41912841796875" calcext:value-type="float">
            <text:p>-0.419128418</text:p>
          </table:table-cell>
          <table:table-cell table:formula="of:=[.F155]*[.$L$1]" office:value-type="float" office:value="8.77175903320313" calcext:value-type="float">
            <text:p>8.7717590332</text:p>
          </table:table-cell>
          <table:table-cell table:number-columns-repeated="3"/>
          <table:table-cell table:formula="of:=[.G155]*[.$Y$1]" office:value-type="float" office:value="-0.5035400390625" calcext:value-type="float">
            <text:p>-0.5035400391</text:p>
          </table:table-cell>
          <table:table-cell table:formula="of:=[.H155]*[.$Y$1]" office:value-type="float" office:value="-0.2899169921875" calcext:value-type="float">
            <text:p>-0.2899169922</text:p>
          </table:table-cell>
          <table:table-cell table:formula="of:=[.I155]*[.$Y$1]" office:value-type="float" office:value="-0.030517578125" calcext:value-type="float">
            <text:p>-0.0305175781</text:p>
          </table:table-cell>
        </table:table-row>
        <table:table-row table:style-name="ro1">
          <table:table-cell office:value-type="float" office:value="-31.9313" calcext:value-type="float">
            <text:p>-31.9313</text:p>
          </table:table-cell>
          <table:table-cell office:value-type="float" office:value="-22.7432" calcext:value-type="float">
            <text:p>-22.7432</text:p>
          </table:table-cell>
          <table:table-cell office:value-type="float" office:value="-0.0697277" calcext:value-type="float">
            <text:p>-0.0697277</text:p>
          </table:table-cell>
          <table:table-cell office:value-type="float" office:value="-154" calcext:value-type="float">
            <text:p>-154</text:p>
          </table:table-cell>
          <table:table-cell office:value-type="float" office:value="-83" calcext:value-type="float">
            <text:p>-83</text:p>
          </table:table-cell>
          <table:table-cell office:value-type="float" office:value="1474" calcext:value-type="float">
            <text:p>1474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table:number-columns-repeated="10"/>
          <table:table-cell table:formula="of:=[.D156]*[.$L$1]" office:value-type="float" office:value="-0.92208251953125" calcext:value-type="float">
            <text:p>-0.9220825195</text:p>
          </table:table-cell>
          <table:table-cell table:formula="of:=[.E156]*[.$L$1]" office:value-type="float" office:value="-0.496966552734375" calcext:value-type="float">
            <text:p>-0.4969665527</text:p>
          </table:table-cell>
          <table:table-cell table:formula="of:=[.F156]*[.$L$1]" office:value-type="float" office:value="8.82564697265625" calcext:value-type="float">
            <text:p>8.8256469727</text:p>
          </table:table-cell>
          <table:table-cell table:number-columns-repeated="3"/>
          <table:table-cell table:formula="of:=[.G156]*[.$Y$1]" office:value-type="float" office:value="-0.5340576171875" calcext:value-type="float">
            <text:p>-0.5340576172</text:p>
          </table:table-cell>
          <table:table-cell table:formula="of:=[.H156]*[.$Y$1]" office:value-type="float" office:value="-0.2899169921875" calcext:value-type="float">
            <text:p>-0.2899169922</text:p>
          </table:table-cell>
          <table:table-cell table:formula="of:=[.I156]*[.$Y$1]" office:value-type="float" office:value="-0.1678466796875" calcext:value-type="float">
            <text:p>-0.1678466797</text:p>
          </table:table-cell>
        </table:table-row>
        <table:table-row table:style-name="ro1">
          <table:table-cell office:value-type="float" office:value="-32.1554" calcext:value-type="float">
            <text:p>-32.1554</text:p>
          </table:table-cell>
          <table:table-cell office:value-type="float" office:value="-22.9034" calcext:value-type="float">
            <text:p>-22.9034</text:p>
          </table:table-cell>
          <table:table-cell office:value-type="float" office:value="-0.0209469" calcext:value-type="float">
            <text:p>-0.0209469</text:p>
          </table:table-cell>
          <table:table-cell office:value-type="float" office:value="-156" calcext:value-type="float">
            <text:p>-156</text:p>
          </table:table-cell>
          <table:table-cell office:value-type="float" office:value="-70" calcext:value-type="float">
            <text:p>-70</text:p>
          </table:table-cell>
          <table:table-cell office:value-type="float" office:value="1468" calcext:value-type="float">
            <text:p>1468</text:p>
          </table:table-cell>
          <table:table-cell office:value-type="float" office:value="-34" calcext:value-type="float">
            <text:p>-34</text:p>
          </table:table-cell>
          <table:table-cell office:value-type="float" office:value="-21" calcext:value-type="float">
            <text:p>-21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D157]*[.$L$1]" office:value-type="float" office:value="-0.9340576171875" calcext:value-type="float">
            <text:p>-0.9340576172</text:p>
          </table:table-cell>
          <table:table-cell table:formula="of:=[.E157]*[.$L$1]" office:value-type="float" office:value="-0.41912841796875" calcext:value-type="float">
            <text:p>-0.419128418</text:p>
          </table:table-cell>
          <table:table-cell table:formula="of:=[.F157]*[.$L$1]" office:value-type="float" office:value="8.7897216796875" calcext:value-type="float">
            <text:p>8.7897216797</text:p>
          </table:table-cell>
          <table:table-cell table:number-columns-repeated="3"/>
          <table:table-cell table:formula="of:=[.G157]*[.$Y$1]" office:value-type="float" office:value="-0.518798828125" calcext:value-type="float">
            <text:p>-0.5187988281</text:p>
          </table:table-cell>
          <table:table-cell table:formula="of:=[.H157]*[.$Y$1]" office:value-type="float" office:value="-0.3204345703125" calcext:value-type="float">
            <text:p>-0.3204345703</text:p>
          </table:table-cell>
          <table:table-cell table:formula="of:=[.I157]*[.$Y$1]" office:value-type="float" office:value="0.18310546875" calcext:value-type="float">
            <text:p>0.1831054688</text:p>
          </table:table-cell>
        </table:table-row>
        <table:table-row table:style-name="ro1">
          <table:table-cell office:value-type="float" office:value="-32.3959" calcext:value-type="float">
            <text:p>-32.3959</text:p>
          </table:table-cell>
          <table:table-cell office:value-type="float" office:value="-23.056" calcext:value-type="float">
            <text:p>-23.056</text:p>
          </table:table-cell>
          <table:table-cell office:value-type="float" office:value="0.0304769" calcext:value-type="float">
            <text:p>0.0304769</text:p>
          </table:table-cell>
          <table:table-cell office:value-type="float" office:value="-154" calcext:value-type="float">
            <text:p>-154</text:p>
          </table:table-cell>
          <table:table-cell office:value-type="float" office:value="-68" calcext:value-type="float">
            <text:p>-68</text:p>
          </table:table-cell>
          <table:table-cell office:value-type="float" office:value="1463" calcext:value-type="float">
            <text:p>1463</text:p>
          </table:table-cell>
          <table:table-cell office:value-type="float" office:value="-36" calcext:value-type="float">
            <text:p>-36</text:p>
          </table:table-cell>
          <table:table-cell office:value-type="float" office:value="-20" calcext:value-type="float">
            <text:p>-20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table:formula="of:=[.D158]*[.$L$1]" office:value-type="float" office:value="-0.92208251953125" calcext:value-type="float">
            <text:p>-0.9220825195</text:p>
          </table:table-cell>
          <table:table-cell table:formula="of:=[.E158]*[.$L$1]" office:value-type="float" office:value="-0.4071533203125" calcext:value-type="float">
            <text:p>-0.4071533203</text:p>
          </table:table-cell>
          <table:table-cell table:formula="of:=[.F158]*[.$L$1]" office:value-type="float" office:value="8.75978393554688" calcext:value-type="float">
            <text:p>8.7597839355</text:p>
          </table:table-cell>
          <table:table-cell table:number-columns-repeated="3"/>
          <table:table-cell table:formula="of:=[.G158]*[.$Y$1]" office:value-type="float" office:value="-0.54931640625" calcext:value-type="float">
            <text:p>-0.5493164063</text:p>
          </table:table-cell>
          <table:table-cell table:formula="of:=[.H158]*[.$Y$1]" office:value-type="float" office:value="-0.30517578125" calcext:value-type="float">
            <text:p>-0.3051757813</text:p>
          </table:table-cell>
          <table:table-cell table:formula="of:=[.I158]*[.$Y$1]" office:value-type="float" office:value="0.3509521484375" calcext:value-type="float">
            <text:p>0.3509521484</text:p>
          </table:table-cell>
        </table:table-row>
        <table:table-row table:style-name="ro1">
          <table:table-cell office:value-type="float" office:value="-32.61" calcext:value-type="float">
            <text:p>-32.61</text:p>
          </table:table-cell>
          <table:table-cell office:value-type="float" office:value="-23.1934" calcext:value-type="float">
            <text:p>-23.1934</text:p>
          </table:table-cell>
          <table:table-cell office:value-type="float" office:value="0.0205855" calcext:value-type="float">
            <text:p>0.0205855</text:p>
          </table:table-cell>
          <table:table-cell office:value-type="float" office:value="-146" calcext:value-type="float">
            <text:p>-146</text:p>
          </table:table-cell>
          <table:table-cell office:value-type="float" office:value="-76" calcext:value-type="float">
            <text:p>-76</text:p>
          </table:table-cell>
          <table:table-cell office:value-type="float" office:value="1466" calcext:value-type="float">
            <text:p>1466</text:p>
          </table:table-cell>
          <table:table-cell office:value-type="float" office:value="-33" calcext:value-type="float">
            <text:p>-33</text:p>
          </table:table-cell>
          <table:table-cell office:value-type="float" office:value="-18" calcext:value-type="float">
            <text:p>-18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D159]*[.$L$1]" office:value-type="float" office:value="-0.87418212890625" calcext:value-type="float">
            <text:p>-0.8741821289</text:p>
          </table:table-cell>
          <table:table-cell table:formula="of:=[.E159]*[.$L$1]" office:value-type="float" office:value="-0.4550537109375" calcext:value-type="float">
            <text:p>-0.4550537109</text:p>
          </table:table-cell>
          <table:table-cell table:formula="of:=[.F159]*[.$L$1]" office:value-type="float" office:value="8.77774658203125" calcext:value-type="float">
            <text:p>8.777746582</text:p>
          </table:table-cell>
          <table:table-cell table:number-columns-repeated="3"/>
          <table:table-cell table:formula="of:=[.G159]*[.$Y$1]" office:value-type="float" office:value="-0.5035400390625" calcext:value-type="float">
            <text:p>-0.5035400391</text:p>
          </table:table-cell>
          <table:table-cell table:formula="of:=[.H159]*[.$Y$1]" office:value-type="float" office:value="-0.274658203125" calcext:value-type="float">
            <text:p>-0.2746582031</text:p>
          </table:table-cell>
          <table:table-cell table:formula="of:=[.I159]*[.$Y$1]" office:value-type="float" office:value="0.213623046875" calcext:value-type="float">
            <text:p>0.2136230469</text:p>
          </table:table-cell>
        </table:table-row>
        <table:table-row table:style-name="ro1">
          <table:table-cell office:value-type="float" office:value="-32.8269" calcext:value-type="float">
            <text:p>-32.8269</text:p>
          </table:table-cell>
          <table:table-cell office:value-type="float" office:value="-23.3536" calcext:value-type="float">
            <text:p>-23.3536</text:p>
          </table:table-cell>
          <table:table-cell office:value-type="float" office:value="-0.0648952" calcext:value-type="float">
            <text:p>-0.0648952</text:p>
          </table:table-cell>
          <table:table-cell office:value-type="float" office:value="-154" calcext:value-type="float">
            <text:p>-154</text:p>
          </table:table-cell>
          <table:table-cell office:value-type="float" office:value="-69" calcext:value-type="float">
            <text:p>-69</text:p>
          </table:table-cell>
          <table:table-cell office:value-type="float" office:value="1459" calcext:value-type="float">
            <text:p>1459</text:p>
          </table:table-cell>
          <table:table-cell office:value-type="float" office:value="-33" calcext:value-type="float">
            <text:p>-33</text:p>
          </table:table-cell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 table:number-columns-repeated="10"/>
          <table:table-cell table:formula="of:=[.D160]*[.$L$1]" office:value-type="float" office:value="-0.92208251953125" calcext:value-type="float">
            <text:p>-0.9220825195</text:p>
          </table:table-cell>
          <table:table-cell table:formula="of:=[.E160]*[.$L$1]" office:value-type="float" office:value="-0.413140869140625" calcext:value-type="float">
            <text:p>-0.4131408691</text:p>
          </table:table-cell>
          <table:table-cell table:formula="of:=[.F160]*[.$L$1]" office:value-type="float" office:value="8.73583374023438" calcext:value-type="float">
            <text:p>8.7358337402</text:p>
          </table:table-cell>
          <table:table-cell table:number-columns-repeated="3"/>
          <table:table-cell table:formula="of:=[.G160]*[.$Y$1]" office:value-type="float" office:value="-0.5035400390625" calcext:value-type="float">
            <text:p>-0.5035400391</text:p>
          </table:table-cell>
          <table:table-cell table:formula="of:=[.H160]*[.$Y$1]" office:value-type="float" office:value="-0.3204345703125" calcext:value-type="float">
            <text:p>-0.3204345703</text:p>
          </table:table-cell>
          <table:table-cell table:formula="of:=[.I160]*[.$Y$1]" office:value-type="float" office:value="-0.2288818359375" calcext:value-type="float">
            <text:p>-0.2288818359</text:p>
          </table:table-cell>
        </table:table-row>
        <table:table-row table:style-name="ro1">
          <table:table-cell office:value-type="float" office:value="-33.0451" calcext:value-type="float">
            <text:p>-33.0451</text:p>
          </table:table-cell>
          <table:table-cell office:value-type="float" office:value="-23.5214" calcext:value-type="float">
            <text:p>-23.5214</text:p>
          </table:table-cell>
          <table:table-cell office:value-type="float" office:value="-0.0354403" calcext:value-type="float">
            <text:p>-0.0354403</text:p>
          </table:table-cell>
          <table:table-cell office:value-type="float" office:value="-159" calcext:value-type="float">
            <text:p>-159</text:p>
          </table:table-cell>
          <table:table-cell office:value-type="float" office:value="-67" calcext:value-type="float">
            <text:p>-67</text:p>
          </table:table-cell>
          <table:table-cell office:value-type="float" office:value="1462" calcext:value-type="float">
            <text:p>1462</text:p>
          </table:table-cell>
          <table:table-cell office:value-type="float" office:value="-33" calcext:value-type="float">
            <text:p>-33</text:p>
          </table:table-cell>
          <table:table-cell office:value-type="float" office:value="-22" calcext:value-type="float">
            <text:p>-2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D161]*[.$L$1]" office:value-type="float" office:value="-0.952020263671875" calcext:value-type="float">
            <text:p>-0.9520202637</text:p>
          </table:table-cell>
          <table:table-cell table:formula="of:=[.E161]*[.$L$1]" office:value-type="float" office:value="-0.401165771484375" calcext:value-type="float">
            <text:p>-0.4011657715</text:p>
          </table:table-cell>
          <table:table-cell table:formula="of:=[.F161]*[.$L$1]" office:value-type="float" office:value="8.75379638671875" calcext:value-type="float">
            <text:p>8.7537963867</text:p>
          </table:table-cell>
          <table:table-cell table:number-columns-repeated="3"/>
          <table:table-cell table:formula="of:=[.G161]*[.$Y$1]" office:value-type="float" office:value="-0.5035400390625" calcext:value-type="float">
            <text:p>-0.5035400391</text:p>
          </table:table-cell>
          <table:table-cell table:formula="of:=[.H161]*[.$Y$1]" office:value-type="float" office:value="-0.335693359375" calcext:value-type="float">
            <text:p>-0.3356933594</text:p>
          </table:table-cell>
          <table:table-cell table:formula="of:=[.I161]*[.$Y$1]" office:value-type="float" office:value="0.091552734375" calcext:value-type="float">
            <text:p>0.0915527344</text:p>
          </table:table-cell>
        </table:table-row>
        <table:table-row table:style-name="ro1">
          <table:table-cell office:value-type="float" office:value="-33.2579" calcext:value-type="float">
            <text:p>-33.2579</text:p>
          </table:table-cell>
          <table:table-cell office:value-type="float" office:value="-23.6664" calcext:value-type="float">
            <text:p>-23.6664</text:p>
          </table:table-cell>
          <table:table-cell office:value-type="float" office:value="-0.0232321" calcext:value-type="float">
            <text:p>-0.0232321</text:p>
          </table:table-cell>
          <table:table-cell office:value-type="float" office:value="-153" calcext:value-type="float">
            <text:p>-153</text:p>
          </table:table-cell>
          <table:table-cell office:value-type="float" office:value="-78" calcext:value-type="float">
            <text:p>-78</text:p>
          </table:table-cell>
          <table:table-cell office:value-type="float" office:value="1451" calcext:value-type="float">
            <text:p>1451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D162]*[.$L$1]" office:value-type="float" office:value="-0.916094970703125" calcext:value-type="float">
            <text:p>-0.9160949707</text:p>
          </table:table-cell>
          <table:table-cell table:formula="of:=[.E162]*[.$L$1]" office:value-type="float" office:value="-0.46702880859375" calcext:value-type="float">
            <text:p>-0.4670288086</text:p>
          </table:table-cell>
          <table:table-cell table:formula="of:=[.F162]*[.$L$1]" office:value-type="float" office:value="8.68793334960938" calcext:value-type="float">
            <text:p>8.6879333496</text:p>
          </table:table-cell>
          <table:table-cell table:number-columns-repeated="3"/>
          <table:table-cell table:formula="of:=[.G162]*[.$Y$1]" office:value-type="float" office:value="-0.5035400390625" calcext:value-type="float">
            <text:p>-0.5035400391</text:p>
          </table:table-cell>
          <table:table-cell table:formula="of:=[.H162]*[.$Y$1]" office:value-type="float" office:value="-0.2899169921875" calcext:value-type="float">
            <text:p>-0.2899169922</text:p>
          </table:table-cell>
          <table:table-cell table:formula="of:=[.I162]*[.$Y$1]" office:value-type="float" office:value="0.1220703125" calcext:value-type="float">
            <text:p>0.1220703125</text:p>
          </table:table-cell>
        </table:table-row>
        <table:table-row table:style-name="ro1">
          <table:table-cell office:value-type="float" office:value="-33.4863" calcext:value-type="float">
            <text:p>-33.4863</text:p>
          </table:table-cell>
          <table:table-cell office:value-type="float" office:value="-23.8266" calcext:value-type="float">
            <text:p>-23.8266</text:p>
          </table:table-cell>
          <table:table-cell office:value-type="float" office:value="-0.0471152" calcext:value-type="float">
            <text:p>-0.0471152</text:p>
          </table:table-cell>
          <table:table-cell office:value-type="float" office:value="-153" calcext:value-type="float">
            <text:p>-153</text:p>
          </table:table-cell>
          <table:table-cell office:value-type="float" office:value="-78" calcext:value-type="float">
            <text:p>-78</text:p>
          </table:table-cell>
          <table:table-cell office:value-type="float" office:value="1478" calcext:value-type="float">
            <text:p>1478</text:p>
          </table:table-cell>
          <table:table-cell office:value-type="float" office:value="-35" calcext:value-type="float">
            <text:p>-35</text:p>
          </table:table-cell>
          <table:table-cell office:value-type="float" office:value="-21" calcext:value-type="float">
            <text:p>-21</text:p>
          </table:table-cell>
          <table:table-cell office:value-type="float" office:value="-2" calcext:value-type="float">
            <text:p>-2</text:p>
          </table:table-cell>
          <table:table-cell table:number-columns-repeated="10"/>
          <table:table-cell table:formula="of:=[.D163]*[.$L$1]" office:value-type="float" office:value="-0.916094970703125" calcext:value-type="float">
            <text:p>-0.9160949707</text:p>
          </table:table-cell>
          <table:table-cell table:formula="of:=[.E163]*[.$L$1]" office:value-type="float" office:value="-0.46702880859375" calcext:value-type="float">
            <text:p>-0.4670288086</text:p>
          </table:table-cell>
          <table:table-cell table:formula="of:=[.F163]*[.$L$1]" office:value-type="float" office:value="8.84959716796875" calcext:value-type="float">
            <text:p>8.849597168</text:p>
          </table:table-cell>
          <table:table-cell table:number-columns-repeated="3"/>
          <table:table-cell table:formula="of:=[.G163]*[.$Y$1]" office:value-type="float" office:value="-0.5340576171875" calcext:value-type="float">
            <text:p>-0.5340576172</text:p>
          </table:table-cell>
          <table:table-cell table:formula="of:=[.H163]*[.$Y$1]" office:value-type="float" office:value="-0.3204345703125" calcext:value-type="float">
            <text:p>-0.3204345703</text:p>
          </table:table-cell>
          <table:table-cell table:formula="of:=[.I163]*[.$Y$1]" office:value-type="float" office:value="-0.030517578125" calcext:value-type="float">
            <text:p>-0.0305175781</text:p>
          </table:table-cell>
        </table:table-row>
        <table:table-row table:style-name="ro1">
          <table:table-cell office:value-type="float" office:value="-33.7017" calcext:value-type="float">
            <text:p>-33.7017</text:p>
          </table:table-cell>
          <table:table-cell office:value-type="float" office:value="-23.9792" calcext:value-type="float">
            <text:p>-23.9792</text:p>
          </table:table-cell>
          <table:table-cell office:value-type="float" office:value="-0.0687733" calcext:value-type="float">
            <text:p>-0.0687733</text:p>
          </table:table-cell>
          <table:table-cell office:value-type="float" office:value="-159" calcext:value-type="float">
            <text:p>-159</text:p>
          </table:table-cell>
          <table:table-cell office:value-type="float" office:value="-72" calcext:value-type="float">
            <text:p>-72</text:p>
          </table:table-cell>
          <table:table-cell office:value-type="float" office:value="1455" calcext:value-type="float">
            <text:p>1455</text:p>
          </table:table-cell>
          <table:table-cell office:value-type="float" office:value="-33" calcext:value-type="float">
            <text:p>-33</text:p>
          </table:table-cell>
          <table:table-cell office:value-type="float" office:value="-20" calcext:value-type="float">
            <text:p>-20</text:p>
          </table:table-cell>
          <table:table-cell office:value-type="float" office:value="-7" calcext:value-type="float">
            <text:p>-7</text:p>
          </table:table-cell>
          <table:table-cell table:number-columns-repeated="10"/>
          <table:table-cell table:formula="of:=[.D164]*[.$L$1]" office:value-type="float" office:value="-0.952020263671875" calcext:value-type="float">
            <text:p>-0.9520202637</text:p>
          </table:table-cell>
          <table:table-cell table:formula="of:=[.E164]*[.$L$1]" office:value-type="float" office:value="-0.431103515625" calcext:value-type="float">
            <text:p>-0.4311035156</text:p>
          </table:table-cell>
          <table:table-cell table:formula="of:=[.F164]*[.$L$1]" office:value-type="float" office:value="8.71188354492188" calcext:value-type="float">
            <text:p>8.7118835449</text:p>
          </table:table-cell>
          <table:table-cell table:number-columns-repeated="3"/>
          <table:table-cell table:formula="of:=[.G164]*[.$Y$1]" office:value-type="float" office:value="-0.5035400390625" calcext:value-type="float">
            <text:p>-0.5035400391</text:p>
          </table:table-cell>
          <table:table-cell table:formula="of:=[.H164]*[.$Y$1]" office:value-type="float" office:value="-0.30517578125" calcext:value-type="float">
            <text:p>-0.3051757813</text:p>
          </table:table-cell>
          <table:table-cell table:formula="of:=[.I164]*[.$Y$1]" office:value-type="float" office:value="-0.1068115234375" calcext:value-type="float">
            <text:p>-0.1068115234</text:p>
          </table:table-cell>
        </table:table-row>
        <table:table-row table:style-name="ro1">
          <table:table-cell office:value-type="float" office:value="-33.9084" calcext:value-type="float">
            <text:p>-33.9084</text:p>
          </table:table-cell>
          <table:table-cell office:value-type="float" office:value="-24.1089" calcext:value-type="float">
            <text:p>-24.1089</text:p>
          </table:table-cell>
          <table:table-cell office:value-type="float" office:value="-0.113111" calcext:value-type="float">
            <text:p>-0.113111</text:p>
          </table:table-cell>
          <table:table-cell office:value-type="float" office:value="-158" calcext:value-type="float">
            <text:p>-158</text:p>
          </table:table-cell>
          <table:table-cell office:value-type="float" office:value="-75" calcext:value-type="float">
            <text:p>-75</text:p>
          </table:table-cell>
          <table:table-cell office:value-type="float" office:value="1463" calcext:value-type="float">
            <text:p>1463</text:p>
          </table:table-cell>
          <table:table-cell office:value-type="float" office:value="-32" calcext:value-type="float">
            <text:p>-32</text:p>
          </table:table-cell>
          <table:table-cell office:value-type="float" office:value="-17" calcext:value-type="float">
            <text:p>-17</text:p>
          </table:table-cell>
          <table:table-cell office:value-type="float" office:value="-19" calcext:value-type="float">
            <text:p>-19</text:p>
          </table:table-cell>
          <table:table-cell table:number-columns-repeated="10"/>
          <table:table-cell table:formula="of:=[.D165]*[.$L$1]" office:value-type="float" office:value="-0.94603271484375" calcext:value-type="float">
            <text:p>-0.9460327148</text:p>
          </table:table-cell>
          <table:table-cell table:formula="of:=[.E165]*[.$L$1]" office:value-type="float" office:value="-0.449066162109375" calcext:value-type="float">
            <text:p>-0.4490661621</text:p>
          </table:table-cell>
          <table:table-cell table:formula="of:=[.F165]*[.$L$1]" office:value-type="float" office:value="8.75978393554688" calcext:value-type="float">
            <text:p>8.7597839355</text:p>
          </table:table-cell>
          <table:table-cell table:number-columns-repeated="3"/>
          <table:table-cell table:formula="of:=[.G165]*[.$Y$1]" office:value-type="float" office:value="-0.48828125" calcext:value-type="float">
            <text:p>-0.48828125</text:p>
          </table:table-cell>
          <table:table-cell table:formula="of:=[.H165]*[.$Y$1]" office:value-type="float" office:value="-0.2593994140625" calcext:value-type="float">
            <text:p>-0.2593994141</text:p>
          </table:table-cell>
          <table:table-cell table:formula="of:=[.I165]*[.$Y$1]" office:value-type="float" office:value="-0.2899169921875" calcext:value-type="float">
            <text:p>-0.2899169922</text:p>
          </table:table-cell>
        </table:table-row>
        <table:table-row table:style-name="ro1">
          <table:table-cell office:value-type="float" office:value="-34.1514" calcext:value-type="float">
            <text:p>-34.1514</text:p>
          </table:table-cell>
          <table:table-cell office:value-type="float" office:value="-24.2767" calcext:value-type="float">
            <text:p>-24.2767</text:p>
          </table:table-cell>
          <table:table-cell office:value-type="float" office:value="-0.0675047" calcext:value-type="float">
            <text:p>-0.0675047</text:p>
          </table:table-cell>
          <table:table-cell office:value-type="float" office:value="-148" calcext:value-type="float">
            <text:p>-148</text:p>
          </table:table-cell>
          <table:table-cell office:value-type="float" office:value="-78" calcext:value-type="float">
            <text:p>-78</text:p>
          </table:table-cell>
          <table:table-cell office:value-type="float" office:value="1450" calcext:value-type="float">
            <text:p>1450</text:p>
          </table:table-cell>
          <table:table-cell office:value-type="float" office:value="-37" calcext:value-type="float">
            <text:p>-37</text:p>
          </table:table-cell>
          <table:table-cell office:value-type="float" office:value="-22" calcext:value-type="float">
            <text:p>-22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formula="of:=[.D166]*[.$L$1]" office:value-type="float" office:value="-0.8861572265625" calcext:value-type="float">
            <text:p>-0.8861572266</text:p>
          </table:table-cell>
          <table:table-cell table:formula="of:=[.E166]*[.$L$1]" office:value-type="float" office:value="-0.46702880859375" calcext:value-type="float">
            <text:p>-0.4670288086</text:p>
          </table:table-cell>
          <table:table-cell table:formula="of:=[.F166]*[.$L$1]" office:value-type="float" office:value="8.68194580078125" calcext:value-type="float">
            <text:p>8.6819458008</text:p>
          </table:table-cell>
          <table:table-cell table:number-columns-repeated="3"/>
          <table:table-cell table:formula="of:=[.G166]*[.$Y$1]" office:value-type="float" office:value="-0.5645751953125" calcext:value-type="float">
            <text:p>-0.5645751953</text:p>
          </table:table-cell>
          <table:table-cell table:formula="of:=[.H166]*[.$Y$1]" office:value-type="float" office:value="-0.335693359375" calcext:value-type="float">
            <text:p>-0.3356933594</text:p>
          </table:table-cell>
          <table:table-cell table:formula="of:=[.I166]*[.$Y$1]" office:value-type="float" office:value="0.0457763671875" calcext:value-type="float">
            <text:p>0.0457763672</text:p>
          </table:table-cell>
        </table:table-row>
        <table:table-row table:style-name="ro1">
          <table:table-cell office:value-type="float" office:value="-34.3747" calcext:value-type="float">
            <text:p>-34.3747</text:p>
          </table:table-cell>
          <table:table-cell office:value-type="float" office:value="-24.4293" calcext:value-type="float">
            <text:p>-24.4293</text:p>
          </table:table-cell>
          <table:table-cell office:value-type="float" office:value="-0.0794049" calcext:value-type="float">
            <text:p>-0.0794049</text:p>
          </table:table-cell>
          <table:table-cell office:value-type="float" office:value="-15" calcext:value-type="float">
            <text:p>-15</text:p>
          </table:table-cell>
          <table:table-cell office:value-type="float" office:value="-72" calcext:value-type="float">
            <text:p>-72</text:p>
          </table:table-cell>
          <table:table-cell office:value-type="float" office:value="1467" calcext:value-type="float">
            <text:p>1467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-8" calcext:value-type="float">
            <text:p>-8</text:p>
          </table:table-cell>
          <table:table-cell table:number-columns-repeated="10"/>
          <table:table-cell table:formula="of:=[.D167]*[.$L$1]" office:value-type="float" office:value="-0.089813232421875" calcext:value-type="float">
            <text:p>-0.0898132324</text:p>
          </table:table-cell>
          <table:table-cell table:formula="of:=[.E167]*[.$L$1]" office:value-type="float" office:value="-0.431103515625" calcext:value-type="float">
            <text:p>-0.4311035156</text:p>
          </table:table-cell>
          <table:table-cell table:formula="of:=[.F167]*[.$L$1]" office:value-type="float" office:value="8.78373413085938" calcext:value-type="float">
            <text:p>8.7837341309</text:p>
          </table:table-cell>
          <table:table-cell table:number-columns-repeated="3"/>
          <table:table-cell table:formula="of:=[.G167]*[.$Y$1]" office:value-type="float" office:value="-0.518798828125" calcext:value-type="float">
            <text:p>-0.5187988281</text:p>
          </table:table-cell>
          <table:table-cell table:formula="of:=[.H167]*[.$Y$1]" office:value-type="float" office:value="-0.30517578125" calcext:value-type="float">
            <text:p>-0.3051757813</text:p>
          </table:table-cell>
          <table:table-cell table:formula="of:=[.I167]*[.$Y$1]" office:value-type="float" office:value="-0.1220703125" calcext:value-type="float">
            <text:p>-0.1220703125</text:p>
          </table:table-cell>
        </table:table-row>
        <table:table-row table:style-name="ro1">
          <table:table-cell office:value-type="float" office:value="-34.596" calcext:value-type="float">
            <text:p>-34.596</text:p>
          </table:table-cell>
          <table:table-cell office:value-type="float" office:value="-24.5895" calcext:value-type="float">
            <text:p>-24.5895</text:p>
          </table:table-cell>
          <table:table-cell office:value-type="float" office:value="-0.0420214" calcext:value-type="float">
            <text:p>-0.0420214</text:p>
          </table:table-cell>
          <table:table-cell office:value-type="float" office:value="-150" calcext:value-type="float">
            <text:p>-150</text:p>
          </table:table-cell>
          <table:table-cell office:value-type="float" office:value="-77" calcext:value-type="float">
            <text:p>-77</text:p>
          </table:table-cell>
          <table:table-cell office:value-type="float" office:value="1474" calcext:value-type="float">
            <text:p>1474</text:p>
          </table:table-cell>
          <table:table-cell office:value-type="float" office:value="-34" calcext:value-type="float">
            <text:p>-34</text:p>
          </table:table-cell>
          <table:table-cell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D168]*[.$L$1]" office:value-type="float" office:value="-0.89813232421875" calcext:value-type="float">
            <text:p>-0.8981323242</text:p>
          </table:table-cell>
          <table:table-cell table:formula="of:=[.E168]*[.$L$1]" office:value-type="float" office:value="-0.461041259765625" calcext:value-type="float">
            <text:p>-0.4610412598</text:p>
          </table:table-cell>
          <table:table-cell table:formula="of:=[.F168]*[.$L$1]" office:value-type="float" office:value="8.82564697265625" calcext:value-type="float">
            <text:p>8.8256469727</text:p>
          </table:table-cell>
          <table:table-cell table:number-columns-repeated="3"/>
          <table:table-cell table:formula="of:=[.G168]*[.$Y$1]" office:value-type="float" office:value="-0.518798828125" calcext:value-type="float">
            <text:p>-0.5187988281</text:p>
          </table:table-cell>
          <table:table-cell table:formula="of:=[.H168]*[.$Y$1]" office:value-type="float" office:value="-0.3204345703125" calcext:value-type="float">
            <text:p>-0.3204345703</text:p>
          </table:table-cell>
          <table:table-cell table:formula="of:=[.I168]*[.$Y$1]" office:value-type="float" office:value="0.1068115234375" calcext:value-type="float">
            <text:p>0.1068115234</text:p>
          </table:table-cell>
        </table:table-row>
        <table:table-row table:style-name="ro1">
          <table:table-cell office:value-type="float" office:value="-34.8321" calcext:value-type="float">
            <text:p>-34.8321</text:p>
          </table:table-cell>
          <table:table-cell office:value-type="float" office:value="-24.7345" calcext:value-type="float">
            <text:p>-24.7345</text:p>
          </table:table-cell>
          <table:table-cell office:value-type="float" office:value="0.0128192" calcext:value-type="float">
            <text:p>0.0128192</text:p>
          </table:table-cell>
          <table:table-cell office:value-type="float" office:value="-160" calcext:value-type="float">
            <text:p>-160</text:p>
          </table:table-cell>
          <table:table-cell office:value-type="float" office:value="-77" calcext:value-type="float">
            <text:p>-77</text:p>
          </table:table-cell>
          <table:table-cell office:value-type="float" office:value="1462" calcext:value-type="float">
            <text:p>1462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table:formula="of:=[.D169]*[.$L$1]" office:value-type="float" office:value="-0.9580078125" calcext:value-type="float">
            <text:p>-0.9580078125</text:p>
          </table:table-cell>
          <table:table-cell table:formula="of:=[.E169]*[.$L$1]" office:value-type="float" office:value="-0.461041259765625" calcext:value-type="float">
            <text:p>-0.4610412598</text:p>
          </table:table-cell>
          <table:table-cell table:formula="of:=[.F169]*[.$L$1]" office:value-type="float" office:value="8.75379638671875" calcext:value-type="float">
            <text:p>8.7537963867</text:p>
          </table:table-cell>
          <table:table-cell table:number-columns-repeated="3"/>
          <table:table-cell table:formula="of:=[.G169]*[.$Y$1]" office:value-type="float" office:value="-0.54931640625" calcext:value-type="float">
            <text:p>-0.5493164063</text:p>
          </table:table-cell>
          <table:table-cell table:formula="of:=[.H169]*[.$Y$1]" office:value-type="float" office:value="-0.2899169921875" calcext:value-type="float">
            <text:p>-0.2899169922</text:p>
          </table:table-cell>
          <table:table-cell table:formula="of:=[.I169]*[.$Y$1]" office:value-type="float" office:value="0.3204345703125" calcext:value-type="float">
            <text:p>0.3204345703</text:p>
          </table:table-cell>
        </table:table-row>
        <table:table-row table:style-name="ro1">
          <table:table-cell office:value-type="float" office:value="-35.0539" calcext:value-type="float">
            <text:p>-35.0539</text:p>
          </table:table-cell>
          <table:table-cell office:value-type="float" office:value="-24.8871" calcext:value-type="float">
            <text:p>-24.8871</text:p>
          </table:table-cell>
          <table:table-cell office:value-type="float" office:value="-0.049947" calcext:value-type="float">
            <text:p>-0.049947</text:p>
          </table:table-cell>
          <table:table-cell office:value-type="float" office:value="-158" calcext:value-type="float">
            <text:p>-158</text:p>
          </table:table-cell>
          <table:table-cell office:value-type="float" office:value="-76" calcext:value-type="float">
            <text:p>-76</text:p>
          </table:table-cell>
          <table:table-cell office:value-type="float" office:value="1480" calcext:value-type="float">
            <text:p>1480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-8" calcext:value-type="float">
            <text:p>-8</text:p>
          </table:table-cell>
          <table:table-cell table:number-columns-repeated="10"/>
          <table:table-cell table:formula="of:=[.D170]*[.$L$1]" office:value-type="float" office:value="-0.94603271484375" calcext:value-type="float">
            <text:p>-0.9460327148</text:p>
          </table:table-cell>
          <table:table-cell table:formula="of:=[.E170]*[.$L$1]" office:value-type="float" office:value="-0.4550537109375" calcext:value-type="float">
            <text:p>-0.4550537109</text:p>
          </table:table-cell>
          <table:table-cell table:formula="of:=[.F170]*[.$L$1]" office:value-type="float" office:value="8.861572265625" calcext:value-type="float">
            <text:p>8.8615722656</text:p>
          </table:table-cell>
          <table:table-cell table:number-columns-repeated="3"/>
          <table:table-cell table:formula="of:=[.G170]*[.$Y$1]" office:value-type="float" office:value="-0.518798828125" calcext:value-type="float">
            <text:p>-0.5187988281</text:p>
          </table:table-cell>
          <table:table-cell table:formula="of:=[.H170]*[.$Y$1]" office:value-type="float" office:value="-0.30517578125" calcext:value-type="float">
            <text:p>-0.3051757813</text:p>
          </table:table-cell>
          <table:table-cell table:formula="of:=[.I170]*[.$Y$1]" office:value-type="float" office:value="-0.1220703125" calcext:value-type="float">
            <text:p>-0.1220703125</text:p>
          </table:table-cell>
        </table:table-row>
        <table:table-row table:style-name="ro1">
          <table:table-cell office:value-type="float" office:value="-35.2536" calcext:value-type="float">
            <text:p>-35.2536</text:p>
          </table:table-cell>
          <table:table-cell office:value-type="float" office:value="-25.0473" calcext:value-type="float">
            <text:p>-25.0473</text:p>
          </table:table-cell>
          <table:table-cell office:value-type="float" office:value="-0.0265605" calcext:value-type="float">
            <text:p>-0.0265605</text:p>
          </table:table-cell>
          <table:table-cell office:value-type="float" office:value="-151" calcext:value-type="float">
            <text:p>-151</text:p>
          </table:table-cell>
          <table:table-cell office:value-type="float" office:value="-73" calcext:value-type="float">
            <text:p>-73</text:p>
          </table:table-cell>
          <table:table-cell office:value-type="float" office:value="1456" calcext:value-type="float">
            <text:p>1456</text:p>
          </table:table-cell>
          <table:table-cell office:value-type="float" office:value="-31" calcext:value-type="float">
            <text:p>-31</text:p>
          </table:table-cell>
          <table:table-cell office:value-type="float" office:value="-21" calcext:value-type="float">
            <text:p>-21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D171]*[.$L$1]" office:value-type="float" office:value="-0.904119873046875" calcext:value-type="float">
            <text:p>-0.904119873</text:p>
          </table:table-cell>
          <table:table-cell table:formula="of:=[.E171]*[.$L$1]" office:value-type="float" office:value="-0.437091064453125" calcext:value-type="float">
            <text:p>-0.4370910645</text:p>
          </table:table-cell>
          <table:table-cell table:formula="of:=[.F171]*[.$L$1]" office:value-type="float" office:value="8.71787109375" calcext:value-type="float">
            <text:p>8.7178710938</text:p>
          </table:table-cell>
          <table:table-cell table:number-columns-repeated="3"/>
          <table:table-cell table:formula="of:=[.G171]*[.$Y$1]" office:value-type="float" office:value="-0.4730224609375" calcext:value-type="float">
            <text:p>-0.4730224609</text:p>
          </table:table-cell>
          <table:table-cell table:formula="of:=[.H171]*[.$Y$1]" office:value-type="float" office:value="-0.3204345703125" calcext:value-type="float">
            <text:p>-0.3204345703</text:p>
          </table:table-cell>
          <table:table-cell table:formula="of:=[.I171]*[.$Y$1]" office:value-type="float" office:value="0.1220703125" calcext:value-type="float">
            <text:p>0.1220703125</text:p>
          </table:table-cell>
        </table:table-row>
        <table:table-row table:style-name="ro1">
          <table:table-cell office:value-type="float" office:value="-35.4899" calcext:value-type="float">
            <text:p>-35.4899</text:p>
          </table:table-cell>
          <table:table-cell office:value-type="float" office:value="-25.1999" calcext:value-type="float">
            <text:p>-25.1999</text:p>
          </table:table-cell>
          <table:table-cell office:value-type="float" office:value="-0.0424607" calcext:value-type="float">
            <text:p>-0.0424607</text:p>
          </table:table-cell>
          <table:table-cell office:value-type="float" office:value="-165" calcext:value-type="float">
            <text:p>-165</text:p>
          </table:table-cell>
          <table:table-cell office:value-type="float" office:value="-77" calcext:value-type="float">
            <text:p>-77</text:p>
          </table:table-cell>
          <table:table-cell office:value-type="float" office:value="1462" calcext:value-type="float">
            <text:p>1462</text:p>
          </table:table-cell>
          <table:table-cell office:value-type="float" office:value="-36" calcext:value-type="float">
            <text:p>-36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formula="of:=[.D172]*[.$L$1]" office:value-type="float" office:value="-0.987945556640625" calcext:value-type="float">
            <text:p>-0.9879455566</text:p>
          </table:table-cell>
          <table:table-cell table:formula="of:=[.E172]*[.$L$1]" office:value-type="float" office:value="-0.461041259765625" calcext:value-type="float">
            <text:p>-0.4610412598</text:p>
          </table:table-cell>
          <table:table-cell table:formula="of:=[.F172]*[.$L$1]" office:value-type="float" office:value="8.75379638671875" calcext:value-type="float">
            <text:p>8.7537963867</text:p>
          </table:table-cell>
          <table:table-cell table:number-columns-repeated="3"/>
          <table:table-cell table:formula="of:=[.G172]*[.$Y$1]" office:value-type="float" office:value="-0.54931640625" calcext:value-type="float">
            <text:p>-0.5493164063</text:p>
          </table:table-cell>
          <table:table-cell table:formula="of:=[.H172]*[.$Y$1]" office:value-type="float" office:value="-0.30517578125" calcext:value-type="float">
            <text:p>-0.3051757813</text:p>
          </table:table-cell>
          <table:table-cell table:formula="of:=[.I172]*[.$Y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5.7066" calcext:value-type="float">
            <text:p>-35.7066</text:p>
          </table:table-cell>
          <table:table-cell office:value-type="float" office:value="-25.3296" calcext:value-type="float">
            <text:p>-25.3296</text:p>
          </table:table-cell>
          <table:table-cell office:value-type="float" office:value="-0.0308275" calcext:value-type="float">
            <text:p>-0.0308275</text:p>
          </table:table-cell>
          <table:table-cell office:value-type="float" office:value="-149" calcext:value-type="float">
            <text:p>-149</text:p>
          </table:table-cell>
          <table:table-cell office:value-type="float" office:value="-70" calcext:value-type="float">
            <text:p>-70</text:p>
          </table:table-cell>
          <table:table-cell office:value-type="float" office:value="1474" calcext:value-type="float">
            <text:p>1474</text:p>
          </table:table-cell>
          <table:table-cell office:value-type="float" office:value="-33" calcext:value-type="float">
            <text:p>-33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formula="of:=[.D173]*[.$L$1]" office:value-type="float" office:value="-0.892144775390625" calcext:value-type="float">
            <text:p>-0.8921447754</text:p>
          </table:table-cell>
          <table:table-cell table:formula="of:=[.E173]*[.$L$1]" office:value-type="float" office:value="-0.41912841796875" calcext:value-type="float">
            <text:p>-0.419128418</text:p>
          </table:table-cell>
          <table:table-cell table:formula="of:=[.F173]*[.$L$1]" office:value-type="float" office:value="8.82564697265625" calcext:value-type="float">
            <text:p>8.8256469727</text:p>
          </table:table-cell>
          <table:table-cell table:number-columns-repeated="3"/>
          <table:table-cell table:formula="of:=[.G173]*[.$Y$1]" office:value-type="float" office:value="-0.5035400390625" calcext:value-type="float">
            <text:p>-0.5035400391</text:p>
          </table:table-cell>
          <table:table-cell table:formula="of:=[.H173]*[.$Y$1]" office:value-type="float" office:value="-0.2593994140625" calcext:value-type="float">
            <text:p>-0.2593994141</text:p>
          </table:table-cell>
          <table:table-cell table:formula="of:=[.I173]*[.$Y$1]" office:value-type="float" office:value="0.0762939453125" calcext:value-type="float">
            <text:p>0.0762939453</text:p>
          </table:table-cell>
        </table:table-row>
        <table:table-row table:style-name="ro1">
          <table:table-cell office:value-type="float" office:value="-35.9205" calcext:value-type="float">
            <text:p>-35.9205</text:p>
          </table:table-cell>
          <table:table-cell office:value-type="float" office:value="-25.4822" calcext:value-type="float">
            <text:p>-25.4822</text:p>
          </table:table-cell>
          <table:table-cell office:value-type="float" office:value="-0.0262475" calcext:value-type="float">
            <text:p>-0.0262475</text:p>
          </table:table-cell>
          <table:table-cell office:value-type="float" office:value="-148" calcext:value-type="float">
            <text:p>-148</text:p>
          </table:table-cell>
          <table:table-cell office:value-type="float" office:value="-76" calcext:value-type="float">
            <text:p>-76</text:p>
          </table:table-cell>
          <table:table-cell office:value-type="float" office:value="1461" calcext:value-type="float">
            <text:p>1461</text:p>
          </table:table-cell>
          <table:table-cell office:value-type="float" office:value="-33" calcext:value-type="float">
            <text:p>-33</text:p>
          </table:table-cell>
          <table:table-cell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D174]*[.$L$1]" office:value-type="float" office:value="-0.8861572265625" calcext:value-type="float">
            <text:p>-0.8861572266</text:p>
          </table:table-cell>
          <table:table-cell table:formula="of:=[.E174]*[.$L$1]" office:value-type="float" office:value="-0.4550537109375" calcext:value-type="float">
            <text:p>-0.4550537109</text:p>
          </table:table-cell>
          <table:table-cell table:formula="of:=[.F174]*[.$L$1]" office:value-type="float" office:value="8.74780883789063" calcext:value-type="float">
            <text:p>8.7478088379</text:p>
          </table:table-cell>
          <table:table-cell table:number-columns-repeated="3"/>
          <table:table-cell table:formula="of:=[.G174]*[.$Y$1]" office:value-type="float" office:value="-0.5035400390625" calcext:value-type="float">
            <text:p>-0.5035400391</text:p>
          </table:table-cell>
          <table:table-cell table:formula="of:=[.H174]*[.$Y$1]" office:value-type="float" office:value="-0.30517578125" calcext:value-type="float">
            <text:p>-0.3051757813</text:p>
          </table:table-cell>
          <table:table-cell table:formula="of:=[.I174]*[.$Y$1]" office:value-type="float" office:value="0.091552734375" calcext:value-type="float">
            <text:p>0.0915527344</text:p>
          </table:table-cell>
        </table:table-row>
        <table:table-row table:style-name="ro1">
          <table:table-cell office:value-type="float" office:value="-36.1204" calcext:value-type="float">
            <text:p>-36.1204</text:p>
          </table:table-cell>
          <table:table-cell office:value-type="float" office:value="-25.6271" calcext:value-type="float">
            <text:p>-25.6271</text:p>
          </table:table-cell>
          <table:table-cell office:value-type="float" office:value="-0.0232051" calcext:value-type="float">
            <text:p>-0.0232051</text:p>
          </table:table-cell>
          <table:table-cell office:value-type="float" office:value="-154" calcext:value-type="float">
            <text:p>-154</text:p>
          </table:table-cell>
          <table:table-cell office:value-type="float" office:value="-73" calcext:value-type="float">
            <text:p>-73</text:p>
          </table:table-cell>
          <table:table-cell office:value-type="float" office:value="1462" calcext:value-type="float">
            <text:p>1462</text:p>
          </table:table-cell>
          <table:table-cell office:value-type="float" office:value="-31" calcext:value-type="float">
            <text:p>-31</text:p>
          </table:table-cell>
          <table:table-cell office:value-type="float" office:value="-19" calcext:value-type="float">
            <text:p>-19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D175]*[.$L$1]" office:value-type="float" office:value="-0.92208251953125" calcext:value-type="float">
            <text:p>-0.9220825195</text:p>
          </table:table-cell>
          <table:table-cell table:formula="of:=[.E175]*[.$L$1]" office:value-type="float" office:value="-0.437091064453125" calcext:value-type="float">
            <text:p>-0.4370910645</text:p>
          </table:table-cell>
          <table:table-cell table:formula="of:=[.F175]*[.$L$1]" office:value-type="float" office:value="8.75379638671875" calcext:value-type="float">
            <text:p>8.7537963867</text:p>
          </table:table-cell>
          <table:table-cell table:number-columns-repeated="3"/>
          <table:table-cell table:formula="of:=[.G175]*[.$Y$1]" office:value-type="float" office:value="-0.4730224609375" calcext:value-type="float">
            <text:p>-0.4730224609</text:p>
          </table:table-cell>
          <table:table-cell table:formula="of:=[.H175]*[.$Y$1]" office:value-type="float" office:value="-0.2899169921875" calcext:value-type="float">
            <text:p>-0.2899169922</text:p>
          </table:table-cell>
          <table:table-cell table:formula="of:=[.I175]*[.$Y$1]" office:value-type="float" office:value="0.091552734375" calcext:value-type="float">
            <text:p>0.0915527344</text:p>
          </table:table-cell>
        </table:table-row>
        <table:table-row table:style-name="ro1">
          <table:table-cell office:value-type="float" office:value="-36.3237" calcext:value-type="float">
            <text:p>-36.3237</text:p>
          </table:table-cell>
          <table:table-cell office:value-type="float" office:value="-25.7645" calcext:value-type="float">
            <text:p>-25.7645</text:p>
          </table:table-cell>
          <table:table-cell office:value-type="float" office:value="-0.00153903" calcext:value-type="float">
            <text:p>-0.00153903</text:p>
          </table:table-cell>
          <table:table-cell office:value-type="float" office:value="-158" calcext:value-type="float">
            <text:p>-158</text:p>
          </table:table-cell>
          <table:table-cell office:value-type="float" office:value="-66" calcext:value-type="float">
            <text:p>-66</text:p>
          </table:table-cell>
          <table:table-cell office:value-type="float" office:value="1466" calcext:value-type="float">
            <text:p>1466</text:p>
          </table:table-cell>
          <table:table-cell office:value-type="float" office:value="-31" calcext:value-type="float">
            <text:p>-31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D176]*[.$L$1]" office:value-type="float" office:value="-0.94603271484375" calcext:value-type="float">
            <text:p>-0.9460327148</text:p>
          </table:table-cell>
          <table:table-cell table:formula="of:=[.E176]*[.$L$1]" office:value-type="float" office:value="-0.39517822265625" calcext:value-type="float">
            <text:p>-0.3951782227</text:p>
          </table:table-cell>
          <table:table-cell table:formula="of:=[.F176]*[.$L$1]" office:value-type="float" office:value="8.77774658203125" calcext:value-type="float">
            <text:p>8.777746582</text:p>
          </table:table-cell>
          <table:table-cell table:number-columns-repeated="3"/>
          <table:table-cell table:formula="of:=[.G176]*[.$Y$1]" office:value-type="float" office:value="-0.4730224609375" calcext:value-type="float">
            <text:p>-0.4730224609</text:p>
          </table:table-cell>
          <table:table-cell table:formula="of:=[.H176]*[.$Y$1]" office:value-type="float" office:value="-0.274658203125" calcext:value-type="float">
            <text:p>-0.2746582031</text:p>
          </table:table-cell>
          <table:table-cell table:formula="of:=[.I176]*[.$Y$1]" office:value-type="float" office:value="0.18310546875" calcext:value-type="float">
            <text:p>0.1831054688</text:p>
          </table:table-cell>
        </table:table-row>
        <table:table-row table:style-name="ro1">
          <table:table-cell office:value-type="float" office:value="-36.5266" calcext:value-type="float">
            <text:p>-36.5266</text:p>
          </table:table-cell>
          <table:table-cell office:value-type="float" office:value="-25.9171" calcext:value-type="float">
            <text:p>-25.9171</text:p>
          </table:table-cell>
          <table:table-cell office:value-type="float" office:value="-0.0667435" calcext:value-type="float">
            <text:p>-0.0667435</text:p>
          </table:table-cell>
          <table:table-cell office:value-type="float" office:value="-149" calcext:value-type="float">
            <text:p>-149</text:p>
          </table:table-cell>
          <table:table-cell office:value-type="float" office:value="-68" calcext:value-type="float">
            <text:p>-68</text:p>
          </table:table-cell>
          <table:table-cell office:value-type="float" office:value="1478" calcext:value-type="float">
            <text:p>1478</text:p>
          </table:table-cell>
          <table:table-cell office:value-type="float" office:value="-31" calcext:value-type="float">
            <text:p>-31</text:p>
          </table:table-cell>
          <table:table-cell office:value-type="float" office:value="-20" calcext:value-type="float">
            <text:p>-20</text:p>
          </table:table-cell>
          <table:table-cell office:value-type="float" office:value="-13" calcext:value-type="float">
            <text:p>-13</text:p>
          </table:table-cell>
          <table:table-cell table:number-columns-repeated="10"/>
          <table:table-cell table:formula="of:=[.D177]*[.$L$1]" office:value-type="float" office:value="-0.892144775390625" calcext:value-type="float">
            <text:p>-0.8921447754</text:p>
          </table:table-cell>
          <table:table-cell table:formula="of:=[.E177]*[.$L$1]" office:value-type="float" office:value="-0.4071533203125" calcext:value-type="float">
            <text:p>-0.4071533203</text:p>
          </table:table-cell>
          <table:table-cell table:formula="of:=[.F177]*[.$L$1]" office:value-type="float" office:value="8.84959716796875" calcext:value-type="float">
            <text:p>8.849597168</text:p>
          </table:table-cell>
          <table:table-cell table:number-columns-repeated="3"/>
          <table:table-cell table:formula="of:=[.G177]*[.$Y$1]" office:value-type="float" office:value="-0.4730224609375" calcext:value-type="float">
            <text:p>-0.4730224609</text:p>
          </table:table-cell>
          <table:table-cell table:formula="of:=[.H177]*[.$Y$1]" office:value-type="float" office:value="-0.30517578125" calcext:value-type="float">
            <text:p>-0.3051757813</text:p>
          </table:table-cell>
          <table:table-cell table:formula="of:=[.I177]*[.$Y$1]" office:value-type="float" office:value="-0.1983642578125" calcext:value-type="float">
            <text:p>-0.1983642578</text:p>
          </table:table-cell>
        </table:table-row>
        <table:table-row table:style-name="ro1">
          <table:table-cell office:value-type="float" office:value="-36.7504" calcext:value-type="float">
            <text:p>-36.7504</text:p>
          </table:table-cell>
          <table:table-cell office:value-type="float" office:value="-26.0544" calcext:value-type="float">
            <text:p>-26.0544</text:p>
          </table:table-cell>
          <table:table-cell office:value-type="float" office:value="-0.0350542" calcext:value-type="float">
            <text:p>-0.0350542</text:p>
          </table:table-cell>
          <table:table-cell office:value-type="float" office:value="-155" calcext:value-type="float">
            <text:p>-155</text:p>
          </table:table-cell>
          <table:table-cell office:value-type="float" office:value="-72" calcext:value-type="float">
            <text:p>-72</text:p>
          </table:table-cell>
          <table:table-cell office:value-type="float" office:value="1476" calcext:value-type="float">
            <text:p>1476</text:p>
          </table:table-cell>
          <table:table-cell office:value-type="float" office:value="-34" calcext:value-type="float">
            <text:p>-34</text:p>
          </table:table-cell>
          <table:table-cell office:value-type="float" office:value="-18" calcext:value-type="float">
            <text:p>-18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D178]*[.$L$1]" office:value-type="float" office:value="-0.928070068359375" calcext:value-type="float">
            <text:p>-0.9280700684</text:p>
          </table:table-cell>
          <table:table-cell table:formula="of:=[.E178]*[.$L$1]" office:value-type="float" office:value="-0.431103515625" calcext:value-type="float">
            <text:p>-0.4311035156</text:p>
          </table:table-cell>
          <table:table-cell table:formula="of:=[.F178]*[.$L$1]" office:value-type="float" office:value="8.8376220703125" calcext:value-type="float">
            <text:p>8.8376220703</text:p>
          </table:table-cell>
          <table:table-cell table:number-columns-repeated="3"/>
          <table:table-cell table:formula="of:=[.G178]*[.$Y$1]" office:value-type="float" office:value="-0.518798828125" calcext:value-type="float">
            <text:p>-0.5187988281</text:p>
          </table:table-cell>
          <table:table-cell table:formula="of:=[.H178]*[.$Y$1]" office:value-type="float" office:value="-0.274658203125" calcext:value-type="float">
            <text:p>-0.2746582031</text:p>
          </table:table-cell>
          <table:table-cell table:formula="of:=[.I178]*[.$Y$1]" office:value-type="float" office:value="0.1068115234375" calcext:value-type="float">
            <text:p>0.1068115234</text:p>
          </table:table-cell>
        </table:table-row>
        <table:table-row table:style-name="ro1">
          <table:table-cell office:value-type="float" office:value="-36.9674" calcext:value-type="float">
            <text:p>-36.9674</text:p>
          </table:table-cell>
          <table:table-cell office:value-type="float" office:value="-26.062" calcext:value-type="float">
            <text:p>-26.062</text:p>
          </table:table-cell>
          <table:table-cell office:value-type="float" office:value="-0.0104466" calcext:value-type="float">
            <text:p>-0.0104466</text:p>
          </table:table-cell>
          <table:table-cell office:value-type="float" office:value="-150" calcext:value-type="float">
            <text:p>-150</text:p>
          </table:table-cell>
          <table:table-cell office:value-type="float" office:value="-69" calcext:value-type="float">
            <text:p>-69</text:p>
          </table:table-cell>
          <table:table-cell office:value-type="float" office:value="1456" calcext:value-type="float">
            <text:p>1456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D179]*[.$L$1]" office:value-type="float" office:value="-0.89813232421875" calcext:value-type="float">
            <text:p>-0.8981323242</text:p>
          </table:table-cell>
          <table:table-cell table:formula="of:=[.E179]*[.$L$1]" office:value-type="float" office:value="-0.413140869140625" calcext:value-type="float">
            <text:p>-0.4131408691</text:p>
          </table:table-cell>
          <table:table-cell table:formula="of:=[.F179]*[.$L$1]" office:value-type="float" office:value="8.71787109375" calcext:value-type="float">
            <text:p>8.7178710938</text:p>
          </table:table-cell>
          <table:table-cell table:number-columns-repeated="3"/>
          <table:table-cell table:formula="of:=[.G179]*[.$Y$1]" office:value-type="float" office:value="-0.5035400390625" calcext:value-type="float">
            <text:p>-0.5035400391</text:p>
          </table:table-cell>
          <table:table-cell table:formula="of:=[.H179]*[.$Y$1]" office:value-type="float" office:value="-0.0152587890625" calcext:value-type="float">
            <text:p>-0.0152587891</text:p>
          </table:table-cell>
          <table:table-cell table:formula="of:=[.I179]*[.$Y$1]" office:value-type="float" office:value="0.1678466796875" calcext:value-type="float">
            <text:p>0.1678466797</text:p>
          </table:table-cell>
        </table:table-row>
        <table:table-row table:style-name="ro1">
          <table:table-cell office:value-type="float" office:value="-37.1939" calcext:value-type="float">
            <text:p>-37.1939</text:p>
          </table:table-cell>
          <table:table-cell office:value-type="float" office:value="-26.207" calcext:value-type="float">
            <text:p>-26.207</text:p>
          </table:table-cell>
          <table:table-cell office:value-type="float" office:value="-0.0179549" calcext:value-type="float">
            <text:p>-0.0179549</text:p>
          </table:table-cell>
          <table:table-cell office:value-type="float" office:value="-146" calcext:value-type="float">
            <text:p>-146</text:p>
          </table:table-cell>
          <table:table-cell office:value-type="float" office:value="-82" calcext:value-type="float">
            <text:p>-82</text:p>
          </table:table-cell>
          <table:table-cell office:value-type="float" office:value="1466" calcext:value-type="float">
            <text:p>1466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D180]*[.$L$1]" office:value-type="float" office:value="-0.87418212890625" calcext:value-type="float">
            <text:p>-0.8741821289</text:p>
          </table:table-cell>
          <table:table-cell table:formula="of:=[.E180]*[.$L$1]" office:value-type="float" office:value="-0.49097900390625" calcext:value-type="float">
            <text:p>-0.4909790039</text:p>
          </table:table-cell>
          <table:table-cell table:formula="of:=[.F180]*[.$L$1]" office:value-type="float" office:value="8.77774658203125" calcext:value-type="float">
            <text:p>8.777746582</text:p>
          </table:table-cell>
          <table:table-cell table:number-columns-repeated="3"/>
          <table:table-cell table:formula="of:=[.G180]*[.$Y$1]" office:value-type="float" office:value="-0.5340576171875" calcext:value-type="float">
            <text:p>-0.5340576172</text:p>
          </table:table-cell>
          <table:table-cell table:formula="of:=[.H180]*[.$Y$1]" office:value-type="float" office:value="-0.2899169921875" calcext:value-type="float">
            <text:p>-0.2899169922</text:p>
          </table:table-cell>
          <table:table-cell table:formula="of:=[.I180]*[.$Y$1]" office:value-type="float" office:value="0.1068115234375" calcext:value-type="float">
            <text:p>0.1068115234</text:p>
          </table:table-cell>
        </table:table-row>
        <table:table-row table:style-name="ro1">
          <table:table-cell office:value-type="float" office:value="-37.4157" calcext:value-type="float">
            <text:p>-37.4157</text:p>
          </table:table-cell>
          <table:table-cell office:value-type="float" office:value="-26.3443" calcext:value-type="float">
            <text:p>-26.3443</text:p>
          </table:table-cell>
          <table:table-cell office:value-type="float" office:value="-0.0178474" calcext:value-type="float">
            <text:p>-0.0178474</text:p>
          </table:table-cell>
          <table:table-cell office:value-type="float" office:value="-138" calcext:value-type="float">
            <text:p>-138</text:p>
          </table:table-cell>
          <table:table-cell office:value-type="float" office:value="-75" calcext:value-type="float">
            <text:p>-75</text:p>
          </table:table-cell>
          <table:table-cell office:value-type="float" office:value="1469" calcext:value-type="float">
            <text:p>1469</text:p>
          </table:table-cell>
          <table:table-cell office:value-type="float" office:value="-34" calcext:value-type="float">
            <text:p>-34</text:p>
          </table:table-cell>
          <table:table-cell office:value-type="float" office:value="-18" calcext:value-type="float">
            <text:p>-18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D181]*[.$L$1]" office:value-type="float" office:value="-0.82628173828125" calcext:value-type="float">
            <text:p>-0.8262817383</text:p>
          </table:table-cell>
          <table:table-cell table:formula="of:=[.E181]*[.$L$1]" office:value-type="float" office:value="-0.449066162109375" calcext:value-type="float">
            <text:p>-0.4490661621</text:p>
          </table:table-cell>
          <table:table-cell table:formula="of:=[.F181]*[.$L$1]" office:value-type="float" office:value="8.79570922851563" calcext:value-type="float">
            <text:p>8.7957092285</text:p>
          </table:table-cell>
          <table:table-cell table:number-columns-repeated="3"/>
          <table:table-cell table:formula="of:=[.G181]*[.$Y$1]" office:value-type="float" office:value="-0.518798828125" calcext:value-type="float">
            <text:p>-0.5187988281</text:p>
          </table:table-cell>
          <table:table-cell table:formula="of:=[.H181]*[.$Y$1]" office:value-type="float" office:value="-0.274658203125" calcext:value-type="float">
            <text:p>-0.2746582031</text:p>
          </table:table-cell>
          <table:table-cell table:formula="of:=[.I181]*[.$Y$1]" office:value-type="float" office:value="0.1068115234375" calcext:value-type="float">
            <text:p>0.1068115234</text:p>
          </table:table-cell>
        </table:table-row>
        <table:table-row table:style-name="ro1">
          <table:table-cell office:value-type="float" office:value="-37.6448" calcext:value-type="float">
            <text:p>-37.6448</text:p>
          </table:table-cell>
          <table:table-cell office:value-type="float" office:value="-26.4893" calcext:value-type="float">
            <text:p>-26.4893</text:p>
          </table:table-cell>
          <table:table-cell office:value-type="float" office:value="0.0108489" calcext:value-type="float">
            <text:p>0.0108489</text:p>
          </table:table-cell>
          <table:table-cell office:value-type="float" office:value="-156" calcext:value-type="float">
            <text:p>-156</text:p>
          </table:table-cell>
          <table:table-cell office:value-type="float" office:value="-76" calcext:value-type="float">
            <text:p>-76</text:p>
          </table:table-cell>
          <table:table-cell office:value-type="float" office:value="1464" calcext:value-type="float">
            <text:p>1464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D182]*[.$L$1]" office:value-type="float" office:value="-0.9340576171875" calcext:value-type="float">
            <text:p>-0.9340576172</text:p>
          </table:table-cell>
          <table:table-cell table:formula="of:=[.E182]*[.$L$1]" office:value-type="float" office:value="-0.4550537109375" calcext:value-type="float">
            <text:p>-0.4550537109</text:p>
          </table:table-cell>
          <table:table-cell table:formula="of:=[.F182]*[.$L$1]" office:value-type="float" office:value="8.765771484375" calcext:value-type="float">
            <text:p>8.7657714844</text:p>
          </table:table-cell>
          <table:table-cell table:number-columns-repeated="3"/>
          <table:table-cell table:formula="of:=[.G182]*[.$Y$1]" office:value-type="float" office:value="-0.5340576171875" calcext:value-type="float">
            <text:p>-0.5340576172</text:p>
          </table:table-cell>
          <table:table-cell table:formula="of:=[.H182]*[.$Y$1]" office:value-type="float" office:value="-0.2899169921875" calcext:value-type="float">
            <text:p>-0.2899169922</text:p>
          </table:table-cell>
          <table:table-cell table:formula="of:=[.I182]*[.$Y$1]" office:value-type="float" office:value="0.2593994140625" calcext:value-type="float">
            <text:p>0.2593994141</text:p>
          </table:table-cell>
        </table:table-row>
        <table:table-row table:style-name="ro1">
          <table:table-cell office:value-type="float" office:value="-37.8578" calcext:value-type="float">
            <text:p>-37.8578</text:p>
          </table:table-cell>
          <table:table-cell office:value-type="float" office:value="-26.619" calcext:value-type="float">
            <text:p>-26.619</text:p>
          </table:table-cell>
          <table:table-cell office:value-type="float" office:value="-0.0517716" calcext:value-type="float">
            <text:p>-0.0517716</text:p>
          </table:table-cell>
          <table:table-cell office:value-type="float" office:value="-156" calcext:value-type="float">
            <text:p>-156</text:p>
          </table:table-cell>
          <table:table-cell office:value-type="float" office:value="-78" calcext:value-type="float">
            <text:p>-78</text:p>
          </table:table-cell>
          <table:table-cell office:value-type="float" office:value="1469" calcext:value-type="float">
            <text:p>1469</text:p>
          </table:table-cell>
          <table:table-cell office:value-type="float" office:value="-33" calcext:value-type="float">
            <text:p>-33</text:p>
          </table:table-cell>
          <table:table-cell office:value-type="float" office:value="-17" calcext:value-type="float">
            <text:p>-17</text:p>
          </table:table-cell>
          <table:table-cell office:value-type="float" office:value="-8" calcext:value-type="float">
            <text:p>-8</text:p>
          </table:table-cell>
          <table:table-cell table:number-columns-repeated="10"/>
          <table:table-cell table:formula="of:=[.D183]*[.$L$1]" office:value-type="float" office:value="-0.9340576171875" calcext:value-type="float">
            <text:p>-0.9340576172</text:p>
          </table:table-cell>
          <table:table-cell table:formula="of:=[.E183]*[.$L$1]" office:value-type="float" office:value="-0.46702880859375" calcext:value-type="float">
            <text:p>-0.4670288086</text:p>
          </table:table-cell>
          <table:table-cell table:formula="of:=[.F183]*[.$L$1]" office:value-type="float" office:value="8.79570922851563" calcext:value-type="float">
            <text:p>8.7957092285</text:p>
          </table:table-cell>
          <table:table-cell table:number-columns-repeated="3"/>
          <table:table-cell table:formula="of:=[.G183]*[.$Y$1]" office:value-type="float" office:value="-0.5035400390625" calcext:value-type="float">
            <text:p>-0.5035400391</text:p>
          </table:table-cell>
          <table:table-cell table:formula="of:=[.H183]*[.$Y$1]" office:value-type="float" office:value="-0.2593994140625" calcext:value-type="float">
            <text:p>-0.2593994141</text:p>
          </table:table-cell>
          <table:table-cell table:formula="of:=[.I183]*[.$Y$1]" office:value-type="float" office:value="-0.1220703125" calcext:value-type="float">
            <text:p>-0.1220703125</text:p>
          </table:table-cell>
        </table:table-row>
        <table:table-row table:style-name="ro1">
          <table:table-cell office:value-type="float" office:value="-38.0818" calcext:value-type="float">
            <text:p>-38.0818</text:p>
          </table:table-cell>
          <table:table-cell office:value-type="float" office:value="-26.7563" calcext:value-type="float">
            <text:p>-26.7563</text:p>
          </table:table-cell>
          <table:table-cell office:value-type="float" office:value="-0.0754528" calcext:value-type="float">
            <text:p>-0.0754528</text:p>
          </table:table-cell>
          <table:table-cell office:value-type="float" office:value="-142" calcext:value-type="float">
            <text:p>-142</text:p>
          </table:table-cell>
          <table:table-cell office:value-type="float" office:value="-70" calcext:value-type="float">
            <text:p>-70</text:p>
          </table:table-cell>
          <table:table-cell office:value-type="float" office:value="1461" calcext:value-type="float">
            <text:p>1461</text:p>
          </table:table-cell>
          <table:table-cell office:value-type="float" office:value="-34" calcext:value-type="float">
            <text:p>-34</text:p>
          </table:table-cell>
          <table:table-cell office:value-type="float" office:value="-18" calcext:value-type="float">
            <text:p>-18</text:p>
          </table:table-cell>
          <table:table-cell office:value-type="float" office:value="-9" calcext:value-type="float">
            <text:p>-9</text:p>
          </table:table-cell>
          <table:table-cell table:number-columns-repeated="10"/>
          <table:table-cell table:formula="of:=[.D184]*[.$L$1]" office:value-type="float" office:value="-0.85023193359375" calcext:value-type="float">
            <text:p>-0.8502319336</text:p>
          </table:table-cell>
          <table:table-cell table:formula="of:=[.E184]*[.$L$1]" office:value-type="float" office:value="-0.41912841796875" calcext:value-type="float">
            <text:p>-0.419128418</text:p>
          </table:table-cell>
          <table:table-cell table:formula="of:=[.F184]*[.$L$1]" office:value-type="float" office:value="8.74780883789063" calcext:value-type="float">
            <text:p>8.7478088379</text:p>
          </table:table-cell>
          <table:table-cell table:number-columns-repeated="3"/>
          <table:table-cell table:formula="of:=[.G184]*[.$Y$1]" office:value-type="float" office:value="-0.518798828125" calcext:value-type="float">
            <text:p>-0.5187988281</text:p>
          </table:table-cell>
          <table:table-cell table:formula="of:=[.H184]*[.$Y$1]" office:value-type="float" office:value="-0.274658203125" calcext:value-type="float">
            <text:p>-0.2746582031</text:p>
          </table:table-cell>
          <table:table-cell table:formula="of:=[.I184]*[.$Y$1]" office:value-type="float" office:value="-0.1373291015625" calcext:value-type="float">
            <text:p>-0.1373291016</text:p>
          </table:table-cell>
        </table:table-row>
        <table:table-row table:style-name="ro1">
          <table:table-cell office:value-type="float" office:value="-38.3113" calcext:value-type="float">
            <text:p>-38.3113</text:p>
          </table:table-cell>
          <table:table-cell office:value-type="float" office:value="-26.9089" calcext:value-type="float">
            <text:p>-26.9089</text:p>
          </table:table-cell>
          <table:table-cell office:value-type="float" office:value="-0.0138975" calcext:value-type="float">
            <text:p>-0.0138975</text:p>
          </table:table-cell>
          <table:table-cell office:value-type="float" office:value="-156" calcext:value-type="float">
            <text:p>-156</text:p>
          </table:table-cell>
          <table:table-cell office:value-type="float" office:value="-76" calcext:value-type="float">
            <text:p>-76</text:p>
          </table:table-cell>
          <table:table-cell office:value-type="float" office:value="1472" calcext:value-type="float">
            <text:p>1472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D185]*[.$L$1]" office:value-type="float" office:value="-0.9340576171875" calcext:value-type="float">
            <text:p>-0.9340576172</text:p>
          </table:table-cell>
          <table:table-cell table:formula="of:=[.E185]*[.$L$1]" office:value-type="float" office:value="-0.4550537109375" calcext:value-type="float">
            <text:p>-0.4550537109</text:p>
          </table:table-cell>
          <table:table-cell table:formula="of:=[.F185]*[.$L$1]" office:value-type="float" office:value="8.813671875" calcext:value-type="float">
            <text:p>8.813671875</text:p>
          </table:table-cell>
          <table:table-cell table:number-columns-repeated="3"/>
          <table:table-cell table:formula="of:=[.G185]*[.$Y$1]" office:value-type="float" office:value="-0.5340576171875" calcext:value-type="float">
            <text:p>-0.5340576172</text:p>
          </table:table-cell>
          <table:table-cell table:formula="of:=[.H185]*[.$Y$1]" office:value-type="float" office:value="-0.30517578125" calcext:value-type="float">
            <text:p>-0.3051757813</text:p>
          </table:table-cell>
          <table:table-cell table:formula="of:=[.I185]*[.$Y$1]" office:value-type="float" office:value="0.244140625" calcext:value-type="float">
            <text:p>0.244140625</text:p>
          </table:table-cell>
        </table:table-row>
        <table:table-row table:style-name="ro1">
          <table:table-cell office:value-type="float" office:value="-38.5729" calcext:value-type="float">
            <text:p>-38.5729</text:p>
          </table:table-cell>
          <table:table-cell office:value-type="float" office:value="-27.0462" calcext:value-type="float">
            <text:p>-27.0462</text:p>
          </table:table-cell>
          <table:table-cell office:value-type="float" office:value="0.0679554" calcext:value-type="float">
            <text:p>0.0679554</text:p>
          </table:table-cell>
          <table:table-cell office:value-type="float" office:value="-149" calcext:value-type="float">
            <text:p>-149</text:p>
          </table:table-cell>
          <table:table-cell office:value-type="float" office:value="-6" calcext:value-type="float">
            <text:p>-6</text:p>
          </table:table-cell>
          <table:table-cell office:value-type="float" office:value="1473" calcext:value-type="float">
            <text:p>1473</text:p>
          </table:table-cell>
          <table:table-cell office:value-type="float" office:value="-35" calcext:value-type="float">
            <text:p>-35</text:p>
          </table:table-cell>
          <table:table-cell office:value-type="float" office:value="-18" calcext:value-type="float">
            <text:p>-18</text:p>
          </table:table-cell>
          <table:table-cell office:value-type="float" office:value="26" calcext:value-type="float">
            <text:p>26</text:p>
          </table:table-cell>
          <table:table-cell table:number-columns-repeated="10"/>
          <table:table-cell table:formula="of:=[.D186]*[.$L$1]" office:value-type="float" office:value="-0.892144775390625" calcext:value-type="float">
            <text:p>-0.8921447754</text:p>
          </table:table-cell>
          <table:table-cell table:formula="of:=[.E186]*[.$L$1]" office:value-type="float" office:value="-0.03592529296875" calcext:value-type="float">
            <text:p>-0.035925293</text:p>
          </table:table-cell>
          <table:table-cell table:formula="of:=[.F186]*[.$L$1]" office:value-type="float" office:value="8.81965942382813" calcext:value-type="float">
            <text:p>8.8196594238</text:p>
          </table:table-cell>
          <table:table-cell table:number-columns-repeated="3"/>
          <table:table-cell table:formula="of:=[.G186]*[.$Y$1]" office:value-type="float" office:value="-0.5340576171875" calcext:value-type="float">
            <text:p>-0.5340576172</text:p>
          </table:table-cell>
          <table:table-cell table:formula="of:=[.H186]*[.$Y$1]" office:value-type="float" office:value="-0.274658203125" calcext:value-type="float">
            <text:p>-0.2746582031</text:p>
          </table:table-cell>
          <table:table-cell table:formula="of:=[.I186]*[.$Y$1]" office:value-type="float" office:value="0.396728515625" calcext:value-type="float">
            <text:p>0.3967285156</text:p>
          </table:table-cell>
        </table:table-row>
        <table:table-row table:style-name="ro1">
          <table:table-cell office:value-type="float" office:value="-38.8075" calcext:value-type="float">
            <text:p>-38.8075</text:p>
          </table:table-cell>
          <table:table-cell office:value-type="float" office:value="-27.1912" calcext:value-type="float">
            <text:p>-27.1912</text:p>
          </table:table-cell>
          <table:table-cell office:value-type="float" office:value="-0.0157915" calcext:value-type="float">
            <text:p>-0.0157915</text:p>
          </table:table-cell>
          <table:table-cell office:value-type="float" office:value="-154" calcext:value-type="float">
            <text:p>-154</text:p>
          </table:table-cell>
          <table:table-cell office:value-type="float" office:value="-86" calcext:value-type="float">
            <text:p>-86</text:p>
          </table:table-cell>
          <table:table-cell office:value-type="float" office:value="1470" calcext:value-type="float">
            <text:p>1470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2" calcext:value-type="float">
            <text:p>-2</text:p>
          </table:table-cell>
          <table:table-cell table:number-columns-repeated="10"/>
          <table:table-cell table:formula="of:=[.D187]*[.$L$1]" office:value-type="float" office:value="-0.92208251953125" calcext:value-type="float">
            <text:p>-0.9220825195</text:p>
          </table:table-cell>
          <table:table-cell table:formula="of:=[.E187]*[.$L$1]" office:value-type="float" office:value="-0.51492919921875" calcext:value-type="float">
            <text:p>-0.5149291992</text:p>
          </table:table-cell>
          <table:table-cell table:formula="of:=[.F187]*[.$L$1]" office:value-type="float" office:value="8.80169677734375" calcext:value-type="float">
            <text:p>8.8016967773</text:p>
          </table:table-cell>
          <table:table-cell table:number-columns-repeated="3"/>
          <table:table-cell table:formula="of:=[.G187]*[.$Y$1]" office:value-type="float" office:value="-0.54931640625" calcext:value-type="float">
            <text:p>-0.5493164063</text:p>
          </table:table-cell>
          <table:table-cell table:formula="of:=[.H187]*[.$Y$1]" office:value-type="float" office:value="-0.2899169921875" calcext:value-type="float">
            <text:p>-0.2899169922</text:p>
          </table:table-cell>
          <table:table-cell table:formula="of:=[.I187]*[.$Y$1]" office:value-type="float" office:value="-0.030517578125" calcext:value-type="float">
            <text:p>-0.0305175781</text:p>
          </table:table-cell>
        </table:table-row>
        <table:table-row table:style-name="ro1">
          <table:table-cell office:value-type="float" office:value="-39.0345" calcext:value-type="float">
            <text:p>-39.0345</text:p>
          </table:table-cell>
          <table:table-cell office:value-type="float" office:value="-27.3514" calcext:value-type="float">
            <text:p>-27.3514</text:p>
          </table:table-cell>
          <table:table-cell office:value-type="float" office:value="-0.0540285" calcext:value-type="float">
            <text:p>-0.0540285</text:p>
          </table:table-cell>
          <table:table-cell office:value-type="float" office:value="-151" calcext:value-type="float">
            <text:p>-151</text:p>
          </table:table-cell>
          <table:table-cell office:value-type="float" office:value="-80" calcext:value-type="float">
            <text:p>-80</text:p>
          </table:table-cell>
          <table:table-cell office:value-type="float" office:value="1470" calcext:value-type="float">
            <text:p>1470</text:p>
          </table:table-cell>
          <table:table-cell office:value-type="float" office:value="-35" calcext:value-type="float">
            <text:p>-35</text:p>
          </table:table-cell>
          <table:table-cell office:value-type="float" office:value="-21" calcext:value-type="float">
            <text:p>-21</text:p>
          </table:table-cell>
          <table:table-cell office:value-type="float" office:value="-5" calcext:value-type="float">
            <text:p>-5</text:p>
          </table:table-cell>
          <table:table-cell table:number-columns-repeated="10"/>
          <table:table-cell table:formula="of:=[.D188]*[.$L$1]" office:value-type="float" office:value="-0.904119873046875" calcext:value-type="float">
            <text:p>-0.904119873</text:p>
          </table:table-cell>
          <table:table-cell table:formula="of:=[.E188]*[.$L$1]" office:value-type="float" office:value="-0.47900390625" calcext:value-type="float">
            <text:p>-0.4790039063</text:p>
          </table:table-cell>
          <table:table-cell table:formula="of:=[.F188]*[.$L$1]" office:value-type="float" office:value="8.80169677734375" calcext:value-type="float">
            <text:p>8.8016967773</text:p>
          </table:table-cell>
          <table:table-cell table:number-columns-repeated="3"/>
          <table:table-cell table:formula="of:=[.G188]*[.$Y$1]" office:value-type="float" office:value="-0.5340576171875" calcext:value-type="float">
            <text:p>-0.5340576172</text:p>
          </table:table-cell>
          <table:table-cell table:formula="of:=[.H188]*[.$Y$1]" office:value-type="float" office:value="-0.3204345703125" calcext:value-type="float">
            <text:p>-0.3204345703</text:p>
          </table:table-cell>
          <table:table-cell table:formula="of:=[.I188]*[.$Y$1]" office:value-type="float" office:value="-0.0762939453125" calcext:value-type="float">
            <text:p>-0.0762939453</text:p>
          </table:table-cell>
        </table:table-row>
        <table:table-row table:style-name="ro1">
          <table:table-cell office:value-type="float" office:value="-39.2644" calcext:value-type="float">
            <text:p>-39.2644</text:p>
          </table:table-cell>
          <table:table-cell office:value-type="float" office:value="-27.504" calcext:value-type="float">
            <text:p>-27.504</text:p>
          </table:table-cell>
          <table:table-cell office:value-type="float" office:value="-0.0108141" calcext:value-type="float">
            <text:p>-0.0108141</text:p>
          </table:table-cell>
          <table:table-cell office:value-type="float" office:value="-146" calcext:value-type="float">
            <text:p>-146</text:p>
          </table:table-cell>
          <table:table-cell office:value-type="float" office:value="-74" calcext:value-type="float">
            <text:p>-74</text:p>
          </table:table-cell>
          <table:table-cell office:value-type="float" office:value="1468" calcext:value-type="float">
            <text:p>1468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D189]*[.$L$1]" office:value-type="float" office:value="-0.87418212890625" calcext:value-type="float">
            <text:p>-0.8741821289</text:p>
          </table:table-cell>
          <table:table-cell table:formula="of:=[.E189]*[.$L$1]" office:value-type="float" office:value="-0.44307861328125" calcext:value-type="float">
            <text:p>-0.4430786133</text:p>
          </table:table-cell>
          <table:table-cell table:formula="of:=[.F189]*[.$L$1]" office:value-type="float" office:value="8.7897216796875" calcext:value-type="float">
            <text:p>8.7897216797</text:p>
          </table:table-cell>
          <table:table-cell table:number-columns-repeated="3"/>
          <table:table-cell table:formula="of:=[.G189]*[.$Y$1]" office:value-type="float" office:value="-0.5340576171875" calcext:value-type="float">
            <text:p>-0.5340576172</text:p>
          </table:table-cell>
          <table:table-cell table:formula="of:=[.H189]*[.$Y$1]" office:value-type="float" office:value="-0.30517578125" calcext:value-type="float">
            <text:p>-0.3051757813</text:p>
          </table:table-cell>
          <table:table-cell table:formula="of:=[.I189]*[.$Y$1]" office:value-type="float" office:value="0.213623046875" calcext:value-type="float">
            <text:p>0.2136230469</text:p>
          </table:table-cell>
        </table:table-row>
        <table:table-row table:style-name="ro1">
          <table:table-cell office:value-type="float" office:value="-39.4983" calcext:value-type="float">
            <text:p>-39.4983</text:p>
          </table:table-cell>
          <table:table-cell office:value-type="float" office:value="-27.6413" calcext:value-type="float">
            <text:p>-27.6413</text:p>
          </table:table-cell>
          <table:table-cell office:value-type="float" office:value="0.00513466" calcext:value-type="float">
            <text:p>0.00513466</text:p>
          </table:table-cell>
          <table:table-cell office:value-type="float" office:value="-150" calcext:value-type="float">
            <text:p>-150</text:p>
          </table:table-cell>
          <table:table-cell office:value-type="float" office:value="-82" calcext:value-type="float">
            <text:p>-82</text:p>
          </table:table-cell>
          <table:table-cell office:value-type="float" office:value="1462" calcext:value-type="float">
            <text:p>1462</text:p>
          </table:table-cell>
          <table:table-cell office:value-type="float" office:value="-36" calcext:value-type="float">
            <text:p>-36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D190]*[.$L$1]" office:value-type="float" office:value="-0.89813232421875" calcext:value-type="float">
            <text:p>-0.8981323242</text:p>
          </table:table-cell>
          <table:table-cell table:formula="of:=[.E190]*[.$L$1]" office:value-type="float" office:value="-0.49097900390625" calcext:value-type="float">
            <text:p>-0.4909790039</text:p>
          </table:table-cell>
          <table:table-cell table:formula="of:=[.F190]*[.$L$1]" office:value-type="float" office:value="8.75379638671875" calcext:value-type="float">
            <text:p>8.7537963867</text:p>
          </table:table-cell>
          <table:table-cell table:number-columns-repeated="3"/>
          <table:table-cell table:formula="of:=[.G190]*[.$Y$1]" office:value-type="float" office:value="-0.54931640625" calcext:value-type="float">
            <text:p>-0.5493164063</text:p>
          </table:table-cell>
          <table:table-cell table:formula="of:=[.H190]*[.$Y$1]" office:value-type="float" office:value="-0.274658203125" calcext:value-type="float">
            <text:p>-0.2746582031</text:p>
          </table:table-cell>
          <table:table-cell table:formula="of:=[.I190]*[.$Y$1]" office:value-type="float" office:value="0.2288818359375" calcext:value-type="float">
            <text:p>0.2288818359</text:p>
          </table:table-cell>
        </table:table-row>
        <table:table-row table:style-name="ro1">
          <table:table-cell office:value-type="float" office:value="-39.7259" calcext:value-type="float">
            <text:p>-39.7259</text:p>
          </table:table-cell>
          <table:table-cell office:value-type="float" office:value="-27.7939" calcext:value-type="float">
            <text:p>-27.7939</text:p>
          </table:table-cell>
          <table:table-cell office:value-type="float" office:value="-0.0456392" calcext:value-type="float">
            <text:p>-0.0456392</text:p>
          </table:table-cell>
          <table:table-cell office:value-type="float" office:value="-161" calcext:value-type="float">
            <text:p>-161</text:p>
          </table:table-cell>
          <table:table-cell office:value-type="float" office:value="-79" calcext:value-type="float">
            <text:p>-79</text:p>
          </table:table-cell>
          <table:table-cell office:value-type="float" office:value="1468" calcext:value-type="float">
            <text:p>1468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 office:value-type="float" office:value="-5" calcext:value-type="float">
            <text:p>-5</text:p>
          </table:table-cell>
          <table:table-cell table:number-columns-repeated="10"/>
          <table:table-cell table:formula="of:=[.D191]*[.$L$1]" office:value-type="float" office:value="-0.963995361328125" calcext:value-type="float">
            <text:p>-0.9639953613</text:p>
          </table:table-cell>
          <table:table-cell table:formula="of:=[.E191]*[.$L$1]" office:value-type="float" office:value="-0.473016357421875" calcext:value-type="float">
            <text:p>-0.4730163574</text:p>
          </table:table-cell>
          <table:table-cell table:formula="of:=[.F191]*[.$L$1]" office:value-type="float" office:value="8.7897216796875" calcext:value-type="float">
            <text:p>8.7897216797</text:p>
          </table:table-cell>
          <table:table-cell table:number-columns-repeated="3"/>
          <table:table-cell table:formula="of:=[.G191]*[.$Y$1]" office:value-type="float" office:value="-0.5340576171875" calcext:value-type="float">
            <text:p>-0.5340576172</text:p>
          </table:table-cell>
          <table:table-cell table:formula="of:=[.H191]*[.$Y$1]" office:value-type="float" office:value="-0.30517578125" calcext:value-type="float">
            <text:p>-0.3051757813</text:p>
          </table:table-cell>
          <table:table-cell table:formula="of:=[.I191]*[.$Y$1]" office:value-type="float" office:value="-0.0762939453125" calcext:value-type="float">
            <text:p>-0.0762939453</text:p>
          </table:table-cell>
        </table:table-row>
        <table:table-row table:style-name="ro1">
          <table:table-cell office:value-type="float" office:value="-39.9496" calcext:value-type="float">
            <text:p>-39.9496</text:p>
          </table:table-cell>
          <table:table-cell office:value-type="float" office:value="-27.9465" calcext:value-type="float">
            <text:p>-27.9465</text:p>
          </table:table-cell>
          <table:table-cell office:value-type="float" office:value="0.00244924" calcext:value-type="float">
            <text:p>0.00244924</text:p>
          </table:table-cell>
          <table:table-cell office:value-type="float" office:value="-157" calcext:value-type="float">
            <text:p>-157</text:p>
          </table:table-cell>
          <table:table-cell office:value-type="float" office:value="-71" calcext:value-type="float">
            <text:p>-71</text:p>
          </table:table-cell>
          <table:table-cell office:value-type="float" office:value="1470" calcext:value-type="float">
            <text:p>1470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D192]*[.$L$1]" office:value-type="float" office:value="-0.940045166015625" calcext:value-type="float">
            <text:p>-0.940045166</text:p>
          </table:table-cell>
          <table:table-cell table:formula="of:=[.E192]*[.$L$1]" office:value-type="float" office:value="-0.425115966796875" calcext:value-type="float">
            <text:p>-0.4251159668</text:p>
          </table:table-cell>
          <table:table-cell table:formula="of:=[.F192]*[.$L$1]" office:value-type="float" office:value="8.80169677734375" calcext:value-type="float">
            <text:p>8.8016967773</text:p>
          </table:table-cell>
          <table:table-cell table:number-columns-repeated="3"/>
          <table:table-cell table:formula="of:=[.G192]*[.$Y$1]" office:value-type="float" office:value="-0.518798828125" calcext:value-type="float">
            <text:p>-0.5187988281</text:p>
          </table:table-cell>
          <table:table-cell table:formula="of:=[.H192]*[.$Y$1]" office:value-type="float" office:value="-0.30517578125" calcext:value-type="float">
            <text:p>-0.3051757813</text:p>
          </table:table-cell>
          <table:table-cell table:formula="of:=[.I192]*[.$Y$1]" office:value-type="float" office:value="0.2593994140625" calcext:value-type="float">
            <text:p>0.2593994141</text:p>
          </table:table-cell>
        </table:table-row>
        <table:table-row table:style-name="ro1">
          <table:table-cell office:value-type="float" office:value="-40.15" calcext:value-type="float">
            <text:p>-40.15</text:p>
          </table:table-cell>
          <table:table-cell office:value-type="float" office:value="-28.0991" calcext:value-type="float">
            <text:p>-28.0991</text:p>
          </table:table-cell>
          <table:table-cell office:value-type="float" office:value="0.0551282" calcext:value-type="float">
            <text:p>0.0551282</text:p>
          </table:table-cell>
          <table:table-cell office:value-type="float" office:value="-158" calcext:value-type="float">
            <text:p>-158</text:p>
          </table:table-cell>
          <table:table-cell office:value-type="float" office:value="-72" calcext:value-type="float">
            <text:p>-72</text:p>
          </table:table-cell>
          <table:table-cell office:value-type="float" office:value="1458" calcext:value-type="float">
            <text:p>1458</text:p>
          </table:table-cell>
          <table:table-cell office:value-type="float" office:value="-31" calcext:value-type="float">
            <text:p>-31</text:p>
          </table:table-cell>
          <table:table-cell office:value-type="float" office:value="-20" calcext:value-type="float">
            <text:p>-20</text:p>
          </table:table-cell>
          <table:table-cell office:value-type="float" office:value="29" calcext:value-type="float">
            <text:p>29</text:p>
          </table:table-cell>
          <table:table-cell table:number-columns-repeated="10"/>
          <table:table-cell table:formula="of:=[.D193]*[.$L$1]" office:value-type="float" office:value="-0.94603271484375" calcext:value-type="float">
            <text:p>-0.9460327148</text:p>
          </table:table-cell>
          <table:table-cell table:formula="of:=[.E193]*[.$L$1]" office:value-type="float" office:value="-0.431103515625" calcext:value-type="float">
            <text:p>-0.4311035156</text:p>
          </table:table-cell>
          <table:table-cell table:formula="of:=[.F193]*[.$L$1]" office:value-type="float" office:value="8.72984619140625" calcext:value-type="float">
            <text:p>8.7298461914</text:p>
          </table:table-cell>
          <table:table-cell table:number-columns-repeated="3"/>
          <table:table-cell table:formula="of:=[.G193]*[.$Y$1]" office:value-type="float" office:value="-0.4730224609375" calcext:value-type="float">
            <text:p>-0.4730224609</text:p>
          </table:table-cell>
          <table:table-cell table:formula="of:=[.H193]*[.$Y$1]" office:value-type="float" office:value="-0.30517578125" calcext:value-type="float">
            <text:p>-0.3051757813</text:p>
          </table:table-cell>
          <table:table-cell table:formula="of:=[.I193]*[.$Y$1]" office:value-type="float" office:value="0.4425048828125" calcext:value-type="float">
            <text:p>0.4425048828</text:p>
          </table:table-cell>
        </table:table-row>
        <table:table-row table:style-name="ro1">
          <table:table-cell office:value-type="float" office:value="-40.1347" calcext:value-type="float">
            <text:p>-40.1347</text:p>
          </table:table-cell>
          <table:table-cell office:value-type="float" office:value="-28.2364" calcext:value-type="float">
            <text:p>-28.2364</text:p>
          </table:table-cell>
          <table:table-cell office:value-type="float" office:value="0.0151213" calcext:value-type="float">
            <text:p>0.0151213</text:p>
          </table:table-cell>
          <table:table-cell office:value-type="float" office:value="-156" calcext:value-type="float">
            <text:p>-156</text:p>
          </table:table-cell>
          <table:table-cell office:value-type="float" office:value="-77" calcext:value-type="float">
            <text:p>-77</text:p>
          </table:table-cell>
          <table:table-cell office:value-type="float" office:value="1470" calcext:value-type="float">
            <text:p>1470</text:p>
          </table:table-cell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D194]*[.$L$1]" office:value-type="float" office:value="-0.9340576171875" calcext:value-type="float">
            <text:p>-0.9340576172</text:p>
          </table:table-cell>
          <table:table-cell table:formula="of:=[.E194]*[.$L$1]" office:value-type="float" office:value="-0.461041259765625" calcext:value-type="float">
            <text:p>-0.4610412598</text:p>
          </table:table-cell>
          <table:table-cell table:formula="of:=[.F194]*[.$L$1]" office:value-type="float" office:value="8.80169677734375" calcext:value-type="float">
            <text:p>8.8016967773</text:p>
          </table:table-cell>
          <table:table-cell table:number-columns-repeated="3"/>
          <table:table-cell table:formula="of:=[.G194]*[.$Y$1]" office:value-type="float" office:value="-0.0457763671875" calcext:value-type="float">
            <text:p>-0.0457763672</text:p>
          </table:table-cell>
          <table:table-cell table:formula="of:=[.H194]*[.$Y$1]" office:value-type="float" office:value="-0.274658203125" calcext:value-type="float">
            <text:p>-0.2746582031</text:p>
          </table:table-cell>
          <table:table-cell table:formula="of:=[.I194]*[.$Y$1]" office:value-type="float" office:value="0.1373291015625" calcext:value-type="float">
            <text:p>0.1373291016</text:p>
          </table:table-cell>
        </table:table-row>
        <table:table-row table:style-name="ro1">
          <table:table-cell office:value-type="float" office:value="-40.3523" calcext:value-type="float">
            <text:p>-40.3523</text:p>
          </table:table-cell>
          <table:table-cell office:value-type="float" office:value="-28.3813" calcext:value-type="float">
            <text:p>-28.3813</text:p>
          </table:table-cell>
          <table:table-cell office:value-type="float" office:value="-0.0314516" calcext:value-type="float">
            <text:p>-0.0314516</text:p>
          </table:table-cell>
          <table:table-cell office:value-type="float" office:value="-147" calcext:value-type="float">
            <text:p>-147</text:p>
          </table:table-cell>
          <table:table-cell office:value-type="float" office:value="-68" calcext:value-type="float">
            <text:p>-68</text:p>
          </table:table-cell>
          <table:table-cell office:value-type="float" office:value="1467" calcext:value-type="float">
            <text:p>1467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-3" calcext:value-type="float">
            <text:p>-3</text:p>
          </table:table-cell>
          <table:table-cell table:number-columns-repeated="10"/>
          <table:table-cell table:formula="of:=[.D195]*[.$L$1]" office:value-type="float" office:value="-0.880169677734375" calcext:value-type="float">
            <text:p>-0.8801696777</text:p>
          </table:table-cell>
          <table:table-cell table:formula="of:=[.E195]*[.$L$1]" office:value-type="float" office:value="-0.4071533203125" calcext:value-type="float">
            <text:p>-0.4071533203</text:p>
          </table:table-cell>
          <table:table-cell table:formula="of:=[.F195]*[.$L$1]" office:value-type="float" office:value="8.78373413085938" calcext:value-type="float">
            <text:p>8.7837341309</text:p>
          </table:table-cell>
          <table:table-cell table:number-columns-repeated="3"/>
          <table:table-cell table:formula="of:=[.G195]*[.$Y$1]" office:value-type="float" office:value="-0.5035400390625" calcext:value-type="float">
            <text:p>-0.5035400391</text:p>
          </table:table-cell>
          <table:table-cell table:formula="of:=[.H195]*[.$Y$1]" office:value-type="float" office:value="-0.2899169921875" calcext:value-type="float">
            <text:p>-0.2899169922</text:p>
          </table:table-cell>
          <table:table-cell table:formula="of:=[.I195]*[.$Y$1]" office:value-type="float" office:value="-0.0457763671875" calcext:value-type="float">
            <text:p>-0.0457763672</text:p>
          </table:table-cell>
        </table:table-row>
        <table:table-row table:style-name="ro1">
          <table:table-cell office:value-type="float" office:value="-40.5733" calcext:value-type="float">
            <text:p>-40.5733</text:p>
          </table:table-cell>
          <table:table-cell office:value-type="float" office:value="-28.5339" calcext:value-type="float">
            <text:p>-28.5339</text:p>
          </table:table-cell>
          <table:table-cell office:value-type="float" office:value="-0.00663802" calcext:value-type="float">
            <text:p>-0.00663802</text:p>
          </table:table-cell>
          <table:table-cell office:value-type="float" office:value="-149" calcext:value-type="float">
            <text:p>-149</text:p>
          </table:table-cell>
          <table:table-cell office:value-type="float" office:value="-78" calcext:value-type="float">
            <text:p>-78</text:p>
          </table:table-cell>
          <table:table-cell office:value-type="float" office:value="1474" calcext:value-type="float">
            <text:p>1474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13" calcext:value-type="float">
            <text:p>13</text:p>
          </table:table-cell>
          <table:table-cell table:number-columns-repeated="10"/>
          <table:table-cell table:formula="of:=[.D196]*[.$L$1]" office:value-type="float" office:value="-0.892144775390625" calcext:value-type="float">
            <text:p>-0.8921447754</text:p>
          </table:table-cell>
          <table:table-cell table:formula="of:=[.E196]*[.$L$1]" office:value-type="float" office:value="-0.46702880859375" calcext:value-type="float">
            <text:p>-0.4670288086</text:p>
          </table:table-cell>
          <table:table-cell table:formula="of:=[.F196]*[.$L$1]" office:value-type="float" office:value="8.82564697265625" calcext:value-type="float">
            <text:p>8.8256469727</text:p>
          </table:table-cell>
          <table:table-cell table:number-columns-repeated="3"/>
          <table:table-cell table:formula="of:=[.G196]*[.$Y$1]" office:value-type="float" office:value="-0.518798828125" calcext:value-type="float">
            <text:p>-0.5187988281</text:p>
          </table:table-cell>
          <table:table-cell table:formula="of:=[.H196]*[.$Y$1]" office:value-type="float" office:value="-0.30517578125" calcext:value-type="float">
            <text:p>-0.3051757813</text:p>
          </table:table-cell>
          <table:table-cell table:formula="of:=[.I196]*[.$Y$1]" office:value-type="float" office:value="0.1983642578125" calcext:value-type="float">
            <text:p>0.1983642578</text:p>
          </table:table-cell>
        </table:table-row>
        <table:table-row table:style-name="ro1">
          <table:table-cell office:value-type="float" office:value="-40.7956" calcext:value-type="float">
            <text:p>-40.7956</text:p>
          </table:table-cell>
          <table:table-cell office:value-type="float" office:value="-28.6865" calcext:value-type="float">
            <text:p>-28.6865</text:p>
          </table:table-cell>
          <table:table-cell office:value-type="float" office:value="0.0188605" calcext:value-type="float">
            <text:p>0.0188605</text:p>
          </table:table-cell>
          <table:table-cell office:value-type="float" office:value="-146" calcext:value-type="float">
            <text:p>-146</text:p>
          </table:table-cell>
          <table:table-cell office:value-type="float" office:value="-74" calcext:value-type="float">
            <text:p>-74</text:p>
          </table:table-cell>
          <table:table-cell office:value-type="float" office:value="1464" calcext:value-type="float">
            <text:p>1464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D197]*[.$L$1]" office:value-type="float" office:value="-0.87418212890625" calcext:value-type="float">
            <text:p>-0.8741821289</text:p>
          </table:table-cell>
          <table:table-cell table:formula="of:=[.E197]*[.$L$1]" office:value-type="float" office:value="-0.44307861328125" calcext:value-type="float">
            <text:p>-0.4430786133</text:p>
          </table:table-cell>
          <table:table-cell table:formula="of:=[.F197]*[.$L$1]" office:value-type="float" office:value="8.765771484375" calcext:value-type="float">
            <text:p>8.7657714844</text:p>
          </table:table-cell>
          <table:table-cell table:number-columns-repeated="3"/>
          <table:table-cell table:formula="of:=[.G197]*[.$Y$1]" office:value-type="float" office:value="-0.518798828125" calcext:value-type="float">
            <text:p>-0.5187988281</text:p>
          </table:table-cell>
          <table:table-cell table:formula="of:=[.H197]*[.$Y$1]" office:value-type="float" office:value="-0.30517578125" calcext:value-type="float">
            <text:p>-0.3051757813</text:p>
          </table:table-cell>
          <table:table-cell table:formula="of:=[.I197]*[.$Y$1]" office:value-type="float" office:value="0.274658203125" calcext:value-type="float">
            <text:p>0.2746582031</text:p>
          </table:table-cell>
        </table:table-row>
        <table:table-row table:style-name="ro1">
          <table:table-cell office:value-type="float" office:value="-41.0003" calcext:value-type="float">
            <text:p>-41.0003</text:p>
          </table:table-cell>
          <table:table-cell office:value-type="float" office:value="-28.8162" calcext:value-type="float">
            <text:p>-28.8162</text:p>
          </table:table-cell>
          <table:table-cell office:value-type="float" office:value="0.00903359" calcext:value-type="float">
            <text:p>0.00903359</text:p>
          </table:table-cell>
          <table:table-cell office:value-type="float" office:value="-170" calcext:value-type="float">
            <text:p>-170</text:p>
          </table:table-cell>
          <table:table-cell office:value-type="float" office:value="-79" calcext:value-type="float">
            <text:p>-79</text:p>
          </table:table-cell>
          <table:table-cell office:value-type="float" office:value="1462" calcext:value-type="float">
            <text:p>1462</text:p>
          </table:table-cell>
          <table:table-cell office:value-type="float" office:value="-32" calcext:value-type="float">
            <text:p>-32</text:p>
          </table:table-cell>
          <table:table-cell office:value-type="float" office:value="-17" calcext:value-type="float">
            <text:p>-17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D198]*[.$L$1]" office:value-type="float" office:value="-1.01788330078125" calcext:value-type="float">
            <text:p>-1.0178833008</text:p>
          </table:table-cell>
          <table:table-cell table:formula="of:=[.E198]*[.$L$1]" office:value-type="float" office:value="-0.473016357421875" calcext:value-type="float">
            <text:p>-0.4730163574</text:p>
          </table:table-cell>
          <table:table-cell table:formula="of:=[.F198]*[.$L$1]" office:value-type="float" office:value="8.75379638671875" calcext:value-type="float">
            <text:p>8.7537963867</text:p>
          </table:table-cell>
          <table:table-cell table:number-columns-repeated="3"/>
          <table:table-cell table:formula="of:=[.G198]*[.$Y$1]" office:value-type="float" office:value="-0.48828125" calcext:value-type="float">
            <text:p>-0.48828125</text:p>
          </table:table-cell>
          <table:table-cell table:formula="of:=[.H198]*[.$Y$1]" office:value-type="float" office:value="-0.2593994140625" calcext:value-type="float">
            <text:p>-0.2593994141</text:p>
          </table:table-cell>
          <table:table-cell table:formula="of:=[.I198]*[.$Y$1]" office:value-type="float" office:value="0.18310546875" calcext:value-type="float">
            <text:p>0.1831054688</text:p>
          </table:table-cell>
        </table:table-row>
        <table:table-row table:style-name="ro1">
          <table:table-cell office:value-type="float" office:value="-41.2318" calcext:value-type="float">
            <text:p>-41.2318</text:p>
          </table:table-cell>
          <table:table-cell office:value-type="float" office:value="-28.9612" calcext:value-type="float">
            <text:p>-28.9612</text:p>
          </table:table-cell>
          <table:table-cell office:value-type="float" office:value="0.00881281" calcext:value-type="float">
            <text:p>0.00881281</text:p>
          </table:table-cell>
          <table:table-cell office:value-type="float" office:value="-153" calcext:value-type="float">
            <text:p>-153</text:p>
          </table:table-cell>
          <table:table-cell office:value-type="float" office:value="-71" calcext:value-type="float">
            <text:p>-71</text:p>
          </table:table-cell>
          <table:table-cell office:value-type="float" office:value="1473" calcext:value-type="float">
            <text:p>1473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D199]*[.$L$1]" office:value-type="float" office:value="-0.916094970703125" calcext:value-type="float">
            <text:p>-0.9160949707</text:p>
          </table:table-cell>
          <table:table-cell table:formula="of:=[.E199]*[.$L$1]" office:value-type="float" office:value="-0.425115966796875" calcext:value-type="float">
            <text:p>-0.4251159668</text:p>
          </table:table-cell>
          <table:table-cell table:formula="of:=[.F199]*[.$L$1]" office:value-type="float" office:value="8.81965942382813" calcext:value-type="float">
            <text:p>8.8196594238</text:p>
          </table:table-cell>
          <table:table-cell table:number-columns-repeated="3"/>
          <table:table-cell table:formula="of:=[.G199]*[.$Y$1]" office:value-type="float" office:value="-0.5340576171875" calcext:value-type="float">
            <text:p>-0.5340576172</text:p>
          </table:table-cell>
          <table:table-cell table:formula="of:=[.H199]*[.$Y$1]" office:value-type="float" office:value="-0.2899169921875" calcext:value-type="float">
            <text:p>-0.2899169922</text:p>
          </table:table-cell>
          <table:table-cell table:formula="of:=[.I199]*[.$Y$1]" office:value-type="float" office:value="0.18310546875" calcext:value-type="float">
            <text:p>0.1831054688</text:p>
          </table:table-cell>
        </table:table-row>
        <table:table-row table:style-name="ro1">
          <table:table-cell office:value-type="float" office:value="-41.4691" calcext:value-type="float">
            <text:p>-41.4691</text:p>
          </table:table-cell>
          <table:table-cell office:value-type="float" office:value="-29.1138" calcext:value-type="float">
            <text:p>-29.1138</text:p>
          </table:table-cell>
          <table:table-cell office:value-type="float" office:value="-0.0310536" calcext:value-type="float">
            <text:p>-0.0310536</text:p>
          </table:table-cell>
          <table:table-cell office:value-type="float" office:value="-143" calcext:value-type="float">
            <text:p>-143</text:p>
          </table:table-cell>
          <table:table-cell office:value-type="float" office:value="-75" calcext:value-type="float">
            <text:p>-75</text:p>
          </table:table-cell>
          <table:table-cell office:value-type="float" office:value="1463" calcext:value-type="float">
            <text:p>1463</text:p>
          </table:table-cell>
          <table:table-cell office:value-type="float" office:value="-36" calcext:value-type="float">
            <text:p>-36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table:formula="of:=[.D200]*[.$L$1]" office:value-type="float" office:value="-0.856219482421875" calcext:value-type="float">
            <text:p>-0.8562194824</text:p>
          </table:table-cell>
          <table:table-cell table:formula="of:=[.E200]*[.$L$1]" office:value-type="float" office:value="-0.449066162109375" calcext:value-type="float">
            <text:p>-0.4490661621</text:p>
          </table:table-cell>
          <table:table-cell table:formula="of:=[.F200]*[.$L$1]" office:value-type="float" office:value="8.75978393554688" calcext:value-type="float">
            <text:p>8.7597839355</text:p>
          </table:table-cell>
          <table:table-cell table:number-columns-repeated="3"/>
          <table:table-cell table:formula="of:=[.G200]*[.$Y$1]" office:value-type="float" office:value="-0.54931640625" calcext:value-type="float">
            <text:p>-0.5493164063</text:p>
          </table:table-cell>
          <table:table-cell table:formula="of:=[.H200]*[.$Y$1]" office:value-type="float" office:value="-0.30517578125" calcext:value-type="float">
            <text:p>-0.3051757813</text:p>
          </table:table-cell>
          <table:table-cell table:formula="of:=[.I200]*[.$Y$1]" office:value-type="float" office:value="-0.0152587890625" calcext:value-type="float">
            <text:p>-0.0152587891</text:p>
          </table:table-cell>
        </table:table-row>
        <table:table-row table:style-name="ro1">
          <table:table-cell office:value-type="float" office:value="-41.675" calcext:value-type="float">
            <text:p>-41.675</text:p>
          </table:table-cell>
          <table:table-cell office:value-type="float" office:value="-29.2587" calcext:value-type="float">
            <text:p>-29.2587</text:p>
          </table:table-cell>
          <table:table-cell office:value-type="float" office:value="-0.0266308" calcext:value-type="float">
            <text:p>-0.0266308</text:p>
          </table:table-cell>
          <table:table-cell office:value-type="float" office:value="-15" calcext:value-type="float">
            <text:p>-15</text:p>
          </table:table-cell>
          <table:table-cell office:value-type="float" office:value="-77" calcext:value-type="float">
            <text:p>-77</text:p>
          </table:table-cell>
          <table:table-cell office:value-type="float" office:value="1474" calcext:value-type="float">
            <text:p>1474</text:p>
          </table:table-cell>
          <table:table-cell office:value-type="float" office:value="-32" calcext:value-type="float">
            <text:p>-32</text:p>
          </table:table-cell>
          <table:table-cell office:value-type="float" office:value="-19" calcext:value-type="float">
            <text:p>-19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D201]*[.$L$1]" office:value-type="float" office:value="-0.089813232421875" calcext:value-type="float">
            <text:p>-0.0898132324</text:p>
          </table:table-cell>
          <table:table-cell table:formula="of:=[.E201]*[.$L$1]" office:value-type="float" office:value="-0.461041259765625" calcext:value-type="float">
            <text:p>-0.4610412598</text:p>
          </table:table-cell>
          <table:table-cell table:formula="of:=[.F201]*[.$L$1]" office:value-type="float" office:value="8.82564697265625" calcext:value-type="float">
            <text:p>8.8256469727</text:p>
          </table:table-cell>
          <table:table-cell table:number-columns-repeated="3"/>
          <table:table-cell table:formula="of:=[.G201]*[.$Y$1]" office:value-type="float" office:value="-0.48828125" calcext:value-type="float">
            <text:p>-0.48828125</text:p>
          </table:table-cell>
          <table:table-cell table:formula="of:=[.H201]*[.$Y$1]" office:value-type="float" office:value="-0.2899169921875" calcext:value-type="float">
            <text:p>-0.2899169922</text:p>
          </table:table-cell>
          <table:table-cell table:formula="of:=[.I201]*[.$Y$1]" office:value-type="float" office:value="0.091552734375" calcext:value-type="float">
            <text:p>0.0915527344</text:p>
          </table:table-cell>
        </table:table-row>
        <table:table-row table:style-name="ro1">
          <table:table-cell office:value-type="float" office:value="-41.8809" calcext:value-type="float">
            <text:p>-41.8809</text:p>
          </table:table-cell>
          <table:table-cell office:value-type="float" office:value="-29.4037" calcext:value-type="float">
            <text:p>-29.4037</text:p>
          </table:table-cell>
          <table:table-cell office:value-type="float" office:value="0.0421994" calcext:value-type="float">
            <text:p>0.0421994</text:p>
          </table:table-cell>
          <table:table-cell office:value-type="float" office:value="-154" calcext:value-type="float">
            <text:p>-154</text:p>
          </table:table-cell>
          <table:table-cell office:value-type="float" office:value="-76" calcext:value-type="float">
            <text:p>-76</text:p>
          </table:table-cell>
          <table:table-cell office:value-type="float" office:value="1452" calcext:value-type="float">
            <text:p>1452</text:p>
          </table:table-cell>
          <table:table-cell office:value-type="float" office:value="-32" calcext:value-type="float">
            <text:p>-32</text:p>
          </table:table-cell>
          <table:table-cell office:value-type="float" office:value="-19" calcext:value-type="float">
            <text:p>-19</text:p>
          </table:table-cell>
          <table:table-cell office:value-type="float" office:value="29" calcext:value-type="float">
            <text:p>29</text:p>
          </table:table-cell>
          <table:table-cell table:number-columns-repeated="10"/>
          <table:table-cell table:formula="of:=[.D202]*[.$L$1]" office:value-type="float" office:value="-0.92208251953125" calcext:value-type="float">
            <text:p>-0.9220825195</text:p>
          </table:table-cell>
          <table:table-cell table:formula="of:=[.E202]*[.$L$1]" office:value-type="float" office:value="-0.4550537109375" calcext:value-type="float">
            <text:p>-0.4550537109</text:p>
          </table:table-cell>
          <table:table-cell table:formula="of:=[.F202]*[.$L$1]" office:value-type="float" office:value="8.6939208984375" calcext:value-type="float">
            <text:p>8.6939208984</text:p>
          </table:table-cell>
          <table:table-cell table:number-columns-repeated="3"/>
          <table:table-cell table:formula="of:=[.G202]*[.$Y$1]" office:value-type="float" office:value="-0.48828125" calcext:value-type="float">
            <text:p>-0.48828125</text:p>
          </table:table-cell>
          <table:table-cell table:formula="of:=[.H202]*[.$Y$1]" office:value-type="float" office:value="-0.2899169921875" calcext:value-type="float">
            <text:p>-0.2899169922</text:p>
          </table:table-cell>
          <table:table-cell table:formula="of:=[.I202]*[.$Y$1]" office:value-type="float" office:value="0.4425048828125" calcext:value-type="float">
            <text:p>0.4425048828</text:p>
          </table:table-cell>
        </table:table-row>
        <table:table-row table:style-name="ro1">
          <table:table-cell office:value-type="float" office:value="-42.0987" calcext:value-type="float">
            <text:p>-42.0987</text:p>
          </table:table-cell>
          <table:table-cell office:value-type="float" office:value="-29.5486" calcext:value-type="float">
            <text:p>-29.5486</text:p>
          </table:table-cell>
          <table:table-cell office:value-type="float" office:value="-0.0441348" calcext:value-type="float">
            <text:p>-0.0441348</text:p>
          </table:table-cell>
          <table:table-cell office:value-type="float" office:value="-148" calcext:value-type="float">
            <text:p>-148</text:p>
          </table:table-cell>
          <table:table-cell office:value-type="float" office:value="-67" calcext:value-type="float">
            <text:p>-67</text:p>
          </table:table-cell>
          <table:table-cell office:value-type="float" office:value="1460" calcext:value-type="float">
            <text:p>1460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table:number-columns-repeated="10"/>
          <table:table-cell table:formula="of:=[.D203]*[.$L$1]" office:value-type="float" office:value="-0.8861572265625" calcext:value-type="float">
            <text:p>-0.8861572266</text:p>
          </table:table-cell>
          <table:table-cell table:formula="of:=[.E203]*[.$L$1]" office:value-type="float" office:value="-0.401165771484375" calcext:value-type="float">
            <text:p>-0.4011657715</text:p>
          </table:table-cell>
          <table:table-cell table:formula="of:=[.F203]*[.$L$1]" office:value-type="float" office:value="8.7418212890625" calcext:value-type="float">
            <text:p>8.7418212891</text:p>
          </table:table-cell>
          <table:table-cell table:number-columns-repeated="3"/>
          <table:table-cell table:formula="of:=[.G203]*[.$Y$1]" office:value-type="float" office:value="-0.5035400390625" calcext:value-type="float">
            <text:p>-0.5035400391</text:p>
          </table:table-cell>
          <table:table-cell table:formula="of:=[.H203]*[.$Y$1]" office:value-type="float" office:value="-0.2899169921875" calcext:value-type="float">
            <text:p>-0.2899169922</text:p>
          </table:table-cell>
          <table:table-cell table:formula="of:=[.I203]*[.$Y$1]" office:value-type="float" office:value="-0.1678466796875" calcext:value-type="float">
            <text:p>-0.1678466797</text:p>
          </table:table-cell>
        </table:table-row>
        <table:table-row table:style-name="ro1">
          <table:table-cell office:value-type="float" office:value="-42.3445" calcext:value-type="float">
            <text:p>-42.3445</text:p>
          </table:table-cell>
          <table:table-cell office:value-type="float" office:value="-29.6936" calcext:value-type="float">
            <text:p>-29.6936</text:p>
          </table:table-cell>
          <table:table-cell office:value-type="float" office:value="0.00893406" calcext:value-type="float">
            <text:p>0.00893406</text:p>
          </table:table-cell>
          <table:table-cell office:value-type="float" office:value="-144" calcext:value-type="float">
            <text:p>-144</text:p>
          </table:table-cell>
          <table:table-cell office:value-type="float" office:value="-8" calcext:value-type="float">
            <text:p>-8</text:p>
          </table:table-cell>
          <table:table-cell office:value-type="float" office:value="1469" calcext:value-type="float">
            <text:p>1469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D204]*[.$L$1]" office:value-type="float" office:value="-0.86220703125" calcext:value-type="float">
            <text:p>-0.8622070313</text:p>
          </table:table-cell>
          <table:table-cell table:formula="of:=[.E204]*[.$L$1]" office:value-type="float" office:value="-0.047900390625" calcext:value-type="float">
            <text:p>-0.0479003906</text:p>
          </table:table-cell>
          <table:table-cell table:formula="of:=[.F204]*[.$L$1]" office:value-type="float" office:value="8.79570922851563" calcext:value-type="float">
            <text:p>8.7957092285</text:p>
          </table:table-cell>
          <table:table-cell table:number-columns-repeated="3"/>
          <table:table-cell table:formula="of:=[.G204]*[.$Y$1]" office:value-type="float" office:value="-0.5035400390625" calcext:value-type="float">
            <text:p>-0.5035400391</text:p>
          </table:table-cell>
          <table:table-cell table:formula="of:=[.H204]*[.$Y$1]" office:value-type="float" office:value="-0.2899169921875" calcext:value-type="float">
            <text:p>-0.2899169922</text:p>
          </table:table-cell>
          <table:table-cell table:formula="of:=[.I204]*[.$Y$1]" office:value-type="float" office:value="0.152587890625" calcext:value-type="float">
            <text:p>0.1525878906</text:p>
          </table:table-cell>
        </table:table-row>
        <table:table-row table:style-name="ro1">
          <table:table-cell office:value-type="float" office:value="-42.5603" calcext:value-type="float">
            <text:p>-42.5603</text:p>
          </table:table-cell>
          <table:table-cell office:value-type="float" office:value="-29.8462" calcext:value-type="float">
            <text:p>-29.8462</text:p>
          </table:table-cell>
          <table:table-cell office:value-type="float" office:value="-0.0346121" calcext:value-type="float">
            <text:p>-0.0346121</text:p>
          </table:table-cell>
          <table:table-cell office:value-type="float" office:value="-151" calcext:value-type="float">
            <text:p>-151</text:p>
          </table:table-cell>
          <table:table-cell office:value-type="float" office:value="-77" calcext:value-type="float">
            <text:p>-77</text:p>
          </table:table-cell>
          <table:table-cell office:value-type="float" office:value="1469" calcext:value-type="float">
            <text:p>1469</text:p>
          </table:table-cell>
          <table:table-cell office:value-type="float" office:value="-33" calcext:value-type="float">
            <text:p>-33</text:p>
          </table:table-cell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table:number-columns-repeated="10"/>
          <table:table-cell table:formula="of:=[.D205]*[.$L$1]" office:value-type="float" office:value="-0.904119873046875" calcext:value-type="float">
            <text:p>-0.904119873</text:p>
          </table:table-cell>
          <table:table-cell table:formula="of:=[.E205]*[.$L$1]" office:value-type="float" office:value="-0.461041259765625" calcext:value-type="float">
            <text:p>-0.4610412598</text:p>
          </table:table-cell>
          <table:table-cell table:formula="of:=[.F205]*[.$L$1]" office:value-type="float" office:value="8.79570922851563" calcext:value-type="float">
            <text:p>8.7957092285</text:p>
          </table:table-cell>
          <table:table-cell table:number-columns-repeated="3"/>
          <table:table-cell table:formula="of:=[.G205]*[.$Y$1]" office:value-type="float" office:value="-0.5035400390625" calcext:value-type="float">
            <text:p>-0.5035400391</text:p>
          </table:table-cell>
          <table:table-cell table:formula="of:=[.H205]*[.$Y$1]" office:value-type="float" office:value="-0.30517578125" calcext:value-type="float">
            <text:p>-0.3051757813</text:p>
          </table:table-cell>
          <table:table-cell table:formula="of:=[.I205]*[.$Y$1]" office:value-type="float" office:value="-0.030517578125" calcext:value-type="float">
            <text:p>-0.0305175781</text:p>
          </table:table-cell>
        </table:table-row>
        <table:table-row table:style-name="ro1">
          <table:table-cell office:value-type="float" office:value="-42.7855" calcext:value-type="float">
            <text:p>-42.7855</text:p>
          </table:table-cell>
          <table:table-cell office:value-type="float" office:value="-29.9911" calcext:value-type="float">
            <text:p>-29.9911</text:p>
          </table:table-cell>
          <table:table-cell office:value-type="float" office:value="-0.0416453" calcext:value-type="float">
            <text:p>-0.0416453</text:p>
          </table:table-cell>
          <table:table-cell office:value-type="float" office:value="-158" calcext:value-type="float">
            <text:p>-158</text:p>
          </table:table-cell>
          <table:table-cell office:value-type="float" office:value="-68" calcext:value-type="float">
            <text:p>-68</text:p>
          </table:table-cell>
          <table:table-cell office:value-type="float" office:value="1469" calcext:value-type="float">
            <text:p>1469</text:p>
          </table:table-cell>
          <table:table-cell office:value-type="float" office:value="-34" calcext:value-type="float">
            <text:p>-34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formula="of:=[.D206]*[.$L$1]" office:value-type="float" office:value="-0.94603271484375" calcext:value-type="float">
            <text:p>-0.9460327148</text:p>
          </table:table-cell>
          <table:table-cell table:formula="of:=[.E206]*[.$L$1]" office:value-type="float" office:value="-0.4071533203125" calcext:value-type="float">
            <text:p>-0.4071533203</text:p>
          </table:table-cell>
          <table:table-cell table:formula="of:=[.F206]*[.$L$1]" office:value-type="float" office:value="8.79570922851563" calcext:value-type="float">
            <text:p>8.7957092285</text:p>
          </table:table-cell>
          <table:table-cell table:number-columns-repeated="3"/>
          <table:table-cell table:formula="of:=[.G206]*[.$Y$1]" office:value-type="float" office:value="-0.518798828125" calcext:value-type="float">
            <text:p>-0.5187988281</text:p>
          </table:table-cell>
          <table:table-cell table:formula="of:=[.H206]*[.$Y$1]" office:value-type="float" office:value="-0.2899169921875" calcext:value-type="float">
            <text:p>-0.2899169922</text:p>
          </table:table-cell>
          <table:table-cell table:formula="of:=[.I206]*[.$Y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3.0196" calcext:value-type="float">
            <text:p>-43.0196</text:p>
          </table:table-cell>
          <table:table-cell office:value-type="float" office:value="-30.1437" calcext:value-type="float">
            <text:p>-30.1437</text:p>
          </table:table-cell>
          <table:table-cell office:value-type="float" office:value="-0.00267998" calcext:value-type="float">
            <text:p>-0.00267998</text:p>
          </table:table-cell>
          <table:table-cell office:value-type="float" office:value="-158" calcext:value-type="float">
            <text:p>-158</text:p>
          </table:table-cell>
          <table:table-cell office:value-type="float" office:value="-66" calcext:value-type="float">
            <text:p>-66</text:p>
          </table:table-cell>
          <table:table-cell office:value-type="float" office:value="1470" calcext:value-type="float">
            <text:p>1470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D207]*[.$L$1]" office:value-type="float" office:value="-0.94603271484375" calcext:value-type="float">
            <text:p>-0.9460327148</text:p>
          </table:table-cell>
          <table:table-cell table:formula="of:=[.E207]*[.$L$1]" office:value-type="float" office:value="-0.39517822265625" calcext:value-type="float">
            <text:p>-0.3951782227</text:p>
          </table:table-cell>
          <table:table-cell table:formula="of:=[.F207]*[.$L$1]" office:value-type="float" office:value="8.80169677734375" calcext:value-type="float">
            <text:p>8.8016967773</text:p>
          </table:table-cell>
          <table:table-cell table:number-columns-repeated="3"/>
          <table:table-cell table:formula="of:=[.G207]*[.$Y$1]" office:value-type="float" office:value="-0.5340576171875" calcext:value-type="float">
            <text:p>-0.5340576172</text:p>
          </table:table-cell>
          <table:table-cell table:formula="of:=[.H207]*[.$Y$1]" office:value-type="float" office:value="-0.30517578125" calcext:value-type="float">
            <text:p>-0.3051757813</text:p>
          </table:table-cell>
          <table:table-cell table:formula="of:=[.I207]*[.$Y$1]" office:value-type="float" office:value="0.213623046875" calcext:value-type="float">
            <text:p>0.2136230469</text:p>
          </table:table-cell>
        </table:table-row>
        <table:table-row table:style-name="ro1">
          <table:table-cell office:value-type="float" office:value="-43.2494" calcext:value-type="float">
            <text:p>-43.2494</text:p>
          </table:table-cell>
          <table:table-cell office:value-type="float" office:value="-30.2811" calcext:value-type="float">
            <text:p>-30.2811</text:p>
          </table:table-cell>
          <table:table-cell office:value-type="float" office:value="-0.0412251" calcext:value-type="float">
            <text:p>-0.0412251</text:p>
          </table:table-cell>
          <table:table-cell office:value-type="float" office:value="-145" calcext:value-type="float">
            <text:p>-145</text:p>
          </table:table-cell>
          <table:table-cell office:value-type="float" office:value="-75" calcext:value-type="float">
            <text:p>-75</text:p>
          </table:table-cell>
          <table:table-cell office:value-type="float" office:value="1465" calcext:value-type="float">
            <text:p>1465</text:p>
          </table:table-cell>
          <table:table-cell office:value-type="float" office:value="-35" calcext:value-type="float">
            <text:p>-35</text:p>
          </table:table-cell>
          <table:table-cell office:value-type="float" office:value="-18" calcext:value-type="float">
            <text:p>-18</text:p>
          </table:table-cell>
          <table:table-cell office:value-type="float" office:value="-3" calcext:value-type="float">
            <text:p>-3</text:p>
          </table:table-cell>
          <table:table-cell table:number-columns-repeated="10"/>
          <table:table-cell table:formula="of:=[.D208]*[.$L$1]" office:value-type="float" office:value="-0.868194580078125" calcext:value-type="float">
            <text:p>-0.8681945801</text:p>
          </table:table-cell>
          <table:table-cell table:formula="of:=[.E208]*[.$L$1]" office:value-type="float" office:value="-0.449066162109375" calcext:value-type="float">
            <text:p>-0.4490661621</text:p>
          </table:table-cell>
          <table:table-cell table:formula="of:=[.F208]*[.$L$1]" office:value-type="float" office:value="8.77175903320313" calcext:value-type="float">
            <text:p>8.7717590332</text:p>
          </table:table-cell>
          <table:table-cell table:number-columns-repeated="3"/>
          <table:table-cell table:formula="of:=[.G208]*[.$Y$1]" office:value-type="float" office:value="-0.5340576171875" calcext:value-type="float">
            <text:p>-0.5340576172</text:p>
          </table:table-cell>
          <table:table-cell table:formula="of:=[.H208]*[.$Y$1]" office:value-type="float" office:value="-0.274658203125" calcext:value-type="float">
            <text:p>-0.2746582031</text:p>
          </table:table-cell>
          <table:table-cell table:formula="of:=[.I208]*[.$Y$1]" office:value-type="float" office:value="-0.0457763671875" calcext:value-type="float">
            <text:p>-0.0457763672</text:p>
          </table:table-cell>
        </table:table-row>
        <table:table-row table:style-name="ro1">
          <table:table-cell office:value-type="float" office:value="-43.4726" calcext:value-type="float">
            <text:p>-43.4726</text:p>
          </table:table-cell>
          <table:table-cell office:value-type="float" office:value="-30.4413" calcext:value-type="float">
            <text:p>-30.4413</text:p>
          </table:table-cell>
          <table:table-cell office:value-type="float" office:value="-0.0081872" calcext:value-type="float">
            <text:p>-0.0081872</text:p>
          </table:table-cell>
          <table:table-cell office:value-type="float" office:value="-155" calcext:value-type="float">
            <text:p>-155</text:p>
          </table:table-cell>
          <table:table-cell office:value-type="float" office:value="-72" calcext:value-type="float">
            <text:p>-72</text:p>
          </table:table-cell>
          <table:table-cell office:value-type="float" office:value="1458" calcext:value-type="float">
            <text:p>1458</text:p>
          </table:table-cell>
          <table:table-cell office:value-type="float" office:value="-34" calcext:value-type="float">
            <text:p>-34</text:p>
          </table:table-cell>
          <table:table-cell office:value-type="float" office:value="-21" calcext:value-type="float">
            <text:p>-21</text:p>
          </table:table-cell>
          <table:table-cell office:value-type="float" office:value="13" calcext:value-type="float">
            <text:p>13</text:p>
          </table:table-cell>
          <table:table-cell table:number-columns-repeated="10"/>
          <table:table-cell table:formula="of:=[.D209]*[.$L$1]" office:value-type="float" office:value="-0.928070068359375" calcext:value-type="float">
            <text:p>-0.9280700684</text:p>
          </table:table-cell>
          <table:table-cell table:formula="of:=[.E209]*[.$L$1]" office:value-type="float" office:value="-0.431103515625" calcext:value-type="float">
            <text:p>-0.4311035156</text:p>
          </table:table-cell>
          <table:table-cell table:formula="of:=[.F209]*[.$L$1]" office:value-type="float" office:value="8.72984619140625" calcext:value-type="float">
            <text:p>8.7298461914</text:p>
          </table:table-cell>
          <table:table-cell table:number-columns-repeated="3"/>
          <table:table-cell table:formula="of:=[.G209]*[.$Y$1]" office:value-type="float" office:value="-0.518798828125" calcext:value-type="float">
            <text:p>-0.5187988281</text:p>
          </table:table-cell>
          <table:table-cell table:formula="of:=[.H209]*[.$Y$1]" office:value-type="float" office:value="-0.3204345703125" calcext:value-type="float">
            <text:p>-0.3204345703</text:p>
          </table:table-cell>
          <table:table-cell table:formula="of:=[.I209]*[.$Y$1]" office:value-type="float" office:value="0.1983642578125" calcext:value-type="float">
            <text:p>0.1983642578</text:p>
          </table:table-cell>
        </table:table-row>
        <table:table-row table:style-name="ro1">
          <table:table-cell office:value-type="float" office:value="-43.6884" calcext:value-type="float">
            <text:p>-43.6884</text:p>
          </table:table-cell>
          <table:table-cell office:value-type="float" office:value="-30.5786" calcext:value-type="float">
            <text:p>-30.5786</text:p>
          </table:table-cell>
          <table:table-cell office:value-type="float" office:value="-0.0304054" calcext:value-type="float">
            <text:p>-0.0304054</text:p>
          </table:table-cell>
          <table:table-cell office:value-type="float" office:value="-150" calcext:value-type="float">
            <text:p>-150</text:p>
          </table:table-cell>
          <table:table-cell office:value-type="float" office:value="-72" calcext:value-type="float">
            <text:p>-72</text:p>
          </table:table-cell>
          <table:table-cell office:value-type="float" office:value="1465" calcext:value-type="float">
            <text:p>1465</text:p>
          </table:table-cell>
          <table:table-cell office:value-type="float" office:value="-33" calcext:value-type="float">
            <text:p>-33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formula="of:=[.D210]*[.$L$1]" office:value-type="float" office:value="-0.89813232421875" calcext:value-type="float">
            <text:p>-0.8981323242</text:p>
          </table:table-cell>
          <table:table-cell table:formula="of:=[.E210]*[.$L$1]" office:value-type="float" office:value="-0.431103515625" calcext:value-type="float">
            <text:p>-0.4311035156</text:p>
          </table:table-cell>
          <table:table-cell table:formula="of:=[.F210]*[.$L$1]" office:value-type="float" office:value="8.77175903320313" calcext:value-type="float">
            <text:p>8.7717590332</text:p>
          </table:table-cell>
          <table:table-cell table:number-columns-repeated="3"/>
          <table:table-cell table:formula="of:=[.G210]*[.$Y$1]" office:value-type="float" office:value="-0.5035400390625" calcext:value-type="float">
            <text:p>-0.5035400391</text:p>
          </table:table-cell>
          <table:table-cell table:formula="of:=[.H210]*[.$Y$1]" office:value-type="float" office:value="-0.274658203125" calcext:value-type="float">
            <text:p>-0.2746582031</text:p>
          </table:table-cell>
          <table:table-cell table:formula="of:=[.I210]*[.$Y$1]" office:value-type="float" office:value="0.0152587890625" calcext:value-type="float">
            <text:p>0.0152587891</text:p>
          </table:table-cell>
        </table:table-row>
        <table:table-row table:style-name="ro1">
          <table:table-cell office:value-type="float" office:value="-43.9006" calcext:value-type="float">
            <text:p>-43.9006</text:p>
          </table:table-cell>
          <table:table-cell office:value-type="float" office:value="-30.7312" calcext:value-type="float">
            <text:p>-30.7312</text:p>
          </table:table-cell>
          <table:table-cell office:value-type="float" office:value="0.0103227" calcext:value-type="float">
            <text:p>0.0103227</text:p>
          </table:table-cell>
          <table:table-cell office:value-type="float" office:value="-148" calcext:value-type="float">
            <text:p>-148</text:p>
          </table:table-cell>
          <table:table-cell office:value-type="float" office:value="-80" calcext:value-type="float">
            <text:p>-80</text:p>
          </table:table-cell>
          <table:table-cell office:value-type="float" office:value="1470" calcext:value-type="float">
            <text:p>1470</text:p>
          </table:table-cell>
          <table:table-cell office:value-type="float" office:value="-33" calcext:value-type="float">
            <text:p>-33</text:p>
          </table:table-cell>
          <table:table-cell office:value-type="float" office:value="-20" calcext:value-type="float">
            <text:p>-20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D211]*[.$L$1]" office:value-type="float" office:value="-0.8861572265625" calcext:value-type="float">
            <text:p>-0.8861572266</text:p>
          </table:table-cell>
          <table:table-cell table:formula="of:=[.E211]*[.$L$1]" office:value-type="float" office:value="-0.47900390625" calcext:value-type="float">
            <text:p>-0.4790039063</text:p>
          </table:table-cell>
          <table:table-cell table:formula="of:=[.F211]*[.$L$1]" office:value-type="float" office:value="8.80169677734375" calcext:value-type="float">
            <text:p>8.8016967773</text:p>
          </table:table-cell>
          <table:table-cell table:number-columns-repeated="3"/>
          <table:table-cell table:formula="of:=[.G211]*[.$Y$1]" office:value-type="float" office:value="-0.5035400390625" calcext:value-type="float">
            <text:p>-0.5035400391</text:p>
          </table:table-cell>
          <table:table-cell table:formula="of:=[.H211]*[.$Y$1]" office:value-type="float" office:value="-0.30517578125" calcext:value-type="float">
            <text:p>-0.3051757813</text:p>
          </table:table-cell>
          <table:table-cell table:formula="of:=[.I211]*[.$Y$1]" office:value-type="float" office:value="0.2899169921875" calcext:value-type="float">
            <text:p>0.2899169922</text:p>
          </table:table-cell>
        </table:table-row>
        <table:table-row table:style-name="ro1">
          <table:table-cell office:value-type="float" office:value="-44.1073" calcext:value-type="float">
            <text:p>-44.1073</text:p>
          </table:table-cell>
          <table:table-cell office:value-type="float" office:value="-30.8914" calcext:value-type="float">
            <text:p>-30.8914</text:p>
          </table:table-cell>
          <table:table-cell office:value-type="float" office:value="0.0746672" calcext:value-type="float">
            <text:p>0.0746672</text:p>
          </table:table-cell>
          <table:table-cell office:value-type="float" office:value="-155" calcext:value-type="float">
            <text:p>-155</text:p>
          </table:table-cell>
          <table:table-cell office:value-type="float" office:value="-74" calcext:value-type="float">
            <text:p>-74</text:p>
          </table:table-cell>
          <table:table-cell office:value-type="float" office:value="1453" calcext:value-type="float">
            <text:p>1453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35" calcext:value-type="float">
            <text:p>35</text:p>
          </table:table-cell>
          <table:table-cell table:number-columns-repeated="10"/>
          <table:table-cell table:formula="of:=[.D212]*[.$L$1]" office:value-type="float" office:value="-0.928070068359375" calcext:value-type="float">
            <text:p>-0.9280700684</text:p>
          </table:table-cell>
          <table:table-cell table:formula="of:=[.E212]*[.$L$1]" office:value-type="float" office:value="-0.44307861328125" calcext:value-type="float">
            <text:p>-0.4430786133</text:p>
          </table:table-cell>
          <table:table-cell table:formula="of:=[.F212]*[.$L$1]" office:value-type="float" office:value="8.69990844726563" calcext:value-type="float">
            <text:p>8.6999084473</text:p>
          </table:table-cell>
          <table:table-cell table:number-columns-repeated="3"/>
          <table:table-cell table:formula="of:=[.G212]*[.$Y$1]" office:value-type="float" office:value="-0.48828125" calcext:value-type="float">
            <text:p>-0.48828125</text:p>
          </table:table-cell>
          <table:table-cell table:formula="of:=[.H212]*[.$Y$1]" office:value-type="float" office:value="-0.3204345703125" calcext:value-type="float">
            <text:p>-0.3204345703</text:p>
          </table:table-cell>
          <table:table-cell table:formula="of:=[.I212]*[.$Y$1]" office:value-type="float" office:value="0.5340576171875" calcext:value-type="float">
            <text:p>0.5340576172</text:p>
          </table:table-cell>
        </table:table-row>
        <table:table-row table:style-name="ro1">
          <table:table-cell office:value-type="float" office:value="-44.3214" calcext:value-type="float">
            <text:p>-44.3214</text:p>
          </table:table-cell>
          <table:table-cell office:value-type="float" office:value="-31.044" calcext:value-type="float">
            <text:p>-31.044</text:p>
          </table:table-cell>
          <table:table-cell office:value-type="float" office:value="0.0464143" calcext:value-type="float">
            <text:p>0.0464143</text:p>
          </table:table-cell>
          <table:table-cell office:value-type="float" office:value="-143" calcext:value-type="float">
            <text:p>-143</text:p>
          </table:table-cell>
          <table:table-cell office:value-type="float" office:value="-76" calcext:value-type="float">
            <text:p>-76</text:p>
          </table:table-cell>
          <table:table-cell office:value-type="float" office:value="1476" calcext:value-type="float">
            <text:p>1476</text:p>
          </table:table-cell>
          <table:table-cell office:value-type="float" office:value="-33" calcext:value-type="float">
            <text:p>-33</text:p>
          </table:table-cell>
          <table:table-cell office:value-type="float" office:value="-20" calcext:value-type="float">
            <text:p>-20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D213]*[.$L$1]" office:value-type="float" office:value="-0.856219482421875" calcext:value-type="float">
            <text:p>-0.8562194824</text:p>
          </table:table-cell>
          <table:table-cell table:formula="of:=[.E213]*[.$L$1]" office:value-type="float" office:value="-0.4550537109375" calcext:value-type="float">
            <text:p>-0.4550537109</text:p>
          </table:table-cell>
          <table:table-cell table:formula="of:=[.F213]*[.$L$1]" office:value-type="float" office:value="8.8376220703125" calcext:value-type="float">
            <text:p>8.8376220703</text:p>
          </table:table-cell>
          <table:table-cell table:number-columns-repeated="3"/>
          <table:table-cell table:formula="of:=[.G213]*[.$Y$1]" office:value-type="float" office:value="-0.5035400390625" calcext:value-type="float">
            <text:p>-0.5035400391</text:p>
          </table:table-cell>
          <table:table-cell table:formula="of:=[.H213]*[.$Y$1]" office:value-type="float" office:value="-0.30517578125" calcext:value-type="float">
            <text:p>-0.3051757813</text:p>
          </table:table-cell>
          <table:table-cell table:formula="of:=[.I213]*[.$Y$1]" office:value-type="float" office:value="0.2593994140625" calcext:value-type="float">
            <text:p>0.2593994141</text:p>
          </table:table-cell>
        </table:table-row>
        <table:table-row table:style-name="ro1">
          <table:table-cell office:value-type="float" office:value="-44.5581" calcext:value-type="float">
            <text:p>-44.5581</text:p>
          </table:table-cell>
          <table:table-cell office:value-type="float" office:value="-31.1966" calcext:value-type="float">
            <text:p>-31.1966</text:p>
          </table:table-cell>
          <table:table-cell office:value-type="float" office:value="-0.0053828" calcext:value-type="float">
            <text:p>-0.0053828</text:p>
          </table:table-cell>
          <table:table-cell office:value-type="float" office:value="-146" calcext:value-type="float">
            <text:p>-146</text:p>
          </table:table-cell>
          <table:table-cell office:value-type="float" office:value="-76" calcext:value-type="float">
            <text:p>-76</text:p>
          </table:table-cell>
          <table:table-cell office:value-type="float" office:value="1466" calcext:value-type="float">
            <text:p>1466</text:p>
          </table:table-cell>
          <table:table-cell office:value-type="float" office:value="-36" calcext:value-type="float">
            <text:p>-36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formula="of:=[.D214]*[.$L$1]" office:value-type="float" office:value="-0.87418212890625" calcext:value-type="float">
            <text:p>-0.8741821289</text:p>
          </table:table-cell>
          <table:table-cell table:formula="of:=[.E214]*[.$L$1]" office:value-type="float" office:value="-0.4550537109375" calcext:value-type="float">
            <text:p>-0.4550537109</text:p>
          </table:table-cell>
          <table:table-cell table:formula="of:=[.F214]*[.$L$1]" office:value-type="float" office:value="8.77774658203125" calcext:value-type="float">
            <text:p>8.777746582</text:p>
          </table:table-cell>
          <table:table-cell table:number-columns-repeated="3"/>
          <table:table-cell table:formula="of:=[.G214]*[.$Y$1]" office:value-type="float" office:value="-0.54931640625" calcext:value-type="float">
            <text:p>-0.5493164063</text:p>
          </table:table-cell>
          <table:table-cell table:formula="of:=[.H214]*[.$Y$1]" office:value-type="float" office:value="-0.30517578125" calcext:value-type="float">
            <text:p>-0.3051757813</text:p>
          </table:table-cell>
          <table:table-cell table:formula="of:=[.I214]*[.$Y$1]" office:value-type="float" office:value="0.0457763671875" calcext:value-type="float">
            <text:p>0.0457763672</text:p>
          </table:table-cell>
        </table:table-row>
        <table:table-row table:style-name="ro1">
          <table:table-cell office:value-type="float" office:value="-44.7689" calcext:value-type="float">
            <text:p>-44.7689</text:p>
          </table:table-cell>
          <table:table-cell office:value-type="float" office:value="-31.3492" calcext:value-type="float">
            <text:p>-31.3492</text:p>
          </table:table-cell>
          <table:table-cell office:value-type="float" office:value="0.0256178" calcext:value-type="float">
            <text:p>0.0256178</text:p>
          </table:table-cell>
          <table:table-cell office:value-type="float" office:value="-161" calcext:value-type="float">
            <text:p>-161</text:p>
          </table:table-cell>
          <table:table-cell office:value-type="float" office:value="-66" calcext:value-type="float">
            <text:p>-66</text:p>
          </table:table-cell>
          <table:table-cell office:value-type="float" office:value="1463" calcext:value-type="float">
            <text:p>1463</text:p>
          </table:table-cell>
          <table:table-cell office:value-type="float" office:value="-32" calcext:value-type="float">
            <text:p>-32</text:p>
          </table:table-cell>
          <table:table-cell office:value-type="float" office:value="-20" calcext:value-type="float">
            <text:p>-20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D215]*[.$L$1]" office:value-type="float" office:value="-0.963995361328125" calcext:value-type="float">
            <text:p>-0.9639953613</text:p>
          </table:table-cell>
          <table:table-cell table:formula="of:=[.E215]*[.$L$1]" office:value-type="float" office:value="-0.39517822265625" calcext:value-type="float">
            <text:p>-0.3951782227</text:p>
          </table:table-cell>
          <table:table-cell table:formula="of:=[.F215]*[.$L$1]" office:value-type="float" office:value="8.75978393554688" calcext:value-type="float">
            <text:p>8.7597839355</text:p>
          </table:table-cell>
          <table:table-cell table:number-columns-repeated="3"/>
          <table:table-cell table:formula="of:=[.G215]*[.$Y$1]" office:value-type="float" office:value="-0.48828125" calcext:value-type="float">
            <text:p>-0.48828125</text:p>
          </table:table-cell>
          <table:table-cell table:formula="of:=[.H215]*[.$Y$1]" office:value-type="float" office:value="-0.30517578125" calcext:value-type="float">
            <text:p>-0.3051757813</text:p>
          </table:table-cell>
          <table:table-cell table:formula="of:=[.I215]*[.$Y$1]" office:value-type="float" office:value="0.2899169921875" calcext:value-type="float">
            <text:p>0.2899169922</text:p>
          </table:table-cell>
        </table:table-row>
        <table:table-row table:style-name="ro1">
          <table:table-cell office:value-type="float" office:value="-45.0036" calcext:value-type="float">
            <text:p>-45.0036</text:p>
          </table:table-cell>
          <table:table-cell office:value-type="float" office:value="-31.5094" calcext:value-type="float">
            <text:p>-31.5094</text:p>
          </table:table-cell>
          <table:table-cell office:value-type="float" office:value="0.0312625" calcext:value-type="float">
            <text:p>0.0312625</text:p>
          </table:table-cell>
          <table:table-cell office:value-type="float" office:value="-159" calcext:value-type="float">
            <text:p>-159</text:p>
          </table:table-cell>
          <table:table-cell office:value-type="float" office:value="-81" calcext:value-type="float">
            <text:p>-81</text:p>
          </table:table-cell>
          <table:table-cell office:value-type="float" office:value="1467" calcext:value-type="float">
            <text:p>1467</text:p>
          </table:table-cell>
          <table:table-cell office:value-type="float" office:value="-36" calcext:value-type="float">
            <text:p>-36</text:p>
          </table:table-cell>
          <table:table-cell office:value-type="float" office:value="-21" calcext:value-type="float">
            <text:p>-21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D216]*[.$L$1]" office:value-type="float" office:value="-0.952020263671875" calcext:value-type="float">
            <text:p>-0.9520202637</text:p>
          </table:table-cell>
          <table:table-cell table:formula="of:=[.E216]*[.$L$1]" office:value-type="float" office:value="-0.484991455078125" calcext:value-type="float">
            <text:p>-0.4849914551</text:p>
          </table:table-cell>
          <table:table-cell table:formula="of:=[.F216]*[.$L$1]" office:value-type="float" office:value="8.78373413085938" calcext:value-type="float">
            <text:p>8.7837341309</text:p>
          </table:table-cell>
          <table:table-cell table:number-columns-repeated="3"/>
          <table:table-cell table:formula="of:=[.G216]*[.$Y$1]" office:value-type="float" office:value="-0.54931640625" calcext:value-type="float">
            <text:p>-0.5493164063</text:p>
          </table:table-cell>
          <table:table-cell table:formula="of:=[.H216]*[.$Y$1]" office:value-type="float" office:value="-0.3204345703125" calcext:value-type="float">
            <text:p>-0.3204345703</text:p>
          </table:table-cell>
          <table:table-cell table:formula="of:=[.I216]*[.$Y$1]" office:value-type="float" office:value="0.2899169921875" calcext:value-type="float">
            <text:p>0.2899169922</text:p>
          </table:table-cell>
        </table:table-row>
        <table:table-row table:style-name="ro1">
          <table:table-cell office:value-type="float" office:value="-45.2517" calcext:value-type="float">
            <text:p>-45.2517</text:p>
          </table:table-cell>
          <table:table-cell office:value-type="float" office:value="-31.6696" calcext:value-type="float">
            <text:p>-31.6696</text:p>
          </table:table-cell>
          <table:table-cell office:value-type="float" office:value="0.0710348" calcext:value-type="float">
            <text:p>0.0710348</text:p>
          </table:table-cell>
          <table:table-cell office:value-type="float" office:value="-157" calcext:value-type="float">
            <text:p>-157</text:p>
          </table:table-cell>
          <table:table-cell office:value-type="float" office:value="-68" calcext:value-type="float">
            <text:p>-68</text:p>
          </table:table-cell>
          <table:table-cell office:value-type="float" office:value="1474" calcext:value-type="float">
            <text:p>1474</text:p>
          </table:table-cell>
          <table:table-cell office:value-type="float" office:value="-37" calcext:value-type="float">
            <text:p>-37</text:p>
          </table:table-cell>
          <table:table-cell office:value-type="float" office:value="-21" calcext:value-type="float">
            <text:p>-21</text:p>
          </table:table-cell>
          <table:table-cell office:value-type="float" office:value="30" calcext:value-type="float">
            <text:p>30</text:p>
          </table:table-cell>
          <table:table-cell table:number-columns-repeated="10"/>
          <table:table-cell table:formula="of:=[.D217]*[.$L$1]" office:value-type="float" office:value="-0.940045166015625" calcext:value-type="float">
            <text:p>-0.940045166</text:p>
          </table:table-cell>
          <table:table-cell table:formula="of:=[.E217]*[.$L$1]" office:value-type="float" office:value="-0.4071533203125" calcext:value-type="float">
            <text:p>-0.4071533203</text:p>
          </table:table-cell>
          <table:table-cell table:formula="of:=[.F217]*[.$L$1]" office:value-type="float" office:value="8.82564697265625" calcext:value-type="float">
            <text:p>8.8256469727</text:p>
          </table:table-cell>
          <table:table-cell table:number-columns-repeated="3"/>
          <table:table-cell table:formula="of:=[.G217]*[.$Y$1]" office:value-type="float" office:value="-0.5645751953125" calcext:value-type="float">
            <text:p>-0.5645751953</text:p>
          </table:table-cell>
          <table:table-cell table:formula="of:=[.H217]*[.$Y$1]" office:value-type="float" office:value="-0.3204345703125" calcext:value-type="float">
            <text:p>-0.3204345703</text:p>
          </table:table-cell>
          <table:table-cell table:formula="of:=[.I217]*[.$Y$1]" office:value-type="float" office:value="0.457763671875" calcext:value-type="float">
            <text:p>0.4577636719</text:p>
          </table:table-cell>
        </table:table-row>
        <table:table-row table:style-name="ro1">
          <table:table-cell office:value-type="float" office:value="-45.4735" calcext:value-type="float">
            <text:p>-45.4735</text:p>
          </table:table-cell>
          <table:table-cell office:value-type="float" office:value="-31.8146" calcext:value-type="float">
            <text:p>-31.8146</text:p>
          </table:table-cell>
          <table:table-cell office:value-type="float" office:value="-0.00191906" calcext:value-type="float">
            <text:p>-0.00191906</text:p>
          </table:table-cell>
          <table:table-cell office:value-type="float" office:value="-15" calcext:value-type="float">
            <text:p>-15</text:p>
          </table:table-cell>
          <table:table-cell office:value-type="float" office:value="-76" calcext:value-type="float">
            <text:p>-76</text:p>
          </table:table-cell>
          <table:table-cell office:value-type="float" office:value="1468" calcext:value-type="float">
            <text:p>1468</text:p>
          </table:table-cell>
          <table:table-cell office:value-type="float" office:value="-34" calcext:value-type="float">
            <text:p>-34</text:p>
          </table:table-cell>
          <table:table-cell office:value-type="float" office:value="-19" calcext:value-type="float">
            <text:p>-19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formula="of:=[.D218]*[.$L$1]" office:value-type="float" office:value="-0.089813232421875" calcext:value-type="float">
            <text:p>-0.0898132324</text:p>
          </table:table-cell>
          <table:table-cell table:formula="of:=[.E218]*[.$L$1]" office:value-type="float" office:value="-0.4550537109375" calcext:value-type="float">
            <text:p>-0.4550537109</text:p>
          </table:table-cell>
          <table:table-cell table:formula="of:=[.F218]*[.$L$1]" office:value-type="float" office:value="8.7897216796875" calcext:value-type="float">
            <text:p>8.7897216797</text:p>
          </table:table-cell>
          <table:table-cell table:number-columns-repeated="3"/>
          <table:table-cell table:formula="of:=[.G218]*[.$Y$1]" office:value-type="float" office:value="-0.518798828125" calcext:value-type="float">
            <text:p>-0.5187988281</text:p>
          </table:table-cell>
          <table:table-cell table:formula="of:=[.H218]*[.$Y$1]" office:value-type="float" office:value="-0.2899169921875" calcext:value-type="float">
            <text:p>-0.2899169922</text:p>
          </table:table-cell>
          <table:table-cell table:formula="of:=[.I218]*[.$Y$1]" office:value-type="float" office:value="0.0152587890625" calcext:value-type="float">
            <text:p>0.0152587891</text:p>
          </table:table-cell>
        </table:table-row>
        <table:table-row table:style-name="ro1">
          <table:table-cell office:value-type="float" office:value="-45.6947" calcext:value-type="float">
            <text:p>-45.6947</text:p>
          </table:table-cell>
          <table:table-cell office:value-type="float" office:value="-31.9748" calcext:value-type="float">
            <text:p>-31.9748</text:p>
          </table:table-cell>
          <table:table-cell office:value-type="float" office:value="0.0167961" calcext:value-type="float">
            <text:p>0.0167961</text:p>
          </table:table-cell>
          <table:table-cell office:value-type="float" office:value="-162" calcext:value-type="float">
            <text:p>-162</text:p>
          </table:table-cell>
          <table:table-cell office:value-type="float" office:value="-76" calcext:value-type="float">
            <text:p>-76</text:p>
          </table:table-cell>
          <table:table-cell office:value-type="float" office:value="1457" calcext:value-type="float">
            <text:p>1457</text:p>
          </table:table-cell>
          <table:table-cell office:value-type="float" office:value="-34" calcext:value-type="float">
            <text:p>-34</text:p>
          </table:table-cell>
          <table:table-cell office:value-type="float" office:value="-21" calcext:value-type="float">
            <text:p>-21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D219]*[.$L$1]" office:value-type="float" office:value="-0.96998291015625" calcext:value-type="float">
            <text:p>-0.9699829102</text:p>
          </table:table-cell>
          <table:table-cell table:formula="of:=[.E219]*[.$L$1]" office:value-type="float" office:value="-0.4550537109375" calcext:value-type="float">
            <text:p>-0.4550537109</text:p>
          </table:table-cell>
          <table:table-cell table:formula="of:=[.F219]*[.$L$1]" office:value-type="float" office:value="8.72385864257813" calcext:value-type="float">
            <text:p>8.7238586426</text:p>
          </table:table-cell>
          <table:table-cell table:number-columns-repeated="3"/>
          <table:table-cell table:formula="of:=[.G219]*[.$Y$1]" office:value-type="float" office:value="-0.518798828125" calcext:value-type="float">
            <text:p>-0.5187988281</text:p>
          </table:table-cell>
          <table:table-cell table:formula="of:=[.H219]*[.$Y$1]" office:value-type="float" office:value="-0.3204345703125" calcext:value-type="float">
            <text:p>-0.3204345703</text:p>
          </table:table-cell>
          <table:table-cell table:formula="of:=[.I219]*[.$Y$1]" office:value-type="float" office:value="0.2593994140625" calcext:value-type="float">
            <text:p>0.2593994141</text:p>
          </table:table-cell>
        </table:table-row>
        <table:table-row table:style-name="ro1">
          <table:table-cell office:value-type="float" office:value="-45.9239" calcext:value-type="float">
            <text:p>-45.9239</text:p>
          </table:table-cell>
          <table:table-cell office:value-type="float" office:value="-32.1274" calcext:value-type="float">
            <text:p>-32.1274</text:p>
          </table:table-cell>
          <table:table-cell office:value-type="float" office:value="0.0270681" calcext:value-type="float">
            <text:p>0.0270681</text:p>
          </table:table-cell>
          <table:table-cell office:value-type="float" office:value="-150" calcext:value-type="float">
            <text:p>-150</text:p>
          </table:table-cell>
          <table:table-cell office:value-type="float" office:value="-76" calcext:value-type="float">
            <text:p>-76</text:p>
          </table:table-cell>
          <table:table-cell office:value-type="float" office:value="1468" calcext:value-type="float">
            <text:p>1468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D220]*[.$L$1]" office:value-type="float" office:value="-0.89813232421875" calcext:value-type="float">
            <text:p>-0.8981323242</text:p>
          </table:table-cell>
          <table:table-cell table:formula="of:=[.E220]*[.$L$1]" office:value-type="float" office:value="-0.4550537109375" calcext:value-type="float">
            <text:p>-0.4550537109</text:p>
          </table:table-cell>
          <table:table-cell table:formula="of:=[.F220]*[.$L$1]" office:value-type="float" office:value="8.7897216796875" calcext:value-type="float">
            <text:p>8.7897216797</text:p>
          </table:table-cell>
          <table:table-cell table:number-columns-repeated="3"/>
          <table:table-cell table:formula="of:=[.G220]*[.$Y$1]" office:value-type="float" office:value="-0.5340576171875" calcext:value-type="float">
            <text:p>-0.5340576172</text:p>
          </table:table-cell>
          <table:table-cell table:formula="of:=[.H220]*[.$Y$1]" office:value-type="float" office:value="-0.30517578125" calcext:value-type="float">
            <text:p>-0.3051757813</text:p>
          </table:table-cell>
          <table:table-cell table:formula="of:=[.I220]*[.$Y$1]" office:value-type="float" office:value="0.274658203125" calcext:value-type="float">
            <text:p>0.2746582031</text:p>
          </table:table-cell>
        </table:table-row>
        <table:table-row table:style-name="ro1">
          <table:table-cell office:value-type="float" office:value="-46.1378" calcext:value-type="float">
            <text:p>-46.1378</text:p>
          </table:table-cell>
          <table:table-cell office:value-type="float" office:value="-32.2723" calcext:value-type="float">
            <text:p>-32.2723</text:p>
          </table:table-cell>
          <table:table-cell office:value-type="float" office:value="0.00485831" calcext:value-type="float">
            <text:p>0.00485831</text:p>
          </table:table-cell>
          <table:table-cell office:value-type="float" office:value="-154" calcext:value-type="float">
            <text:p>-154</text:p>
          </table:table-cell>
          <table:table-cell office:value-type="float" office:value="-76" calcext:value-type="float">
            <text:p>-76</text:p>
          </table:table-cell>
          <table:table-cell office:value-type="float" office:value="1472" calcext:value-type="float">
            <text:p>1472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D221]*[.$L$1]" office:value-type="float" office:value="-0.92208251953125" calcext:value-type="float">
            <text:p>-0.9220825195</text:p>
          </table:table-cell>
          <table:table-cell table:formula="of:=[.E221]*[.$L$1]" office:value-type="float" office:value="-0.4550537109375" calcext:value-type="float">
            <text:p>-0.4550537109</text:p>
          </table:table-cell>
          <table:table-cell table:formula="of:=[.F221]*[.$L$1]" office:value-type="float" office:value="8.813671875" calcext:value-type="float">
            <text:p>8.813671875</text:p>
          </table:table-cell>
          <table:table-cell table:number-columns-repeated="3"/>
          <table:table-cell table:formula="of:=[.G221]*[.$Y$1]" office:value-type="float" office:value="-0.5035400390625" calcext:value-type="float">
            <text:p>-0.5035400391</text:p>
          </table:table-cell>
          <table:table-cell table:formula="of:=[.H221]*[.$Y$1]" office:value-type="float" office:value="-0.2899169921875" calcext:value-type="float">
            <text:p>-0.2899169922</text:p>
          </table:table-cell>
          <table:table-cell table:formula="of:=[.I221]*[.$Y$1]" office:value-type="float" office:value="0.1373291015625" calcext:value-type="float">
            <text:p>0.1373291016</text:p>
          </table:table-cell>
        </table:table-row>
        <table:table-row table:style-name="ro1">
          <table:table-cell office:value-type="float" office:value="-46.3394" calcext:value-type="float">
            <text:p>-46.3394</text:p>
          </table:table-cell>
          <table:table-cell office:value-type="float" office:value="-32.402" calcext:value-type="float">
            <text:p>-32.402</text:p>
          </table:table-cell>
          <table:table-cell office:value-type="float" office:value="0.0386664" calcext:value-type="float">
            <text:p>0.0386664</text:p>
          </table:table-cell>
          <table:table-cell office:value-type="float" office:value="-143" calcext:value-type="float">
            <text:p>-143</text:p>
          </table:table-cell>
          <table:table-cell office:value-type="float" office:value="-86" calcext:value-type="float">
            <text:p>-86</text:p>
          </table:table-cell>
          <table:table-cell office:value-type="float" office:value="1466" calcext:value-type="float">
            <text:p>1466</text:p>
          </table:table-cell>
          <table:table-cell office:value-type="float" office:value="-32" calcext:value-type="float">
            <text:p>-32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  <table:table-cell table:number-columns-repeated="10"/>
          <table:table-cell table:formula="of:=[.D222]*[.$L$1]" office:value-type="float" office:value="-0.856219482421875" calcext:value-type="float">
            <text:p>-0.8562194824</text:p>
          </table:table-cell>
          <table:table-cell table:formula="of:=[.E222]*[.$L$1]" office:value-type="float" office:value="-0.51492919921875" calcext:value-type="float">
            <text:p>-0.5149291992</text:p>
          </table:table-cell>
          <table:table-cell table:formula="of:=[.F222]*[.$L$1]" office:value-type="float" office:value="8.77774658203125" calcext:value-type="float">
            <text:p>8.777746582</text:p>
          </table:table-cell>
          <table:table-cell table:number-columns-repeated="3"/>
          <table:table-cell table:formula="of:=[.G222]*[.$Y$1]" office:value-type="float" office:value="-0.48828125" calcext:value-type="float">
            <text:p>-0.48828125</text:p>
          </table:table-cell>
          <table:table-cell table:formula="of:=[.H222]*[.$Y$1]" office:value-type="float" office:value="-0.2593994140625" calcext:value-type="float">
            <text:p>-0.2593994141</text:p>
          </table:table-cell>
          <table:table-cell table:formula="of:=[.I222]*[.$Y$1]" office:value-type="float" office:value="0.3814697265625" calcext:value-type="float">
            <text:p>0.3814697266</text:p>
          </table:table-cell>
        </table:table-row>
        <table:table-row table:style-name="ro1">
          <table:table-cell office:value-type="float" office:value="-45.6328" calcext:value-type="float">
            <text:p>-45.6328</text:p>
          </table:table-cell>
          <table:table-cell office:value-type="float" office:value="-32.547" calcext:value-type="float">
            <text:p>-32.547</text:p>
          </table:table-cell>
          <table:table-cell office:value-type="float" office:value="-0.207378" calcext:value-type="float">
            <text:p>-0.207378</text:p>
          </table:table-cell>
          <table:table-cell office:value-type="float" office:value="-163" calcext:value-type="float">
            <text:p>-163</text:p>
          </table:table-cell>
          <table:table-cell office:value-type="float" office:value="-76" calcext:value-type="float">
            <text:p>-76</text:p>
          </table:table-cell>
          <table:table-cell office:value-type="float" office:value="14" calcext:value-type="float">
            <text:p>14</text:p>
          </table:table-cell>
          <table:table-cell office:value-type="float" office:value="-32" calcext:value-type="float">
            <text:p>-32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D223]*[.$L$1]" office:value-type="float" office:value="-0.975970458984375" calcext:value-type="float">
            <text:p>-0.975970459</text:p>
          </table:table-cell>
          <table:table-cell table:formula="of:=[.E223]*[.$L$1]" office:value-type="float" office:value="-0.4550537109375" calcext:value-type="float">
            <text:p>-0.4550537109</text:p>
          </table:table-cell>
          <table:table-cell table:formula="of:=[.F223]*[.$L$1]" office:value-type="float" office:value="0.08382568359375" calcext:value-type="float">
            <text:p>0.0838256836</text:p>
          </table:table-cell>
          <table:table-cell table:number-columns-repeated="3"/>
          <table:table-cell table:formula="of:=[.G223]*[.$Y$1]" office:value-type="float" office:value="-0.48828125" calcext:value-type="float">
            <text:p>-0.48828125</text:p>
          </table:table-cell>
          <table:table-cell table:formula="of:=[.H223]*[.$Y$1]" office:value-type="float" office:value="-0.2899169921875" calcext:value-type="float">
            <text:p>-0.2899169922</text:p>
          </table:table-cell>
          <table:table-cell table:formula="of:=[.I223]*[.$Y$1]" office:value-type="float" office:value="0.244140625" calcext:value-type="float">
            <text:p>0.244140625</text:p>
          </table:table-cell>
        </table:table-row>
        <table:table-row table:style-name="ro1">
          <table:table-cell office:value-type="float" office:value="-45.7953" calcext:value-type="float">
            <text:p>-45.7953</text:p>
          </table:table-cell>
          <table:table-cell office:value-type="float" office:value="-32.6996" calcext:value-type="float">
            <text:p>-32.6996</text:p>
          </table:table-cell>
          <table:table-cell office:value-type="float" office:value="-0.0670666" calcext:value-type="float">
            <text:p>-0.0670666</text:p>
          </table:table-cell>
          <table:table-cell office:value-type="float" office:value="-160" calcext:value-type="float">
            <text:p>-160</text:p>
          </table:table-cell>
          <table:table-cell office:value-type="float" office:value="-76" calcext:value-type="float">
            <text:p>-76</text:p>
          </table:table-cell>
          <table:table-cell office:value-type="float" office:value="1478" calcext:value-type="float">
            <text:p>1478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D224]*[.$L$1]" office:value-type="float" office:value="-0.9580078125" calcext:value-type="float">
            <text:p>-0.9580078125</text:p>
          </table:table-cell>
          <table:table-cell table:formula="of:=[.E224]*[.$L$1]" office:value-type="float" office:value="-0.4550537109375" calcext:value-type="float">
            <text:p>-0.4550537109</text:p>
          </table:table-cell>
          <table:table-cell table:formula="of:=[.F224]*[.$L$1]" office:value-type="float" office:value="8.84959716796875" calcext:value-type="float">
            <text:p>8.849597168</text:p>
          </table:table-cell>
          <table:table-cell table:number-columns-repeated="3"/>
          <table:table-cell table:formula="of:=[.G224]*[.$Y$1]" office:value-type="float" office:value="-0.5340576171875" calcext:value-type="float">
            <text:p>-0.5340576172</text:p>
          </table:table-cell>
          <table:table-cell table:formula="of:=[.H224]*[.$Y$1]" office:value-type="float" office:value="-0.30517578125" calcext:value-type="float">
            <text:p>-0.3051757813</text:p>
          </table:table-cell>
          <table:table-cell table:formula="of:=[.I224]*[.$Y$1]" office:value-type="float" office:value="0.2288818359375" calcext:value-type="float">
            <text:p>0.2288818359</text:p>
          </table:table-cell>
        </table:table-row>
        <table:table-row table:style-name="ro1">
          <table:table-cell office:value-type="float" office:value="-46.015" calcext:value-type="float">
            <text:p>-46.015</text:p>
          </table:table-cell>
          <table:table-cell office:value-type="float" office:value="-32.8598" calcext:value-type="float">
            <text:p>-32.8598</text:p>
          </table:table-cell>
          <table:table-cell office:value-type="float" office:value="0.0428426" calcext:value-type="float">
            <text:p>0.0428426</text:p>
          </table:table-cell>
          <table:table-cell office:value-type="float" office:value="-142" calcext:value-type="float">
            <text:p>-142</text:p>
          </table:table-cell>
          <table:table-cell office:value-type="float" office:value="-80" calcext:value-type="float">
            <text:p>-80</text:p>
          </table:table-cell>
          <table:table-cell office:value-type="float" office:value="1466" calcext:value-type="float">
            <text:p>1466</text:p>
          </table:table-cell>
          <table:table-cell office:value-type="float" office:value="-34" calcext:value-type="float">
            <text:p>-34</text:p>
          </table:table-cell>
          <table:table-cell office:value-type="float" office:value="-21" calcext:value-type="float">
            <text:p>-21</text:p>
          </table:table-cell>
          <table:table-cell office:value-type="float" office:value="35" calcext:value-type="float">
            <text:p>35</text:p>
          </table:table-cell>
          <table:table-cell table:number-columns-repeated="10"/>
          <table:table-cell table:formula="of:=[.D225]*[.$L$1]" office:value-type="float" office:value="-0.85023193359375" calcext:value-type="float">
            <text:p>-0.8502319336</text:p>
          </table:table-cell>
          <table:table-cell table:formula="of:=[.E225]*[.$L$1]" office:value-type="float" office:value="-0.47900390625" calcext:value-type="float">
            <text:p>-0.4790039063</text:p>
          </table:table-cell>
          <table:table-cell table:formula="of:=[.F225]*[.$L$1]" office:value-type="float" office:value="8.77774658203125" calcext:value-type="float">
            <text:p>8.777746582</text:p>
          </table:table-cell>
          <table:table-cell table:number-columns-repeated="3"/>
          <table:table-cell table:formula="of:=[.G225]*[.$Y$1]" office:value-type="float" office:value="-0.518798828125" calcext:value-type="float">
            <text:p>-0.5187988281</text:p>
          </table:table-cell>
          <table:table-cell table:formula="of:=[.H225]*[.$Y$1]" office:value-type="float" office:value="-0.3204345703125" calcext:value-type="float">
            <text:p>-0.3204345703</text:p>
          </table:table-cell>
          <table:table-cell table:formula="of:=[.I225]*[.$Y$1]" office:value-type="float" office:value="0.5340576171875" calcext:value-type="float">
            <text:p>0.5340576172</text:p>
          </table:table-cell>
        </table:table-row>
        <table:table-row table:style-name="ro1">
          <table:table-cell office:value-type="float" office:value="-46.2525" calcext:value-type="float">
            <text:p>-46.2525</text:p>
          </table:table-cell>
          <table:table-cell office:value-type="float" office:value="-32.9895" calcext:value-type="float">
            <text:p>-32.9895</text:p>
          </table:table-cell>
          <table:table-cell office:value-type="float" office:value="0.0524191" calcext:value-type="float">
            <text:p>0.0524191</text:p>
          </table:table-cell>
          <table:table-cell office:value-type="float" office:value="-148" calcext:value-type="float">
            <text:p>-148</text:p>
          </table:table-cell>
          <table:table-cell office:value-type="float" office:value="-74" calcext:value-type="float">
            <text:p>-74</text:p>
          </table:table-cell>
          <table:table-cell office:value-type="float" office:value="1468" calcext:value-type="float">
            <text:p>1468</text:p>
          </table:table-cell>
          <table:table-cell office:value-type="float" office:value="-36" calcext:value-type="float">
            <text:p>-36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table:formula="of:=[.D226]*[.$L$1]" office:value-type="float" office:value="-0.8861572265625" calcext:value-type="float">
            <text:p>-0.8861572266</text:p>
          </table:table-cell>
          <table:table-cell table:formula="of:=[.E226]*[.$L$1]" office:value-type="float" office:value="-0.44307861328125" calcext:value-type="float">
            <text:p>-0.4430786133</text:p>
          </table:table-cell>
          <table:table-cell table:formula="of:=[.F226]*[.$L$1]" office:value-type="float" office:value="8.7897216796875" calcext:value-type="float">
            <text:p>8.7897216797</text:p>
          </table:table-cell>
          <table:table-cell table:number-columns-repeated="3"/>
          <table:table-cell table:formula="of:=[.G226]*[.$Y$1]" office:value-type="float" office:value="-0.54931640625" calcext:value-type="float">
            <text:p>-0.5493164063</text:p>
          </table:table-cell>
          <table:table-cell table:formula="of:=[.H226]*[.$Y$1]" office:value-type="float" office:value="-0.2593994140625" calcext:value-type="float">
            <text:p>-0.2593994141</text:p>
          </table:table-cell>
          <table:table-cell table:formula="of:=[.I226]*[.$Y$1]" office:value-type="float" office:value="0.3509521484375" calcext:value-type="float">
            <text:p>0.3509521484</text:p>
          </table:table-cell>
        </table:table-row>
        <table:table-row table:style-name="ro1">
          <table:table-cell office:value-type="float" office:value="-46.4702" calcext:value-type="float">
            <text:p>-46.4702</text:p>
          </table:table-cell>
          <table:table-cell office:value-type="float" office:value="-33.1421" calcext:value-type="float">
            <text:p>-33.1421</text:p>
          </table:table-cell>
          <table:table-cell office:value-type="float" office:value="-0.0182349" calcext:value-type="float">
            <text:p>-0.0182349</text:p>
          </table:table-cell>
          <table:table-cell office:value-type="float" office:value="-146" calcext:value-type="float">
            <text:p>-146</text:p>
          </table:table-cell>
          <table:table-cell office:value-type="float" office:value="-84" calcext:value-type="float">
            <text:p>-84</text:p>
          </table:table-cell>
          <table:table-cell office:value-type="float" office:value="1460" calcext:value-type="float">
            <text:p>1460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table:formula="of:=[.D227]*[.$L$1]" office:value-type="float" office:value="-0.87418212890625" calcext:value-type="float">
            <text:p>-0.8741821289</text:p>
          </table:table-cell>
          <table:table-cell table:formula="of:=[.E227]*[.$L$1]" office:value-type="float" office:value="-0.5029541015625" calcext:value-type="float">
            <text:p>-0.5029541016</text:p>
          </table:table-cell>
          <table:table-cell table:formula="of:=[.F227]*[.$L$1]" office:value-type="float" office:value="8.7418212890625" calcext:value-type="float">
            <text:p>8.7418212891</text:p>
          </table:table-cell>
          <table:table-cell table:number-columns-repeated="3"/>
          <table:table-cell table:formula="of:=[.G227]*[.$Y$1]" office:value-type="float" office:value="-0.518798828125" calcext:value-type="float">
            <text:p>-0.5187988281</text:p>
          </table:table-cell>
          <table:table-cell table:formula="of:=[.H227]*[.$Y$1]" office:value-type="float" office:value="-0.30517578125" calcext:value-type="float">
            <text:p>-0.3051757813</text:p>
          </table:table-cell>
          <table:table-cell table:formula="of:=[.I227]*[.$Y$1]" office:value-type="float" office:value="-0.0152587890625" calcext:value-type="float">
            <text:p>-0.0152587891</text:p>
          </table:table-cell>
        </table:table-row>
        <table:table-row table:style-name="ro1">
          <table:table-cell office:value-type="float" office:value="-46.6921" calcext:value-type="float">
            <text:p>-46.6921</text:p>
          </table:table-cell>
          <table:table-cell office:value-type="float" office:value="-33.2947" calcext:value-type="float">
            <text:p>-33.2947</text:p>
          </table:table-cell>
          <table:table-cell office:value-type="float" office:value="0.014351" calcext:value-type="float">
            <text:p>0.014351</text:p>
          </table:table-cell>
          <table:table-cell office:value-type="float" office:value="-148" calcext:value-type="float">
            <text:p>-148</text:p>
          </table:table-cell>
          <table:table-cell office:value-type="float" office:value="-74" calcext:value-type="float">
            <text:p>-74</text:p>
          </table:table-cell>
          <table:table-cell office:value-type="float" office:value="1460" calcext:value-type="float">
            <text:p>1460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D228]*[.$L$1]" office:value-type="float" office:value="-0.8861572265625" calcext:value-type="float">
            <text:p>-0.8861572266</text:p>
          </table:table-cell>
          <table:table-cell table:formula="of:=[.E228]*[.$L$1]" office:value-type="float" office:value="-0.44307861328125" calcext:value-type="float">
            <text:p>-0.4430786133</text:p>
          </table:table-cell>
          <table:table-cell table:formula="of:=[.F228]*[.$L$1]" office:value-type="float" office:value="8.7418212890625" calcext:value-type="float">
            <text:p>8.7418212891</text:p>
          </table:table-cell>
          <table:table-cell table:number-columns-repeated="3"/>
          <table:table-cell table:formula="of:=[.G228]*[.$Y$1]" office:value-type="float" office:value="-0.518798828125" calcext:value-type="float">
            <text:p>-0.5187988281</text:p>
          </table:table-cell>
          <table:table-cell table:formula="of:=[.H228]*[.$Y$1]" office:value-type="float" office:value="-0.30517578125" calcext:value-type="float">
            <text:p>-0.3051757813</text:p>
          </table:table-cell>
          <table:table-cell table:formula="of:=[.I228]*[.$Y$1]" office:value-type="float" office:value="0.274658203125" calcext:value-type="float">
            <text:p>0.2746582031</text:p>
          </table:table-cell>
        </table:table-row>
        <table:table-row table:style-name="ro1">
          <table:table-cell office:value-type="float" office:value="-46.9069" calcext:value-type="float">
            <text:p>-46.9069</text:p>
          </table:table-cell>
          <table:table-cell office:value-type="float" office:value="-33.432" calcext:value-type="float">
            <text:p>-33.432</text:p>
          </table:table-cell>
          <table:table-cell office:value-type="float" office:value="-0.0430894" calcext:value-type="float">
            <text:p>-0.0430894</text:p>
          </table:table-cell>
          <table:table-cell office:value-type="float" office:value="-153" calcext:value-type="float">
            <text:p>-153</text:p>
          </table:table-cell>
          <table:table-cell office:value-type="float" office:value="-74" calcext:value-type="float">
            <text:p>-74</text:p>
          </table:table-cell>
          <table:table-cell office:value-type="float" office:value="1462" calcext:value-type="float">
            <text:p>1462</text:p>
          </table:table-cell>
          <table:table-cell office:value-type="float" office:value="-33" calcext:value-type="float">
            <text:p>-33</text:p>
          </table:table-cell>
          <table:table-cell office:value-type="float" office:value="-18" calcext:value-type="float">
            <text:p>-18</text:p>
          </table:table-cell>
          <table:table-cell office:value-type="float" office:value="-6" calcext:value-type="float">
            <text:p>-6</text:p>
          </table:table-cell>
          <table:table-cell table:number-columns-repeated="10"/>
          <table:table-cell table:formula="of:=[.D229]*[.$L$1]" office:value-type="float" office:value="-0.916094970703125" calcext:value-type="float">
            <text:p>-0.9160949707</text:p>
          </table:table-cell>
          <table:table-cell table:formula="of:=[.E229]*[.$L$1]" office:value-type="float" office:value="-0.44307861328125" calcext:value-type="float">
            <text:p>-0.4430786133</text:p>
          </table:table-cell>
          <table:table-cell table:formula="of:=[.F229]*[.$L$1]" office:value-type="float" office:value="8.75379638671875" calcext:value-type="float">
            <text:p>8.7537963867</text:p>
          </table:table-cell>
          <table:table-cell table:number-columns-repeated="3"/>
          <table:table-cell table:formula="of:=[.G229]*[.$Y$1]" office:value-type="float" office:value="-0.5035400390625" calcext:value-type="float">
            <text:p>-0.5035400391</text:p>
          </table:table-cell>
          <table:table-cell table:formula="of:=[.H229]*[.$Y$1]" office:value-type="float" office:value="-0.274658203125" calcext:value-type="float">
            <text:p>-0.2746582031</text:p>
          </table:table-cell>
          <table:table-cell table:formula="of:=[.I229]*[.$Y$1]" office:value-type="float" office:value="-0.091552734375" calcext:value-type="float">
            <text:p>-0.0915527344</text:p>
          </table:table-cell>
        </table:table-row>
        <table:table-row table:style-name="ro1">
          <table:table-cell office:value-type="float" office:value="-47.1216" calcext:value-type="float">
            <text:p>-47.1216</text:p>
          </table:table-cell>
          <table:table-cell office:value-type="float" office:value="-33.5846" calcext:value-type="float">
            <text:p>-33.5846</text:p>
          </table:table-cell>
          <table:table-cell office:value-type="float" office:value="-0.0446036" calcext:value-type="float">
            <text:p>-0.0446036</text:p>
          </table:table-cell>
          <table:table-cell office:value-type="float" office:value="-146" calcext:value-type="float">
            <text:p>-146</text:p>
          </table:table-cell>
          <table:table-cell office:value-type="float" office:value="-74" calcext:value-type="float">
            <text:p>-74</text:p>
          </table:table-cell>
          <table:table-cell office:value-type="float" office:value="1464" calcext:value-type="float">
            <text:p>1464</text:p>
          </table:table-cell>
          <table:table-cell office:value-type="float" office:value="-33" calcext:value-type="float">
            <text:p>-33</text:p>
          </table:table-cell>
          <table:table-cell office:value-type="float" office:value="-20" calcext:value-type="float">
            <text:p>-2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formula="of:=[.D230]*[.$L$1]" office:value-type="float" office:value="-0.87418212890625" calcext:value-type="float">
            <text:p>-0.8741821289</text:p>
          </table:table-cell>
          <table:table-cell table:formula="of:=[.E230]*[.$L$1]" office:value-type="float" office:value="-0.44307861328125" calcext:value-type="float">
            <text:p>-0.4430786133</text:p>
          </table:table-cell>
          <table:table-cell table:formula="of:=[.F230]*[.$L$1]" office:value-type="float" office:value="8.765771484375" calcext:value-type="float">
            <text:p>8.7657714844</text:p>
          </table:table-cell>
          <table:table-cell table:number-columns-repeated="3"/>
          <table:table-cell table:formula="of:=[.G230]*[.$Y$1]" office:value-type="float" office:value="-0.5035400390625" calcext:value-type="float">
            <text:p>-0.5035400391</text:p>
          </table:table-cell>
          <table:table-cell table:formula="of:=[.H230]*[.$Y$1]" office:value-type="float" office:value="-0.30517578125" calcext:value-type="float">
            <text:p>-0.3051757813</text:p>
          </table:table-cell>
          <table:table-cell table:formula="of:=[.I230]*[.$Y$1]" office:value-type="float" office:value="0.0152587890625" calcext:value-type="float">
            <text:p>0.0152587891</text:p>
          </table:table-cell>
        </table:table-row>
      </table:table>
      <table:table table:name="Sheet2" table:style-name="ta1">
        <table:shapes>
          <draw:frame draw:z-index="0" draw:style-name="gr1" draw:text-style-name="P1" svg:width="6.298in" svg:height="3.5449in" svg:x="8.7913in" svg:y="0.2929in">
            <draw:object draw:notify-on-update-of-ranges="Sheet2.A1:Sheet2.A88 Sheet2.B1:Sheet2.B88 Sheet2.C1:Sheet2.C8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10466" calcext:value-type="float">
            <text:p>-0.0510466</text:p>
          </table:table-cell>
          <table:table-cell office:value-type="float" office:value="-0.0512928" calcext:value-type="float">
            <text:p>-0.0512928</text:p>
          </table:table-cell>
          <table:table-cell office:value-type="float" office:value="0.12207" calcext:value-type="float">
            <text:p>0.12207</text:p>
          </table:table-cell>
          <table:table-cell office:value-type="float" office:value="-145" calcext:value-type="float">
            <text:p>-145</text:p>
          </table:table-cell>
          <table:table-cell office:value-type="float" office:value="-75" calcext:value-type="float">
            <text:p>-75</text:p>
          </table:table-cell>
          <table:table-cell office:value-type="float" office:value="1461" calcext:value-type="float">
            <text:p>1461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0.0501308" calcext:value-type="float">
            <text:p>-0.0501308</text:p>
          </table:table-cell>
          <table:table-cell office:value-type="float" office:value="-0.0503715" calcext:value-type="float">
            <text:p>-0.0503715</text:p>
          </table:table-cell>
          <table:table-cell office:value-type="float" office:value="0.244141" calcext:value-type="float">
            <text:p>0.244141</text:p>
          </table:table-cell>
          <table:table-cell office:value-type="float" office:value="-145" calcext:value-type="float">
            <text:p>-145</text:p>
          </table:table-cell>
          <table:table-cell office:value-type="float" office:value="-74" calcext:value-type="float">
            <text:p>-74</text:p>
          </table:table-cell>
          <table:table-cell office:value-type="float" office:value="1468" calcext:value-type="float">
            <text:p>1468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0.0481921" calcext:value-type="float">
            <text:p>-0.0481921</text:p>
          </table:table-cell>
          <table:table-cell office:value-type="float" office:value="-0.0483984" calcext:value-type="float">
            <text:p>-0.0483984</text:p>
          </table:table-cell>
          <table:table-cell office:value-type="float" office:value="0.358582" calcext:value-type="float">
            <text:p>0.358582</text:p>
          </table:table-cell>
          <table:table-cell office:value-type="float" office:value="-137" calcext:value-type="float">
            <text:p>-137</text:p>
          </table:table-cell>
          <table:table-cell office:value-type="float" office:value="-71" calcext:value-type="float">
            <text:p>-71</text:p>
          </table:table-cell>
          <table:table-cell office:value-type="float" office:value="1466" calcext:value-type="float">
            <text:p>1466</text:p>
          </table:table-cell>
          <table:table-cell office:value-type="float" office:value="-33" calcext:value-type="float">
            <text:p>-33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0.0547029" calcext:value-type="float">
            <text:p>-0.0547029</text:p>
          </table:table-cell>
          <table:table-cell office:value-type="float" office:value="-0.0549706" calcext:value-type="float">
            <text:p>-0.0549706</text:p>
          </table:table-cell>
          <table:table-cell office:value-type="float" office:value="0.419617" calcext:value-type="float">
            <text:p>0.419617</text:p>
          </table:table-cell>
          <table:table-cell office:value-type="float" office:value="-145" calcext:value-type="float">
            <text:p>-145</text:p>
          </table:table-cell>
          <table:table-cell office:value-type="float" office:value="-80" calcext:value-type="float">
            <text:p>-80</text:p>
          </table:table-cell>
          <table:table-cell office:value-type="float" office:value="1454" calcext:value-type="float">
            <text:p>1454</text:p>
          </table:table-cell>
          <table:table-cell office:value-type="float" office:value="-34" calcext:value-type="float">
            <text:p>-34</text:p>
          </table:table-cell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0482599" calcext:value-type="float">
            <text:p>-0.0482599</text:p>
          </table:table-cell>
          <table:table-cell office:value-type="float" office:value="-0.0484838" calcext:value-type="float">
            <text:p>-0.0484838</text:p>
          </table:table-cell>
          <table:table-cell office:value-type="float" office:value="0.572205" calcext:value-type="float">
            <text:p>0.572205</text:p>
          </table:table-cell>
          <table:table-cell office:value-type="float" office:value="-145" calcext:value-type="float">
            <text:p>-145</text:p>
          </table:table-cell>
          <table:table-cell office:value-type="float" office:value="-72" calcext:value-type="float">
            <text:p>-72</text:p>
          </table:table-cell>
          <table:table-cell office:value-type="float" office:value="1484" calcext:value-type="float">
            <text:p>1484</text:p>
          </table:table-cell>
          <table:table-cell office:value-type="float" office:value="-38" calcext:value-type="float">
            <text:p>-38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048336" calcext:value-type="float">
            <text:p>-0.048336</text:p>
          </table:table-cell>
          <table:table-cell office:value-type="float" office:value="-0.0485967" calcext:value-type="float">
            <text:p>-0.0485967</text:p>
          </table:table-cell>
          <table:table-cell office:value-type="float" office:value="0.564575" calcext:value-type="float">
            <text:p>0.564575</text:p>
          </table:table-cell>
          <table:table-cell office:value-type="float" office:value="-153" calcext:value-type="float">
            <text:p>-153</text:p>
          </table:table-cell>
          <table:table-cell office:value-type="float" office:value="-71" calcext:value-type="float">
            <text:p>-71</text:p>
          </table:table-cell>
          <table:table-cell office:value-type="float" office:value="1460" calcext:value-type="float">
            <text:p>1460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485334" calcext:value-type="float">
            <text:p>-0.0485334</text:p>
          </table:table-cell>
          <table:table-cell office:value-type="float" office:value="-0.0487794" calcext:value-type="float">
            <text:p>-0.0487794</text:p>
          </table:table-cell>
          <table:table-cell office:value-type="float" office:value="0.38147" calcext:value-type="float">
            <text:p>0.38147</text:p>
          </table:table-cell>
          <table:table-cell office:value-type="float" office:value="-150" calcext:value-type="float">
            <text:p>-150</text:p>
          </table:table-cell>
          <table:table-cell office:value-type="float" office:value="-72" calcext:value-type="float">
            <text:p>-72</text:p>
          </table:table-cell>
          <table:table-cell office:value-type="float" office:value="1475" calcext:value-type="float">
            <text:p>1475</text:p>
          </table:table-cell>
          <table:table-cell office:value-type="float" office:value="-33" calcext:value-type="float">
            <text:p>-33</text:p>
          </table:table-cell>
          <table:table-cell office:value-type="float" office:value="-18" calcext:value-type="float">
            <text:p>-18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-0.0517129" calcext:value-type="float">
            <text:p>-0.0517129</text:p>
          </table:table-cell>
          <table:table-cell office:value-type="float" office:value="-0.0519413" calcext:value-type="float">
            <text:p>-0.0519413</text:p>
          </table:table-cell>
          <table:table-cell office:value-type="float" office:value="0.450134" calcext:value-type="float">
            <text:p>0.450134</text:p>
          </table:table-cell>
          <table:table-cell office:value-type="float" office:value="-139" calcext:value-type="float">
            <text:p>-139</text:p>
          </table:table-cell>
          <table:table-cell office:value-type="float" office:value="-76" calcext:value-type="float">
            <text:p>-76</text:p>
          </table:table-cell>
          <table:table-cell office:value-type="float" office:value="1462" calcext:value-type="float">
            <text:p>1462</text:p>
          </table:table-cell>
          <table:table-cell office:value-type="float" office:value="-35" calcext:value-type="float">
            <text:p>-35</text:p>
          </table:table-cell>
          <table:table-cell office:value-type="float" office:value="-18" calcext:value-type="float">
            <text:p>-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0583798" calcext:value-type="float">
            <text:p>-0.0583798</text:p>
          </table:table-cell>
          <table:table-cell office:value-type="float" office:value="-0.0586808" calcext:value-type="float">
            <text:p>-0.0586808</text:p>
          </table:table-cell>
          <table:table-cell office:value-type="float" office:value="0.480652" calcext:value-type="float">
            <text:p>0.480652</text:p>
          </table:table-cell>
          <table:table-cell office:value-type="float" office:value="-150" calcext:value-type="float">
            <text:p>-150</text:p>
          </table:table-cell>
          <table:table-cell office:value-type="float" office:value="-86" calcext:value-type="float">
            <text:p>-86</text:p>
          </table:table-cell>
          <table:table-cell office:value-type="float" office:value="1464" calcext:value-type="float">
            <text:p>1464</text:p>
          </table:table-cell>
          <table:table-cell office:value-type="float" office:value="-36" calcext:value-type="float">
            <text:p>-36</text:p>
          </table:table-cell>
          <table:table-cell office:value-type="float" office:value="-21" calcext:value-type="float">
            <text:p>-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0494942" calcext:value-type="float">
            <text:p>-0.0494942</text:p>
          </table:table-cell>
          <table:table-cell office:value-type="float" office:value="-0.0497626" calcext:value-type="float">
            <text:p>-0.0497626</text:p>
          </table:table-cell>
          <table:table-cell office:value-type="float" office:value="0.579834" calcext:value-type="float">
            <text:p>0.579834</text:p>
          </table:table-cell>
          <table:table-cell office:value-type="float" office:value="-156" calcext:value-type="float">
            <text:p>-156</text:p>
          </table:table-cell>
          <table:table-cell office:value-type="float" office:value="-74" calcext:value-type="float">
            <text:p>-74</text:p>
          </table:table-cell>
          <table:table-cell office:value-type="float" office:value="1486" calcext:value-type="float">
            <text:p>1486</text:p>
          </table:table-cell>
          <table:table-cell office:value-type="float" office:value="-33" calcext:value-type="float">
            <text:p>-33</text:p>
          </table:table-cell>
          <table:table-cell office:value-type="float" office:value="-21" calcext:value-type="float">
            <text:p>-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0.0495138" calcext:value-type="float">
            <text:p>-0.0495138</text:p>
          </table:table-cell>
          <table:table-cell office:value-type="float" office:value="-0.049793" calcext:value-type="float">
            <text:p>-0.049793</text:p>
          </table:table-cell>
          <table:table-cell office:value-type="float" office:value="0.785828" calcext:value-type="float">
            <text:p>0.785828</text:p>
          </table:table-cell>
          <table:table-cell office:value-type="float" office:value="-157" calcext:value-type="float">
            <text:p>-157</text:p>
          </table:table-cell>
          <table:table-cell office:value-type="float" office:value="-73" calcext:value-type="float">
            <text:p>-73</text:p>
          </table:table-cell>
          <table:table-cell office:value-type="float" office:value="1465" calcext:value-type="float">
            <text:p>1465</text:p>
          </table:table-cell>
          <table:table-cell office:value-type="float" office:value="-34" calcext:value-type="float">
            <text:p>-34</text:p>
          </table:table-cell>
          <table:table-cell office:value-type="float" office:value="-19" calcext:value-type="float">
            <text:p>-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0.0532245" calcext:value-type="float">
            <text:p>-0.0532245</text:p>
          </table:table-cell>
          <table:table-cell office:value-type="float" office:value="-0.0535134" calcext:value-type="float">
            <text:p>-0.0535134</text:p>
          </table:table-cell>
          <table:table-cell office:value-type="float" office:value="0.740051" calcext:value-type="float">
            <text:p>0.740051</text:p>
          </table:table-cell>
          <table:table-cell office:value-type="float" office:value="-155" calcext:value-type="float">
            <text:p>-155</text:p>
          </table:table-cell>
          <table:table-cell office:value-type="float" office:value="-79" calcext:value-type="float">
            <text:p>-79</text:p>
          </table:table-cell>
          <table:table-cell office:value-type="float" office:value="1475" calcext:value-type="float">
            <text:p>1475</text:p>
          </table:table-cell>
          <table:table-cell office:value-type="float" office:value="-35" calcext:value-type="float">
            <text:p>-35</text:p>
          </table:table-cell>
          <table:table-cell office:value-type="float" office:value="-21" calcext:value-type="float">
            <text:p>-2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0523209" calcext:value-type="float">
            <text:p>-0.0523209</text:p>
          </table:table-cell>
          <table:table-cell office:value-type="float" office:value="-0.0525874" calcext:value-type="float">
            <text:p>-0.0525874</text:p>
          </table:table-cell>
          <table:table-cell office:value-type="float" office:value="0.785828" calcext:value-type="float">
            <text:p>0.785828</text:p>
          </table:table-cell>
          <table:table-cell office:value-type="float" office:value="-151" calcext:value-type="float">
            <text:p>-151</text:p>
          </table:table-cell>
          <table:table-cell office:value-type="float" office:value="-78" calcext:value-type="float">
            <text:p>-78</text:p>
          </table:table-cell>
          <table:table-cell office:value-type="float" office:value="1482" calcext:value-type="float">
            <text:p>1482</text:p>
          </table:table-cell>
          <table:table-cell office:value-type="float" office:value="-32" calcext:value-type="float">
            <text:p>-32</text:p>
          </table:table-cell>
          <table:table-cell office:value-type="float" office:value="-17" calcext:value-type="float">
            <text:p>-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479699" calcext:value-type="float">
            <text:p>-0.0479699</text:p>
          </table:table-cell>
          <table:table-cell office:value-type="float" office:value="-0.0482018" calcext:value-type="float">
            <text:p>-0.0482018</text:p>
          </table:table-cell>
          <table:table-cell office:value-type="float" office:value="0.762939" calcext:value-type="float">
            <text:p>0.762939</text:p>
          </table:table-cell>
          <table:table-cell office:value-type="float" office:value="-146" calcext:value-type="float">
            <text:p>-146</text:p>
          </table:table-cell>
          <table:table-cell office:value-type="float" office:value="-71" calcext:value-type="float">
            <text:p>-71</text:p>
          </table:table-cell>
          <table:table-cell office:value-type="float" office:value="1472" calcext:value-type="float">
            <text:p>1472</text:p>
          </table:table-cell>
          <table:table-cell office:value-type="float" office:value="-33" calcext:value-type="float">
            <text:p>-33</text:p>
          </table:table-cell>
          <table:table-cell office:value-type="float" office:value="-21" calcext:value-type="float">
            <text:p>-2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48762" calcext:value-type="float">
            <text:p>-0.048762</text:p>
          </table:table-cell>
          <table:table-cell office:value-type="float" office:value="-0.0490123" calcext:value-type="float">
            <text:p>-0.0490123</text:p>
          </table:table-cell>
          <table:table-cell office:value-type="float" office:value="0.801086" calcext:value-type="float">
            <text:p>0.801086</text:p>
          </table:table-cell>
          <table:table-cell office:value-type="float" office:value="-150" calcext:value-type="float">
            <text:p>-150</text:p>
          </table:table-cell>
          <table:table-cell office:value-type="float" office:value="-72" calcext:value-type="float">
            <text:p>-72</text:p>
          </table:table-cell>
          <table:table-cell office:value-type="float" office:value="1468" calcext:value-type="float">
            <text:p>1468</text:p>
          </table:table-cell>
          <table:table-cell office:value-type="float" office:value="-33" calcext:value-type="float">
            <text:p>-33</text:p>
          </table:table-cell>
          <table:table-cell office:value-type="float" office:value="-21" calcext:value-type="float">
            <text:p>-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523592" calcext:value-type="float">
            <text:p>-0.0523592</text:p>
          </table:table-cell>
          <table:table-cell office:value-type="float" office:value="-0.0526235" calcext:value-type="float">
            <text:p>-0.0526235</text:p>
          </table:table-cell>
          <table:table-cell office:value-type="float" office:value="0.831604" calcext:value-type="float">
            <text:p>0.831604</text:p>
          </table:table-cell>
          <table:table-cell office:value-type="float" office:value="-150" calcext:value-type="float">
            <text:p>-150</text:p>
          </table:table-cell>
          <table:table-cell office:value-type="float" office:value="-78" calcext:value-type="float">
            <text:p>-78</text:p>
          </table:table-cell>
          <table:table-cell office:value-type="float" office:value="1481" calcext:value-type="float">
            <text:p>1481</text:p>
          </table:table-cell>
          <table:table-cell office:value-type="float" office:value="-32" calcext:value-type="float">
            <text:p>-32</text:p>
          </table:table-cell>
          <table:table-cell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0457757" calcext:value-type="float">
            <text:p>-0.0457757</text:p>
          </table:table-cell>
          <table:table-cell office:value-type="float" office:value="-0.0460429" calcext:value-type="float">
            <text:p>-0.0460429</text:p>
          </table:table-cell>
          <table:table-cell office:value-type="float" office:value="0.930786" calcext:value-type="float">
            <text:p>0.930786</text:p>
          </table:table-cell>
          <table:table-cell office:value-type="float" office:value="-161" calcext:value-type="float">
            <text:p>-161</text:p>
          </table:table-cell>
          <table:table-cell office:value-type="float" office:value="-68" calcext:value-type="float">
            <text:p>-68</text:p>
          </table:table-cell>
          <table:table-cell office:value-type="float" office:value="1476" calcext:value-type="float">
            <text:p>1476</text:p>
          </table:table-cell>
          <table:table-cell office:value-type="float" office:value="-34" calcext:value-type="float">
            <text:p>-34</text:p>
          </table:table-cell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0.0519475" calcext:value-type="float">
            <text:p>-0.0519475</text:p>
          </table:table-cell>
          <table:table-cell office:value-type="float" office:value="-0.0522264" calcext:value-type="float">
            <text:p>-0.0522264</text:p>
          </table:table-cell>
          <table:table-cell office:value-type="float" office:value="0.999451" calcext:value-type="float">
            <text:p>0.999451</text:p>
          </table:table-cell>
          <table:table-cell office:value-type="float" office:value="-152" calcext:value-type="float">
            <text:p>-152</text:p>
          </table:table-cell>
          <table:table-cell office:value-type="float" office:value="-76" calcext:value-type="float">
            <text:p>-76</text:p>
          </table:table-cell>
          <table:table-cell office:value-type="float" office:value="1454" calcext:value-type="float">
            <text:p>1454</text:p>
          </table:table-cell>
          <table:table-cell office:value-type="float" office:value="-32" calcext:value-type="float">
            <text:p>-32</text:p>
          </table:table-cell>
          <table:table-cell office:value-type="float" office:value="-18" calcext:value-type="float">
            <text:p>-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053164" calcext:value-type="float">
            <text:p>-0.053164</text:p>
          </table:table-cell>
          <table:table-cell office:value-type="float" office:value="-0.0534412" calcext:value-type="float">
            <text:p>-0.0534412</text:p>
          </table:table-cell>
          <table:table-cell office:value-type="float" office:value="1.04523" calcext:value-type="float">
            <text:p>1.04523</text:p>
          </table:table-cell>
          <table:table-cell office:value-type="float" office:value="-152" calcext:value-type="float">
            <text:p>-152</text:p>
          </table:table-cell>
          <table:table-cell office:value-type="float" office:value="-79" calcext:value-type="float">
            <text:p>-79</text:p>
          </table:table-cell>
          <table:table-cell office:value-type="float" office:value="1477" calcext:value-type="float">
            <text:p>1477</text:p>
          </table:table-cell>
          <table:table-cell office:value-type="float" office:value="-33" calcext:value-type="float">
            <text:p>-33</text:p>
          </table:table-cell>
          <table:table-cell office:value-type="float" office:value="-21" calcext:value-type="float">
            <text:p>-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518321" calcext:value-type="float">
            <text:p>-0.0518321</text:p>
          </table:table-cell>
          <table:table-cell office:value-type="float" office:value="-0.0520842" calcext:value-type="float">
            <text:p>-0.0520842</text:p>
          </table:table-cell>
          <table:table-cell office:value-type="float" office:value="1.18256" calcext:value-type="float">
            <text:p>1.18256</text:p>
          </table:table-cell>
          <table:table-cell office:value-type="float" office:value="-145" calcext:value-type="float">
            <text:p>-145</text:p>
          </table:table-cell>
          <table:table-cell office:value-type="float" office:value="-76" calcext:value-type="float">
            <text:p>-76</text:p>
          </table:table-cell>
          <table:table-cell office:value-type="float" office:value="1458" calcext:value-type="float">
            <text:p>1458</text:p>
          </table:table-cell>
          <table:table-cell office:value-type="float" office:value="-32" calcext:value-type="float">
            <text:p>-32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0.0518417" calcext:value-type="float">
            <text:p>-0.0518417</text:p>
          </table:table-cell>
          <table:table-cell office:value-type="float" office:value="-0.0521256" calcext:value-type="float">
            <text:p>-0.0521256</text:p>
          </table:table-cell>
          <table:table-cell office:value-type="float" office:value="1.091" calcext:value-type="float">
            <text:p>1.091</text:p>
          </table:table-cell>
          <table:table-cell office:value-type="float" office:value="-156" calcext:value-type="float">
            <text:p>-156</text:p>
          </table:table-cell>
          <table:table-cell office:value-type="float" office:value="-77" calcext:value-type="float">
            <text:p>-77</text:p>
          </table:table-cell>
          <table:table-cell office:value-type="float" office:value="1476" calcext:value-type="float">
            <text:p>1476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0.0451224" calcext:value-type="float">
            <text:p>-0.0451224</text:p>
          </table:table-cell>
          <table:table-cell office:value-type="float" office:value="-0.0453669" calcext:value-type="float">
            <text:p>-0.0453669</text:p>
          </table:table-cell>
          <table:table-cell office:value-type="float" office:value="1.12915" calcext:value-type="float">
            <text:p>1.12915</text:p>
          </table:table-cell>
          <table:table-cell office:value-type="float" office:value="-155" calcext:value-type="float">
            <text:p>-155</text:p>
          </table:table-cell>
          <table:table-cell office:value-type="float" office:value="-67" calcext:value-type="float">
            <text:p>-67</text:p>
          </table:table-cell>
          <table:table-cell office:value-type="float" office:value="1476" calcext:value-type="float">
            <text:p>1476</text:p>
          </table:table-cell>
          <table:table-cell office:value-type="float" office:value="-32" calcext:value-type="float">
            <text:p>-32</text:p>
          </table:table-cell>
          <table:table-cell office:value-type="float" office:value="-19" calcext:value-type="float">
            <text:p>-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448954" calcext:value-type="float">
            <text:p>-0.0448954</text:p>
          </table:table-cell>
          <table:table-cell office:value-type="float" office:value="-0.0451181" calcext:value-type="float">
            <text:p>-0.0451181</text:p>
          </table:table-cell>
          <table:table-cell office:value-type="float" office:value="1.19019" calcext:value-type="float">
            <text:p>1.19019</text:p>
          </table:table-cell>
          <table:table-cell office:value-type="float" office:value="-147" calcext:value-type="float">
            <text:p>-147</text:p>
          </table:table-cell>
          <table:table-cell office:value-type="float" office:value="-66" calcext:value-type="float">
            <text:p>-66</text:p>
          </table:table-cell>
          <table:table-cell office:value-type="float" office:value="1462" calcext:value-type="float">
            <text:p>1462</text:p>
          </table:table-cell>
          <table:table-cell office:value-type="float" office:value="-33" calcext:value-type="float">
            <text:p>-33</text:p>
          </table:table-cell>
          <table:table-cell office:value-type="float" office:value="-20" calcext:value-type="float">
            <text:p>-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337582" calcext:value-type="float">
            <text:p>-0.337582</text:p>
          </table:table-cell>
          <table:table-cell office:value-type="float" office:value="-0.47453" calcext:value-type="float">
            <text:p>-0.47453</text:p>
          </table:table-cell>
          <table:table-cell office:value-type="float" office:value="1.20544" calcext:value-type="float">
            <text:p>1.20544</text:p>
          </table:table-cell>
          <table:table-cell office:value-type="float" office:value="-156" calcext:value-type="float">
            <text:p>-156</text:p>
          </table:table-cell>
          <table:table-cell office:value-type="float" office:value="-75" calcext:value-type="float">
            <text:p>-75</text:p>
          </table:table-cell>
          <table:table-cell office:value-type="float" office:value="146" calcext:value-type="float">
            <text:p>146</text:p>
          </table:table-cell>
          <table:table-cell office:value-type="float" office:value="-34" calcext:value-type="float">
            <text:p>-34</text:p>
          </table:table-cell>
          <table:table-cell office:value-type="float" office:value="-19" calcext:value-type="float">
            <text:p>-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490155" calcext:value-type="float">
            <text:p>-0.0490155</text:p>
          </table:table-cell>
          <table:table-cell office:value-type="float" office:value="-0.0492704" calcext:value-type="float">
            <text:p>-0.0492704</text:p>
          </table:table-cell>
          <table:table-cell office:value-type="float" office:value="1.18256" calcext:value-type="float">
            <text:p>1.18256</text:p>
          </table:table-cell>
          <table:table-cell office:value-type="float" office:value="-151" calcext:value-type="float">
            <text:p>-151</text:p>
          </table:table-cell>
          <table:table-cell office:value-type="float" office:value="-73" calcext:value-type="float">
            <text:p>-73</text:p>
          </table:table-cell>
          <table:table-cell office:value-type="float" office:value="1481" calcext:value-type="float">
            <text:p>1481</text:p>
          </table:table-cell>
          <table:table-cell office:value-type="float" office:value="-33" calcext:value-type="float">
            <text:p>-33</text:p>
          </table:table-cell>
          <table:table-cell office:value-type="float" office:value="-20" calcext:value-type="float">
            <text:p>-2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49943" calcext:value-type="float">
            <text:p>-0.049943</text:p>
          </table:table-cell>
          <table:table-cell office:value-type="float" office:value="-0.0502005" calcext:value-type="float">
            <text:p>-0.0502005</text:p>
          </table:table-cell>
          <table:table-cell office:value-type="float" office:value="1.11389" calcext:value-type="float">
            <text:p>1.11389</text:p>
          </table:table-cell>
          <table:table-cell office:value-type="float" office:value="-151" calcext:value-type="float">
            <text:p>-151</text:p>
          </table:table-cell>
          <table:table-cell office:value-type="float" office:value="-74" calcext:value-type="float">
            <text:p>-74</text:p>
          </table:table-cell>
          <table:table-cell office:value-type="float" office:value="1473" calcext:value-type="float">
            <text:p>1473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0.0486377" calcext:value-type="float">
            <text:p>-0.0486377</text:p>
          </table:table-cell>
          <table:table-cell office:value-type="float" office:value="-0.048879" calcext:value-type="float">
            <text:p>-0.048879</text:p>
          </table:table-cell>
          <table:table-cell office:value-type="float" office:value="1.28937" calcext:value-type="float">
            <text:p>1.28937</text:p>
          </table:table-cell>
          <table:table-cell office:value-type="float" office:value="-148" calcext:value-type="float">
            <text:p>-148</text:p>
          </table:table-cell>
          <table:table-cell office:value-type="float" office:value="-72" calcext:value-type="float">
            <text:p>-72</text:p>
          </table:table-cell>
          <table:table-cell office:value-type="float" office:value="1472" calcext:value-type="float">
            <text:p>1472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0.0566807" calcext:value-type="float">
            <text:p>-0.0566807</text:p>
          </table:table-cell>
          <table:table-cell office:value-type="float" office:value="-0.0569698" calcext:value-type="float">
            <text:p>-0.0569698</text:p>
          </table:table-cell>
          <table:table-cell office:value-type="float" office:value="1.17493" calcext:value-type="float">
            <text:p>1.17493</text:p>
          </table:table-cell>
          <table:table-cell office:value-type="float" office:value="-150" calcext:value-type="float">
            <text:p>-150</text:p>
          </table:table-cell>
          <table:table-cell office:value-type="float" office:value="-84" calcext:value-type="float">
            <text:p>-84</text:p>
          </table:table-cell>
          <table:table-cell office:value-type="float" office:value="1473" calcext:value-type="float">
            <text:p>1473</text:p>
          </table:table-cell>
          <table:table-cell office:value-type="float" office:value="-34" calcext:value-type="float">
            <text:p>-34</text:p>
          </table:table-cell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0.0515635" calcext:value-type="float">
            <text:p>-0.0515635</text:p>
          </table:table-cell>
          <table:table-cell office:value-type="float" office:value="-0.0518362" calcext:value-type="float">
            <text:p>-0.0518362</text:p>
          </table:table-cell>
          <table:table-cell office:value-type="float" office:value="1.36566" calcext:value-type="float">
            <text:p>1.36566</text:p>
          </table:table-cell>
          <table:table-cell office:value-type="float" office:value="-152" calcext:value-type="float">
            <text:p>-152</text:p>
          </table:table-cell>
          <table:table-cell office:value-type="float" office:value="-76" calcext:value-type="float">
            <text:p>-76</text:p>
          </table:table-cell>
          <table:table-cell office:value-type="float" office:value="1465" calcext:value-type="float">
            <text:p>1465</text:p>
          </table:table-cell>
          <table:table-cell office:value-type="float" office:value="-35" calcext:value-type="float">
            <text:p>-35</text:p>
          </table:table-cell>
          <table:table-cell office:value-type="float" office:value="-21" calcext:value-type="float">
            <text:p>-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0.0489637" calcext:value-type="float">
            <text:p>-0.0489637</text:p>
          </table:table-cell>
          <table:table-cell office:value-type="float" office:value="-0.049213" calcext:value-type="float">
            <text:p>-0.049213</text:p>
          </table:table-cell>
          <table:table-cell office:value-type="float" office:value="1.41144" calcext:value-type="float">
            <text:p>1.41144</text:p>
          </table:table-cell>
          <table:table-cell office:value-type="float" office:value="-149" calcext:value-type="float">
            <text:p>-149</text:p>
          </table:table-cell>
          <table:table-cell office:value-type="float" office:value="-72" calcext:value-type="float">
            <text:p>-72</text:p>
          </table:table-cell>
          <table:table-cell office:value-type="float" office:value="1462" calcext:value-type="float">
            <text:p>1462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524439" calcext:value-type="float">
            <text:p>-0.0524439</text:p>
          </table:table-cell>
          <table:table-cell office:value-type="float" office:value="-0.0526935" calcext:value-type="float">
            <text:p>-0.0526935</text:p>
          </table:table-cell>
          <table:table-cell office:value-type="float" office:value="1.46484" calcext:value-type="float">
            <text:p>1.46484</text:p>
          </table:table-cell>
          <table:table-cell office:value-type="float" office:value="-146" calcext:value-type="float">
            <text:p>-146</text:p>
          </table:table-cell>
          <table:table-cell office:value-type="float" office:value="-78" calcext:value-type="float">
            <text:p>-78</text:p>
          </table:table-cell>
          <table:table-cell office:value-type="float" office:value="1479" calcext:value-type="float">
            <text:p>1479</text:p>
          </table:table-cell>
          <table:table-cell office:value-type="float" office:value="-35" calcext:value-type="float">
            <text:p>-35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0462203" calcext:value-type="float">
            <text:p>-0.0462203</text:p>
          </table:table-cell>
          <table:table-cell office:value-type="float" office:value="-0.0464514" calcext:value-type="float">
            <text:p>-0.0464514</text:p>
          </table:table-cell>
          <table:table-cell office:value-type="float" office:value="1.63269" calcext:value-type="float">
            <text:p>1.63269</text:p>
          </table:table-cell>
          <table:table-cell office:value-type="float" office:value="-148" calcext:value-type="float">
            <text:p>-148</text:p>
          </table:table-cell>
          <table:table-cell office:value-type="float" office:value="-68" calcext:value-type="float">
            <text:p>-68</text:p>
          </table:table-cell>
          <table:table-cell office:value-type="float" office:value="1463" calcext:value-type="float">
            <text:p>1463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0475405" calcext:value-type="float">
            <text:p>-0.0475405</text:p>
          </table:table-cell>
          <table:table-cell office:value-type="float" office:value="-0.0477821" calcext:value-type="float">
            <text:p>-0.0477821</text:p>
          </table:table-cell>
          <table:table-cell office:value-type="float" office:value="1.67847" calcext:value-type="float">
            <text:p>1.67847</text:p>
          </table:table-cell>
          <table:table-cell office:value-type="float" office:value="-149" calcext:value-type="float">
            <text:p>-149</text:p>
          </table:table-cell>
          <table:table-cell office:value-type="float" office:value="-70" calcext:value-type="float">
            <text:p>-70</text:p>
          </table:table-cell>
          <table:table-cell office:value-type="float" office:value="1464" calcext:value-type="float">
            <text:p>1464</text:p>
          </table:table-cell>
          <table:table-cell office:value-type="float" office:value="-31" calcext:value-type="float">
            <text:p>-31</text:p>
          </table:table-cell>
          <table:table-cell office:value-type="float" office:value="-17" calcext:value-type="float">
            <text:p>-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351805" calcext:value-type="float">
            <text:p>-0.0351805</text:p>
          </table:table-cell>
          <table:table-cell office:value-type="float" office:value="-0.03532" calcext:value-type="float">
            <text:p>-0.03532</text:p>
          </table:table-cell>
          <table:table-cell office:value-type="float" office:value="1.01471" calcext:value-type="float">
            <text:p>1.01471</text:p>
          </table:table-cell>
          <table:table-cell office:value-type="float" office:value="-132" calcext:value-type="float">
            <text:p>-132</text:p>
          </table:table-cell>
          <table:table-cell office:value-type="float" office:value="-52" calcext:value-type="float">
            <text:p>-52</text:p>
          </table:table-cell>
          <table:table-cell office:value-type="float" office:value="1472" calcext:value-type="float">
            <text:p>1472</text:p>
          </table:table-cell>
          <table:table-cell office:value-type="float" office:value="-38" calcext:value-type="float">
            <text:p>-38</text:p>
          </table:table-cell>
          <table:table-cell office:value-type="float" office:value="-32" calcext:value-type="float">
            <text:p>-32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0.14063" calcext:value-type="float">
            <text:p>-0.14063</text:p>
          </table:table-cell>
          <table:table-cell office:value-type="float" office:value="-0.141518" calcext:value-type="float">
            <text:p>-0.141518</text:p>
          </table:table-cell>
          <table:table-cell office:value-type="float" office:value="2.71606" calcext:value-type="float">
            <text:p>2.71606</text:p>
          </table:table-cell>
          <table:table-cell office:value-type="float" office:value="-170" calcext:value-type="float">
            <text:p>-170</text:p>
          </table:table-cell>
          <table:table-cell office:value-type="float" office:value="-209" calcext:value-type="float">
            <text:p>-209</text:p>
          </table:table-cell>
          <table:table-cell office:value-type="float" office:value="1467" calcext:value-type="float">
            <text:p>1467</text:p>
          </table:table-cell>
          <table:table-cell office:value-type="float" office:value="-184" calcext:value-type="float">
            <text:p>-184</text:p>
          </table:table-cell>
          <table:table-cell office:value-type="float" office:value="-27" calcext:value-type="float">
            <text:p>-2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-0.240375" calcext:value-type="float">
            <text:p>-0.240375</text:p>
          </table:table-cell>
          <table:table-cell office:value-type="float" office:value="-0.24146" calcext:value-type="float">
            <text:p>-0.24146</text:p>
          </table:table-cell>
          <table:table-cell office:value-type="float" office:value="4.56238" calcext:value-type="float">
            <text:p>4.56238</text:p>
          </table:table-cell>
          <table:table-cell office:value-type="float" office:value="-146" calcext:value-type="float">
            <text:p>-146</text:p>
          </table:table-cell>
          <table:table-cell office:value-type="float" office:value="-362" calcext:value-type="float">
            <text:p>-362</text:p>
          </table:table-cell>
          <table:table-cell office:value-type="float" office:value="1470" calcext:value-type="float">
            <text:p>1470</text:p>
          </table:table-cell>
          <table:table-cell office:value-type="float" office:value="-240" calcext:value-type="float">
            <text:p>-240</text:p>
          </table:table-cell>
          <table:table-cell office:value-type="float" office:value="-44" calcext:value-type="float">
            <text:p>-4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-0.384806" calcext:value-type="float">
            <text:p>-0.384806</text:p>
          </table:table-cell>
          <table:table-cell office:value-type="float" office:value="-0.387076" calcext:value-type="float">
            <text:p>-0.387076</text:p>
          </table:table-cell>
          <table:table-cell office:value-type="float" office:value="8.28552" calcext:value-type="float">
            <text:p>8.28552</text:p>
          </table:table-cell>
          <table:table-cell office:value-type="float" office:value="-161" calcext:value-type="float">
            <text:p>-161</text:p>
          </table:table-cell>
          <table:table-cell office:value-type="float" office:value="-565" calcext:value-type="float">
            <text:p>-565</text:p>
          </table:table-cell>
          <table:table-cell office:value-type="float" office:value="1386" calcext:value-type="float">
            <text:p>1386</text:p>
          </table:table-cell>
          <table:table-cell office:value-type="float" office:value="-258" calcext:value-type="float">
            <text:p>-258</text:p>
          </table:table-cell>
          <table:table-cell office:value-type="float" office:value="-25" calcext:value-type="float">
            <text:p>-25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-0.49932" calcext:value-type="float">
            <text:p>-0.49932</text:p>
          </table:table-cell>
          <table:table-cell office:value-type="float" office:value="-0.502355" calcext:value-type="float">
            <text:p>-0.502355</text:p>
          </table:table-cell>
          <table:table-cell office:value-type="float" office:value="8.01849" calcext:value-type="float">
            <text:p>8.01849</text:p>
          </table:table-cell>
          <table:table-cell office:value-type="float" office:value="-160" calcext:value-type="float">
            <text:p>-160</text:p>
          </table:table-cell>
          <table:table-cell office:value-type="float" office:value="-723" calcext:value-type="float">
            <text:p>-723</text:p>
          </table:table-cell>
          <table:table-cell office:value-type="float" office:value="1316" calcext:value-type="float">
            <text:p>1316</text:p>
          </table:table-cell>
          <table:table-cell office:value-type="float" office:value="-148" calcext:value-type="float">
            <text:p>-148</text:p>
          </table:table-cell>
          <table:table-cell office:value-type="float" office:value="6" calcext:value-type="float">
            <text:p>6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-0.610671" calcext:value-type="float">
            <text:p>-0.610671</text:p>
          </table:table-cell>
          <table:table-cell office:value-type="float" office:value="-0.614064" calcext:value-type="float">
            <text:p>-0.614064</text:p>
          </table:table-cell>
          <table:table-cell office:value-type="float" office:value="7.25555" calcext:value-type="float">
            <text:p>7.25555</text:p>
          </table:table-cell>
          <table:table-cell office:value-type="float" office:value="-150" calcext:value-type="float">
            <text:p>-150</text:p>
          </table:table-cell>
          <table:table-cell office:value-type="float" office:value="-870" calcext:value-type="float">
            <text:p>-870</text:p>
          </table:table-cell>
          <table:table-cell office:value-type="float" office:value="1234" calcext:value-type="float">
            <text:p>1234</text:p>
          </table:table-cell>
          <table:table-cell office:value-type="float" office:value="-134" calcext:value-type="float">
            <text:p>-134</text:p>
          </table:table-cell>
          <table:table-cell office:value-type="float" office:value="-16" calcext:value-type="float">
            <text:p>-1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0.697749" calcext:value-type="float">
            <text:p>-0.697749</text:p>
          </table:table-cell>
          <table:table-cell office:value-type="float" office:value="-0.700446" calcext:value-type="float">
            <text:p>-0.700446</text:p>
          </table:table-cell>
          <table:table-cell office:value-type="float" office:value="6.94275" calcext:value-type="float">
            <text:p>6.94275</text:p>
          </table:table-cell>
          <table:table-cell office:value-type="float" office:value="-123" calcext:value-type="float">
            <text:p>-123</text:p>
          </table:table-cell>
          <table:table-cell office:value-type="float" office:value="-978" calcext:value-type="float">
            <text:p>-978</text:p>
          </table:table-cell>
          <table:table-cell office:value-type="float" office:value="1160" calcext:value-type="float">
            <text:p>1160</text:p>
          </table:table-cell>
          <table:table-cell office:value-type="float" office:value="-115" calcext:value-type="float">
            <text:p>-115</text:p>
          </table:table-cell>
          <table:table-cell office:value-type="float" office:value="-35" calcext:value-type="float">
            <text:p>-35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-0.806688" calcext:value-type="float">
            <text:p>-0.806688</text:p>
          </table:table-cell>
          <table:table-cell office:value-type="float" office:value="-0.809212" calcext:value-type="float">
            <text:p>-0.809212</text:p>
          </table:table-cell>
          <table:table-cell office:value-type="float" office:value="5.93567" calcext:value-type="float">
            <text:p>5.93567</text:p>
          </table:table-cell>
          <table:table-cell office:value-type="float" office:value="-107" calcext:value-type="float">
            <text:p>-107</text:p>
          </table:table-cell>
          <table:table-cell office:value-type="float" office:value="-1094" calcext:value-type="float">
            <text:p>-1094</text:p>
          </table:table-cell>
          <table:table-cell office:value-type="float" office:value="1043" calcext:value-type="float">
            <text:p>1043</text:p>
          </table:table-cell>
          <table:table-cell office:value-type="float" office:value="-185" calcext:value-type="float">
            <text:p>-185</text:p>
          </table:table-cell>
          <table:table-cell office:value-type="float" office:value="-26" calcext:value-type="float">
            <text:p>-26</text:p>
          </table:table-cell>
          <table:table-cell office:value-type="float" office:value="-132" calcext:value-type="float">
            <text:p>-132</text:p>
          </table:table-cell>
        </table:table-row>
        <table:table-row table:style-name="ro1">
          <table:table-cell office:value-type="float" office:value="-0.00104547" calcext:value-type="float">
            <text:p>-0.00104547</text:p>
          </table:table-cell>
          <table:table-cell office:value-type="float" office:value="-0.00102115" calcext:value-type="float">
            <text:p>-0.00102115</text:p>
          </table:table-cell>
          <table:table-cell office:value-type="float" office:value="7.70569" calcext:value-type="float">
            <text:p>7.70569</text:p>
          </table:table-cell>
          <table:table-cell office:value-type="float" office:value="-110" calcext:value-type="float">
            <text:p>-110</text:p>
          </table:table-cell>
          <table:table-cell office:value-type="float" office:value="-1" calcext:value-type="float">
            <text:p>-1</text:p>
          </table:table-cell>
          <table:table-cell office:value-type="float" office:value="1009" calcext:value-type="float">
            <text:p>1009</text:p>
          </table:table-cell>
          <table:table-cell office:value-type="float" office:value="-131" calcext:value-type="float">
            <text:p>-131</text:p>
          </table:table-cell>
          <table:table-cell office:value-type="float" office:value="-12" calcext:value-type="float">
            <text:p>-1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-0.923456" calcext:value-type="float">
            <text:p>-0.923456</text:p>
          </table:table-cell>
          <table:table-cell office:value-type="float" office:value="-0.924207" calcext:value-type="float">
            <text:p>-0.924207</text:p>
          </table:table-cell>
          <table:table-cell office:value-type="float" office:value="7.01141" calcext:value-type="float">
            <text:p>7.01141</text:p>
          </table:table-cell>
          <table:table-cell office:value-type="float" office:value="-54" calcext:value-type="float">
            <text:p>-54</text:p>
          </table:table-cell>
          <table:table-cell office:value-type="float" office:value="-1223" calcext:value-type="float">
            <text:p>-1223</text:p>
          </table:table-cell>
          <table:table-cell office:value-type="float" office:value="923" calcext:value-type="float">
            <text:p>923</text:p>
          </table:table-cell>
          <table:table-cell office:value-type="float" office:value="-62" calcext:value-type="float">
            <text:p>-62</text:p>
          </table:table-cell>
          <table:table-cell office:value-type="float" office:value="-30" calcext:value-type="float">
            <text:p>-30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0.890382" calcext:value-type="float">
            <text:p>-0.890382</text:p>
          </table:table-cell>
          <table:table-cell office:value-type="float" office:value="-0.89276" calcext:value-type="float">
            <text:p>-0.89276</text:p>
          </table:table-cell>
          <table:table-cell office:value-type="float" office:value="12.0392" calcext:value-type="float">
            <text:p>12.0392</text:p>
          </table:table-cell>
          <table:table-cell office:value-type="float" office:value="-96" calcext:value-type="float">
            <text:p>-96</text:p>
          </table:table-cell>
          <table:table-cell office:value-type="float" office:value="-1202" calcext:value-type="float">
            <text:p>-1202</text:p>
          </table:table-cell>
          <table:table-cell office:value-type="float" office:value="968" calcext:value-type="float">
            <text:p>968</text:p>
          </table:table-cell>
          <table:table-cell office:value-type="float" office:value="173" calcext:value-type="float">
            <text:p>173</text:p>
          </table:table-cell>
          <table:table-cell office:value-type="float" office:value="-3" calcext:value-type="float">
            <text:p>-3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-0.755616" calcext:value-type="float">
            <text:p>-0.755616</text:p>
          </table:table-cell>
          <table:table-cell office:value-type="float" office:value="-0.757947" calcext:value-type="float">
            <text:p>-0.757947</text:p>
          </table:table-cell>
          <table:table-cell office:value-type="float" office:value="10.5896" calcext:value-type="float">
            <text:p>10.5896</text:p>
          </table:table-cell>
          <table:table-cell office:value-type="float" office:value="-109" calcext:value-type="float">
            <text:p>-109</text:p>
          </table:table-cell>
          <table:table-cell office:value-type="float" office:value="-1064" calcext:value-type="float">
            <text:p>-1064</text:p>
          </table:table-cell>
          <table:table-cell office:value-type="float" office:value="1124" calcext:value-type="float">
            <text:p>1124</text:p>
          </table:table-cell>
          <table:table-cell office:value-type="float" office:value="138" calcext:value-type="float">
            <text:p>138</text:p>
          </table:table-cell>
          <table:table-cell office:value-type="float" office:value="-14" calcext:value-type="float">
            <text:p>-14</text:p>
          </table:table-cell>
          <table:table-cell office:value-type="float" office:value="-190" calcext:value-type="float">
            <text:p>-190</text:p>
          </table:table-cell>
        </table:table-row>
        <table:table-row table:style-name="ro1">
          <table:table-cell office:value-type="float" office:value="-0.652851" calcext:value-type="float">
            <text:p>-0.652851</text:p>
          </table:table-cell>
          <table:table-cell office:value-type="float" office:value="-0.656234" calcext:value-type="float">
            <text:p>-0.656234</text:p>
          </table:table-cell>
          <table:table-cell office:value-type="float" office:value="13.0081" calcext:value-type="float">
            <text:p>13.0081</text:p>
          </table:table-cell>
          <table:table-cell office:value-type="float" office:value="-143" calcext:value-type="float">
            <text:p>-143</text:p>
          </table:table-cell>
          <table:table-cell office:value-type="float" office:value="-928" calcext:value-type="float">
            <text:p>-928</text:p>
          </table:table-cell>
          <table:table-cell office:value-type="float" office:value="1205" calcext:value-type="float">
            <text:p>1205</text:p>
          </table:table-cell>
          <table:table-cell office:value-type="float" office:value="125" calcext:value-type="float">
            <text:p>125</text:p>
          </table:table-cell>
          <table:table-cell office:value-type="float" office:value="-21" calcext:value-type="float">
            <text:p>-2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-0.528969" calcext:value-type="float">
            <text:p>-0.528969</text:p>
          </table:table-cell>
          <table:table-cell office:value-type="float" office:value="-0.531003" calcext:value-type="float">
            <text:p>-0.531003</text:p>
          </table:table-cell>
          <table:table-cell office:value-type="float" office:value="12.8555" calcext:value-type="float">
            <text:p>12.8555</text:p>
          </table:table-cell>
          <table:table-cell office:value-type="float" office:value="-126" calcext:value-type="float">
            <text:p>-126</text:p>
          </table:table-cell>
          <table:table-cell office:value-type="float" office:value="-767" calcext:value-type="float">
            <text:p>-767</text:p>
          </table:table-cell>
          <table:table-cell office:value-type="float" office:value="1306" calcext:value-type="float">
            <text:p>1306</text:p>
          </table:table-cell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0.394265" calcext:value-type="float">
            <text:p>-0.394265</text:p>
          </table:table-cell>
          <table:table-cell office:value-type="float" office:value="-0.395829" calcext:value-type="float">
            <text:p>-0.395829</text:p>
          </table:table-cell>
          <table:table-cell office:value-type="float" office:value="12.0773" calcext:value-type="float">
            <text:p>12.0773</text:p>
          </table:table-cell>
          <table:table-cell office:value-type="float" office:value="-127" calcext:value-type="float">
            <text:p>-127</text:p>
          </table:table-cell>
          <table:table-cell office:value-type="float" office:value="-570" calcext:value-type="float">
            <text:p>-570</text:p>
          </table:table-cell>
          <table:table-cell office:value-type="float" office:value="1364" calcext:value-type="float">
            <text:p>1364</text:p>
          </table:table-cell>
          <table:table-cell office:value-type="float" office:value="149" calcext:value-type="float">
            <text:p>149</text:p>
          </table:table-cell>
          <table:table-cell office:value-type="float" office:value="-4" calcext:value-type="float">
            <text:p>-4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0.249953" calcext:value-type="float">
            <text:p>-0.249953</text:p>
          </table:table-cell>
          <table:table-cell office:value-type="float" office:value="-0.25117" calcext:value-type="float">
            <text:p>-0.25117</text:p>
          </table:table-cell>
          <table:table-cell office:value-type="float" office:value="11.7111" calcext:value-type="float">
            <text:p>11.7111</text:p>
          </table:table-cell>
          <table:table-cell office:value-type="float" office:value="-144" calcext:value-type="float">
            <text:p>-144</text:p>
          </table:table-cell>
          <table:table-cell office:value-type="float" office:value="-370" calcext:value-type="float">
            <text:p>-370</text:p>
          </table:table-cell>
          <table:table-cell office:value-type="float" office:value="1442" calcext:value-type="float">
            <text:p>1442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-0.153805" calcext:value-type="float">
            <text:p>-0.153805</text:p>
          </table:table-cell>
          <table:table-cell office:value-type="float" office:value="-0.15477" calcext:value-type="float">
            <text:p>-0.15477</text:p>
          </table:table-cell>
          <table:table-cell office:value-type="float" office:value="10.3073" calcext:value-type="float">
            <text:p>10.3073</text:p>
          </table:table-cell>
          <table:table-cell office:value-type="float" office:value="-163" calcext:value-type="float">
            <text:p>-163</text:p>
          </table:table-cell>
          <table:table-cell office:value-type="float" office:value="-227" calcext:value-type="float">
            <text:p>-227</text:p>
          </table:table-cell>
          <table:table-cell office:value-type="float" office:value="1455" calcext:value-type="float">
            <text:p>1455</text:p>
          </table:table-cell>
          <table:table-cell office:value-type="float" office:value="69" calcext:value-type="float">
            <text:p>69</text:p>
          </table:table-cell>
          <table:table-cell office:value-type="float" office:value="-4" calcext:value-type="float">
            <text:p>-4</text:p>
          </table:table-cell>
          <table:table-cell office:value-type="float" office:value="-184" calcext:value-type="float">
            <text:p>-184</text:p>
          </table:table-cell>
        </table:table-row>
        <table:table-row table:style-name="ro1">
          <table:table-cell office:value-type="float" office:value="-0.0963036" calcext:value-type="float">
            <text:p>-0.0963036</text:p>
          </table:table-cell>
          <table:table-cell office:value-type="float" office:value="-0.096868" calcext:value-type="float">
            <text:p>-0.096868</text:p>
          </table:table-cell>
          <table:table-cell office:value-type="float" office:value="10.1318" calcext:value-type="float">
            <text:p>10.1318</text:p>
          </table:table-cell>
          <table:table-cell office:value-type="float" office:value="-158" calcext:value-type="float">
            <text:p>-158</text:p>
          </table:table-cell>
          <table:table-cell office:value-type="float" office:value="-144" calcext:value-type="float">
            <text:p>-144</text:p>
          </table:table-cell>
          <table:table-cell office:value-type="float" office:value="1482" calcext:value-type="float">
            <text:p>1482</text:p>
          </table:table-cell>
          <table:table-cell office:value-type="float" office:value="70" calcext:value-type="float">
            <text:p>70</text:p>
          </table:table-cell>
          <table:table-cell office:value-type="float" office:value="-17" calcext:value-type="float">
            <text:p>-17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0.0497932" calcext:value-type="float">
            <text:p>-0.0497932</text:p>
          </table:table-cell>
          <table:table-cell office:value-type="float" office:value="-0.0500658" calcext:value-type="float">
            <text:p>-0.0500658</text:p>
          </table:table-cell>
          <table:table-cell office:value-type="float" office:value="12.7335" calcext:value-type="float">
            <text:p>12.7335</text:p>
          </table:table-cell>
          <table:table-cell office:value-type="float" office:value="-156" calcext:value-type="float">
            <text:p>-156</text:p>
          </table:table-cell>
          <table:table-cell office:value-type="float" office:value="-74" calcext:value-type="float">
            <text:p>-74</text:p>
          </table:table-cell>
          <table:table-cell office:value-type="float" office:value="1477" calcext:value-type="float">
            <text:p>1477</text:p>
          </table:table-cell>
          <table:table-cell office:value-type="float" office:value="-33" calcext:value-type="float">
            <text:p>-33</text:p>
          </table:table-cell>
          <table:table-cell office:value-type="float" office:value="-18" calcext:value-type="float">
            <text:p>-1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-0.0501645" calcext:value-type="float">
            <text:p>-0.0501645</text:p>
          </table:table-cell>
          <table:table-cell office:value-type="float" office:value="-0.0504057" calcext:value-type="float">
            <text:p>-0.0504057</text:p>
          </table:table-cell>
          <table:table-cell office:value-type="float" office:value="12.7411" calcext:value-type="float">
            <text:p>12.7411</text:p>
          </table:table-cell>
          <table:table-cell office:value-type="float" office:value="-145" calcext:value-type="float">
            <text:p>-145</text:p>
          </table:table-cell>
          <table:table-cell office:value-type="float" office:value="-74" calcext:value-type="float">
            <text:p>-74</text:p>
          </table:table-cell>
          <table:table-cell office:value-type="float" office:value="1467" calcext:value-type="float">
            <text:p>1467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459179" calcext:value-type="float">
            <text:p>-0.0459179</text:p>
          </table:table-cell>
          <table:table-cell office:value-type="float" office:value="-0.0461675" calcext:value-type="float">
            <text:p>-0.0461675</text:p>
          </table:table-cell>
          <table:table-cell office:value-type="float" office:value="12.7106" calcext:value-type="float">
            <text:p>12.7106</text:p>
          </table:table-cell>
          <table:table-cell office:value-type="float" office:value="-155" calcext:value-type="float">
            <text:p>-155</text:p>
          </table:table-cell>
          <table:table-cell office:value-type="float" office:value="-68" calcext:value-type="float">
            <text:p>-68</text:p>
          </table:table-cell>
          <table:table-cell office:value-type="float" office:value="1472" calcext:value-type="float">
            <text:p>1472</text:p>
          </table:table-cell>
          <table:table-cell office:value-type="float" office:value="-33" calcext:value-type="float">
            <text:p>-33</text:p>
          </table:table-cell>
          <table:table-cell office:value-type="float" office:value="-18" calcext:value-type="float">
            <text:p>-1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0212632" calcext:value-type="float">
            <text:p>-0.0212632</text:p>
          </table:table-cell>
          <table:table-cell office:value-type="float" office:value="-0.0213502" calcext:value-type="float">
            <text:p>-0.0213502</text:p>
          </table:table-cell>
          <table:table-cell office:value-type="float" office:value="12.6495" calcext:value-type="float">
            <text:p>12.6495</text:p>
          </table:table-cell>
          <table:table-cell office:value-type="float" office:value="-139" calcext:value-type="float">
            <text:p>-139</text:p>
          </table:table-cell>
          <table:table-cell office:value-type="float" office:value="-32" calcext:value-type="float">
            <text:p>-32</text:p>
          </table:table-cell>
          <table:table-cell office:value-type="float" office:value="1499" calcext:value-type="float">
            <text:p>1499</text:p>
          </table:table-cell>
          <table:table-cell office:value-type="float" office:value="-36" calcext:value-type="float">
            <text:p>-36</text:p>
          </table:table-cell>
          <table:table-cell office:value-type="float" office:value="-20" calcext:value-type="float">
            <text:p>-2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0.0548299" calcext:value-type="float">
            <text:p>-0.0548299</text:p>
          </table:table-cell>
          <table:table-cell office:value-type="float" office:value="-0.0550932" calcext:value-type="float">
            <text:p>-0.0550932</text:p>
          </table:table-cell>
          <table:table-cell office:value-type="float" office:value="12.7335" calcext:value-type="float">
            <text:p>12.7335</text:p>
          </table:table-cell>
          <table:table-cell office:value-type="float" office:value="-147" calcext:value-type="float">
            <text:p>-147</text:p>
          </table:table-cell>
          <table:table-cell office:value-type="float" office:value="-82" calcext:value-type="float">
            <text:p>-82</text:p>
          </table:table-cell>
          <table:table-cell office:value-type="float" office:value="1487" calcext:value-type="float">
            <text:p>1487</text:p>
          </table:table-cell>
          <table:table-cell office:value-type="float" office:value="-35" calcext:value-type="float">
            <text:p>-35</text:p>
          </table:table-cell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0580047" calcext:value-type="float">
            <text:p>-0.0580047</text:p>
          </table:table-cell>
          <table:table-cell office:value-type="float" office:value="-0.058283" calcext:value-type="float">
            <text:p>-0.058283</text:p>
          </table:table-cell>
          <table:table-cell office:value-type="float" office:value="12.8021" calcext:value-type="float">
            <text:p>12.8021</text:p>
          </table:table-cell>
          <table:table-cell office:value-type="float" office:value="-146" calcext:value-type="float">
            <text:p>-146</text:p>
          </table:table-cell>
          <table:table-cell office:value-type="float" office:value="-86" calcext:value-type="float">
            <text:p>-86</text:p>
          </table:table-cell>
          <table:table-cell office:value-type="float" office:value="1474" calcext:value-type="float">
            <text:p>1474</text:p>
          </table:table-cell>
          <table:table-cell office:value-type="float" office:value="-37" calcext:value-type="float">
            <text:p>-37</text:p>
          </table:table-cell>
          <table:table-cell office:value-type="float" office:value="-18" calcext:value-type="float">
            <text:p>-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0448589" calcext:value-type="float">
            <text:p>-0.0448589</text:p>
          </table:table-cell>
          <table:table-cell office:value-type="float" office:value="-0.0450872" calcext:value-type="float">
            <text:p>-0.0450872</text:p>
          </table:table-cell>
          <table:table-cell office:value-type="float" office:value="12.8326" calcext:value-type="float">
            <text:p>12.8326</text:p>
          </table:table-cell>
          <table:table-cell office:value-type="float" office:value="-149" calcext:value-type="float">
            <text:p>-149</text:p>
          </table:table-cell>
          <table:table-cell office:value-type="float" office:value="-66" calcext:value-type="float">
            <text:p>-66</text:p>
          </table:table-cell>
          <table:table-cell office:value-type="float" office:value="1463" calcext:value-type="float">
            <text:p>1463</text:p>
          </table:table-cell>
          <table:table-cell office:value-type="float" office:value="-31" calcext:value-type="float">
            <text:p>-31</text:p>
          </table:table-cell>
          <table:table-cell office:value-type="float" office:value="-18" calcext:value-type="float">
            <text:p>-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0519211" calcext:value-type="float">
            <text:p>-0.0519211</text:p>
          </table:table-cell>
          <table:table-cell office:value-type="float" office:value="-0.0521954" calcext:value-type="float">
            <text:p>-0.0521954</text:p>
          </table:table-cell>
          <table:table-cell office:value-type="float" office:value="12.8937" calcext:value-type="float">
            <text:p>12.8937</text:p>
          </table:table-cell>
          <table:table-cell office:value-type="float" office:value="-153" calcext:value-type="float">
            <text:p>-153</text:p>
          </table:table-cell>
          <table:table-cell office:value-type="float" office:value="-77" calcext:value-type="float">
            <text:p>-77</text:p>
          </table:table-cell>
          <table:table-cell office:value-type="float" office:value="1474" calcext:value-type="float">
            <text:p>1474</text:p>
          </table:table-cell>
          <table:table-cell office:value-type="float" office:value="-33" calcext:value-type="float">
            <text:p>-33</text:p>
          </table:table-cell>
          <table:table-cell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0529419" calcext:value-type="float">
            <text:p>-0.0529419</text:p>
          </table:table-cell>
          <table:table-cell office:value-type="float" office:value="-0.0532339" calcext:value-type="float">
            <text:p>-0.0532339</text:p>
          </table:table-cell>
          <table:table-cell office:value-type="float" office:value="13.0005" calcext:value-type="float">
            <text:p>13.0005</text:p>
          </table:table-cell>
          <table:table-cell office:value-type="float" office:value="-155" calcext:value-type="float">
            <text:p>-155</text:p>
          </table:table-cell>
          <table:table-cell office:value-type="float" office:value="-78" calcext:value-type="float">
            <text:p>-78</text:p>
          </table:table-cell>
          <table:table-cell office:value-type="float" office:value="1464" calcext:value-type="float">
            <text:p>1464</text:p>
          </table:table-cell>
          <table:table-cell office:value-type="float" office:value="-35" calcext:value-type="float">
            <text:p>-35</text:p>
          </table:table-cell>
          <table:table-cell office:value-type="float" office:value="-22" calcext:value-type="float">
            <text:p>-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0.0556697" calcext:value-type="float">
            <text:p>-0.0556697</text:p>
          </table:table-cell>
          <table:table-cell office:value-type="float" office:value="-0.0559577" calcext:value-type="float">
            <text:p>-0.0559577</text:p>
          </table:table-cell>
          <table:table-cell office:value-type="float" office:value="13.0234" calcext:value-type="float">
            <text:p>13.0234</text:p>
          </table:table-cell>
          <table:table-cell office:value-type="float" office:value="-150" calcext:value-type="float">
            <text:p>-150</text:p>
          </table:table-cell>
          <table:table-cell office:value-type="float" office:value="-82" calcext:value-type="float">
            <text:p>-82</text:p>
          </table:table-cell>
          <table:table-cell office:value-type="float" office:value="1464" calcext:value-type="float">
            <text:p>1464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536517" calcext:value-type="float">
            <text:p>-0.0536517</text:p>
          </table:table-cell>
          <table:table-cell office:value-type="float" office:value="-0.0539511" calcext:value-type="float">
            <text:p>-0.0539511</text:p>
          </table:table-cell>
          <table:table-cell office:value-type="float" office:value="13.0692" calcext:value-type="float">
            <text:p>13.0692</text:p>
          </table:table-cell>
          <table:table-cell office:value-type="float" office:value="-156" calcext:value-type="float">
            <text:p>-156</text:p>
          </table:table-cell>
          <table:table-cell office:value-type="float" office:value="-79" calcext:value-type="float">
            <text:p>-79</text:p>
          </table:table-cell>
          <table:table-cell office:value-type="float" office:value="1463" calcext:value-type="float">
            <text:p>1463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480797" calcext:value-type="float">
            <text:p>-0.0480797</text:p>
          </table:table-cell>
          <table:table-cell office:value-type="float" office:value="-0.0483327" calcext:value-type="float">
            <text:p>-0.0483327</text:p>
          </table:table-cell>
          <table:table-cell office:value-type="float" office:value="13.2828" calcext:value-type="float">
            <text:p>13.2828</text:p>
          </table:table-cell>
          <table:table-cell office:value-type="float" office:value="-152" calcext:value-type="float">
            <text:p>-152</text:p>
          </table:table-cell>
          <table:table-cell office:value-type="float" office:value="-71" calcext:value-type="float">
            <text:p>-71</text:p>
          </table:table-cell>
          <table:table-cell office:value-type="float" office:value="1468" calcext:value-type="float">
            <text:p>1468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0.0516323" calcext:value-type="float">
            <text:p>-0.0516323</text:p>
          </table:table-cell>
          <table:table-cell office:value-type="float" office:value="-0.0519061" calcext:value-type="float">
            <text:p>-0.0519061</text:p>
          </table:table-cell>
          <table:table-cell office:value-type="float" office:value="13.1912" calcext:value-type="float">
            <text:p>13.1912</text:p>
          </table:table-cell>
          <table:table-cell office:value-type="float" office:value="-152" calcext:value-type="float">
            <text:p>-152</text:p>
          </table:table-cell>
          <table:table-cell office:value-type="float" office:value="-76" calcext:value-type="float">
            <text:p>-76</text:p>
          </table:table-cell>
          <table:table-cell office:value-type="float" office:value="1463" calcext:value-type="float">
            <text:p>1463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0.0486764" calcext:value-type="float">
            <text:p>-0.0486764</text:p>
          </table:table-cell>
          <table:table-cell office:value-type="float" office:value="-0.0489454" calcext:value-type="float">
            <text:p>-0.0489454</text:p>
          </table:table-cell>
          <table:table-cell office:value-type="float" office:value="13.0997" calcext:value-type="float">
            <text:p>13.0997</text:p>
          </table:table-cell>
          <table:table-cell office:value-type="float" office:value="-156" calcext:value-type="float">
            <text:p>-156</text:p>
          </table:table-cell>
          <table:table-cell office:value-type="float" office:value="-72" calcext:value-type="float">
            <text:p>-72</text:p>
          </table:table-cell>
          <table:table-cell office:value-type="float" office:value="1470" calcext:value-type="float">
            <text:p>1470</text:p>
          </table:table-cell>
          <table:table-cell office:value-type="float" office:value="-34" calcext:value-type="float">
            <text:p>-34</text:p>
          </table:table-cell>
          <table:table-cell office:value-type="float" office:value="-19" calcext:value-type="float">
            <text:p>-1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0.0482163" calcext:value-type="float">
            <text:p>-0.0482163</text:p>
          </table:table-cell>
          <table:table-cell office:value-type="float" office:value="-0.0484641" calcext:value-type="float">
            <text:p>-0.0484641</text:p>
          </table:table-cell>
          <table:table-cell office:value-type="float" office:value="13.0997" calcext:value-type="float">
            <text:p>13.0997</text:p>
          </table:table-cell>
          <table:table-cell office:value-type="float" office:value="-150" calcext:value-type="float">
            <text:p>-150</text:p>
          </table:table-cell>
          <table:table-cell office:value-type="float" office:value="-71" calcext:value-type="float">
            <text:p>-71</text:p>
          </table:table-cell>
          <table:table-cell office:value-type="float" office:value="1464" calcext:value-type="float">
            <text:p>1464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11119" calcext:value-type="float">
            <text:p>-0.0511119</text:p>
          </table:table-cell>
          <table:table-cell office:value-type="float" office:value="-0.0513998" calcext:value-type="float">
            <text:p>-0.0513998</text:p>
          </table:table-cell>
          <table:table-cell office:value-type="float" office:value="13.2294" calcext:value-type="float">
            <text:p>13.2294</text:p>
          </table:table-cell>
          <table:table-cell office:value-type="float" office:value="-156" calcext:value-type="float">
            <text:p>-156</text:p>
          </table:table-cell>
          <table:table-cell office:value-type="float" office:value="-75" calcext:value-type="float">
            <text:p>-75</text:p>
          </table:table-cell>
          <table:table-cell office:value-type="float" office:value="1458" calcext:value-type="float">
            <text:p>1458</text:p>
          </table:table-cell>
          <table:table-cell office:value-type="float" office:value="-32" calcext:value-type="float">
            <text:p>-32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0.0455688" calcext:value-type="float">
            <text:p>-0.0455688</text:p>
          </table:table-cell>
          <table:table-cell office:value-type="float" office:value="-0.0458008" calcext:value-type="float">
            <text:p>-0.0458008</text:p>
          </table:table-cell>
          <table:table-cell office:value-type="float" office:value="13.2751" calcext:value-type="float">
            <text:p>13.2751</text:p>
          </table:table-cell>
          <table:table-cell office:value-type="float" office:value="-149" calcext:value-type="float">
            <text:p>-149</text:p>
          </table:table-cell>
          <table:table-cell office:value-type="float" office:value="-67" calcext:value-type="float">
            <text:p>-67</text:p>
          </table:table-cell>
          <table:table-cell office:value-type="float" office:value="1462" calcext:value-type="float">
            <text:p>1462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489421" calcext:value-type="float">
            <text:p>-0.0489421</text:p>
          </table:table-cell>
          <table:table-cell office:value-type="float" office:value="-0.0492125" calcext:value-type="float">
            <text:p>-0.0492125</text:p>
          </table:table-cell>
          <table:table-cell office:value-type="float" office:value="13.176" calcext:value-type="float">
            <text:p>13.176</text:p>
          </table:table-cell>
          <table:table-cell office:value-type="float" office:value="-155" calcext:value-type="float">
            <text:p>-155</text:p>
          </table:table-cell>
          <table:table-cell office:value-type="float" office:value="-72" calcext:value-type="float">
            <text:p>-72</text:p>
          </table:table-cell>
          <table:table-cell office:value-type="float" office:value="1462" calcext:value-type="float">
            <text:p>1462</text:p>
          </table:table-cell>
          <table:table-cell office:value-type="float" office:value="-32" calcext:value-type="float">
            <text:p>-32</text:p>
          </table:table-cell>
          <table:table-cell office:value-type="float" office:value="-19" calcext:value-type="float">
            <text:p>-19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0.052145" calcext:value-type="float">
            <text:p>-0.052145</text:p>
          </table:table-cell>
          <table:table-cell office:value-type="float" office:value="-0.0524087" calcext:value-type="float">
            <text:p>-0.0524087</text:p>
          </table:table-cell>
          <table:table-cell office:value-type="float" office:value="13.2217" calcext:value-type="float">
            <text:p>13.2217</text:p>
          </table:table-cell>
          <table:table-cell office:value-type="float" office:value="-149" calcext:value-type="float">
            <text:p>-149</text:p>
          </table:table-cell>
          <table:table-cell office:value-type="float" office:value="-77" calcext:value-type="float">
            <text:p>-77</text:p>
          </table:table-cell>
          <table:table-cell office:value-type="float" office:value="1468" calcext:value-type="float">
            <text:p>1468</text:p>
          </table:table-cell>
          <table:table-cell office:value-type="float" office:value="-32" calcext:value-type="float">
            <text:p>-32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454916" calcext:value-type="float">
            <text:p>-0.0454916</text:p>
          </table:table-cell>
          <table:table-cell office:value-type="float" office:value="-0.0457384" calcext:value-type="float">
            <text:p>-0.0457384</text:p>
          </table:table-cell>
          <table:table-cell office:value-type="float" office:value="13.1912" calcext:value-type="float">
            <text:p>13.1912</text:p>
          </table:table-cell>
          <table:table-cell office:value-type="float" office:value="-154" calcext:value-type="float">
            <text:p>-154</text:p>
          </table:table-cell>
          <table:table-cell office:value-type="float" office:value="-67" calcext:value-type="float">
            <text:p>-67</text:p>
          </table:table-cell>
          <table:table-cell office:value-type="float" office:value="1464" calcext:value-type="float">
            <text:p>1464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0445012" calcext:value-type="float">
            <text:p>-0.0445012</text:p>
          </table:table-cell>
          <table:table-cell office:value-type="float" office:value="-0.0447203" calcext:value-type="float">
            <text:p>-0.0447203</text:p>
          </table:table-cell>
          <table:table-cell office:value-type="float" office:value="13.237" calcext:value-type="float">
            <text:p>13.237</text:p>
          </table:table-cell>
          <table:table-cell office:value-type="float" office:value="-148" calcext:value-type="float">
            <text:p>-148</text:p>
          </table:table-cell>
          <table:table-cell office:value-type="float" office:value="-66" calcext:value-type="float">
            <text:p>-66</text:p>
          </table:table-cell>
          <table:table-cell office:value-type="float" office:value="1475" calcext:value-type="float">
            <text:p>1475</text:p>
          </table:table-cell>
          <table:table-cell office:value-type="float" office:value="-33" calcext:value-type="float">
            <text:p>-33</text:p>
          </table:table-cell>
          <table:table-cell office:value-type="float" office:value="-17" calcext:value-type="float">
            <text:p>-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541123" calcext:value-type="float">
            <text:p>-0.0541123</text:p>
          </table:table-cell>
          <table:table-cell office:value-type="float" office:value="-0.054396" calcext:value-type="float">
            <text:p>-0.054396</text:p>
          </table:table-cell>
          <table:table-cell office:value-type="float" office:value="13.2675" calcext:value-type="float">
            <text:p>13.2675</text:p>
          </table:table-cell>
          <table:table-cell office:value-type="float" office:value="-150" calcext:value-type="float">
            <text:p>-150</text:p>
          </table:table-cell>
          <table:table-cell office:value-type="float" office:value="-79" calcext:value-type="float">
            <text:p>-79</text:p>
          </table:table-cell>
          <table:table-cell office:value-type="float" office:value="1451" calcext:value-type="float">
            <text:p>1451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0471686" calcext:value-type="float">
            <text:p>-0.0471686</text:p>
          </table:table-cell>
          <table:table-cell office:value-type="float" office:value="-0.0474271" calcext:value-type="float">
            <text:p>-0.0474271</text:p>
          </table:table-cell>
          <table:table-cell office:value-type="float" office:value="13.0997" calcext:value-type="float">
            <text:p>13.0997</text:p>
          </table:table-cell>
          <table:table-cell office:value-type="float" office:value="-156" calcext:value-type="float">
            <text:p>-156</text:p>
          </table:table-cell>
          <table:table-cell office:value-type="float" office:value="-70" calcext:value-type="float">
            <text:p>-70</text:p>
          </table:table-cell>
          <table:table-cell office:value-type="float" office:value="1475" calcext:value-type="float">
            <text:p>1475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-0.0502668" calcext:value-type="float">
            <text:p>-0.0502668</text:p>
          </table:table-cell>
          <table:table-cell office:value-type="float" office:value="-0.0505769" calcext:value-type="float">
            <text:p>-0.0505769</text:p>
          </table:table-cell>
          <table:table-cell office:value-type="float" office:value="13.1912" calcext:value-type="float">
            <text:p>13.1912</text:p>
          </table:table-cell>
          <table:table-cell office:value-type="float" office:value="-164" calcext:value-type="float">
            <text:p>-164</text:p>
          </table:table-cell>
          <table:table-cell office:value-type="float" office:value="-74" calcext:value-type="float">
            <text:p>-74</text:p>
          </table:table-cell>
          <table:table-cell office:value-type="float" office:value="1462" calcext:value-type="float">
            <text:p>1462</text:p>
          </table:table-cell>
          <table:table-cell office:value-type="float" office:value="-36" calcext:value-type="float">
            <text:p>-36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0.0552714" calcext:value-type="float">
            <text:p>-0.0552714</text:p>
          </table:table-cell>
          <table:table-cell office:value-type="float" office:value="-0.0555405" calcext:value-type="float">
            <text:p>-0.0555405</text:p>
          </table:table-cell>
          <table:table-cell office:value-type="float" office:value="13.2599" calcext:value-type="float">
            <text:p>13.2599</text:p>
          </table:table-cell>
          <table:table-cell office:value-type="float" office:value="-147" calcext:value-type="float">
            <text:p>-147</text:p>
          </table:table-cell>
          <table:table-cell office:value-type="float" office:value="-82" calcext:value-type="float">
            <text:p>-82</text:p>
          </table:table-cell>
          <table:table-cell office:value-type="float" office:value="1475" calcext:value-type="float">
            <text:p>1475</text:p>
          </table:table-cell>
          <table:table-cell office:value-type="float" office:value="-34" calcext:value-type="float">
            <text:p>-34</text:p>
          </table:table-cell>
          <table:table-cell office:value-type="float" office:value="-18" calcext:value-type="float">
            <text:p>-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046913" calcext:value-type="float">
            <text:p>-0.046913</text:p>
          </table:table-cell>
          <table:table-cell office:value-type="float" office:value="-0.0471657" calcext:value-type="float">
            <text:p>-0.0471657</text:p>
          </table:table-cell>
          <table:table-cell office:value-type="float" office:value="13.3209" calcext:value-type="float">
            <text:p>13.3209</text:p>
          </table:table-cell>
          <table:table-cell office:value-type="float" office:value="-153" calcext:value-type="float">
            <text:p>-153</text:p>
          </table:table-cell>
          <table:table-cell office:value-type="float" office:value="-69" calcext:value-type="float">
            <text:p>-69</text:p>
          </table:table-cell>
          <table:table-cell office:value-type="float" office:value="1462" calcext:value-type="float">
            <text:p>1462</text:p>
          </table:table-cell>
          <table:table-cell office:value-type="float" office:value="-31" calcext:value-type="float">
            <text:p>-31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0503527" calcext:value-type="float">
            <text:p>-0.0503527</text:p>
          </table:table-cell>
          <table:table-cell office:value-type="float" office:value="-0.0506465" calcext:value-type="float">
            <text:p>-0.0506465</text:p>
          </table:table-cell>
          <table:table-cell office:value-type="float" office:value="13.3514" calcext:value-type="float">
            <text:p>13.3514</text:p>
          </table:table-cell>
          <table:table-cell office:value-type="float" office:value="-159" calcext:value-type="float">
            <text:p>-159</text:p>
          </table:table-cell>
          <table:table-cell office:value-type="float" office:value="-74" calcext:value-type="float">
            <text:p>-74</text:p>
          </table:table-cell>
          <table:table-cell office:value-type="float" office:value="1460" calcext:value-type="float">
            <text:p>1460</text:p>
          </table:table-cell>
          <table:table-cell office:value-type="float" office:value="-33" calcext:value-type="float">
            <text:p>-33</text:p>
          </table:table-cell>
          <table:table-cell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0456528" calcext:value-type="float">
            <text:p>-0.0456528</text:p>
          </table:table-cell>
          <table:table-cell office:value-type="float" office:value="-0.0458882" calcext:value-type="float">
            <text:p>-0.0458882</text:p>
          </table:table-cell>
          <table:table-cell office:value-type="float" office:value="13.4735" calcext:value-type="float">
            <text:p>13.4735</text:p>
          </table:table-cell>
          <table:table-cell office:value-type="float" office:value="-152" calcext:value-type="float">
            <text:p>-152</text:p>
          </table:table-cell>
          <table:table-cell office:value-type="float" office:value="-68" calcext:value-type="float">
            <text:p>-68</text:p>
          </table:table-cell>
          <table:table-cell office:value-type="float" office:value="1481" calcext:value-type="float">
            <text:p>1481</text:p>
          </table:table-cell>
          <table:table-cell office:value-type="float" office:value="-37" calcext:value-type="float">
            <text:p>-37</text:p>
          </table:table-cell>
          <table:table-cell office:value-type="float" office:value="-21" calcext:value-type="float">
            <text:p>-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0.0518168" calcext:value-type="float">
            <text:p>-0.0518168</text:p>
          </table:table-cell>
          <table:table-cell office:value-type="float" office:value="-0.0520904" calcext:value-type="float">
            <text:p>-0.0520904</text:p>
          </table:table-cell>
          <table:table-cell office:value-type="float" office:value="13.5574" calcext:value-type="float">
            <text:p>13.5574</text:p>
          </table:table-cell>
          <table:table-cell office:value-type="float" office:value="-153" calcext:value-type="float">
            <text:p>-153</text:p>
          </table:table-cell>
          <table:table-cell office:value-type="float" office:value="-77" calcext:value-type="float">
            <text:p>-77</text:p>
          </table:table-cell>
          <table:table-cell office:value-type="float" office:value="1477" calcext:value-type="float">
            <text:p>1477</text:p>
          </table:table-cell>
          <table:table-cell office:value-type="float" office:value="-32" calcext:value-type="float">
            <text:p>-32</text:p>
          </table:table-cell>
          <table:table-cell office:value-type="float" office:value="-20" calcext:value-type="float">
            <text:p>-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0542126" calcext:value-type="float">
            <text:p>-0.0542126</text:p>
          </table:table-cell>
          <table:table-cell office:value-type="float" office:value="-0.0544843" calcext:value-type="float">
            <text:p>-0.0544843</text:p>
          </table:table-cell>
          <table:table-cell office:value-type="float" office:value="13.5956" calcext:value-type="float">
            <text:p>13.5956</text:p>
          </table:table-cell>
          <table:table-cell office:value-type="float" office:value="-148" calcext:value-type="float">
            <text:p>-148</text:p>
          </table:table-cell>
          <table:table-cell office:value-type="float" office:value="-80" calcext:value-type="float">
            <text:p>-80</text:p>
          </table:table-cell>
          <table:table-cell office:value-type="float" office:value="1467" calcext:value-type="float">
            <text:p>1467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452414" calcext:value-type="float">
            <text:p>-0.0452414</text:p>
          </table:table-cell>
          <table:table-cell office:value-type="float" office:value="-0.0454589" calcext:value-type="float">
            <text:p>-0.0454589</text:p>
          </table:table-cell>
          <table:table-cell office:value-type="float" office:value="13.5345" calcext:value-type="float">
            <text:p>13.5345</text:p>
          </table:table-cell>
          <table:table-cell office:value-type="float" office:value="-146" calcext:value-type="float">
            <text:p>-146</text:p>
          </table:table-cell>
          <table:table-cell office:value-type="float" office:value="-67" calcext:value-type="float">
            <text:p>-67</text:p>
          </table:table-cell>
          <table:table-cell office:value-type="float" office:value="1473" calcext:value-type="float">
            <text:p>1473</text:p>
          </table:table-cell>
          <table:table-cell office:value-type="float" office:value="-33" calcext:value-type="float">
            <text:p>-33</text:p>
          </table:table-cell>
          <table:table-cell office:value-type="float" office:value="-18" calcext:value-type="float">
            <text:p>-18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0.0566505" calcext:value-type="float">
            <text:p>-0.0566505</text:p>
          </table:table-cell>
          <table:table-cell office:value-type="float" office:value="-0.0569306" calcext:value-type="float">
            <text:p>-0.0569306</text:p>
          </table:table-cell>
          <table:table-cell office:value-type="float" office:value="13.6261" calcext:value-type="float">
            <text:p>13.6261</text:p>
          </table:table-cell>
          <table:table-cell office:value-type="float" office:value="-148" calcext:value-type="float">
            <text:p>-148</text:p>
          </table:table-cell>
          <table:table-cell office:value-type="float" office:value="-84" calcext:value-type="float">
            <text:p>-84</text:p>
          </table:table-cell>
          <table:table-cell office:value-type="float" office:value="1474" calcext:value-type="float">
            <text:p>1474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0.0500934" calcext:value-type="float">
            <text:p>-0.0500934</text:p>
          </table:table-cell>
          <table:table-cell office:value-type="float" office:value="-0.0503714" calcext:value-type="float">
            <text:p>-0.0503714</text:p>
          </table:table-cell>
          <table:table-cell office:value-type="float" office:value="13.7863" calcext:value-type="float">
            <text:p>13.7863</text:p>
          </table:table-cell>
          <table:table-cell office:value-type="float" office:value="-156" calcext:value-type="float">
            <text:p>-156</text:p>
          </table:table-cell>
          <table:table-cell office:value-type="float" office:value="-74" calcext:value-type="float">
            <text:p>-74</text:p>
          </table:table-cell>
          <table:table-cell office:value-type="float" office:value="1468" calcext:value-type="float">
            <text:p>1468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0442662" calcext:value-type="float">
            <text:p>-0.0442662</text:p>
          </table:table-cell>
          <table:table-cell office:value-type="float" office:value="-0.04448" calcext:value-type="float">
            <text:p>-0.04448</text:p>
          </table:table-cell>
          <table:table-cell office:value-type="float" office:value="13.8702" calcext:value-type="float">
            <text:p>13.8702</text:p>
          </table:table-cell>
          <table:table-cell office:value-type="float" office:value="-147" calcext:value-type="float">
            <text:p>-147</text:p>
          </table:table-cell>
          <table:table-cell office:value-type="float" office:value="-66" calcext:value-type="float">
            <text:p>-66</text:p>
          </table:table-cell>
          <table:table-cell office:value-type="float" office:value="1483" calcext:value-type="float">
            <text:p>1483</text:p>
          </table:table-cell>
          <table:table-cell office:value-type="float" office:value="-30" calcext:value-type="float">
            <text:p>-30</text:p>
          </table:table-cell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0494313" calcext:value-type="float">
            <text:p>-0.0494313</text:p>
          </table:table-cell>
          <table:table-cell office:value-type="float" office:value="-0.0496915" calcext:value-type="float">
            <text:p>-0.0496915</text:p>
          </table:table-cell>
          <table:table-cell office:value-type="float" office:value="13.9618" calcext:value-type="float">
            <text:p>13.9618</text:p>
          </table:table-cell>
          <table:table-cell office:value-type="float" office:value="-152" calcext:value-type="float">
            <text:p>-152</text:p>
          </table:table-cell>
          <table:table-cell office:value-type="float" office:value="-73" calcext:value-type="float">
            <text:p>-73</text:p>
          </table:table-cell>
          <table:table-cell office:value-type="float" office:value="1468" calcext:value-type="float">
            <text:p>1468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0.0461687" calcext:value-type="float">
            <text:p>-0.0461687</text:p>
          </table:table-cell>
          <table:table-cell office:value-type="float" office:value="-0.0464202" calcext:value-type="float">
            <text:p>-0.0464202</text:p>
          </table:table-cell>
          <table:table-cell office:value-type="float" office:value="14.122" calcext:value-type="float">
            <text:p>14.122</text:p>
          </table:table-cell>
          <table:table-cell office:value-type="float" office:value="-154" calcext:value-type="float">
            <text:p>-154</text:p>
          </table:table-cell>
          <table:table-cell office:value-type="float" office:value="-68" calcext:value-type="float">
            <text:p>-68</text:p>
          </table:table-cell>
          <table:table-cell office:value-type="float" office:value="1464" calcext:value-type="float">
            <text:p>1464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0:00:36.389801845</meta:creation-date>
    <dc:date>2015-07-23T14:25:56.040360328</dc:date>
    <meta:editing-duration>PT4H21M28S</meta:editing-duration>
    <meta:editing-cycles>7</meta:editing-cycles>
    <meta:generator>LibreOffice/4.2.8.2$Linux_X86_64 LibreOffice_project/420m0$Build-2</meta:generator>
    <meta:document-statistic meta:table-count="2" meta:cell-count="424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513cm" svg:y="0.316cm" chart:style-name="ch2">
          <text:p>Roll Pitch Yaw</text:p>
        </chart:title>
        <chart:legend chart:legend-position="end" svg:x="13.735cm" svg:y="3.705cm" style:legend-expansion="high" chart:style-name="ch3"/>
        <chart:plot-area chart:style-name="ch4" table:cell-range-address="Sheet1.A1:Sheet1.C230" svg:x="0.319cm" svg:y="1.301cm" svg:width="13.097cm" svg:height="7.524cm">
          <chartooo:coordinate-region svg:x="1.046cm" svg:y="1.5cm" svg:width="12.37cm" svg:height="7.12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A1:Sheet1.A230" chart:class="chart:bar">
            <chart:data-point chart:repeated="230"/>
          </chart:series>
          <chart:series chart:style-name="ch9" chart:values-cell-range-address="Sheet1.B1:Sheet1.B230" chart:class="chart:bar">
            <chart:data-point chart:repeated="230"/>
          </chart:series>
          <chart:series chart:style-name="ch10" chart:values-cell-range-address="Sheet1.C1:Sheet1.C230" chart:class="chart:bar">
            <chart:data-point chart:repeated="2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30</svg:desc>
                </draw:g>
              </table:table-cell>
              <table:table-cell office:value-type="float" office:value="0">
                <text:p>0</text:p>
                <draw:g>
                  <svg:desc>Sheet1.B1:Sheet1.B230</svg:desc>
                </draw:g>
              </table:table-cell>
              <table:table-cell office:value-type="float" office:value="0">
                <text:p>0</text:p>
                <draw:g>
                  <svg:desc>Sheet1.C1:Sheet1.C2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41708">
                <text:p>-0.241708</text:p>
              </table:table-cell>
              <table:table-cell office:value-type="float" office:value="-0.160217">
                <text:p>-0.160217</text:p>
              </table:table-cell>
              <table:table-cell office:value-type="float" office:value="-0.074806">
                <text:p>-0.074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78574">
                <text:p>-0.478574</text:p>
              </table:table-cell>
              <table:table-cell office:value-type="float" office:value="-0.320435">
                <text:p>-0.320435</text:p>
              </table:table-cell>
              <table:table-cell office:value-type="float" office:value="-0.102561">
                <text:p>-0.1025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1308">
                <text:p>-0.71308</text:p>
              </table:table-cell>
              <table:table-cell office:value-type="float" office:value="-0.480652">
                <text:p>-0.480652</text:p>
              </table:table-cell>
              <table:table-cell office:value-type="float" office:value="-0.112855">
                <text:p>-0.112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45295">
                <text:p>-0.945295</text:p>
              </table:table-cell>
              <table:table-cell office:value-type="float" office:value="-0.640869">
                <text:p>-0.640869</text:p>
              </table:table-cell>
              <table:table-cell office:value-type="float" office:value="-0.116732">
                <text:p>-0.116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17531">
                <text:p>-1.17531</text:p>
              </table:table-cell>
              <table:table-cell office:value-type="float" office:value="-0.801086">
                <text:p>-0.801086</text:p>
              </table:table-cell>
              <table:table-cell office:value-type="float" office:value="-0.118204">
                <text:p>-0.118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40323">
                <text:p>-1.40323</text:p>
              </table:table-cell>
              <table:table-cell office:value-type="float" office:value="-0.961304">
                <text:p>-0.961304</text:p>
              </table:table-cell>
              <table:table-cell office:value-type="float" office:value="-0.118765">
                <text:p>-0.118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62918">
                <text:p>-1.62918</text:p>
              </table:table-cell>
              <table:table-cell office:value-type="float" office:value="-1.12152">
                <text:p>-1.12152</text:p>
              </table:table-cell>
              <table:table-cell office:value-type="float" office:value="-0.118979">
                <text:p>-0.118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85328">
                <text:p>-1.85328</text:p>
              </table:table-cell>
              <table:table-cell office:value-type="float" office:value="-1.28174">
                <text:p>-1.28174</text:p>
              </table:table-cell>
              <table:table-cell office:value-type="float" office:value="-0.119061">
                <text:p>-0.119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07568">
                <text:p>-2.07568</text:p>
              </table:table-cell>
              <table:table-cell office:value-type="float" office:value="-1.44196">
                <text:p>-1.44196</text:p>
              </table:table-cell>
              <table:table-cell office:value-type="float" office:value="-0.119092">
                <text:p>-0.119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30153">
                <text:p>-2.30153</text:p>
              </table:table-cell>
              <table:table-cell office:value-type="float" office:value="-1.57928">
                <text:p>-1.57928</text:p>
              </table:table-cell>
              <table:table-cell office:value-type="float" office:value="-0.122841">
                <text:p>-0.1228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52682">
                <text:p>-2.52682</text:p>
              </table:table-cell>
              <table:table-cell office:value-type="float" office:value="-1.7395">
                <text:p>-1.7395</text:p>
              </table:table-cell>
              <table:table-cell office:value-type="float" office:value="-0.122462">
                <text:p>-0.122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76725">
                <text:p>-2.76725</text:p>
              </table:table-cell>
              <table:table-cell office:value-type="float" office:value="-1.89972">
                <text:p>-1.89972</text:p>
              </table:table-cell>
              <table:table-cell office:value-type="float" office:value="-0.0772068">
                <text:p>-0.07720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98258">
                <text:p>-2.98258</text:p>
              </table:table-cell>
              <table:table-cell office:value-type="float" office:value="-2.05231">
                <text:p>-2.05231</text:p>
              </table:table-cell>
              <table:table-cell office:value-type="float" office:value="-0.0847715">
                <text:p>-0.08477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20047">
                <text:p>-3.20047</text:p>
              </table:table-cell>
              <table:table-cell office:value-type="float" office:value="-2.2049">
                <text:p>-2.2049</text:p>
              </table:table-cell>
              <table:table-cell office:value-type="float" office:value="-0.0889304">
                <text:p>-0.0889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42858">
                <text:p>-3.42858</text:p>
              </table:table-cell>
              <table:table-cell office:value-type="float" office:value="-2.35748">
                <text:p>-2.35748</text:p>
              </table:table-cell>
              <table:table-cell office:value-type="float" office:value="-0.0314742">
                <text:p>-0.03147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66279">
                <text:p>-3.66279</text:p>
              </table:table-cell>
              <table:table-cell office:value-type="float" office:value="-2.50244">
                <text:p>-2.50244</text:p>
              </table:table-cell>
              <table:table-cell office:value-type="float" office:value="0.00770477">
                <text:p>0.007704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8796">
                <text:p>-3.8796</text:p>
              </table:table-cell>
              <table:table-cell office:value-type="float" office:value="-2.6474">
                <text:p>-2.6474</text:p>
              </table:table-cell>
              <table:table-cell office:value-type="float" office:value="0.0154401">
                <text:p>0.01544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.10671">
                <text:p>-4.10671</text:p>
              </table:table-cell>
              <table:table-cell office:value-type="float" office:value="-2.79999">
                <text:p>-2.79999</text:p>
              </table:table-cell>
              <table:table-cell office:value-type="float" office:value="-0.00127251">
                <text:p>-0.001272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.33379">
                <text:p>-4.33379</text:p>
              </table:table-cell>
              <table:table-cell office:value-type="float" office:value="-2.94495">
                <text:p>-2.94495</text:p>
              </table:table-cell>
              <table:table-cell office:value-type="float" office:value="-0.00448318">
                <text:p>-0.004483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.54393">
                <text:p>-4.54393</text:p>
              </table:table-cell>
              <table:table-cell office:value-type="float" office:value="-3.0899">
                <text:p>-3.0899</text:p>
              </table:table-cell>
              <table:table-cell office:value-type="float" office:value="-0.0244034">
                <text:p>-0.02440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.76137">
                <text:p>-4.76137</text:p>
              </table:table-cell>
              <table:table-cell office:value-type="float" office:value="-3.2196">
                <text:p>-3.2196</text:p>
              </table:table-cell>
              <table:table-cell office:value-type="float" office:value="-0.0172137">
                <text:p>-0.0172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.96762">
                <text:p>-4.96762</text:p>
              </table:table-cell>
              <table:table-cell office:value-type="float" office:value="-3.37219">
                <text:p>-3.37219</text:p>
              </table:table-cell>
              <table:table-cell office:value-type="float" office:value="-0.0263101">
                <text:p>-0.0263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.95896">
                <text:p>-4.95896</text:p>
              </table:table-cell>
              <table:table-cell office:value-type="float" office:value="-3.51715">
                <text:p>-3.51715</text:p>
              </table:table-cell>
              <table:table-cell office:value-type="float" office:value="-0.0201729">
                <text:p>-0.02017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.20069">
                <text:p>-5.20069</text:p>
              </table:table-cell>
              <table:table-cell office:value-type="float" office:value="-3.66211">
                <text:p>-3.66211</text:p>
              </table:table-cell>
              <table:table-cell office:value-type="float" office:value="-0.0514776">
                <text:p>-0.05147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4047">
                <text:p>-5.4047</text:p>
              </table:table-cell>
              <table:table-cell office:value-type="float" office:value="-3.80707">
                <text:p>-3.80707</text:p>
              </table:table-cell>
              <table:table-cell office:value-type="float" office:value="-0.00868007">
                <text:p>-0.00868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63821">
                <text:p>-5.63821</text:p>
              </table:table-cell>
              <table:table-cell office:value-type="float" office:value="-3.92914">
                <text:p>-3.92914</text:p>
              </table:table-cell>
              <table:table-cell office:value-type="float" office:value="-0.0246262">
                <text:p>-0.02462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83384">
                <text:p>-5.83384</text:p>
              </table:table-cell>
              <table:table-cell office:value-type="float" office:value="-4.06647">
                <text:p>-4.06647</text:p>
              </table:table-cell>
              <table:table-cell office:value-type="float" office:value="0.0163835">
                <text:p>0.01638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.07894">
                <text:p>-6.07894</text:p>
              </table:table-cell>
              <table:table-cell office:value-type="float" office:value="-4.2038">
                <text:p>-4.2038</text:p>
              </table:table-cell>
              <table:table-cell office:value-type="float" office:value="-0.0197524">
                <text:p>-0.01975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.30329">
                <text:p>-6.30329</text:p>
              </table:table-cell>
              <table:table-cell office:value-type="float" office:value="-4.37164">
                <text:p>-4.37164</text:p>
              </table:table-cell>
              <table:table-cell office:value-type="float" office:value="-0.00256454">
                <text:p>-0.00256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52557">
                <text:p>-6.52557</text:p>
              </table:table-cell>
              <table:table-cell office:value-type="float" office:value="-4.53186">
                <text:p>-4.53186</text:p>
              </table:table-cell>
              <table:table-cell office:value-type="float" office:value="0.0281207">
                <text:p>0.0281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74092">
                <text:p>-6.74092</text:p>
              </table:table-cell>
              <table:table-cell office:value-type="float" office:value="-4.69971">
                <text:p>-4.69971</text:p>
              </table:table-cell>
              <table:table-cell office:value-type="float" office:value="0.040886">
                <text:p>0.0408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96416">
                <text:p>-6.96416</text:p>
              </table:table-cell>
              <table:table-cell office:value-type="float" office:value="-4.84467">
                <text:p>-4.84467</text:p>
              </table:table-cell>
              <table:table-cell office:value-type="float" office:value="0.0343807">
                <text:p>0.03438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.18609">
                <text:p>-7.18609</text:p>
              </table:table-cell>
              <table:table-cell office:value-type="float" office:value="-5.00488">
                <text:p>-5.00488</text:p>
              </table:table-cell>
              <table:table-cell office:value-type="float" office:value="-0.0391778">
                <text:p>-0.03917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7.39184">
                <text:p>-7.39184</text:p>
              </table:table-cell>
              <table:table-cell office:value-type="float" office:value="-5.15747">
                <text:p>-5.15747</text:p>
              </table:table-cell>
              <table:table-cell office:value-type="float" office:value="-0.0213727">
                <text:p>-0.02137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.32624">
                <text:p>-7.32624</text:p>
              </table:table-cell>
              <table:table-cell office:value-type="float" office:value="-5.30243">
                <text:p>-5.30243</text:p>
              </table:table-cell>
              <table:table-cell office:value-type="float" office:value="-0.165815">
                <text:p>-0.1658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7.516">
                <text:p>-7.516</text:p>
              </table:table-cell>
              <table:table-cell office:value-type="float" office:value="-5.45502">
                <text:p>-5.45502</text:p>
              </table:table-cell>
              <table:table-cell office:value-type="float" office:value="-0.0269483">
                <text:p>-0.02694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.73289">
                <text:p>-7.73289</text:p>
              </table:table-cell>
              <table:table-cell office:value-type="float" office:value="-5.59998">
                <text:p>-5.59998</text:p>
              </table:table-cell>
              <table:table-cell office:value-type="float" office:value="-0.01951">
                <text:p>-0.019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.96994">
                <text:p>-7.96994</text:p>
              </table:table-cell>
              <table:table-cell office:value-type="float" office:value="-5.74493">
                <text:p>-5.74493</text:p>
              </table:table-cell>
              <table:table-cell office:value-type="float" office:value="-0.0888894">
                <text:p>-0.0888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8.1743">
                <text:p>-8.1743</text:p>
              </table:table-cell>
              <table:table-cell office:value-type="float" office:value="-5.91278">
                <text:p>-5.91278</text:p>
              </table:table-cell>
              <table:table-cell office:value-type="float" office:value="-0.090955">
                <text:p>-0.0909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8.40195">
                <text:p>-8.40195</text:p>
              </table:table-cell>
              <table:table-cell office:value-type="float" office:value="-6.06537">
                <text:p>-6.06537</text:p>
              </table:table-cell>
              <table:table-cell office:value-type="float" office:value="-0.0416672">
                <text:p>-0.04166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.62066">
                <text:p>-8.62066</text:p>
              </table:table-cell>
              <table:table-cell office:value-type="float" office:value="-6.21033">
                <text:p>-6.21033</text:p>
              </table:table-cell>
              <table:table-cell office:value-type="float" office:value="0.0323954">
                <text:p>0.03239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8.83602">
                <text:p>-8.83602</text:p>
              </table:table-cell>
              <table:table-cell office:value-type="float" office:value="-6.37817">
                <text:p>-6.37817</text:p>
              </table:table-cell>
              <table:table-cell office:value-type="float" office:value="0.039757">
                <text:p>0.0397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.05951">
                <text:p>-9.05951</text:p>
              </table:table-cell>
              <table:table-cell office:value-type="float" office:value="-6.3858">
                <text:p>-6.3858</text:p>
              </table:table-cell>
              <table:table-cell office:value-type="float" office:value="0.0316364">
                <text:p>0.03163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.28919">
                <text:p>-9.28919</text:p>
              </table:table-cell>
              <table:table-cell office:value-type="float" office:value="-6.53076">
                <text:p>-6.53076</text:p>
              </table:table-cell>
              <table:table-cell office:value-type="float" office:value="0.0184584">
                <text:p>0.01845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49624">
                <text:p>-9.49624</text:p>
              </table:table-cell>
              <table:table-cell office:value-type="float" office:value="-6.69098">
                <text:p>-6.69098</text:p>
              </table:table-cell>
              <table:table-cell office:value-type="float" office:value="0.0196099">
                <text:p>0.01960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.68806">
                <text:p>-9.68806</text:p>
              </table:table-cell>
              <table:table-cell office:value-type="float" office:value="-6.83594">
                <text:p>-6.83594</text:p>
              </table:table-cell>
              <table:table-cell office:value-type="float" office:value="0.0287919">
                <text:p>0.02879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.91764">
                <text:p>-9.91764</text:p>
              </table:table-cell>
              <table:table-cell office:value-type="float" office:value="-6.9809">
                <text:p>-6.9809</text:p>
              </table:table-cell>
              <table:table-cell office:value-type="float" office:value="-0.0294113">
                <text:p>-0.02941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.1496">
                <text:p>-10.1496</text:p>
              </table:table-cell>
              <table:table-cell office:value-type="float" office:value="-7.13348">
                <text:p>-7.13348</text:p>
              </table:table-cell>
              <table:table-cell office:value-type="float" office:value="-0.0201959">
                <text:p>-0.02019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0.3684">
                <text:p>-10.3684</text:p>
              </table:table-cell>
              <table:table-cell office:value-type="float" office:value="-7.27844">
                <text:p>-7.27844</text:p>
              </table:table-cell>
              <table:table-cell office:value-type="float" office:value="-0.00130694">
                <text:p>-0.001306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.5847">
                <text:p>-10.5847</text:p>
              </table:table-cell>
              <table:table-cell office:value-type="float" office:value="-7.4234">
                <text:p>-7.4234</text:p>
              </table:table-cell>
              <table:table-cell office:value-type="float" office:value="-0.00962027">
                <text:p>-0.009620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.8096">
                <text:p>-10.8096</text:p>
              </table:table-cell>
              <table:table-cell office:value-type="float" office:value="-7.56836">
                <text:p>-7.56836</text:p>
              </table:table-cell>
              <table:table-cell office:value-type="float" office:value="-0.0442245">
                <text:p>-0.04422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.1455">
                <text:p>-10.1455</text:p>
              </table:table-cell>
              <table:table-cell office:value-type="float" office:value="-7.70569">
                <text:p>-7.70569</text:p>
              </table:table-cell>
              <table:table-cell office:value-type="float" office:value="-0.268">
                <text:p>-0.2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.2991">
                <text:p>-10.2991</text:p>
              </table:table-cell>
              <table:table-cell office:value-type="float" office:value="-7.86591">
                <text:p>-7.86591</text:p>
              </table:table-cell>
              <table:table-cell office:value-type="float" office:value="-0.108563">
                <text:p>-0.1085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.4969">
                <text:p>-10.4969</text:p>
              </table:table-cell>
              <table:table-cell office:value-type="float" office:value="-8.02612">
                <text:p>-8.02612</text:p>
              </table:table-cell>
              <table:table-cell office:value-type="float" office:value="-0.065319">
                <text:p>-0.0653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.7298">
                <text:p>-10.7298</text:p>
              </table:table-cell>
              <table:table-cell office:value-type="float" office:value="-8.14056">
                <text:p>-8.14056</text:p>
              </table:table-cell>
              <table:table-cell office:value-type="float" office:value="-0.0542833">
                <text:p>-0.05428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0.9425">
                <text:p>-10.9425</text:p>
              </table:table-cell>
              <table:table-cell office:value-type="float" office:value="-8.28552">
                <text:p>-8.28552</text:p>
              </table:table-cell>
              <table:table-cell office:value-type="float" office:value="-0.0155451">
                <text:p>-0.01554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.1627">
                <text:p>-11.1627</text:p>
              </table:table-cell>
              <table:table-cell office:value-type="float" office:value="-8.43811">
                <text:p>-8.43811</text:p>
              </table:table-cell>
              <table:table-cell office:value-type="float" office:value="-0.0184158">
                <text:p>-0.0184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1.4003">
                <text:p>-11.4003</text:p>
              </table:table-cell>
              <table:table-cell office:value-type="float" office:value="-8.58307">
                <text:p>-8.58307</text:p>
              </table:table-cell>
              <table:table-cell office:value-type="float" office:value="-0.0175474">
                <text:p>-0.01754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1.6259">
                <text:p>-11.6259</text:p>
              </table:table-cell>
              <table:table-cell office:value-type="float" office:value="-8.5907">
                <text:p>-8.5907</text:p>
              </table:table-cell>
              <table:table-cell office:value-type="float" office:value="-0.00393918">
                <text:p>-0.003939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1.8313">
                <text:p>-11.8313</text:p>
              </table:table-cell>
              <table:table-cell office:value-type="float" office:value="-8.72803">
                <text:p>-8.72803</text:p>
              </table:table-cell>
              <table:table-cell office:value-type="float" office:value="0.021553">
                <text:p>0.0215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2.057">
                <text:p>-12.057</text:p>
              </table:table-cell>
              <table:table-cell office:value-type="float" office:value="-8.88824">
                <text:p>-8.88824</text:p>
              </table:table-cell>
              <table:table-cell office:value-type="float" office:value="0.0142187">
                <text:p>0.01421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2.2776">
                <text:p>-12.2776</text:p>
              </table:table-cell>
              <table:table-cell office:value-type="float" office:value="-9.04083">
                <text:p>-9.04083</text:p>
              </table:table-cell>
              <table:table-cell office:value-type="float" office:value="-0.000806347">
                <text:p>-0.0008063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2.5008">
                <text:p>-12.5008</text:p>
              </table:table-cell>
              <table:table-cell office:value-type="float" office:value="-9.17816">
                <text:p>-9.17816</text:p>
              </table:table-cell>
              <table:table-cell office:value-type="float" office:value="-0.0450957">
                <text:p>-0.04509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2.7052">
                <text:p>-12.7052</text:p>
              </table:table-cell>
              <table:table-cell office:value-type="float" office:value="-9.33838">
                <text:p>-9.33838</text:p>
              </table:table-cell>
              <table:table-cell office:value-type="float" office:value="0.0405304">
                <text:p>0.04053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2.9267">
                <text:p>-12.9267</text:p>
              </table:table-cell>
              <table:table-cell office:value-type="float" office:value="-9.4986">
                <text:p>-9.4986</text:p>
              </table:table-cell>
              <table:table-cell office:value-type="float" office:value="0.0620773">
                <text:p>0.06207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3.1633">
                <text:p>-13.1633</text:p>
              </table:table-cell>
              <table:table-cell office:value-type="float" office:value="-9.63593">
                <text:p>-9.63593</text:p>
              </table:table-cell>
              <table:table-cell office:value-type="float" office:value="0.0180165">
                <text:p>0.01801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3.3832">
                <text:p>-13.3832</text:p>
              </table:table-cell>
              <table:table-cell office:value-type="float" office:value="-9.78088">
                <text:p>-9.78088</text:p>
              </table:table-cell>
              <table:table-cell office:value-type="float" office:value="0.0290554">
                <text:p>0.02905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3.6054">
                <text:p>-13.6054</text:p>
              </table:table-cell>
              <table:table-cell office:value-type="float" office:value="-9.93347">
                <text:p>-9.93347</text:p>
              </table:table-cell>
              <table:table-cell office:value-type="float" office:value="0.00912075">
                <text:p>0.009120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3.8249">
                <text:p>-13.8249</text:p>
              </table:table-cell>
              <table:table-cell office:value-type="float" office:value="-10.0861">
                <text:p>-10.0861</text:p>
              </table:table-cell>
              <table:table-cell office:value-type="float" office:value="-0.00975205">
                <text:p>-0.00975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4.0526">
                <text:p>-14.0526</text:p>
              </table:table-cell>
              <table:table-cell office:value-type="float" office:value="-10.231">
                <text:p>-10.231</text:p>
              </table:table-cell>
              <table:table-cell office:value-type="float" office:value="-0.0249992">
                <text:p>-0.02499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.2911">
                <text:p>-14.2911</text:p>
              </table:table-cell>
              <table:table-cell office:value-type="float" office:value="-10.3912">
                <text:p>-10.3912</text:p>
              </table:table-cell>
              <table:table-cell office:value-type="float" office:value="0.0127918">
                <text:p>0.01279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4.5165">
                <text:p>-14.5165</text:p>
              </table:table-cell>
              <table:table-cell office:value-type="float" office:value="-10.5209">
                <text:p>-10.5209</text:p>
              </table:table-cell>
              <table:table-cell office:value-type="float" office:value="0.0143476">
                <text:p>0.0143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4.7454">
                <text:p>-14.7454</text:p>
              </table:table-cell>
              <table:table-cell office:value-type="float" office:value="-10.6659">
                <text:p>-10.6659</text:p>
              </table:table-cell>
              <table:table-cell office:value-type="float" office:value="0.0140458">
                <text:p>0.01404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4.9753">
                <text:p>-14.9753</text:p>
              </table:table-cell>
              <table:table-cell office:value-type="float" office:value="-10.8109">
                <text:p>-10.8109</text:p>
              </table:table-cell>
              <table:table-cell office:value-type="float" office:value="-0.0286352">
                <text:p>-0.02863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5.1946">
                <text:p>-15.1946</text:p>
              </table:table-cell>
              <table:table-cell office:value-type="float" office:value="-10.9634">
                <text:p>-10.9634</text:p>
              </table:table-cell>
              <table:table-cell office:value-type="float" office:value="-0.0652336">
                <text:p>-0.06523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5.3819">
                <text:p>-15.3819</text:p>
              </table:table-cell>
              <table:table-cell office:value-type="float" office:value="-11.116">
                <text:p>-11.116</text:p>
              </table:table-cell>
              <table:table-cell office:value-type="float" office:value="-0.135616">
                <text:p>-0.1356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5.6089">
                <text:p>-15.6089</text:p>
              </table:table-cell>
              <table:table-cell office:value-type="float" office:value="-11.2686">
                <text:p>-11.2686</text:p>
              </table:table-cell>
              <table:table-cell office:value-type="float" office:value="-0.044479">
                <text:p>-0.0444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5.811">
                <text:p>-15.811</text:p>
              </table:table-cell>
              <table:table-cell office:value-type="float" office:value="-11.4288">
                <text:p>-11.4288</text:p>
              </table:table-cell>
              <table:table-cell office:value-type="float" office:value="-0.0454916">
                <text:p>-0.04549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6.004">
                <text:p>-16.004</text:p>
              </table:table-cell>
              <table:table-cell office:value-type="float" office:value="-11.5738">
                <text:p>-11.5738</text:p>
              </table:table-cell>
              <table:table-cell office:value-type="float" office:value="-0.0242518">
                <text:p>-0.02425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6.2484">
                <text:p>-16.2484</text:p>
              </table:table-cell>
              <table:table-cell office:value-type="float" office:value="-11.7111">
                <text:p>-11.7111</text:p>
              </table:table-cell>
              <table:table-cell office:value-type="float" office:value="-0.0178993">
                <text:p>-0.01789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6.4566">
                <text:p>-16.4566</text:p>
              </table:table-cell>
              <table:table-cell office:value-type="float" office:value="-11.8713">
                <text:p>-11.8713</text:p>
              </table:table-cell>
              <table:table-cell office:value-type="float" office:value="0.0476901">
                <text:p>0.04769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6.6656">
                <text:p>-16.6656</text:p>
              </table:table-cell>
              <table:table-cell office:value-type="float" office:value="-12.001">
                <text:p>-12.001</text:p>
              </table:table-cell>
              <table:table-cell office:value-type="float" office:value="-0.0210026">
                <text:p>-0.02100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6.8739">
                <text:p>-16.8739</text:p>
              </table:table-cell>
              <table:table-cell office:value-type="float" office:value="-12.1536">
                <text:p>-12.1536</text:p>
              </table:table-cell>
              <table:table-cell office:value-type="float" office:value="-0.0328878">
                <text:p>-0.03288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7.0936">
                <text:p>-17.0936</text:p>
              </table:table-cell>
              <table:table-cell office:value-type="float" office:value="-12.2986">
                <text:p>-12.2986</text:p>
              </table:table-cell>
              <table:table-cell office:value-type="float" office:value="-0.00776912">
                <text:p>-0.007769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7.3073">
                <text:p>-17.3073</text:p>
              </table:table-cell>
              <table:table-cell office:value-type="float" office:value="-12.4588">
                <text:p>-12.4588</text:p>
              </table:table-cell>
              <table:table-cell office:value-type="float" office:value="-0.0493906">
                <text:p>-0.04939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7.2214">
                <text:p>-17.2214</text:p>
              </table:table-cell>
              <table:table-cell office:value-type="float" office:value="-12.6114">
                <text:p>-12.6114</text:p>
              </table:table-cell>
              <table:table-cell office:value-type="float" office:value="-0.260805">
                <text:p>-0.2608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7.4055">
                <text:p>-17.4055</text:p>
              </table:table-cell>
              <table:table-cell office:value-type="float" office:value="-12.7716">
                <text:p>-12.7716</text:p>
              </table:table-cell>
              <table:table-cell office:value-type="float" office:value="-0.0912896">
                <text:p>-0.09128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7.642">
                <text:p>-17.642</text:p>
              </table:table-cell>
              <table:table-cell office:value-type="float" office:value="-12.9166">
                <text:p>-12.9166</text:p>
              </table:table-cell>
              <table:table-cell office:value-type="float" office:value="-0.0289987">
                <text:p>-0.02899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7.8558">
                <text:p>-17.8558</text:p>
              </table:table-cell>
              <table:table-cell office:value-type="float" office:value="-13.0539">
                <text:p>-13.0539</text:p>
              </table:table-cell>
              <table:table-cell office:value-type="float" office:value="-0.0546226">
                <text:p>-0.05462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8.0853">
                <text:p>-18.0853</text:p>
              </table:table-cell>
              <table:table-cell office:value-type="float" office:value="-13.1912">
                <text:p>-13.1912</text:p>
              </table:table-cell>
              <table:table-cell office:value-type="float" office:value="-0.0406473">
                <text:p>-0.04064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8.3113">
                <text:p>-18.3113</text:p>
              </table:table-cell>
              <table:table-cell office:value-type="float" office:value="-13.3438">
                <text:p>-13.3438</text:p>
              </table:table-cell>
              <table:table-cell office:value-type="float" office:value="-0.0851104">
                <text:p>-0.08511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8.5432">
                <text:p>-18.5432</text:p>
              </table:table-cell>
              <table:table-cell office:value-type="float" office:value="-13.4888">
                <text:p>-13.4888</text:p>
              </table:table-cell>
              <table:table-cell office:value-type="float" office:value="-0.0528443">
                <text:p>-0.05284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8.7576">
                <text:p>-18.7576</text:p>
              </table:table-cell>
              <table:table-cell office:value-type="float" office:value="-13.6337">
                <text:p>-13.6337</text:p>
              </table:table-cell>
              <table:table-cell office:value-type="float" office:value="-0.0459125">
                <text:p>-0.0459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8.9661">
                <text:p>-18.9661</text:p>
              </table:table-cell>
              <table:table-cell office:value-type="float" office:value="-13.7787">
                <text:p>-13.7787</text:p>
              </table:table-cell>
              <table:table-cell office:value-type="float" office:value="0.0226294">
                <text:p>0.02262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9.1823">
                <text:p>-19.1823</text:p>
              </table:table-cell>
              <table:table-cell office:value-type="float" office:value="-13.9236">
                <text:p>-13.9236</text:p>
              </table:table-cell>
              <table:table-cell office:value-type="float" office:value="-0.0328949">
                <text:p>-0.03289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9.397">
                <text:p>-19.397</text:p>
              </table:table-cell>
              <table:table-cell office:value-type="float" office:value="-14.0839">
                <text:p>-14.0839</text:p>
              </table:table-cell>
              <table:table-cell office:value-type="float" office:value="-0.0204512">
                <text:p>-0.02045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9.6536">
                <text:p>-19.6536</text:p>
              </table:table-cell>
              <table:table-cell office:value-type="float" office:value="-14.2365">
                <text:p>-14.2365</text:p>
              </table:table-cell>
              <table:table-cell office:value-type="float" office:value="0.025667">
                <text:p>0.025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9.8681">
                <text:p>-19.8681</text:p>
              </table:table-cell>
              <table:table-cell office:value-type="float" office:value="-14.3814">
                <text:p>-14.3814</text:p>
              </table:table-cell>
              <table:table-cell office:value-type="float" office:value="-0.0481526">
                <text:p>-0.04815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0.1062">
                <text:p>-20.1062</text:p>
              </table:table-cell>
              <table:table-cell office:value-type="float" office:value="-14.5416">
                <text:p>-14.5416</text:p>
              </table:table-cell>
              <table:table-cell office:value-type="float" office:value="-0.0723454">
                <text:p>-0.07234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0.3439">
                <text:p>-20.3439</text:p>
              </table:table-cell>
              <table:table-cell office:value-type="float" office:value="-14.6866">
                <text:p>-14.6866</text:p>
              </table:table-cell>
              <table:table-cell office:value-type="float" office:value="-0.0265656">
                <text:p>-0.02656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0.5838">
                <text:p>-20.5838</text:p>
              </table:table-cell>
              <table:table-cell office:value-type="float" office:value="-14.8392">
                <text:p>-14.8392</text:p>
              </table:table-cell>
              <table:table-cell office:value-type="float" office:value="0.013245">
                <text:p>0.0132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0.8151">
                <text:p>-20.8151</text:p>
              </table:table-cell>
              <table:table-cell office:value-type="float" office:value="-14.9918">
                <text:p>-14.9918</text:p>
              </table:table-cell>
              <table:table-cell office:value-type="float" office:value="-0.0424743">
                <text:p>-0.04247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0.7352">
                <text:p>-20.7352</text:p>
              </table:table-cell>
              <table:table-cell office:value-type="float" office:value="-15.1291">
                <text:p>-15.1291</text:p>
              </table:table-cell>
              <table:table-cell office:value-type="float" office:value="-0.20834">
                <text:p>-0.208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0.9352">
                <text:p>-20.9352</text:p>
              </table:table-cell>
              <table:table-cell office:value-type="float" office:value="-15.2893">
                <text:p>-15.2893</text:p>
              </table:table-cell>
              <table:table-cell office:value-type="float" office:value="-0.10213">
                <text:p>-0.102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1.1428">
                <text:p>-21.1428</text:p>
              </table:table-cell>
              <table:table-cell office:value-type="float" office:value="-15.4648">
                <text:p>-15.4648</text:p>
              </table:table-cell>
              <table:table-cell office:value-type="float" office:value="-0.040493">
                <text:p>-0.0404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1.3608">
                <text:p>-21.3608</text:p>
              </table:table-cell>
              <table:table-cell office:value-type="float" office:value="-15.625">
                <text:p>-15.625</text:p>
              </table:table-cell>
              <table:table-cell office:value-type="float" office:value="-0.00678869">
                <text:p>-0.006788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1.5883">
                <text:p>-21.5883</text:p>
              </table:table-cell>
              <table:table-cell office:value-type="float" office:value="-15.77">
                <text:p>-15.77</text:p>
              </table:table-cell>
              <table:table-cell office:value-type="float" office:value="0.0663563">
                <text:p>0.06635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1.569">
                <text:p>-21.569</text:p>
              </table:table-cell>
              <table:table-cell office:value-type="float" office:value="-15.9225">
                <text:p>-15.9225</text:p>
              </table:table-cell>
              <table:table-cell office:value-type="float" office:value="-0.00732774">
                <text:p>-0.007327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1.79">
                <text:p>-21.79</text:p>
              </table:table-cell>
              <table:table-cell office:value-type="float" office:value="-16.0751">
                <text:p>-16.0751</text:p>
              </table:table-cell>
              <table:table-cell office:value-type="float" office:value="-0.03766">
                <text:p>-0.037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1.9944">
                <text:p>-21.9944</text:p>
              </table:table-cell>
              <table:table-cell office:value-type="float" office:value="-16.243">
                <text:p>-16.243</text:p>
              </table:table-cell>
              <table:table-cell office:value-type="float" office:value="-0.0478486">
                <text:p>-0.04784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2.2122">
                <text:p>-22.2122</text:p>
              </table:table-cell>
              <table:table-cell office:value-type="float" office:value="-16.4032">
                <text:p>-16.4032</text:p>
              </table:table-cell>
              <table:table-cell office:value-type="float" office:value="0.00020045">
                <text:p>0.000200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2.4433">
                <text:p>-22.4433</text:p>
              </table:table-cell>
              <table:table-cell office:value-type="float" office:value="-16.5482">
                <text:p>-16.5482</text:p>
              </table:table-cell>
              <table:table-cell office:value-type="float" office:value="-0.00979016">
                <text:p>-0.009790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2.6743">
                <text:p>-22.6743</text:p>
              </table:table-cell>
              <table:table-cell office:value-type="float" office:value="-16.7007">
                <text:p>-16.7007</text:p>
              </table:table-cell>
              <table:table-cell office:value-type="float" office:value="-0.0397827">
                <text:p>-0.03978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2.9063">
                <text:p>-22.9063</text:p>
              </table:table-cell>
              <table:table-cell office:value-type="float" office:value="-16.8457">
                <text:p>-16.8457</text:p>
              </table:table-cell>
              <table:table-cell office:value-type="float" office:value="-0.0271072">
                <text:p>-0.02710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3.1269">
                <text:p>-23.1269</text:p>
              </table:table-cell>
              <table:table-cell office:value-type="float" office:value="-16.9907">
                <text:p>-16.9907</text:p>
              </table:table-cell>
              <table:table-cell office:value-type="float" office:value="-0.0110646">
                <text:p>-0.01106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3.3175">
                <text:p>-23.3175</text:p>
              </table:table-cell>
              <table:table-cell office:value-type="float" office:value="-17.1509">
                <text:p>-17.1509</text:p>
              </table:table-cell>
              <table:table-cell office:value-type="float" office:value="-0.00714506">
                <text:p>-0.007145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3.5312">
                <text:p>-23.5312</text:p>
              </table:table-cell>
              <table:table-cell office:value-type="float" office:value="-17.3035">
                <text:p>-17.3035</text:p>
              </table:table-cell>
              <table:table-cell office:value-type="float" office:value="-0.049296">
                <text:p>-0.0492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3.7433">
                <text:p>-23.7433</text:p>
              </table:table-cell>
              <table:table-cell office:value-type="float" office:value="-17.4484">
                <text:p>-17.4484</text:p>
              </table:table-cell>
              <table:table-cell office:value-type="float" office:value="-0.0318356">
                <text:p>-0.03183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3.962">
                <text:p>-23.962</text:p>
              </table:table-cell>
              <table:table-cell office:value-type="float" office:value="-17.5858">
                <text:p>-17.5858</text:p>
              </table:table-cell>
              <table:table-cell office:value-type="float" office:value="0.0323255">
                <text:p>0.03232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4.1689">
                <text:p>-24.1689</text:p>
              </table:table-cell>
              <table:table-cell office:value-type="float" office:value="-17.7307">
                <text:p>-17.7307</text:p>
              </table:table-cell>
              <table:table-cell office:value-type="float" office:value="0.0425256">
                <text:p>0.04252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4.3714">
                <text:p>-24.3714</text:p>
              </table:table-cell>
              <table:table-cell office:value-type="float" office:value="-17.8833">
                <text:p>-17.8833</text:p>
              </table:table-cell>
              <table:table-cell office:value-type="float" office:value="-0.0597552">
                <text:p>-0.05975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4.5942">
                <text:p>-24.5942</text:p>
              </table:table-cell>
              <table:table-cell office:value-type="float" office:value="-18.0283">
                <text:p>-18.0283</text:p>
              </table:table-cell>
              <table:table-cell office:value-type="float" office:value="-0.0706482">
                <text:p>-0.07064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4.8027">
                <text:p>-24.8027</text:p>
              </table:table-cell>
              <table:table-cell office:value-type="float" office:value="-18.1885">
                <text:p>-18.1885</text:p>
              </table:table-cell>
              <table:table-cell office:value-type="float" office:value="-0.0773019">
                <text:p>-0.07730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5.0192">
                <text:p>-25.0192</text:p>
              </table:table-cell>
              <table:table-cell office:value-type="float" office:value="-18.3258">
                <text:p>-18.3258</text:p>
              </table:table-cell>
              <table:table-cell office:value-type="float" office:value="-0.00956402">
                <text:p>-0.009564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5.2312">
                <text:p>-25.2312</text:p>
              </table:table-cell>
              <table:table-cell office:value-type="float" office:value="-18.4708">
                <text:p>-18.4708</text:p>
              </table:table-cell>
              <table:table-cell office:value-type="float" office:value="-0.0139805">
                <text:p>-0.0139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5.4565">
                <text:p>-25.4565</text:p>
              </table:table-cell>
              <table:table-cell office:value-type="float" office:value="-18.6386">
                <text:p>-18.6386</text:p>
              </table:table-cell>
              <table:table-cell office:value-type="float" office:value="0.00902672">
                <text:p>0.009026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5.6896">
                <text:p>-25.6896</text:p>
              </table:table-cell>
              <table:table-cell office:value-type="float" office:value="-18.8065">
                <text:p>-18.8065</text:p>
              </table:table-cell>
              <table:table-cell office:value-type="float" office:value="0.000696547">
                <text:p>0.0006965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5.9024">
                <text:p>-25.9024</text:p>
              </table:table-cell>
              <table:table-cell office:value-type="float" office:value="-18.8141">
                <text:p>-18.8141</text:p>
              </table:table-cell>
              <table:table-cell office:value-type="float" office:value="-0.000271097">
                <text:p>-0.0002710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6.0955">
                <text:p>-26.0955</text:p>
              </table:table-cell>
              <table:table-cell office:value-type="float" office:value="-18.9438">
                <text:p>-18.9438</text:p>
              </table:table-cell>
              <table:table-cell office:value-type="float" office:value="-0.00364851">
                <text:p>-0.003648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6.2929">
                <text:p>-26.2929</text:p>
              </table:table-cell>
              <table:table-cell office:value-type="float" office:value="-19.104">
                <text:p>-19.104</text:p>
              </table:table-cell>
              <table:table-cell office:value-type="float" office:value="-0.0082299">
                <text:p>-0.00822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6.5091">
                <text:p>-26.5091</text:p>
              </table:table-cell>
              <table:table-cell office:value-type="float" office:value="-19.2337">
                <text:p>-19.2337</text:p>
              </table:table-cell>
              <table:table-cell office:value-type="float" office:value="-0.00650849">
                <text:p>-0.006508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6.7265">
                <text:p>-26.7265</text:p>
              </table:table-cell>
              <table:table-cell office:value-type="float" office:value="-19.3863">
                <text:p>-19.3863</text:p>
              </table:table-cell>
              <table:table-cell office:value-type="float" office:value="-0.0225765">
                <text:p>-0.02257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6.9497">
                <text:p>-26.9497</text:p>
              </table:table-cell>
              <table:table-cell office:value-type="float" office:value="-19.5312">
                <text:p>-19.5312</text:p>
              </table:table-cell>
              <table:table-cell office:value-type="float" office:value="-0.0332904">
                <text:p>-0.03329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7.1886">
                <text:p>-27.1886</text:p>
              </table:table-cell>
              <table:table-cell office:value-type="float" office:value="-19.6686">
                <text:p>-19.6686</text:p>
              </table:table-cell>
              <table:table-cell office:value-type="float" office:value="0.0605352">
                <text:p>0.06053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7.4056">
                <text:p>-27.4056</text:p>
              </table:table-cell>
              <table:table-cell office:value-type="float" office:value="-19.8135">
                <text:p>-19.8135</text:p>
              </table:table-cell>
              <table:table-cell office:value-type="float" office:value="0.0358111">
                <text:p>0.03581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7.6562">
                <text:p>-27.6562</text:p>
              </table:table-cell>
              <table:table-cell office:value-type="float" office:value="-19.9585">
                <text:p>-19.9585</text:p>
              </table:table-cell>
              <table:table-cell office:value-type="float" office:value="0.019386">
                <text:p>0.0193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7.8686">
                <text:p>-27.8686</text:p>
              </table:table-cell>
              <table:table-cell office:value-type="float" office:value="-20.1035">
                <text:p>-20.1035</text:p>
              </table:table-cell>
              <table:table-cell office:value-type="float" office:value="-0.0202625">
                <text:p>-0.0202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8.0845">
                <text:p>-28.0845</text:p>
              </table:table-cell>
              <table:table-cell office:value-type="float" office:value="-20.2332">
                <text:p>-20.2332</text:p>
              </table:table-cell>
              <table:table-cell office:value-type="float" office:value="-0.0258968">
                <text:p>-0.02589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8.3143">
                <text:p>-28.3143</text:p>
              </table:table-cell>
              <table:table-cell office:value-type="float" office:value="-20.3934">
                <text:p>-20.3934</text:p>
              </table:table-cell>
              <table:table-cell office:value-type="float" office:value="-0.0324892">
                <text:p>-0.03248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8.5485">
                <text:p>-28.5485</text:p>
              </table:table-cell>
              <table:table-cell office:value-type="float" office:value="-20.5612">
                <text:p>-20.5612</text:p>
              </table:table-cell>
              <table:table-cell office:value-type="float" office:value="0.00689977">
                <text:p>0.006899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8.764">
                <text:p>-28.764</text:p>
              </table:table-cell>
              <table:table-cell office:value-type="float" office:value="-20.6985">
                <text:p>-20.6985</text:p>
              </table:table-cell>
              <table:table-cell office:value-type="float" office:value="-0.0134307">
                <text:p>-0.01343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8.9969">
                <text:p>-28.9969</text:p>
              </table:table-cell>
              <table:table-cell office:value-type="float" office:value="-20.8359">
                <text:p>-20.8359</text:p>
              </table:table-cell>
              <table:table-cell office:value-type="float" office:value="-0.0423881">
                <text:p>-0.04238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9.1864">
                <text:p>-29.1864</text:p>
              </table:table-cell>
              <table:table-cell office:value-type="float" office:value="-20.9656">
                <text:p>-20.9656</text:p>
              </table:table-cell>
              <table:table-cell office:value-type="float" office:value="-0.0291293">
                <text:p>-0.02912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9.425">
                <text:p>-29.425</text:p>
              </table:table-cell>
              <table:table-cell office:value-type="float" office:value="-21.1105">
                <text:p>-21.1105</text:p>
              </table:table-cell>
              <table:table-cell office:value-type="float" office:value="-0.0149856">
                <text:p>-0.01498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9.6536">
                <text:p>-29.6536</text:p>
              </table:table-cell>
              <table:table-cell office:value-type="float" office:value="-21.2631">
                <text:p>-21.2631</text:p>
              </table:table-cell>
              <table:table-cell office:value-type="float" office:value="-0.0614436">
                <text:p>-0.06144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9.8881">
                <text:p>-29.8881</text:p>
              </table:table-cell>
              <table:table-cell office:value-type="float" office:value="-21.4157">
                <text:p>-21.4157</text:p>
              </table:table-cell>
              <table:table-cell office:value-type="float" office:value="0.0534867">
                <text:p>0.05348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0.1208">
                <text:p>-30.1208</text:p>
              </table:table-cell>
              <table:table-cell office:value-type="float" office:value="-21.5759">
                <text:p>-21.5759</text:p>
              </table:table-cell>
              <table:table-cell office:value-type="float" office:value="0.0230411">
                <text:p>0.02304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0.3589">
                <text:p>-30.3589</text:p>
              </table:table-cell>
              <table:table-cell office:value-type="float" office:value="-21.7209">
                <text:p>-21.7209</text:p>
              </table:table-cell>
              <table:table-cell office:value-type="float" office:value="-0.0390706">
                <text:p>-0.03907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0.5943">
                <text:p>-30.5943</text:p>
              </table:table-cell>
              <table:table-cell office:value-type="float" office:value="-21.8735">
                <text:p>-21.8735</text:p>
              </table:table-cell>
              <table:table-cell office:value-type="float" office:value="-0.0859313">
                <text:p>-0.08593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0.817">
                <text:p>-30.817</text:p>
              </table:table-cell>
              <table:table-cell office:value-type="float" office:value="-22.0337">
                <text:p>-22.0337</text:p>
              </table:table-cell>
              <table:table-cell office:value-type="float" office:value="-0.0517936">
                <text:p>-0.05179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1.0406">
                <text:p>-31.0406</text:p>
              </table:table-cell>
              <table:table-cell office:value-type="float" office:value="-22.171">
                <text:p>-22.171</text:p>
              </table:table-cell>
              <table:table-cell office:value-type="float" office:value="-0.0420451">
                <text:p>-0.04204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1.2439">
                <text:p>-31.2439</text:p>
              </table:table-cell>
              <table:table-cell office:value-type="float" office:value="-22.316">
                <text:p>-22.316</text:p>
              </table:table-cell>
              <table:table-cell office:value-type="float" office:value="-0.00638932">
                <text:p>-0.006389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1.4884">
                <text:p>-31.4884</text:p>
              </table:table-cell>
              <table:table-cell office:value-type="float" office:value="-22.4533">
                <text:p>-22.4533</text:p>
              </table:table-cell>
              <table:table-cell office:value-type="float" office:value="0.0709008">
                <text:p>0.07090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1.705">
                <text:p>-31.705</text:p>
              </table:table-cell>
              <table:table-cell office:value-type="float" office:value="-22.5983">
                <text:p>-22.5983</text:p>
              </table:table-cell>
              <table:table-cell office:value-type="float" office:value="-0.0081036">
                <text:p>-0.00810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1.9313">
                <text:p>-31.9313</text:p>
              </table:table-cell>
              <table:table-cell office:value-type="float" office:value="-22.7432">
                <text:p>-22.7432</text:p>
              </table:table-cell>
              <table:table-cell office:value-type="float" office:value="-0.0697277">
                <text:p>-0.06972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2.1554">
                <text:p>-32.1554</text:p>
              </table:table-cell>
              <table:table-cell office:value-type="float" office:value="-22.9034">
                <text:p>-22.9034</text:p>
              </table:table-cell>
              <table:table-cell office:value-type="float" office:value="-0.0209469">
                <text:p>-0.02094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2.3959">
                <text:p>-32.3959</text:p>
              </table:table-cell>
              <table:table-cell office:value-type="float" office:value="-23.056">
                <text:p>-23.056</text:p>
              </table:table-cell>
              <table:table-cell office:value-type="float" office:value="0.0304769">
                <text:p>0.03047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2.61">
                <text:p>-32.61</text:p>
              </table:table-cell>
              <table:table-cell office:value-type="float" office:value="-23.1934">
                <text:p>-23.1934</text:p>
              </table:table-cell>
              <table:table-cell office:value-type="float" office:value="0.0205855">
                <text:p>0.02058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2.8269">
                <text:p>-32.8269</text:p>
              </table:table-cell>
              <table:table-cell office:value-type="float" office:value="-23.3536">
                <text:p>-23.3536</text:p>
              </table:table-cell>
              <table:table-cell office:value-type="float" office:value="-0.0648952">
                <text:p>-0.06489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3.0451">
                <text:p>-33.0451</text:p>
              </table:table-cell>
              <table:table-cell office:value-type="float" office:value="-23.5214">
                <text:p>-23.5214</text:p>
              </table:table-cell>
              <table:table-cell office:value-type="float" office:value="-0.0354403">
                <text:p>-0.03544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3.2579">
                <text:p>-33.2579</text:p>
              </table:table-cell>
              <table:table-cell office:value-type="float" office:value="-23.6664">
                <text:p>-23.6664</text:p>
              </table:table-cell>
              <table:table-cell office:value-type="float" office:value="-0.0232321">
                <text:p>-0.02323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3.4863">
                <text:p>-33.4863</text:p>
              </table:table-cell>
              <table:table-cell office:value-type="float" office:value="-23.8266">
                <text:p>-23.8266</text:p>
              </table:table-cell>
              <table:table-cell office:value-type="float" office:value="-0.0471152">
                <text:p>-0.04711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3.7017">
                <text:p>-33.7017</text:p>
              </table:table-cell>
              <table:table-cell office:value-type="float" office:value="-23.9792">
                <text:p>-23.9792</text:p>
              </table:table-cell>
              <table:table-cell office:value-type="float" office:value="-0.0687733">
                <text:p>-0.06877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3.9084">
                <text:p>-33.9084</text:p>
              </table:table-cell>
              <table:table-cell office:value-type="float" office:value="-24.1089">
                <text:p>-24.1089</text:p>
              </table:table-cell>
              <table:table-cell office:value-type="float" office:value="-0.113111">
                <text:p>-0.1131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4.1514">
                <text:p>-34.1514</text:p>
              </table:table-cell>
              <table:table-cell office:value-type="float" office:value="-24.2767">
                <text:p>-24.2767</text:p>
              </table:table-cell>
              <table:table-cell office:value-type="float" office:value="-0.0675047">
                <text:p>-0.06750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4.3747">
                <text:p>-34.3747</text:p>
              </table:table-cell>
              <table:table-cell office:value-type="float" office:value="-24.4293">
                <text:p>-24.4293</text:p>
              </table:table-cell>
              <table:table-cell office:value-type="float" office:value="-0.0794049">
                <text:p>-0.07940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4.596">
                <text:p>-34.596</text:p>
              </table:table-cell>
              <table:table-cell office:value-type="float" office:value="-24.5895">
                <text:p>-24.5895</text:p>
              </table:table-cell>
              <table:table-cell office:value-type="float" office:value="-0.0420214">
                <text:p>-0.04202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4.8321">
                <text:p>-34.8321</text:p>
              </table:table-cell>
              <table:table-cell office:value-type="float" office:value="-24.7345">
                <text:p>-24.7345</text:p>
              </table:table-cell>
              <table:table-cell office:value-type="float" office:value="0.0128192">
                <text:p>0.01281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5.0539">
                <text:p>-35.0539</text:p>
              </table:table-cell>
              <table:table-cell office:value-type="float" office:value="-24.8871">
                <text:p>-24.8871</text:p>
              </table:table-cell>
              <table:table-cell office:value-type="float" office:value="-0.049947">
                <text:p>-0.0499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5.2536">
                <text:p>-35.2536</text:p>
              </table:table-cell>
              <table:table-cell office:value-type="float" office:value="-25.0473">
                <text:p>-25.0473</text:p>
              </table:table-cell>
              <table:table-cell office:value-type="float" office:value="-0.0265605">
                <text:p>-0.02656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5.4899">
                <text:p>-35.4899</text:p>
              </table:table-cell>
              <table:table-cell office:value-type="float" office:value="-25.1999">
                <text:p>-25.1999</text:p>
              </table:table-cell>
              <table:table-cell office:value-type="float" office:value="-0.0424607">
                <text:p>-0.04246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5.7066">
                <text:p>-35.7066</text:p>
              </table:table-cell>
              <table:table-cell office:value-type="float" office:value="-25.3296">
                <text:p>-25.3296</text:p>
              </table:table-cell>
              <table:table-cell office:value-type="float" office:value="-0.0308275">
                <text:p>-0.03082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5.9205">
                <text:p>-35.9205</text:p>
              </table:table-cell>
              <table:table-cell office:value-type="float" office:value="-25.4822">
                <text:p>-25.4822</text:p>
              </table:table-cell>
              <table:table-cell office:value-type="float" office:value="-0.0262475">
                <text:p>-0.02624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6.1204">
                <text:p>-36.1204</text:p>
              </table:table-cell>
              <table:table-cell office:value-type="float" office:value="-25.6271">
                <text:p>-25.6271</text:p>
              </table:table-cell>
              <table:table-cell office:value-type="float" office:value="-0.0232051">
                <text:p>-0.02320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6.3237">
                <text:p>-36.3237</text:p>
              </table:table-cell>
              <table:table-cell office:value-type="float" office:value="-25.7645">
                <text:p>-25.7645</text:p>
              </table:table-cell>
              <table:table-cell office:value-type="float" office:value="-0.00153903">
                <text:p>-0.001539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6.5266">
                <text:p>-36.5266</text:p>
              </table:table-cell>
              <table:table-cell office:value-type="float" office:value="-25.9171">
                <text:p>-25.9171</text:p>
              </table:table-cell>
              <table:table-cell office:value-type="float" office:value="-0.0667435">
                <text:p>-0.06674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6.7504">
                <text:p>-36.7504</text:p>
              </table:table-cell>
              <table:table-cell office:value-type="float" office:value="-26.0544">
                <text:p>-26.0544</text:p>
              </table:table-cell>
              <table:table-cell office:value-type="float" office:value="-0.0350542">
                <text:p>-0.03505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6.9674">
                <text:p>-36.9674</text:p>
              </table:table-cell>
              <table:table-cell office:value-type="float" office:value="-26.062">
                <text:p>-26.062</text:p>
              </table:table-cell>
              <table:table-cell office:value-type="float" office:value="-0.0104466">
                <text:p>-0.01044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7.1939">
                <text:p>-37.1939</text:p>
              </table:table-cell>
              <table:table-cell office:value-type="float" office:value="-26.207">
                <text:p>-26.207</text:p>
              </table:table-cell>
              <table:table-cell office:value-type="float" office:value="-0.0179549">
                <text:p>-0.01795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37.4157">
                <text:p>-37.4157</text:p>
              </table:table-cell>
              <table:table-cell office:value-type="float" office:value="-26.3443">
                <text:p>-26.3443</text:p>
              </table:table-cell>
              <table:table-cell office:value-type="float" office:value="-0.0178474">
                <text:p>-0.01784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37.6448">
                <text:p>-37.6448</text:p>
              </table:table-cell>
              <table:table-cell office:value-type="float" office:value="-26.4893">
                <text:p>-26.4893</text:p>
              </table:table-cell>
              <table:table-cell office:value-type="float" office:value="0.0108489">
                <text:p>0.01084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7.8578">
                <text:p>-37.8578</text:p>
              </table:table-cell>
              <table:table-cell office:value-type="float" office:value="-26.619">
                <text:p>-26.619</text:p>
              </table:table-cell>
              <table:table-cell office:value-type="float" office:value="-0.0517716">
                <text:p>-0.05177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8.0818">
                <text:p>-38.0818</text:p>
              </table:table-cell>
              <table:table-cell office:value-type="float" office:value="-26.7563">
                <text:p>-26.7563</text:p>
              </table:table-cell>
              <table:table-cell office:value-type="float" office:value="-0.0754528">
                <text:p>-0.07545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8.3113">
                <text:p>-38.3113</text:p>
              </table:table-cell>
              <table:table-cell office:value-type="float" office:value="-26.9089">
                <text:p>-26.9089</text:p>
              </table:table-cell>
              <table:table-cell office:value-type="float" office:value="-0.0138975">
                <text:p>-0.01389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8.5729">
                <text:p>-38.5729</text:p>
              </table:table-cell>
              <table:table-cell office:value-type="float" office:value="-27.0462">
                <text:p>-27.0462</text:p>
              </table:table-cell>
              <table:table-cell office:value-type="float" office:value="0.0679554">
                <text:p>0.06795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8.8075">
                <text:p>-38.8075</text:p>
              </table:table-cell>
              <table:table-cell office:value-type="float" office:value="-27.1912">
                <text:p>-27.1912</text:p>
              </table:table-cell>
              <table:table-cell office:value-type="float" office:value="-0.0157915">
                <text:p>-0.01579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9.0345">
                <text:p>-39.0345</text:p>
              </table:table-cell>
              <table:table-cell office:value-type="float" office:value="-27.3514">
                <text:p>-27.3514</text:p>
              </table:table-cell>
              <table:table-cell office:value-type="float" office:value="-0.0540285">
                <text:p>-0.05402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9.2644">
                <text:p>-39.2644</text:p>
              </table:table-cell>
              <table:table-cell office:value-type="float" office:value="-27.504">
                <text:p>-27.504</text:p>
              </table:table-cell>
              <table:table-cell office:value-type="float" office:value="-0.0108141">
                <text:p>-0.01081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9.4983">
                <text:p>-39.4983</text:p>
              </table:table-cell>
              <table:table-cell office:value-type="float" office:value="-27.6413">
                <text:p>-27.6413</text:p>
              </table:table-cell>
              <table:table-cell office:value-type="float" office:value="0.00513466">
                <text:p>0.005134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9.7259">
                <text:p>-39.7259</text:p>
              </table:table-cell>
              <table:table-cell office:value-type="float" office:value="-27.7939">
                <text:p>-27.7939</text:p>
              </table:table-cell>
              <table:table-cell office:value-type="float" office:value="-0.0456392">
                <text:p>-0.04563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9.9496">
                <text:p>-39.9496</text:p>
              </table:table-cell>
              <table:table-cell office:value-type="float" office:value="-27.9465">
                <text:p>-27.9465</text:p>
              </table:table-cell>
              <table:table-cell office:value-type="float" office:value="0.00244924">
                <text:p>0.002449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40.15">
                <text:p>-40.15</text:p>
              </table:table-cell>
              <table:table-cell office:value-type="float" office:value="-28.0991">
                <text:p>-28.0991</text:p>
              </table:table-cell>
              <table:table-cell office:value-type="float" office:value="0.0551282">
                <text:p>0.05512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40.1347">
                <text:p>-40.1347</text:p>
              </table:table-cell>
              <table:table-cell office:value-type="float" office:value="-28.2364">
                <text:p>-28.2364</text:p>
              </table:table-cell>
              <table:table-cell office:value-type="float" office:value="0.0151213">
                <text:p>0.01512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40.3523">
                <text:p>-40.3523</text:p>
              </table:table-cell>
              <table:table-cell office:value-type="float" office:value="-28.3813">
                <text:p>-28.3813</text:p>
              </table:table-cell>
              <table:table-cell office:value-type="float" office:value="-0.0314516">
                <text:p>-0.03145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0.5733">
                <text:p>-40.5733</text:p>
              </table:table-cell>
              <table:table-cell office:value-type="float" office:value="-28.5339">
                <text:p>-28.5339</text:p>
              </table:table-cell>
              <table:table-cell office:value-type="float" office:value="-0.00663802">
                <text:p>-0.006638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40.7956">
                <text:p>-40.7956</text:p>
              </table:table-cell>
              <table:table-cell office:value-type="float" office:value="-28.6865">
                <text:p>-28.6865</text:p>
              </table:table-cell>
              <table:table-cell office:value-type="float" office:value="0.0188605">
                <text:p>0.01886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41.0003">
                <text:p>-41.0003</text:p>
              </table:table-cell>
              <table:table-cell office:value-type="float" office:value="-28.8162">
                <text:p>-28.8162</text:p>
              </table:table-cell>
              <table:table-cell office:value-type="float" office:value="0.00903359">
                <text:p>0.009033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41.2318">
                <text:p>-41.2318</text:p>
              </table:table-cell>
              <table:table-cell office:value-type="float" office:value="-28.9612">
                <text:p>-28.9612</text:p>
              </table:table-cell>
              <table:table-cell office:value-type="float" office:value="0.00881281">
                <text:p>0.008812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41.4691">
                <text:p>-41.4691</text:p>
              </table:table-cell>
              <table:table-cell office:value-type="float" office:value="-29.1138">
                <text:p>-29.1138</text:p>
              </table:table-cell>
              <table:table-cell office:value-type="float" office:value="-0.0310536">
                <text:p>-0.03105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41.675">
                <text:p>-41.675</text:p>
              </table:table-cell>
              <table:table-cell office:value-type="float" office:value="-29.2587">
                <text:p>-29.2587</text:p>
              </table:table-cell>
              <table:table-cell office:value-type="float" office:value="-0.0266308">
                <text:p>-0.02663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1.8809">
                <text:p>-41.8809</text:p>
              </table:table-cell>
              <table:table-cell office:value-type="float" office:value="-29.4037">
                <text:p>-29.4037</text:p>
              </table:table-cell>
              <table:table-cell office:value-type="float" office:value="0.0421994">
                <text:p>0.04219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42.0987">
                <text:p>-42.0987</text:p>
              </table:table-cell>
              <table:table-cell office:value-type="float" office:value="-29.5486">
                <text:p>-29.5486</text:p>
              </table:table-cell>
              <table:table-cell office:value-type="float" office:value="-0.0441348">
                <text:p>-0.04413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42.3445">
                <text:p>-42.3445</text:p>
              </table:table-cell>
              <table:table-cell office:value-type="float" office:value="-29.6936">
                <text:p>-29.6936</text:p>
              </table:table-cell>
              <table:table-cell office:value-type="float" office:value="0.00893406">
                <text:p>0.008934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42.5603">
                <text:p>-42.5603</text:p>
              </table:table-cell>
              <table:table-cell office:value-type="float" office:value="-29.8462">
                <text:p>-29.8462</text:p>
              </table:table-cell>
              <table:table-cell office:value-type="float" office:value="-0.0346121">
                <text:p>-0.03461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42.7855">
                <text:p>-42.7855</text:p>
              </table:table-cell>
              <table:table-cell office:value-type="float" office:value="-29.9911">
                <text:p>-29.9911</text:p>
              </table:table-cell>
              <table:table-cell office:value-type="float" office:value="-0.0416453">
                <text:p>-0.04164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43.0196">
                <text:p>-43.0196</text:p>
              </table:table-cell>
              <table:table-cell office:value-type="float" office:value="-30.1437">
                <text:p>-30.1437</text:p>
              </table:table-cell>
              <table:table-cell office:value-type="float" office:value="-0.00267998">
                <text:p>-0.002679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43.2494">
                <text:p>-43.2494</text:p>
              </table:table-cell>
              <table:table-cell office:value-type="float" office:value="-30.2811">
                <text:p>-30.2811</text:p>
              </table:table-cell>
              <table:table-cell office:value-type="float" office:value="-0.0412251">
                <text:p>-0.04122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43.4726">
                <text:p>-43.4726</text:p>
              </table:table-cell>
              <table:table-cell office:value-type="float" office:value="-30.4413">
                <text:p>-30.4413</text:p>
              </table:table-cell>
              <table:table-cell office:value-type="float" office:value="-0.0081872">
                <text:p>-0.00818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43.6884">
                <text:p>-43.6884</text:p>
              </table:table-cell>
              <table:table-cell office:value-type="float" office:value="-30.5786">
                <text:p>-30.5786</text:p>
              </table:table-cell>
              <table:table-cell office:value-type="float" office:value="-0.0304054">
                <text:p>-0.03040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3.9006">
                <text:p>-43.9006</text:p>
              </table:table-cell>
              <table:table-cell office:value-type="float" office:value="-30.7312">
                <text:p>-30.7312</text:p>
              </table:table-cell>
              <table:table-cell office:value-type="float" office:value="0.0103227">
                <text:p>0.01032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44.1073">
                <text:p>-44.1073</text:p>
              </table:table-cell>
              <table:table-cell office:value-type="float" office:value="-30.8914">
                <text:p>-30.8914</text:p>
              </table:table-cell>
              <table:table-cell office:value-type="float" office:value="0.0746672">
                <text:p>0.07466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44.3214">
                <text:p>-44.3214</text:p>
              </table:table-cell>
              <table:table-cell office:value-type="float" office:value="-31.044">
                <text:p>-31.044</text:p>
              </table:table-cell>
              <table:table-cell office:value-type="float" office:value="0.0464143">
                <text:p>0.04641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4.5581">
                <text:p>-44.5581</text:p>
              </table:table-cell>
              <table:table-cell office:value-type="float" office:value="-31.1966">
                <text:p>-31.1966</text:p>
              </table:table-cell>
              <table:table-cell office:value-type="float" office:value="-0.0053828">
                <text:p>-0.00538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4.7689">
                <text:p>-44.7689</text:p>
              </table:table-cell>
              <table:table-cell office:value-type="float" office:value="-31.3492">
                <text:p>-31.3492</text:p>
              </table:table-cell>
              <table:table-cell office:value-type="float" office:value="0.0256178">
                <text:p>0.02561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5.0036">
                <text:p>-45.0036</text:p>
              </table:table-cell>
              <table:table-cell office:value-type="float" office:value="-31.5094">
                <text:p>-31.5094</text:p>
              </table:table-cell>
              <table:table-cell office:value-type="float" office:value="0.0312625">
                <text:p>0.03126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45.2517">
                <text:p>-45.2517</text:p>
              </table:table-cell>
              <table:table-cell office:value-type="float" office:value="-31.6696">
                <text:p>-31.6696</text:p>
              </table:table-cell>
              <table:table-cell office:value-type="float" office:value="0.0710348">
                <text:p>0.07103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45.4735">
                <text:p>-45.4735</text:p>
              </table:table-cell>
              <table:table-cell office:value-type="float" office:value="-31.8146">
                <text:p>-31.8146</text:p>
              </table:table-cell>
              <table:table-cell office:value-type="float" office:value="-0.00191906">
                <text:p>-0.001919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45.6947">
                <text:p>-45.6947</text:p>
              </table:table-cell>
              <table:table-cell office:value-type="float" office:value="-31.9748">
                <text:p>-31.9748</text:p>
              </table:table-cell>
              <table:table-cell office:value-type="float" office:value="0.0167961">
                <text:p>0.01679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45.9239">
                <text:p>-45.9239</text:p>
              </table:table-cell>
              <table:table-cell office:value-type="float" office:value="-32.1274">
                <text:p>-32.1274</text:p>
              </table:table-cell>
              <table:table-cell office:value-type="float" office:value="0.0270681">
                <text:p>0.02706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46.1378">
                <text:p>-46.1378</text:p>
              </table:table-cell>
              <table:table-cell office:value-type="float" office:value="-32.2723">
                <text:p>-32.2723</text:p>
              </table:table-cell>
              <table:table-cell office:value-type="float" office:value="0.00485831">
                <text:p>0.004858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46.3394">
                <text:p>-46.3394</text:p>
              </table:table-cell>
              <table:table-cell office:value-type="float" office:value="-32.402">
                <text:p>-32.402</text:p>
              </table:table-cell>
              <table:table-cell office:value-type="float" office:value="0.0386664">
                <text:p>0.03866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45.6328">
                <text:p>-45.6328</text:p>
              </table:table-cell>
              <table:table-cell office:value-type="float" office:value="-32.547">
                <text:p>-32.547</text:p>
              </table:table-cell>
              <table:table-cell office:value-type="float" office:value="-0.207378">
                <text:p>-0.2073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45.7953">
                <text:p>-45.7953</text:p>
              </table:table-cell>
              <table:table-cell office:value-type="float" office:value="-32.6996">
                <text:p>-32.6996</text:p>
              </table:table-cell>
              <table:table-cell office:value-type="float" office:value="-0.0670666">
                <text:p>-0.06706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46.015">
                <text:p>-46.015</text:p>
              </table:table-cell>
              <table:table-cell office:value-type="float" office:value="-32.8598">
                <text:p>-32.8598</text:p>
              </table:table-cell>
              <table:table-cell office:value-type="float" office:value="0.0428426">
                <text:p>0.04284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6.2525">
                <text:p>-46.2525</text:p>
              </table:table-cell>
              <table:table-cell office:value-type="float" office:value="-32.9895">
                <text:p>-32.9895</text:p>
              </table:table-cell>
              <table:table-cell office:value-type="float" office:value="0.0524191">
                <text:p>0.05241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46.4702">
                <text:p>-46.4702</text:p>
              </table:table-cell>
              <table:table-cell office:value-type="float" office:value="-33.1421">
                <text:p>-33.1421</text:p>
              </table:table-cell>
              <table:table-cell office:value-type="float" office:value="-0.0182349">
                <text:p>-0.01823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46.6921">
                <text:p>-46.6921</text:p>
              </table:table-cell>
              <table:table-cell office:value-type="float" office:value="-33.2947">
                <text:p>-33.2947</text:p>
              </table:table-cell>
              <table:table-cell office:value-type="float" office:value="0.014351">
                <text:p>0.0143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46.9069">
                <text:p>-46.9069</text:p>
              </table:table-cell>
              <table:table-cell office:value-type="float" office:value="-33.432">
                <text:p>-33.432</text:p>
              </table:table-cell>
              <table:table-cell office:value-type="float" office:value="-0.0430894">
                <text:p>-0.04308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47.1216">
                <text:p>-47.1216</text:p>
              </table:table-cell>
              <table:table-cell office:value-type="float" office:value="-33.5846">
                <text:p>-33.5846</text:p>
              </table:table-cell>
              <table:table-cell office:value-type="float" office:value="-0.0446036">
                <text:p>-0.04460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905cm" svg:y="0.316cm" chart:style-name="ch2">
          <text:p>Accelerometer RAW</text:p>
        </chart:title>
        <chart:legend chart:legend-position="end" svg:x="13.735cm" svg:y="3.705cm" style:legend-expansion="high" chart:style-name="ch3"/>
        <chart:plot-area chart:style-name="ch4" table:cell-range-address="Sheet1.D1:Sheet1.F79" svg:x="0.319cm" svg:y="1.301cm" svg:width="13.097cm" svg:height="7.524cm">
          <chartooo:coordinate-region svg:x="1.311cm" svg:y="1.5cm" svg:width="12.105cm" svg:height="7.12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D1:Sheet1.D79" chart:class="chart:bar">
            <chart:data-point chart:repeated="79"/>
          </chart:series>
          <chart:series chart:style-name="ch9" chart:values-cell-range-address="Sheet1.E1:Sheet1.E79" chart:class="chart:bar">
            <chart:data-point chart:repeated="79"/>
          </chart:series>
          <chart:series chart:style-name="ch10" chart:values-cell-range-address="Sheet1.F1:Sheet1.F79" chart:class="chart:bar">
            <chart:data-point chart:repeated="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1:Sheet1.D79</svg:desc>
                </draw:g>
              </table:table-cell>
              <table:table-cell office:value-type="float" office:value="0">
                <text:p>0</text:p>
                <draw:g>
                  <svg:desc>Sheet1.E1:Sheet1.E79</svg:desc>
                </draw:g>
              </table:table-cell>
              <table:table-cell office:value-type="float" office:value="0">
                <text:p>0</text:p>
                <draw:g>
                  <svg:desc>Sheet1.F1:Sheet1.F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56">
                <text:p>-156</text:p>
              </table:table-cell>
              <table:table-cell office:value-type="float" office:value="-71">
                <text:p>-71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6">
                <text:p>-156</text:p>
              </table:table-cell>
              <table:table-cell office:value-type="float" office:value="-71">
                <text:p>-71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6">
                <text:p>-156</text:p>
              </table:table-cell>
              <table:table-cell office:value-type="float" office:value="-71">
                <text:p>-71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6">
                <text:p>-156</text:p>
              </table:table-cell>
              <table:table-cell office:value-type="float" office:value="-71">
                <text:p>-71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6">
                <text:p>-156</text:p>
              </table:table-cell>
              <table:table-cell office:value-type="float" office:value="-71">
                <text:p>-71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6">
                <text:p>-156</text:p>
              </table:table-cell>
              <table:table-cell office:value-type="float" office:value="-71">
                <text:p>-71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6">
                <text:p>-156</text:p>
              </table:table-cell>
              <table:table-cell office:value-type="float" office:value="-71">
                <text:p>-71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56">
                <text:p>-156</text:p>
              </table:table-cell>
              <table:table-cell office:value-type="float" office:value="-71">
                <text:p>-71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56">
                <text:p>-156</text:p>
              </table:table-cell>
              <table:table-cell office:value-type="float" office:value="-71">
                <text:p>-71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56">
                <text:p>-156</text:p>
              </table:table-cell>
              <table:table-cell office:value-type="float" office:value="-80">
                <text:p>-8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48">
                <text:p>-148</text:p>
              </table:table-cell>
              <table:table-cell office:value-type="float" office:value="-76">
                <text:p>-76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8">
                <text:p>-148</text:p>
              </table:table-cell>
              <table:table-cell office:value-type="float" office:value="-73">
                <text:p>-73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">
                <text:p>-1</text:p>
              </table:table-cell>
              <table:table-cell office:value-type="float" office:value="-76">
                <text:p>-76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0">
                <text:p>-150</text:p>
              </table:table-cell>
              <table:table-cell office:value-type="float" office:value="-65">
                <text:p>-65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4">
                <text:p>-154</text:p>
              </table:table-cell>
              <table:table-cell office:value-type="float" office:value="-78">
                <text:p>-78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49">
                <text:p>-149</text:p>
              </table:table-cell>
              <table:table-cell office:value-type="float" office:value="-78">
                <text:p>-78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46">
                <text:p>-146</text:p>
              </table:table-cell>
              <table:table-cell office:value-type="float" office:value="-81">
                <text:p>-81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52">
                <text:p>-152</text:p>
              </table:table-cell>
              <table:table-cell office:value-type="float" office:value="-73">
                <text:p>-73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54">
                <text:p>-154</text:p>
              </table:table-cell>
              <table:table-cell office:value-type="float" office:value="-72">
                <text:p>-72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47">
                <text:p>-147</text:p>
              </table:table-cell>
              <table:table-cell office:value-type="float" office:value="-75">
                <text:p>-75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6">
                <text:p>-156</text:p>
              </table:table-cell>
              <table:table-cell office:value-type="float" office:value="-74">
                <text:p>-7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1">
                <text:p>-151</text:p>
              </table:table-cell>
              <table:table-cell office:value-type="float" office:value="-82">
                <text:p>-82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8">
                <text:p>-158</text:p>
              </table:table-cell>
              <table:table-cell office:value-type="float" office:value="-66">
                <text:p>-66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48">
                <text:p>-148</text:p>
              </table:table-cell>
              <table:table-cell office:value-type="float" office:value="-70">
                <text:p>-70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5">
                <text:p>-155</text:p>
              </table:table-cell>
              <table:table-cell office:value-type="float" office:value="-85">
                <text:p>-85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0">
                <text:p>-150</text:p>
              </table:table-cell>
              <table:table-cell office:value-type="float" office:value="-86">
                <text:p>-86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49">
                <text:p>-149</text:p>
              </table:table-cell>
              <table:table-cell office:value-type="float" office:value="-84">
                <text:p>-84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3">
                <text:p>-153</text:p>
              </table:table-cell>
              <table:table-cell office:value-type="float" office:value="-76">
                <text:p>-76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3">
                <text:p>-153</text:p>
              </table:table-cell>
              <table:table-cell office:value-type="float" office:value="-71">
                <text:p>-71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4">
                <text:p>-14</text:p>
              </table:table-cell>
              <table:table-cell office:value-type="float" office:value="-76">
                <text:p>-76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9">
                <text:p>-149</text:p>
              </table:table-cell>
              <table:table-cell office:value-type="float" office:value="-74">
                <text:p>-74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1">
                <text:p>-161</text:p>
              </table:table-cell>
              <table:table-cell office:value-type="float" office:value="-74">
                <text:p>-7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9">
                <text:p>-159</text:p>
              </table:table-cell>
              <table:table-cell office:value-type="float" office:value="-76">
                <text:p>-76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51">
                <text:p>-151</text:p>
              </table:table-cell>
              <table:table-cell office:value-type="float" office:value="-78">
                <text:p>-78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48">
                <text:p>-148</text:p>
              </table:table-cell>
              <table:table-cell office:value-type="float" office:value="-76">
                <text:p>-7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6">
                <text:p>-156</text:p>
              </table:table-cell>
              <table:table-cell office:value-type="float" office:value="-66">
                <text:p>-66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9">
                <text:p>-149</text:p>
              </table:table-cell>
              <table:table-cell office:value-type="float" office:value="-71">
                <text:p>-71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6">
                <text:p>-156</text:p>
              </table:table-cell>
              <table:table-cell office:value-type="float" office:value="-76">
                <text:p>-76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9">
                <text:p>-149</text:p>
              </table:table-cell>
              <table:table-cell office:value-type="float" office:value="-81">
                <text:p>-8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6">
                <text:p>-156</text:p>
              </table:table-cell>
              <table:table-cell office:value-type="float" office:value="-79">
                <text:p>-79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0">
                <text:p>-150</text:p>
              </table:table-cell>
              <table:table-cell office:value-type="float" office:value="-66">
                <text:p>-66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2">
                <text:p>-152</text:p>
              </table:table-cell>
              <table:table-cell office:value-type="float" office:value="-74">
                <text:p>-74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8">
                <text:p>-148</text:p>
              </table:table-cell>
              <table:table-cell office:value-type="float" office:value="-72">
                <text:p>-72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51">
                <text:p>-151</text:p>
              </table:table-cell>
              <table:table-cell office:value-type="float" office:value="-75">
                <text:p>-75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0">
                <text:p>-160</text:p>
              </table:table-cell>
              <table:table-cell office:value-type="float" office:value="-75">
                <text:p>-75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51">
                <text:p>-151</text:p>
              </table:table-cell>
              <table:table-cell office:value-type="float" office:value="-74">
                <text:p>-74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">
                <text:p>-1</text:p>
              </table:table-cell>
              <table:table-cell office:value-type="float" office:value="-76">
                <text:p>-76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47">
                <text:p>-147</text:p>
              </table:table-cell>
              <table:table-cell office:value-type="float" office:value="-70">
                <text:p>-70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54">
                <text:p>-154</text:p>
              </table:table-cell>
              <table:table-cell office:value-type="float" office:value="-82">
                <text:p>-82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57">
                <text:p>-157</text:p>
              </table:table-cell>
              <table:table-cell office:value-type="float" office:value="-71">
                <text:p>-7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52">
                <text:p>-152</text:p>
              </table:table-cell>
              <table:table-cell office:value-type="float" office:value="-69">
                <text:p>-69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54">
                <text:p>-154</text:p>
              </table:table-cell>
              <table:table-cell office:value-type="float" office:value="-79">
                <text:p>-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48">
                <text:p>-148</text:p>
              </table:table-cell>
              <table:table-cell office:value-type="float" office:value="-78">
                <text:p>-78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50">
                <text:p>-150</text:p>
              </table:table-cell>
              <table:table-cell office:value-type="float" office:value="-78">
                <text:p>-78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52">
                <text:p>-152</text:p>
              </table:table-cell>
              <table:table-cell office:value-type="float" office:value="-84">
                <text:p>-84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54">
                <text:p>-154</text:p>
              </table:table-cell>
              <table:table-cell office:value-type="float" office:value="-77">
                <text:p>-77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61">
                <text:p>-161</text:p>
              </table:table-cell>
              <table:table-cell office:value-type="float" office:value="-78">
                <text:p>-78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56">
                <text:p>-156</text:p>
              </table:table-cell>
              <table:table-cell office:value-type="float" office:value="-74">
                <text:p>-74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59">
                <text:p>-159</text:p>
              </table:table-cell>
              <table:table-cell office:value-type="float" office:value="-84">
                <text:p>-84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48">
                <text:p>-148</text:p>
              </table:table-cell>
              <table:table-cell office:value-type="float" office:value="-77">
                <text:p>-77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53">
                <text:p>-153</text:p>
              </table:table-cell>
              <table:table-cell office:value-type="float" office:value="-83">
                <text:p>-83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48">
                <text:p>-148</text:p>
              </table:table-cell>
              <table:table-cell office:value-type="float" office:value="-77">
                <text:p>-77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48">
                <text:p>-148</text:p>
              </table:table-cell>
              <table:table-cell office:value-type="float" office:value="-72">
                <text:p>-72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48">
                <text:p>-148</text:p>
              </table:table-cell>
              <table:table-cell office:value-type="float" office:value="-64">
                <text:p>-64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58">
                <text:p>-158</text:p>
              </table:table-cell>
              <table:table-cell office:value-type="float" office:value="-76">
                <text:p>-76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54">
                <text:p>-154</text:p>
              </table:table-cell>
              <table:table-cell office:value-type="float" office:value="-76">
                <text:p>-76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66">
                <text:p>-166</text:p>
              </table:table-cell>
              <table:table-cell office:value-type="float" office:value="-79">
                <text:p>-79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57">
                <text:p>-157</text:p>
              </table:table-cell>
              <table:table-cell office:value-type="float" office:value="-74">
                <text:p>-74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8">
                <text:p>-158</text:p>
              </table:table-cell>
              <table:table-cell office:value-type="float" office:value="-80">
                <text:p>-8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56">
                <text:p>-156</text:p>
              </table:table-cell>
              <table:table-cell office:value-type="float" office:value="-79">
                <text:p>-79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58">
                <text:p>-158</text:p>
              </table:table-cell>
              <table:table-cell office:value-type="float" office:value="-72">
                <text:p>-72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59">
                <text:p>-159</text:p>
              </table:table-cell>
              <table:table-cell office:value-type="float" office:value="-68">
                <text:p>-68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54">
                <text:p>-154</text:p>
              </table:table-cell>
              <table:table-cell office:value-type="float" office:value="-77">
                <text:p>-77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53">
                <text:p>-153</text:p>
              </table:table-cell>
              <table:table-cell office:value-type="float" office:value="-74">
                <text:p>-74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57">
                <text:p>-157</text:p>
              </table:table-cell>
              <table:table-cell office:value-type="float" office:value="-81">
                <text:p>-81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62">
                <text:p>-162</text:p>
              </table:table-cell>
              <table:table-cell office:value-type="float" office:value="-83">
                <text:p>-83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58">
                <text:p>-158</text:p>
              </table:table-cell>
              <table:table-cell office:value-type="float" office:value="-80">
                <text:p>-80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48">
                <text:p>-148</text:p>
              </table:table-cell>
              <table:table-cell office:value-type="float" office:value="-68">
                <text:p>-68</text:p>
              </table:table-cell>
              <table:table-cell office:value-type="float" office:value="1466">
                <text:p>14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262cm" svg:y="0.316cm" chart:style-name="ch2">
          <text:p>Gyroscope RAW</text:p>
        </chart:title>
        <chart:legend chart:legend-position="end" svg:x="13.708cm" svg:y="3.705cm" style:legend-expansion="high" chart:style-name="ch3"/>
        <chart:plot-area chart:style-name="ch4" table:cell-range-address="Sheet1.G1:Sheet1.I79" svg:x="0.319cm" svg:y="1.301cm" svg:width="13.07cm" svg:height="7.524cm">
          <chartooo:coordinate-region svg:x="1.046cm" svg:y="1.501cm" svg:width="12.343cm" svg:height="7.125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G1:Sheet1.G79" chart:class="chart:bar">
            <chart:data-point chart:repeated="79"/>
          </chart:series>
          <chart:series chart:style-name="ch9" chart:values-cell-range-address="Sheet1.H1:Sheet1.H79" chart:class="chart:bar">
            <chart:data-point chart:repeated="79"/>
          </chart:series>
          <chart:series chart:style-name="ch10" chart:values-cell-range-address="Sheet1.I1:Sheet1.I79" chart:class="chart:bar">
            <chart:data-point chart:repeated="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1:Sheet1.G79</svg:desc>
                </draw:g>
              </table:table-cell>
              <table:table-cell office:value-type="float" office:value="0">
                <text:p>0</text:p>
                <draw:g>
                  <svg:desc>Sheet1.H1:Sheet1.H79</svg:desc>
                </draw:g>
              </table:table-cell>
              <table:table-cell office:value-type="float" office:value="0">
                <text:p>0</text:p>
                <draw:g>
                  <svg:desc>Sheet1.I1:Sheet1.I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2">
                <text:p>-32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2">
                <text:p>-32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2">
                <text:p>-32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2">
                <text:p>-32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2">
                <text:p>-32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2">
                <text:p>-32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">
                <text:p>-32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">
                <text:p>-32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2">
                <text:p>-32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3">
                <text:p>-33</text:p>
              </table:table-cell>
              <table:table-cell office:value-type="float" office:value="-18">
                <text:p>-1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3">
                <text:p>-33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5">
                <text:p>-35</text:p>
              </table:table-cell>
              <table:table-cell office:value-type="float" office:value="-21">
                <text:p>-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2">
                <text:p>-32</text:p>
              </table:table-cell>
              <table:table-cell office:value-type="float" office:value="-20">
                <text:p>-2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2">
                <text:p>-32</text:p>
              </table:table-cell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4">
                <text:p>-34</text:p>
              </table:table-cell>
              <table:table-cell office:value-type="float" office:value="-20">
                <text:p>-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5">
                <text:p>-35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3">
                <text:p>-33</text:p>
              </table:table-cell>
              <table:table-cell office:value-type="float" office:value="-19">
                <text:p>-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4">
                <text:p>-34</text:p>
              </table:table-cell>
              <table:table-cell office:value-type="float" office:value="-20">
                <text:p>-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4">
                <text:p>-34</text:p>
              </table:table-cell>
              <table:table-cell office:value-type="float" office:value="-19">
                <text:p>-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2">
                <text:p>-32</text:p>
              </table:table-cell>
              <table:table-cell office:value-type="float" office:value="-19">
                <text:p>-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3">
                <text:p>-33</text:p>
              </table:table-cell>
              <table:table-cell office:value-type="float" office:value="-17">
                <text:p>-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2">
                <text:p>-32</text:p>
              </table:table-cell>
              <table:table-cell office:value-type="float" office:value="-20">
                <text:p>-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">
                <text:p>-3</text:p>
              </table:table-cell>
              <table:table-cell office:value-type="float" office:value="-19">
                <text:p>-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6">
                <text:p>-36</text:p>
              </table:table-cell>
              <table:table-cell office:value-type="float" office:value="-19">
                <text:p>-1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2">
                <text:p>-32</text:p>
              </table:table-cell>
              <table:table-cell office:value-type="float" office:value="-19">
                <text:p>-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6">
                <text:p>-36</text:p>
              </table:table-cell>
              <table:table-cell office:value-type="float" office:value="-16">
                <text:p>-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">
                <text:p>-31</text:p>
              </table:table-cell>
              <table:table-cell office:value-type="float" office:value="-18">
                <text:p>-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7">
                <text:p>-37</text:p>
              </table:table-cell>
              <table:table-cell office:value-type="float" office:value="-18">
                <text:p>-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4">
                <text:p>-34</text:p>
              </table:table-cell>
              <table:table-cell office:value-type="float" office:value="-22">
                <text:p>-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4">
                <text:p>-34</text:p>
              </table:table-cell>
              <table:table-cell office:value-type="float" office:value="-21">
                <text:p>-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3">
                <text:p>-33</text:p>
              </table:table-cell>
              <table:table-cell office:value-type="float" office:value="-22">
                <text:p>-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4">
                <text:p>-34</text:p>
              </table:table-cell>
              <table:table-cell office:value-type="float" office:value="-19">
                <text:p>-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4">
                <text:p>-34</text:p>
              </table:table-cell>
              <table:table-cell office:value-type="float" office:value="-21">
                <text:p>-2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2">
                <text:p>-32</text:p>
              </table:table-cell>
              <table:table-cell office:value-type="float" office:value="-20">
                <text:p>-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4">
                <text:p>-34</text:p>
              </table:table-cell>
              <table:table-cell office:value-type="float" office:value="-19">
                <text:p>-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2">
                <text:p>-32</text:p>
              </table:table-cell>
              <table:table-cell office:value-type="float" office:value="-20">
                <text:p>-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19">
                <text:p>-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6">
                <text:p>-36</text:p>
              </table:table-cell>
              <table:table-cell office:value-type="float" office:value="-19">
                <text:p>-19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22">
                <text:p>-2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5">
                <text:p>-35</text:p>
              </table:table-cell>
              <table:table-cell office:value-type="float" office:value="-20">
                <text:p>-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9">
                <text:p>-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-22">
                <text:p>-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5">
                <text:p>-35</text:p>
              </table:table-cell>
              <table:table-cell office:value-type="float" office:value="-19">
                <text:p>-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2">
                <text:p>-32</text:p>
              </table:table-cell>
              <table:table-cell office:value-type="float" office:value="-21">
                <text:p>-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0">
                <text:p>-30</text:p>
              </table:table-cell>
              <table:table-cell office:value-type="float" office:value="-19">
                <text:p>-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5">
                <text:p>-35</text:p>
              </table:table-cell>
              <table:table-cell office:value-type="float" office:value="-19">
                <text:p>-1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5">
                <text:p>-35</text:p>
              </table:table-cell>
              <table:table-cell office:value-type="float" office:value="-20">
                <text:p>-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4">
                <text:p>-34</text:p>
              </table:table-cell>
              <table:table-cell office:value-type="float" office:value="-19">
                <text:p>-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3">
                <text:p>-33</text:p>
              </table:table-cell>
              <table:table-cell office:value-type="float" office:value="-19">
                <text:p>-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4">
                <text:p>-34</text:p>
              </table:table-cell>
              <table:table-cell office:value-type="float" office:value="-19">
                <text:p>-1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8">
                <text:p>-38</text:p>
              </table:table-cell>
              <table:table-cell office:value-type="float" office:value="-18">
                <text:p>-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4">
                <text:p>-34</text:p>
              </table:table-cell>
              <table:table-cell office:value-type="float" office:value="-21">
                <text:p>-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1">
                <text:p>-31</text:p>
              </table:table-cell>
              <table:table-cell office:value-type="float" office:value="-21">
                <text:p>-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6">
                <text:p>-36</text:p>
              </table:table-cell>
              <table:table-cell office:value-type="float" office:value="-15">
                <text:p>-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3">
                <text:p>-33</text:p>
              </table:table-cell>
              <table:table-cell office:value-type="float" office:value="-19">
                <text:p>-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4">
                <text:p>-34</text:p>
              </table:table-cell>
              <table:table-cell office:value-type="float" office:value="-20">
                <text:p>-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6">
                <text:p>-36</text:p>
              </table:table-cell>
              <table:table-cell office:value-type="float" office:value="-19">
                <text:p>-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5">
                <text:p>-35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2">
                <text:p>-32</text:p>
              </table:table-cell>
              <table:table-cell office:value-type="float" office:value="-18">
                <text:p>-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5">
                <text:p>-35</text:p>
              </table:table-cell>
              <table:table-cell office:value-type="float" office:value="-21">
                <text:p>-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4">
                <text:p>-34</text:p>
              </table:table-cell>
              <table:table-cell office:value-type="float" office:value="-20">
                <text:p>-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4">
                <text:p>-34</text:p>
              </table:table-cell>
              <table:table-cell office:value-type="float" office:value="-18">
                <text:p>-1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1">
                <text:p>-31</text:p>
              </table:table-cell>
              <table:table-cell office:value-type="float" office:value="-21">
                <text:p>-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4">
                <text:p>-34</text:p>
              </table:table-cell>
              <table:table-cell office:value-type="float" office:value="-21">
                <text:p>-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6">
                <text:p>-36</text:p>
              </table:table-cell>
              <table:table-cell office:value-type="float" office:value="-18">
                <text:p>-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4">
                <text:p>-34</text:p>
              </table:table-cell>
              <table:table-cell office:value-type="float" office:value="-19">
                <text:p>-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4">
                <text:p>-34</text:p>
              </table:table-cell>
              <table:table-cell office:value-type="float" office:value="-20">
                <text:p>-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4">
                <text:p>-34</text:p>
              </table:table-cell>
              <table:table-cell office:value-type="float" office:value="-20">
                <text:p>-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5">
                <text:p>-35</text:p>
              </table:table-cell>
              <table:table-cell office:value-type="float" office:value="-19">
                <text:p>-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6">
                <text:p>-36</text:p>
              </table:table-cell>
              <table:table-cell office:value-type="float" office:value="-21">
                <text:p>-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4">
                <text:p>-34</text:p>
              </table:table-cell>
              <table:table-cell office:value-type="float" office:value="-17">
                <text:p>-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5">
                <text:p>-35</text:p>
              </table:table-cell>
              <table:table-cell office:value-type="float" office:value="-19">
                <text:p>-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5">
                <text:p>-35</text:p>
              </table:table-cell>
              <table:table-cell office:value-type="float" office:value="-19">
                <text:p>-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4">
                <text:p>-34</text:p>
              </table:table-cell>
              <table:table-cell office:value-type="float" office:value="-20">
                <text:p>-2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0">
                <text:p>-30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5">
                <text:p>-35</text:p>
              </table:table-cell>
              <table:table-cell office:value-type="float" office:value="-20">
                <text:p>-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1">
                <text:p>-31</text:p>
              </table:table-cell>
              <table:table-cell office:value-type="float" office:value="-21">
                <text:p>-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513cm" svg:y="0.316cm" chart:style-name="ch2">
          <text:p>Roll Pitch Yaw</text:p>
        </chart:title>
        <chart:subtitle svg:x="7.545cm" svg:y="1.301cm" chart:style-name="ch3">
          <text:p>EKF</text:p>
        </chart:subtitle>
        <chart:legend chart:legend-position="end" svg:x="13.735cm" svg:y="3.705cm" style:legend-expansion="high" chart:style-name="ch4"/>
        <chart:plot-area chart:style-name="ch5" table:cell-range-address="Sheet2.A1:Sheet2.C88" svg:x="0.319cm" svg:y="2.19cm" svg:width="13.097cm" svg:height="6.635cm">
          <chartooo:coordinate-region svg:x="0.94cm" svg:y="2.389cm" svg:width="12.476cm" svg:height="6.237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2.A1:Sheet2.A88" chart:class="chart:bar">
            <chart:data-point chart:repeated="88"/>
          </chart:series>
          <chart:series chart:style-name="ch10" chart:values-cell-range-address="Sheet2.B1:Sheet2.B88" chart:class="chart:bar">
            <chart:data-point chart:repeated="88"/>
          </chart:series>
          <chart:series chart:style-name="ch11" chart:values-cell-range-address="Sheet2.C1:Sheet2.C88" chart:class="chart:bar">
            <chart:data-point chart:repeated="8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88</svg:desc>
                </draw:g>
              </table:table-cell>
              <table:table-cell office:value-type="float" office:value="0">
                <text:p>0</text:p>
                <draw:g>
                  <svg:desc>Sheet2.B1:Sheet2.B88</svg:desc>
                </draw:g>
              </table:table-cell>
              <table:table-cell office:value-type="float" office:value="0">
                <text:p>0</text:p>
                <draw:g>
                  <svg:desc>Sheet2.C1:Sheet2.C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510466">
                <text:p>-0.0510466</text:p>
              </table:table-cell>
              <table:table-cell office:value-type="float" office:value="-0.0512928">
                <text:p>-0.0512928</text:p>
              </table:table-cell>
              <table:table-cell office:value-type="float" office:value="0.12207">
                <text:p>0.12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501308">
                <text:p>-0.0501308</text:p>
              </table:table-cell>
              <table:table-cell office:value-type="float" office:value="-0.0503715">
                <text:p>-0.0503715</text:p>
              </table:table-cell>
              <table:table-cell office:value-type="float" office:value="0.244141">
                <text:p>0.244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481921">
                <text:p>-0.0481921</text:p>
              </table:table-cell>
              <table:table-cell office:value-type="float" office:value="-0.0483984">
                <text:p>-0.0483984</text:p>
              </table:table-cell>
              <table:table-cell office:value-type="float" office:value="0.358582">
                <text:p>0.358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547029">
                <text:p>-0.0547029</text:p>
              </table:table-cell>
              <table:table-cell office:value-type="float" office:value="-0.0549706">
                <text:p>-0.0549706</text:p>
              </table:table-cell>
              <table:table-cell office:value-type="float" office:value="0.419617">
                <text:p>0.41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482599">
                <text:p>-0.0482599</text:p>
              </table:table-cell>
              <table:table-cell office:value-type="float" office:value="-0.0484838">
                <text:p>-0.0484838</text:p>
              </table:table-cell>
              <table:table-cell office:value-type="float" office:value="0.572205">
                <text:p>0.572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48336">
                <text:p>-0.048336</text:p>
              </table:table-cell>
              <table:table-cell office:value-type="float" office:value="-0.0485967">
                <text:p>-0.0485967</text:p>
              </table:table-cell>
              <table:table-cell office:value-type="float" office:value="0.564575">
                <text:p>0.564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485334">
                <text:p>-0.0485334</text:p>
              </table:table-cell>
              <table:table-cell office:value-type="float" office:value="-0.0487794">
                <text:p>-0.0487794</text:p>
              </table:table-cell>
              <table:table-cell office:value-type="float" office:value="0.38147">
                <text:p>0.38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517129">
                <text:p>-0.0517129</text:p>
              </table:table-cell>
              <table:table-cell office:value-type="float" office:value="-0.0519413">
                <text:p>-0.0519413</text:p>
              </table:table-cell>
              <table:table-cell office:value-type="float" office:value="0.450134">
                <text:p>0.450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583798">
                <text:p>-0.0583798</text:p>
              </table:table-cell>
              <table:table-cell office:value-type="float" office:value="-0.0586808">
                <text:p>-0.0586808</text:p>
              </table:table-cell>
              <table:table-cell office:value-type="float" office:value="0.480652">
                <text:p>0.4806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494942">
                <text:p>-0.0494942</text:p>
              </table:table-cell>
              <table:table-cell office:value-type="float" office:value="-0.0497626">
                <text:p>-0.0497626</text:p>
              </table:table-cell>
              <table:table-cell office:value-type="float" office:value="0.579834">
                <text:p>0.5798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495138">
                <text:p>-0.0495138</text:p>
              </table:table-cell>
              <table:table-cell office:value-type="float" office:value="-0.049793">
                <text:p>-0.049793</text:p>
              </table:table-cell>
              <table:table-cell office:value-type="float" office:value="0.785828">
                <text:p>0.785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532245">
                <text:p>-0.0532245</text:p>
              </table:table-cell>
              <table:table-cell office:value-type="float" office:value="-0.0535134">
                <text:p>-0.0535134</text:p>
              </table:table-cell>
              <table:table-cell office:value-type="float" office:value="0.740051">
                <text:p>0.7400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523209">
                <text:p>-0.0523209</text:p>
              </table:table-cell>
              <table:table-cell office:value-type="float" office:value="-0.0525874">
                <text:p>-0.0525874</text:p>
              </table:table-cell>
              <table:table-cell office:value-type="float" office:value="0.785828">
                <text:p>0.7858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479699">
                <text:p>-0.0479699</text:p>
              </table:table-cell>
              <table:table-cell office:value-type="float" office:value="-0.0482018">
                <text:p>-0.0482018</text:p>
              </table:table-cell>
              <table:table-cell office:value-type="float" office:value="0.762939">
                <text:p>0.7629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48762">
                <text:p>-0.048762</text:p>
              </table:table-cell>
              <table:table-cell office:value-type="float" office:value="-0.0490123">
                <text:p>-0.0490123</text:p>
              </table:table-cell>
              <table:table-cell office:value-type="float" office:value="0.801086">
                <text:p>0.8010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523592">
                <text:p>-0.0523592</text:p>
              </table:table-cell>
              <table:table-cell office:value-type="float" office:value="-0.0526235">
                <text:p>-0.0526235</text:p>
              </table:table-cell>
              <table:table-cell office:value-type="float" office:value="0.831604">
                <text:p>0.8316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457757">
                <text:p>-0.0457757</text:p>
              </table:table-cell>
              <table:table-cell office:value-type="float" office:value="-0.0460429">
                <text:p>-0.0460429</text:p>
              </table:table-cell>
              <table:table-cell office:value-type="float" office:value="0.930786">
                <text:p>0.930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519475">
                <text:p>-0.0519475</text:p>
              </table:table-cell>
              <table:table-cell office:value-type="float" office:value="-0.0522264">
                <text:p>-0.0522264</text:p>
              </table:table-cell>
              <table:table-cell office:value-type="float" office:value="0.999451">
                <text:p>0.999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53164">
                <text:p>-0.053164</text:p>
              </table:table-cell>
              <table:table-cell office:value-type="float" office:value="-0.0534412">
                <text:p>-0.0534412</text:p>
              </table:table-cell>
              <table:table-cell office:value-type="float" office:value="1.04523">
                <text:p>1.045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518321">
                <text:p>-0.0518321</text:p>
              </table:table-cell>
              <table:table-cell office:value-type="float" office:value="-0.0520842">
                <text:p>-0.0520842</text:p>
              </table:table-cell>
              <table:table-cell office:value-type="float" office:value="1.18256">
                <text:p>1.18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18417">
                <text:p>-0.0518417</text:p>
              </table:table-cell>
              <table:table-cell office:value-type="float" office:value="-0.0521256">
                <text:p>-0.0521256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451224">
                <text:p>-0.0451224</text:p>
              </table:table-cell>
              <table:table-cell office:value-type="float" office:value="-0.0453669">
                <text:p>-0.0453669</text:p>
              </table:table-cell>
              <table:table-cell office:value-type="float" office:value="1.12915">
                <text:p>1.129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448954">
                <text:p>-0.0448954</text:p>
              </table:table-cell>
              <table:table-cell office:value-type="float" office:value="-0.0451181">
                <text:p>-0.0451181</text:p>
              </table:table-cell>
              <table:table-cell office:value-type="float" office:value="1.19019">
                <text:p>1.190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337582">
                <text:p>-0.337582</text:p>
              </table:table-cell>
              <table:table-cell office:value-type="float" office:value="-0.47453">
                <text:p>-0.47453</text:p>
              </table:table-cell>
              <table:table-cell office:value-type="float" office:value="1.20544">
                <text:p>1.20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490155">
                <text:p>-0.0490155</text:p>
              </table:table-cell>
              <table:table-cell office:value-type="float" office:value="-0.0492704">
                <text:p>-0.0492704</text:p>
              </table:table-cell>
              <table:table-cell office:value-type="float" office:value="1.18256">
                <text:p>1.182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49943">
                <text:p>-0.049943</text:p>
              </table:table-cell>
              <table:table-cell office:value-type="float" office:value="-0.0502005">
                <text:p>-0.0502005</text:p>
              </table:table-cell>
              <table:table-cell office:value-type="float" office:value="1.11389">
                <text:p>1.113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486377">
                <text:p>-0.0486377</text:p>
              </table:table-cell>
              <table:table-cell office:value-type="float" office:value="-0.048879">
                <text:p>-0.048879</text:p>
              </table:table-cell>
              <table:table-cell office:value-type="float" office:value="1.28937">
                <text:p>1.289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566807">
                <text:p>-0.0566807</text:p>
              </table:table-cell>
              <table:table-cell office:value-type="float" office:value="-0.0569698">
                <text:p>-0.0569698</text:p>
              </table:table-cell>
              <table:table-cell office:value-type="float" office:value="1.17493">
                <text:p>1.17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515635">
                <text:p>-0.0515635</text:p>
              </table:table-cell>
              <table:table-cell office:value-type="float" office:value="-0.0518362">
                <text:p>-0.0518362</text:p>
              </table:table-cell>
              <table:table-cell office:value-type="float" office:value="1.36566">
                <text:p>1.365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89637">
                <text:p>-0.0489637</text:p>
              </table:table-cell>
              <table:table-cell office:value-type="float" office:value="-0.049213">
                <text:p>-0.049213</text:p>
              </table:table-cell>
              <table:table-cell office:value-type="float" office:value="1.41144">
                <text:p>1.411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524439">
                <text:p>-0.0524439</text:p>
              </table:table-cell>
              <table:table-cell office:value-type="float" office:value="-0.0526935">
                <text:p>-0.0526935</text:p>
              </table:table-cell>
              <table:table-cell office:value-type="float" office:value="1.46484">
                <text:p>1.464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462203">
                <text:p>-0.0462203</text:p>
              </table:table-cell>
              <table:table-cell office:value-type="float" office:value="-0.0464514">
                <text:p>-0.0464514</text:p>
              </table:table-cell>
              <table:table-cell office:value-type="float" office:value="1.63269">
                <text:p>1.632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475405">
                <text:p>-0.0475405</text:p>
              </table:table-cell>
              <table:table-cell office:value-type="float" office:value="-0.0477821">
                <text:p>-0.0477821</text:p>
              </table:table-cell>
              <table:table-cell office:value-type="float" office:value="1.67847">
                <text:p>1.678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351805">
                <text:p>-0.0351805</text:p>
              </table:table-cell>
              <table:table-cell office:value-type="float" office:value="-0.03532">
                <text:p>-0.03532</text:p>
              </table:table-cell>
              <table:table-cell office:value-type="float" office:value="1.01471">
                <text:p>1.014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4063">
                <text:p>-0.14063</text:p>
              </table:table-cell>
              <table:table-cell office:value-type="float" office:value="-0.141518">
                <text:p>-0.141518</text:p>
              </table:table-cell>
              <table:table-cell office:value-type="float" office:value="2.71606">
                <text:p>2.716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240375">
                <text:p>-0.240375</text:p>
              </table:table-cell>
              <table:table-cell office:value-type="float" office:value="-0.24146">
                <text:p>-0.24146</text:p>
              </table:table-cell>
              <table:table-cell office:value-type="float" office:value="4.56238">
                <text:p>4.562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84806">
                <text:p>-0.384806</text:p>
              </table:table-cell>
              <table:table-cell office:value-type="float" office:value="-0.387076">
                <text:p>-0.387076</text:p>
              </table:table-cell>
              <table:table-cell office:value-type="float" office:value="8.28552">
                <text:p>8.28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9932">
                <text:p>-0.49932</text:p>
              </table:table-cell>
              <table:table-cell office:value-type="float" office:value="-0.502355">
                <text:p>-0.502355</text:p>
              </table:table-cell>
              <table:table-cell office:value-type="float" office:value="8.01849">
                <text:p>8.018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0671">
                <text:p>-0.610671</text:p>
              </table:table-cell>
              <table:table-cell office:value-type="float" office:value="-0.614064">
                <text:p>-0.614064</text:p>
              </table:table-cell>
              <table:table-cell office:value-type="float" office:value="7.25555">
                <text:p>7.255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97749">
                <text:p>-0.697749</text:p>
              </table:table-cell>
              <table:table-cell office:value-type="float" office:value="-0.700446">
                <text:p>-0.700446</text:p>
              </table:table-cell>
              <table:table-cell office:value-type="float" office:value="6.94275">
                <text:p>6.942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806688">
                <text:p>-0.806688</text:p>
              </table:table-cell>
              <table:table-cell office:value-type="float" office:value="-0.809212">
                <text:p>-0.809212</text:p>
              </table:table-cell>
              <table:table-cell office:value-type="float" office:value="5.93567">
                <text:p>5.935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104547">
                <text:p>-0.00104547</text:p>
              </table:table-cell>
              <table:table-cell office:value-type="float" office:value="-0.00102115">
                <text:p>-0.00102115</text:p>
              </table:table-cell>
              <table:table-cell office:value-type="float" office:value="7.70569">
                <text:p>7.705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923456">
                <text:p>-0.923456</text:p>
              </table:table-cell>
              <table:table-cell office:value-type="float" office:value="-0.924207">
                <text:p>-0.924207</text:p>
              </table:table-cell>
              <table:table-cell office:value-type="float" office:value="7.01141">
                <text:p>7.011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890382">
                <text:p>-0.890382</text:p>
              </table:table-cell>
              <table:table-cell office:value-type="float" office:value="-0.89276">
                <text:p>-0.89276</text:p>
              </table:table-cell>
              <table:table-cell office:value-type="float" office:value="12.0392">
                <text:p>12.03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5616">
                <text:p>-0.755616</text:p>
              </table:table-cell>
              <table:table-cell office:value-type="float" office:value="-0.757947">
                <text:p>-0.757947</text:p>
              </table:table-cell>
              <table:table-cell office:value-type="float" office:value="10.5896">
                <text:p>10.58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652851">
                <text:p>-0.652851</text:p>
              </table:table-cell>
              <table:table-cell office:value-type="float" office:value="-0.656234">
                <text:p>-0.656234</text:p>
              </table:table-cell>
              <table:table-cell office:value-type="float" office:value="13.0081">
                <text:p>13.00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28969">
                <text:p>-0.528969</text:p>
              </table:table-cell>
              <table:table-cell office:value-type="float" office:value="-0.531003">
                <text:p>-0.531003</text:p>
              </table:table-cell>
              <table:table-cell office:value-type="float" office:value="12.8555">
                <text:p>12.85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94265">
                <text:p>-0.394265</text:p>
              </table:table-cell>
              <table:table-cell office:value-type="float" office:value="-0.395829">
                <text:p>-0.395829</text:p>
              </table:table-cell>
              <table:table-cell office:value-type="float" office:value="12.0773">
                <text:p>12.07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249953">
                <text:p>-0.249953</text:p>
              </table:table-cell>
              <table:table-cell office:value-type="float" office:value="-0.25117">
                <text:p>-0.25117</text:p>
              </table:table-cell>
              <table:table-cell office:value-type="float" office:value="11.7111">
                <text:p>11.71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53805">
                <text:p>-0.153805</text:p>
              </table:table-cell>
              <table:table-cell office:value-type="float" office:value="-0.15477">
                <text:p>-0.15477</text:p>
              </table:table-cell>
              <table:table-cell office:value-type="float" office:value="10.3073">
                <text:p>10.30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963036">
                <text:p>-0.0963036</text:p>
              </table:table-cell>
              <table:table-cell office:value-type="float" office:value="-0.096868">
                <text:p>-0.096868</text:p>
              </table:table-cell>
              <table:table-cell office:value-type="float" office:value="10.1318">
                <text:p>10.13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497932">
                <text:p>-0.0497932</text:p>
              </table:table-cell>
              <table:table-cell office:value-type="float" office:value="-0.0500658">
                <text:p>-0.0500658</text:p>
              </table:table-cell>
              <table:table-cell office:value-type="float" office:value="12.7335">
                <text:p>12.73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501645">
                <text:p>-0.0501645</text:p>
              </table:table-cell>
              <table:table-cell office:value-type="float" office:value="-0.0504057">
                <text:p>-0.0504057</text:p>
              </table:table-cell>
              <table:table-cell office:value-type="float" office:value="12.7411">
                <text:p>12.74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459179">
                <text:p>-0.0459179</text:p>
              </table:table-cell>
              <table:table-cell office:value-type="float" office:value="-0.0461675">
                <text:p>-0.0461675</text:p>
              </table:table-cell>
              <table:table-cell office:value-type="float" office:value="12.7106">
                <text:p>12.71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212632">
                <text:p>-0.0212632</text:p>
              </table:table-cell>
              <table:table-cell office:value-type="float" office:value="-0.0213502">
                <text:p>-0.0213502</text:p>
              </table:table-cell>
              <table:table-cell office:value-type="float" office:value="12.6495">
                <text:p>12.6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548299">
                <text:p>-0.0548299</text:p>
              </table:table-cell>
              <table:table-cell office:value-type="float" office:value="-0.0550932">
                <text:p>-0.0550932</text:p>
              </table:table-cell>
              <table:table-cell office:value-type="float" office:value="12.7335">
                <text:p>12.73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580047">
                <text:p>-0.0580047</text:p>
              </table:table-cell>
              <table:table-cell office:value-type="float" office:value="-0.058283">
                <text:p>-0.058283</text:p>
              </table:table-cell>
              <table:table-cell office:value-type="float" office:value="12.8021">
                <text:p>12.80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448589">
                <text:p>-0.0448589</text:p>
              </table:table-cell>
              <table:table-cell office:value-type="float" office:value="-0.0450872">
                <text:p>-0.0450872</text:p>
              </table:table-cell>
              <table:table-cell office:value-type="float" office:value="12.8326">
                <text:p>12.83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19211">
                <text:p>-0.0519211</text:p>
              </table:table-cell>
              <table:table-cell office:value-type="float" office:value="-0.0521954">
                <text:p>-0.0521954</text:p>
              </table:table-cell>
              <table:table-cell office:value-type="float" office:value="12.8937">
                <text:p>12.89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529419">
                <text:p>-0.0529419</text:p>
              </table:table-cell>
              <table:table-cell office:value-type="float" office:value="-0.0532339">
                <text:p>-0.0532339</text:p>
              </table:table-cell>
              <table:table-cell office:value-type="float" office:value="13.0005">
                <text:p>13.00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556697">
                <text:p>-0.0556697</text:p>
              </table:table-cell>
              <table:table-cell office:value-type="float" office:value="-0.0559577">
                <text:p>-0.0559577</text:p>
              </table:table-cell>
              <table:table-cell office:value-type="float" office:value="13.0234">
                <text:p>13.0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536517">
                <text:p>-0.0536517</text:p>
              </table:table-cell>
              <table:table-cell office:value-type="float" office:value="-0.0539511">
                <text:p>-0.0539511</text:p>
              </table:table-cell>
              <table:table-cell office:value-type="float" office:value="13.0692">
                <text:p>13.06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480797">
                <text:p>-0.0480797</text:p>
              </table:table-cell>
              <table:table-cell office:value-type="float" office:value="-0.0483327">
                <text:p>-0.0483327</text:p>
              </table:table-cell>
              <table:table-cell office:value-type="float" office:value="13.2828">
                <text:p>13.28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516323">
                <text:p>-0.0516323</text:p>
              </table:table-cell>
              <table:table-cell office:value-type="float" office:value="-0.0519061">
                <text:p>-0.0519061</text:p>
              </table:table-cell>
              <table:table-cell office:value-type="float" office:value="13.1912">
                <text:p>13.19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486764">
                <text:p>-0.0486764</text:p>
              </table:table-cell>
              <table:table-cell office:value-type="float" office:value="-0.0489454">
                <text:p>-0.0489454</text:p>
              </table:table-cell>
              <table:table-cell office:value-type="float" office:value="13.0997">
                <text:p>13.09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482163">
                <text:p>-0.0482163</text:p>
              </table:table-cell>
              <table:table-cell office:value-type="float" office:value="-0.0484641">
                <text:p>-0.0484641</text:p>
              </table:table-cell>
              <table:table-cell office:value-type="float" office:value="13.0997">
                <text:p>13.09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511119">
                <text:p>-0.0511119</text:p>
              </table:table-cell>
              <table:table-cell office:value-type="float" office:value="-0.0513998">
                <text:p>-0.0513998</text:p>
              </table:table-cell>
              <table:table-cell office:value-type="float" office:value="13.2294">
                <text:p>13.22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455688">
                <text:p>-0.0455688</text:p>
              </table:table-cell>
              <table:table-cell office:value-type="float" office:value="-0.0458008">
                <text:p>-0.0458008</text:p>
              </table:table-cell>
              <table:table-cell office:value-type="float" office:value="13.2751">
                <text:p>13.27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489421">
                <text:p>-0.0489421</text:p>
              </table:table-cell>
              <table:table-cell office:value-type="float" office:value="-0.0492125">
                <text:p>-0.0492125</text:p>
              </table:table-cell>
              <table:table-cell office:value-type="float" office:value="13.176">
                <text:p>13.1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52145">
                <text:p>-0.052145</text:p>
              </table:table-cell>
              <table:table-cell office:value-type="float" office:value="-0.0524087">
                <text:p>-0.0524087</text:p>
              </table:table-cell>
              <table:table-cell office:value-type="float" office:value="13.2217">
                <text:p>13.22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454916">
                <text:p>-0.0454916</text:p>
              </table:table-cell>
              <table:table-cell office:value-type="float" office:value="-0.0457384">
                <text:p>-0.0457384</text:p>
              </table:table-cell>
              <table:table-cell office:value-type="float" office:value="13.1912">
                <text:p>13.19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445012">
                <text:p>-0.0445012</text:p>
              </table:table-cell>
              <table:table-cell office:value-type="float" office:value="-0.0447203">
                <text:p>-0.0447203</text:p>
              </table:table-cell>
              <table:table-cell office:value-type="float" office:value="13.237">
                <text:p>13.2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541123">
                <text:p>-0.0541123</text:p>
              </table:table-cell>
              <table:table-cell office:value-type="float" office:value="-0.054396">
                <text:p>-0.054396</text:p>
              </table:table-cell>
              <table:table-cell office:value-type="float" office:value="13.2675">
                <text:p>13.26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471686">
                <text:p>-0.0471686</text:p>
              </table:table-cell>
              <table:table-cell office:value-type="float" office:value="-0.0474271">
                <text:p>-0.0474271</text:p>
              </table:table-cell>
              <table:table-cell office:value-type="float" office:value="13.0997">
                <text:p>13.0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502668">
                <text:p>-0.0502668</text:p>
              </table:table-cell>
              <table:table-cell office:value-type="float" office:value="-0.0505769">
                <text:p>-0.0505769</text:p>
              </table:table-cell>
              <table:table-cell office:value-type="float" office:value="13.1912">
                <text:p>13.19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552714">
                <text:p>-0.0552714</text:p>
              </table:table-cell>
              <table:table-cell office:value-type="float" office:value="-0.0555405">
                <text:p>-0.0555405</text:p>
              </table:table-cell>
              <table:table-cell office:value-type="float" office:value="13.2599">
                <text:p>13.25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46913">
                <text:p>-0.046913</text:p>
              </table:table-cell>
              <table:table-cell office:value-type="float" office:value="-0.0471657">
                <text:p>-0.0471657</text:p>
              </table:table-cell>
              <table:table-cell office:value-type="float" office:value="13.3209">
                <text:p>13.32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503527">
                <text:p>-0.0503527</text:p>
              </table:table-cell>
              <table:table-cell office:value-type="float" office:value="-0.0506465">
                <text:p>-0.0506465</text:p>
              </table:table-cell>
              <table:table-cell office:value-type="float" office:value="13.3514">
                <text:p>13.35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456528">
                <text:p>-0.0456528</text:p>
              </table:table-cell>
              <table:table-cell office:value-type="float" office:value="-0.0458882">
                <text:p>-0.0458882</text:p>
              </table:table-cell>
              <table:table-cell office:value-type="float" office:value="13.4735">
                <text:p>13.47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518168">
                <text:p>-0.0518168</text:p>
              </table:table-cell>
              <table:table-cell office:value-type="float" office:value="-0.0520904">
                <text:p>-0.0520904</text:p>
              </table:table-cell>
              <table:table-cell office:value-type="float" office:value="13.5574">
                <text:p>13.55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542126">
                <text:p>-0.0542126</text:p>
              </table:table-cell>
              <table:table-cell office:value-type="float" office:value="-0.0544843">
                <text:p>-0.0544843</text:p>
              </table:table-cell>
              <table:table-cell office:value-type="float" office:value="13.5956">
                <text:p>13.59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452414">
                <text:p>-0.0452414</text:p>
              </table:table-cell>
              <table:table-cell office:value-type="float" office:value="-0.0454589">
                <text:p>-0.0454589</text:p>
              </table:table-cell>
              <table:table-cell office:value-type="float" office:value="13.5345">
                <text:p>13.5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566505">
                <text:p>-0.0566505</text:p>
              </table:table-cell>
              <table:table-cell office:value-type="float" office:value="-0.0569306">
                <text:p>-0.0569306</text:p>
              </table:table-cell>
              <table:table-cell office:value-type="float" office:value="13.6261">
                <text:p>13.62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500934">
                <text:p>-0.0500934</text:p>
              </table:table-cell>
              <table:table-cell office:value-type="float" office:value="-0.0503714">
                <text:p>-0.0503714</text:p>
              </table:table-cell>
              <table:table-cell office:value-type="float" office:value="13.7863">
                <text:p>13.78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442662">
                <text:p>-0.0442662</text:p>
              </table:table-cell>
              <table:table-cell office:value-type="float" office:value="-0.04448">
                <text:p>-0.04448</text:p>
              </table:table-cell>
              <table:table-cell office:value-type="float" office:value="13.8702">
                <text:p>13.87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494313">
                <text:p>-0.0494313</text:p>
              </table:table-cell>
              <table:table-cell office:value-type="float" office:value="-0.0496915">
                <text:p>-0.0496915</text:p>
              </table:table-cell>
              <table:table-cell office:value-type="float" office:value="13.9618">
                <text:p>13.96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461687">
                <text:p>-0.0461687</text:p>
              </table:table-cell>
              <table:table-cell office:value-type="float" office:value="-0.0464202">
                <text:p>-0.0464202</text:p>
              </table:table-cell>
              <table:table-cell office:value-type="float" office:value="14.122">
                <text:p>14.1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